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5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0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999999"/>
    </style:style>
    <style:style style:name="ce12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3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4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15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16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7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8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9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20" style:family="table-cell" style:parent-style-name="Default" style:data-style-name="N0">
      <style:table-cell-properties fo:border="thin solid #999999"/>
    </style:style>
    <style:style style:name="ce21" style:family="table-cell" style:parent-style-name="Default" style:data-style-name="N0">
      <style:table-cell-properties fo:border="thin solid #999999"/>
    </style:style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4.93183333333333cm"/>
    </style:style>
    <style:style style:name="co4" style:family="table-column">
      <style:table-column-properties fo:break-before="auto" style:column-width="4.953cm"/>
    </style:style>
    <style:style style:name="co5" style:family="table-column">
      <style:table-column-properties fo:break-before="auto" style:column-width="4.699cm"/>
    </style:style>
    <style:style style:name="co6" style:family="table-column">
      <style:table-column-properties fo:break-before="auto" style:column-width="2.77283333333333cm"/>
    </style:style>
    <style:style style:name="co7" style:family="table-column">
      <style:table-column-properties fo:break-before="auto" style:column-width="3.6195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09033333333333cm" style:use-optimal-column-width="true"/>
    </style:style>
    <style:style style:name="co10" style:family="table-column">
      <style:table-column-properties fo:break-before="auto" style:column-width="3.048cm" style:use-optimal-column-width="true"/>
    </style:style>
    <style:style style:name="co11" style:family="table-column">
      <style:table-column-properties fo:break-before="auto" style:column-width="5.41866666666667cm"/>
    </style:style>
    <style:style style:name="co12" style:family="table-column">
      <style:table-column-properties fo:break-before="auto" style:column-width="4.08516666666667cm" style:use-optimal-column-width="true"/>
    </style:style>
    <style:style style:name="co13" style:family="table-column">
      <style:table-column-properties fo:break-before="auto" style:column-width="3.57716666666667cm" style:use-optimal-column-width="true"/>
    </style:style>
    <style:style style:name="co14" style:family="table-column">
      <style:table-column-properties fo:break-before="auto" style:column-width="1.43933333333333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57716666666667cm"/>
    </style:style>
    <style:style style:name="co17" style:family="table-column">
      <style:table-column-properties fo:break-before="auto" style:column-width="3.64066666666667cm"/>
    </style:style>
    <style:style style:name="co18" style:family="table-column">
      <style:table-column-properties fo:break-before="auto" style:column-width="3.34433333333333cm"/>
    </style:style>
    <style:style style:name="co19" style:family="table-column">
      <style:table-column-properties fo:break-before="auto" style:column-width="3.72533333333333cm"/>
    </style:style>
    <style:style style:name="co20" style:family="table-column">
      <style:table-column-properties fo:break-before="auto" style:column-width="2.4765cm"/>
    </style:style>
    <style:style style:name="co21" style:family="table-column">
      <style:table-column-properties fo:break-before="auto" style:column-width="2.83633333333333cm"/>
    </style:style>
    <style:style style:name="co22" style:family="table-column">
      <style:table-column-properties fo:break-before="auto" style:column-width="2.413cm"/>
    </style:style>
    <style:style style:name="co23" style:family="table-column">
      <style:table-column-properties fo:break-before="auto" style:column-width="1.92616666666667cm"/>
    </style:style>
    <style:style style:name="co24" style:family="table-column">
      <style:table-column-properties fo:break-before="auto" style:column-width="2.01083333333333cm"/>
    </style:style>
    <style:style style:name="co25" style:family="table-column">
      <style:table-column-properties fo:break-before="auto" style:column-width="2.18016666666667cm"/>
    </style:style>
    <style:style style:name="co26" style:family="table-column">
      <style:table-column-properties fo:break-before="auto" style:column-width="3.175cm"/>
    </style:style>
    <style:style style:name="co27" style:family="table-column">
      <style:table-column-properties fo:break-before="auto" style:column-width="2.89983333333333cm"/>
    </style:style>
    <style:style style:name="co28" style:family="table-column">
      <style:table-column-properties fo:break-before="auto" style:column-width="2.9845cm"/>
    </style:style>
    <style:style style:name="co29" style:family="table-column">
      <style:table-column-properties fo:break-before="auto" style:column-width="3.429cm"/>
    </style:style>
    <style:style style:name="co30" style:family="table-column">
      <style:table-column-properties fo:break-before="auto" style:column-width="3.25966666666667cm"/>
    </style:style>
    <style:style style:name="co31" style:family="table-column">
      <style:table-column-properties fo:break-before="auto" style:column-width="3.83116666666667cm"/>
    </style:style>
    <style:style style:name="co32" style:family="table-column">
      <style:table-column-properties fo:break-before="auto" style:column-width="2.11666666666667cm" style:use-optimal-column-width="true"/>
    </style:style>
    <style:style style:name="co33" style:family="table-column">
      <style:table-column-properties fo:break-before="auto" style:column-width="4.169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za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azwa wojewodztwa</text:p>
          </table:table-cell>
          <table:table-cell office:value-type="string" table:style-name="ce1">
            <text:p>liczba kobiet w 2013</text:p>
          </table:table-cell>
          <table:table-cell office:value-type="string" table:style-name="ce1">
            <text:p>liczba mężczyzn w 2013</text:p>
          </table:table-cell>
          <table:table-cell office:value-type="string" table:style-name="ce1">
            <text:p>liczba kobiet w 2014</text:p>
          </table:table-cell>
          <table:table-cell office:value-type="string" table:style-name="ce1">
            <text:p>liczba mężczyzn w 2014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2013 suma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01D</text:p>
          </table:table-cell>
          <table:table-cell office:value-type="float" office:value="1415007" table:style-name="ce1">
            <text:p>1415007</text:p>
          </table:table-cell>
          <table:table-cell office:value-type="float" office:value="1397195" table:style-name="ce1">
            <text:p>1397195</text:p>
          </table:table-cell>
          <table:table-cell office:value-type="float" office:value="1499070" table:style-name="ce1">
            <text:p>1499070</text:p>
          </table:table-cell>
          <table:table-cell office:value-type="float" office:value="1481105" table:style-name="ce1">
            <text:p>1481105</text:p>
          </table:table-cell>
          <table:table-cell office:value-type="string" office:string-value="D" table:formula="of:=RIGHT([.A2]; 1)" table:style-name="ce1">
            <text:p>D</text:p>
          </table:table-cell>
          <table:table-cell office:value-type="float" office:value="2812202" table:formula="of:=SUM([zad.$B2:.$C2])" table:style-name="ce1">
            <text:p>281220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02D</text:p>
          </table:table-cell>
          <table:table-cell office:value-type="float" office:value="1711390" table:style-name="ce1">
            <text:p>1711390</text:p>
          </table:table-cell>
          <table:table-cell office:value-type="float" office:value="1641773" table:style-name="ce1">
            <text:p>1641773</text:p>
          </table:table-cell>
          <table:table-cell office:value-type="float" office:value="1522030" table:style-name="ce1">
            <text:p>1522030</text:p>
          </table:table-cell>
          <table:table-cell office:value-type="float" office:value="1618733" table:style-name="ce1">
            <text:p>1618733</text:p>
          </table:table-cell>
          <table:table-cell office:value-type="string" office:string-value="D" table:formula="of:=RIGHT([.A3]; 1)" table:style-name="ce1">
            <text:p>D</text:p>
          </table:table-cell>
          <table:table-cell office:value-type="float" office:value="3353163" table:formula="of:=SUM([zad.$B3:.$C3])" table:style-name="ce1">
            <text:p>335316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03C</text:p>
          </table:table-cell>
          <table:table-cell office:value-type="float" office:value="1165105" table:style-name="ce1">
            <text:p>1165105</text:p>
          </table:table-cell>
          <table:table-cell office:value-type="float" office:value="1278732" table:style-name="ce1">
            <text:p>1278732</text:p>
          </table:table-cell>
          <table:table-cell office:value-type="float" office:value="1299953" table:style-name="ce1">
            <text:p>1299953</text:p>
          </table:table-cell>
          <table:table-cell office:value-type="float" office:value="1191621" table:style-name="ce1">
            <text:p>1191621</text:p>
          </table:table-cell>
          <table:table-cell office:value-type="string" office:string-value="C" table:formula="of:=RIGHT([.A4]; 1)" table:style-name="ce1">
            <text:p>C</text:p>
          </table:table-cell>
          <table:table-cell office:value-type="float" office:value="2443837" table:formula="of:=SUM([zad.$B4:.$C4])" table:style-name="ce1">
            <text:p>244383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04D</text:p>
          </table:table-cell>
          <table:table-cell office:value-type="float" office:value="949065" table:style-name="ce1">
            <text:p>949065</text:p>
          </table:table-cell>
          <table:table-cell office:value-type="float" office:value="1026050" table:style-name="ce1">
            <text:p>1026050</text:p>
          </table:table-cell>
          <table:table-cell office:value-type="float" office:value="688027" table:style-name="ce1">
            <text:p>688027</text:p>
          </table:table-cell>
          <table:table-cell office:value-type="float" office:value="723233" table:style-name="ce1">
            <text:p>723233</text:p>
          </table:table-cell>
          <table:table-cell office:value-type="string" office:string-value="D" table:formula="of:=RIGHT([.A5]; 1)" table:style-name="ce1">
            <text:p>D</text:p>
          </table:table-cell>
          <table:table-cell office:value-type="float" office:value="1975115" table:formula="of:=SUM([zad.$B5:.$C5])" table:style-name="ce1">
            <text:p>197511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05A</text:p>
          </table:table-cell>
          <table:table-cell office:value-type="float" office:value="2436107" table:style-name="ce1">
            <text:p>2436107</text:p>
          </table:table-cell>
          <table:table-cell office:value-type="float" office:value="2228622" table:style-name="ce1">
            <text:p>2228622</text:p>
          </table:table-cell>
          <table:table-cell office:value-type="float" office:value="1831600" table:style-name="ce1">
            <text:p>1831600</text:p>
          </table:table-cell>
          <table:table-cell office:value-type="float" office:value="1960624" table:style-name="ce1">
            <text:p>1960624</text:p>
          </table:table-cell>
          <table:table-cell office:value-type="string" office:string-value="A" table:formula="of:=RIGHT([.A6]; 1)" table:style-name="ce1">
            <text:p>A</text:p>
          </table:table-cell>
          <table:table-cell office:value-type="float" office:value="4664729" table:formula="of:=SUM([zad.$B6:.$C6])" table:style-name="ce1">
            <text:p>466472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06D</text:p>
          </table:table-cell>
          <table:table-cell office:value-type="float" office:value="1846928" table:style-name="ce1">
            <text:p>1846928</text:p>
          </table:table-cell>
          <table:table-cell office:value-type="float" office:value="1851433" table:style-name="ce1">
            <text:p>1851433</text:p>
          </table:table-cell>
          <table:table-cell office:value-type="float" office:value="2125113" table:style-name="ce1">
            <text:p>2125113</text:p>
          </table:table-cell>
          <table:table-cell office:value-type="float" office:value="2028635" table:style-name="ce1">
            <text:p>2028635</text:p>
          </table:table-cell>
          <table:table-cell office:value-type="string" office:string-value="D" table:formula="of:=RIGHT([.A7]; 1)" table:style-name="ce1">
            <text:p>D</text:p>
          </table:table-cell>
          <table:table-cell office:value-type="float" office:value="3698361" table:formula="of:=SUM([zad.$B7:.$C7])" table:style-name="ce1">
            <text:p>369836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07B</text:p>
          </table:table-cell>
          <table:table-cell office:value-type="float" office:value="3841577" table:style-name="ce1">
            <text:p>3841577</text:p>
          </table:table-cell>
          <table:table-cell office:value-type="float" office:value="3848394" table:style-name="ce1">
            <text:p>3848394</text:p>
          </table:table-cell>
          <table:table-cell office:value-type="float" office:value="3595975" table:style-name="ce1">
            <text:p>3595975</text:p>
          </table:table-cell>
          <table:table-cell office:value-type="float" office:value="3123039" table:style-name="ce1">
            <text:p>3123039</text:p>
          </table:table-cell>
          <table:table-cell office:value-type="string" office:string-value="B" table:formula="of:=RIGHT([.A8]; 1)" table:style-name="ce1">
            <text:p>B</text:p>
          </table:table-cell>
          <table:table-cell office:value-type="float" office:value="7689971" table:formula="of:=SUM([zad.$B8:.$C8])" table:style-name="ce1">
            <text:p>768997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08A</text:p>
          </table:table-cell>
          <table:table-cell office:value-type="float" office:value="679557" table:style-name="ce1">
            <text:p>679557</text:p>
          </table:table-cell>
          <table:table-cell office:value-type="float" office:value="655500" table:style-name="ce1">
            <text:p>655500</text:p>
          </table:table-cell>
          <table:table-cell office:value-type="float" office:value="1012012" table:style-name="ce1">
            <text:p>1012012</text:p>
          </table:table-cell>
          <table:table-cell office:value-type="float" office:value="1067022" table:style-name="ce1">
            <text:p>1067022</text:p>
          </table:table-cell>
          <table:table-cell office:value-type="string" office:string-value="A" table:formula="of:=RIGHT([.A9]; 1)" table:style-name="ce1">
            <text:p>A</text:p>
          </table:table-cell>
          <table:table-cell office:value-type="float" office:value="1335057" table:formula="of:=SUM([zad.$B9:.$C9])" table:style-name="ce1">
            <text:p>133505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09C</text:p>
          </table:table-cell>
          <table:table-cell office:value-type="float" office:value="1660998" table:style-name="ce1">
            <text:p>1660998</text:p>
          </table:table-cell>
          <table:table-cell office:value-type="float" office:value="1630345" table:style-name="ce1">
            <text:p>1630345</text:p>
          </table:table-cell>
          <table:table-cell office:value-type="float" office:value="1130119" table:style-name="ce1">
            <text:p>1130119</text:p>
          </table:table-cell>
          <table:table-cell office:value-type="float" office:value="1080238" table:style-name="ce1">
            <text:p>1080238</text:p>
          </table:table-cell>
          <table:table-cell office:value-type="string" office:string-value="C" table:formula="of:=RIGHT([.A10]; 1)" table:style-name="ce1">
            <text:p>C</text:p>
          </table:table-cell>
          <table:table-cell office:value-type="float" office:value="3291343" table:formula="of:=SUM([zad.$B10:.$C10])" table:style-name="ce1">
            <text:p>329134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10C</text:p>
          </table:table-cell>
          <table:table-cell office:value-type="float" office:value="1157622" table:style-name="ce1">
            <text:p>1157622</text:p>
          </table:table-cell>
          <table:table-cell office:value-type="float" office:value="1182345" table:style-name="ce1">
            <text:p>1182345</text:p>
          </table:table-cell>
          <table:table-cell office:value-type="float" office:value="830785" table:style-name="ce1">
            <text:p>830785</text:p>
          </table:table-cell>
          <table:table-cell office:value-type="float" office:value="833779" table:style-name="ce1">
            <text:p>833779</text:p>
          </table:table-cell>
          <table:table-cell office:value-type="string" office:string-value="C" table:formula="of:=RIGHT([.A11]; 1)" table:style-name="ce1">
            <text:p>C</text:p>
          </table:table-cell>
          <table:table-cell office:value-type="float" office:value="2339967" table:formula="of:=SUM([zad.$B11:.$C11])" table:style-name="ce1">
            <text:p>233996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11D</text:p>
          </table:table-cell>
          <table:table-cell office:value-type="float" office:value="1987047" table:style-name="ce1">
            <text:p>1987047</text:p>
          </table:table-cell>
          <table:table-cell office:value-type="float" office:value="1996208" table:style-name="ce1">
            <text:p>1996208</text:p>
          </table:table-cell>
          <table:table-cell office:value-type="float" office:value="2053892" table:style-name="ce1">
            <text:p>2053892</text:p>
          </table:table-cell>
          <table:table-cell office:value-type="float" office:value="1697247" table:style-name="ce1">
            <text:p>1697247</text:p>
          </table:table-cell>
          <table:table-cell office:value-type="string" office:string-value="D" table:formula="of:=RIGHT([.A12]; 1)" table:style-name="ce1">
            <text:p>D</text:p>
          </table:table-cell>
          <table:table-cell office:value-type="float" office:value="3983255" table:formula="of:=SUM([zad.$B12:.$C12])" table:style-name="ce1">
            <text:p>398325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12C</text:p>
          </table:table-cell>
          <table:table-cell office:value-type="float" office:value="3997724" table:style-name="ce1">
            <text:p>3997724</text:p>
          </table:table-cell>
          <table:table-cell office:value-type="float" office:value="3690756" table:style-name="ce1">
            <text:p>3690756</text:p>
          </table:table-cell>
          <table:table-cell office:value-type="float" office:value="4339393" table:style-name="ce1">
            <text:p>4339393</text:p>
          </table:table-cell>
          <table:table-cell office:value-type="float" office:value="4639643" table:style-name="ce1">
            <text:p>4639643</text:p>
          </table:table-cell>
          <table:table-cell office:value-type="string" office:string-value="C" table:formula="of:=RIGHT([.A13]; 1)" table:style-name="ce1">
            <text:p>C</text:p>
          </table:table-cell>
          <table:table-cell office:value-type="float" office:value="7688480" table:formula="of:=SUM([zad.$B13:.$C13])" table:style-name="ce1">
            <text:p>768848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13A</text:p>
          </table:table-cell>
          <table:table-cell office:value-type="float" office:value="996113" table:style-name="ce1">
            <text:p>996113</text:p>
          </table:table-cell>
          <table:table-cell office:value-type="float" office:value="964279" table:style-name="ce1">
            <text:p>964279</text:p>
          </table:table-cell>
          <table:table-cell office:value-type="float" office:value="1012487" table:style-name="ce1">
            <text:p>1012487</text:p>
          </table:table-cell>
          <table:table-cell office:value-type="float" office:value="1128940" table:style-name="ce1">
            <text:p>1128940</text:p>
          </table:table-cell>
          <table:table-cell office:value-type="string" office:string-value="A" table:formula="of:=RIGHT([.A14]; 1)" table:style-name="ce1">
            <text:p>A</text:p>
          </table:table-cell>
          <table:table-cell office:value-type="float" office:value="1960392" table:formula="of:=SUM([zad.$B14:.$C14])" table:style-name="ce1">
            <text:p>196039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14A</text:p>
          </table:table-cell>
          <table:table-cell office:value-type="float" office:value="1143634" table:style-name="ce1">
            <text:p>1143634</text:p>
          </table:table-cell>
          <table:table-cell office:value-type="float" office:value="1033836" table:style-name="ce1">
            <text:p>1033836</text:p>
          </table:table-cell>
          <table:table-cell office:value-type="float" office:value="909534" table:style-name="ce1">
            <text:p>909534</text:p>
          </table:table-cell>
          <table:table-cell office:value-type="float" office:value="856349" table:style-name="ce1">
            <text:p>856349</text:p>
          </table:table-cell>
          <table:table-cell office:value-type="string" office:string-value="A" table:formula="of:=RIGHT([.A15]; 1)" table:style-name="ce1">
            <text:p>A</text:p>
          </table:table-cell>
          <table:table-cell office:value-type="float" office:value="2177470" table:formula="of:=SUM([zad.$B15:.$C15])" table:style-name="ce1">
            <text:p>217747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15A</text:p>
          </table:table-cell>
          <table:table-cell office:value-type="float" office:value="2549276" table:style-name="ce1">
            <text:p>2549276</text:p>
          </table:table-cell>
          <table:table-cell office:value-type="float" office:value="2584751" table:style-name="ce1">
            <text:p>2584751</text:p>
          </table:table-cell>
          <table:table-cell office:value-type="float" office:value="2033079" table:style-name="ce1">
            <text:p>2033079</text:p>
          </table:table-cell>
          <table:table-cell office:value-type="float" office:value="2066918" table:style-name="ce1">
            <text:p>2066918</text:p>
          </table:table-cell>
          <table:table-cell office:value-type="string" office:string-value="A" table:formula="of:=RIGHT([.A16]; 1)" table:style-name="ce1">
            <text:p>A</text:p>
          </table:table-cell>
          <table:table-cell office:value-type="float" office:value="5134027" table:formula="of:=SUM([zad.$B16:.$C16])" table:style-name="ce1">
            <text:p>513402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16C</text:p>
          </table:table-cell>
          <table:table-cell office:value-type="float" office:value="1367212" table:style-name="ce1">
            <text:p>1367212</text:p>
          </table:table-cell>
          <table:table-cell office:value-type="float" office:value="1361389" table:style-name="ce1">
            <text:p>1361389</text:p>
          </table:table-cell>
          <table:table-cell office:value-type="float" office:value="1572320" table:style-name="ce1">
            <text:p>1572320</text:p>
          </table:table-cell>
          <table:table-cell office:value-type="float" office:value="1836258" table:style-name="ce1">
            <text:p>1836258</text:p>
          </table:table-cell>
          <table:table-cell office:value-type="string" office:string-value="C" table:formula="of:=RIGHT([.A17]; 1)" table:style-name="ce1">
            <text:p>C</text:p>
          </table:table-cell>
          <table:table-cell office:value-type="float" office:value="2728601" table:formula="of:=SUM([zad.$B17:.$C17])" table:style-name="ce1">
            <text:p>272860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17A</text:p>
          </table:table-cell>
          <table:table-cell office:value-type="float" office:value="2567464" table:style-name="ce1">
            <text:p>2567464</text:p>
          </table:table-cell>
          <table:table-cell office:value-type="float" office:value="2441857" table:style-name="ce1">
            <text:p>2441857</text:p>
          </table:table-cell>
          <table:table-cell office:value-type="float" office:value="1524132" table:style-name="ce1">
            <text:p>1524132</text:p>
          </table:table-cell>
          <table:table-cell office:value-type="float" office:value="1496810" table:style-name="ce1">
            <text:p>1496810</text:p>
          </table:table-cell>
          <table:table-cell office:value-type="string" office:string-value="A" table:formula="of:=RIGHT([.A18]; 1)" table:style-name="ce1">
            <text:p>A</text:p>
          </table:table-cell>
          <table:table-cell office:value-type="float" office:value="5009321" table:formula="of:=SUM([zad.$B18:.$C18])" table:style-name="ce1">
            <text:p>500932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18D</text:p>
          </table:table-cell>
          <table:table-cell office:value-type="float" office:value="1334060" table:style-name="ce1">
            <text:p>1334060</text:p>
          </table:table-cell>
          <table:table-cell office:value-type="float" office:value="1395231" table:style-name="ce1">
            <text:p>1395231</text:p>
          </table:table-cell>
          <table:table-cell office:value-type="float" office:value="578655" table:style-name="ce1">
            <text:p>578655</text:p>
          </table:table-cell>
          <table:table-cell office:value-type="float" office:value="677663" table:style-name="ce1">
            <text:p>677663</text:p>
          </table:table-cell>
          <table:table-cell office:value-type="string" office:string-value="D" table:formula="of:=RIGHT([.A19]; 1)" table:style-name="ce1">
            <text:p>D</text:p>
          </table:table-cell>
          <table:table-cell office:value-type="float" office:value="2729291" table:formula="of:=SUM([zad.$B19:.$C19])" table:style-name="ce1">
            <text:p>272929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19C</text:p>
          </table:table-cell>
          <table:table-cell office:value-type="float" office:value="2976209" table:style-name="ce1">
            <text:p>2976209</text:p>
          </table:table-cell>
          <table:table-cell office:value-type="float" office:value="3199665" table:style-name="ce1">
            <text:p>3199665</text:p>
          </table:table-cell>
          <table:table-cell office:value-type="float" office:value="1666477" table:style-name="ce1">
            <text:p>1666477</text:p>
          </table:table-cell>
          <table:table-cell office:value-type="float" office:value="1759240" table:style-name="ce1">
            <text:p>1759240</text:p>
          </table:table-cell>
          <table:table-cell office:value-type="string" office:string-value="C" table:formula="of:=RIGHT([.A20]; 1)" table:style-name="ce1">
            <text:p>C</text:p>
          </table:table-cell>
          <table:table-cell office:value-type="float" office:value="6175874" table:formula="of:=SUM([zad.$B20:.$C20])" table:style-name="ce1">
            <text:p>617587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20C</text:p>
          </table:table-cell>
          <table:table-cell office:value-type="float" office:value="1443351" table:style-name="ce1">
            <text:p>1443351</text:p>
          </table:table-cell>
          <table:table-cell office:value-type="float" office:value="1565539" table:style-name="ce1">
            <text:p>1565539</text:p>
          </table:table-cell>
          <table:table-cell office:value-type="float" office:value="1355276" table:style-name="ce1">
            <text:p>1355276</text:p>
          </table:table-cell>
          <table:table-cell office:value-type="float" office:value="1423414" table:style-name="ce1">
            <text:p>1423414</text:p>
          </table:table-cell>
          <table:table-cell office:value-type="string" office:string-value="C" table:formula="of:=RIGHT([.A21]; 1)" table:style-name="ce1">
            <text:p>C</text:p>
          </table:table-cell>
          <table:table-cell office:value-type="float" office:value="3008890" table:formula="of:=SUM([zad.$B21:.$C21])" table:style-name="ce1">
            <text:p>300889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21A</text:p>
          </table:table-cell>
          <table:table-cell office:value-type="float" office:value="2486640" table:style-name="ce1">
            <text:p>2486640</text:p>
          </table:table-cell>
          <table:table-cell office:value-type="float" office:value="2265936" table:style-name="ce1">
            <text:p>2265936</text:p>
          </table:table-cell>
          <table:table-cell office:value-type="float" office:value="297424" table:style-name="ce1">
            <text:p>297424</text:p>
          </table:table-cell>
          <table:table-cell office:value-type="float" office:value="274759" table:style-name="ce1">
            <text:p>274759</text:p>
          </table:table-cell>
          <table:table-cell office:value-type="string" office:string-value="A" table:formula="of:=RIGHT([.A22]; 1)" table:style-name="ce1">
            <text:p>A</text:p>
          </table:table-cell>
          <table:table-cell office:value-type="float" office:value="4752576" table:formula="of:=SUM([zad.$B22:.$C22])" table:style-name="ce1">
            <text:p>475257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22B</text:p>
          </table:table-cell>
          <table:table-cell office:value-type="float" office:value="685438" table:style-name="ce1">
            <text:p>685438</text:p>
          </table:table-cell>
          <table:table-cell office:value-type="float" office:value="749124" table:style-name="ce1">
            <text:p>749124</text:p>
          </table:table-cell>
          <table:table-cell office:value-type="float" office:value="2697677" table:style-name="ce1">
            <text:p>2697677</text:p>
          </table:table-cell>
          <table:table-cell office:value-type="float" office:value="2821550" table:style-name="ce1">
            <text:p>2821550</text:p>
          </table:table-cell>
          <table:table-cell office:value-type="string" office:string-value="B" table:formula="of:=RIGHT([.A23]; 1)" table:style-name="ce1">
            <text:p>B</text:p>
          </table:table-cell>
          <table:table-cell office:value-type="float" office:value="1434562" table:formula="of:=SUM([zad.$B23:.$C23])" table:style-name="ce1">
            <text:p>143456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23B</text:p>
          </table:table-cell>
          <table:table-cell office:value-type="float" office:value="2166753" table:style-name="ce1">
            <text:p>2166753</text:p>
          </table:table-cell>
          <table:table-cell office:value-type="float" office:value="2338698" table:style-name="ce1">
            <text:p>2338698</text:p>
          </table:table-cell>
          <table:table-cell office:value-type="float" office:value="1681433" table:style-name="ce1">
            <text:p>1681433</text:p>
          </table:table-cell>
          <table:table-cell office:value-type="float" office:value="1592443" table:style-name="ce1">
            <text:p>1592443</text:p>
          </table:table-cell>
          <table:table-cell office:value-type="string" office:string-value="B" table:formula="of:=RIGHT([.A24]; 1)" table:style-name="ce1">
            <text:p>B</text:p>
          </table:table-cell>
          <table:table-cell office:value-type="float" office:value="4505451" table:formula="of:=SUM([zad.$B24:.$C24])" table:style-name="ce1">
            <text:p>450545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24C</text:p>
          </table:table-cell>
          <table:table-cell office:value-type="float" office:value="643177" table:style-name="ce1">
            <text:p>643177</text:p>
          </table:table-cell>
          <table:table-cell office:value-type="float" office:value="684187" table:style-name="ce1">
            <text:p>684187</text:p>
          </table:table-cell>
          <table:table-cell office:value-type="float" office:value="796213" table:style-name="ce1">
            <text:p>796213</text:p>
          </table:table-cell>
          <table:table-cell office:value-type="float" office:value="867904" table:style-name="ce1">
            <text:p>867904</text:p>
          </table:table-cell>
          <table:table-cell office:value-type="string" office:string-value="C" table:formula="of:=RIGHT([.A25]; 1)" table:style-name="ce1">
            <text:p>C</text:p>
          </table:table-cell>
          <table:table-cell office:value-type="float" office:value="1327364" table:formula="of:=SUM([zad.$B25:.$C25])" table:style-name="ce1">
            <text:p>132736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25B</text:p>
          </table:table-cell>
          <table:table-cell office:value-type="float" office:value="450192" table:style-name="ce1">
            <text:p>450192</text:p>
          </table:table-cell>
          <table:table-cell office:value-type="float" office:value="434755" table:style-name="ce1">
            <text:p>434755</text:p>
          </table:table-cell>
          <table:table-cell office:value-type="float" office:value="1656446" table:style-name="ce1">
            <text:p>1656446</text:p>
          </table:table-cell>
          <table:table-cell office:value-type="float" office:value="1691000" table:style-name="ce1">
            <text:p>1691000</text:p>
          </table:table-cell>
          <table:table-cell office:value-type="string" office:string-value="B" table:formula="of:=RIGHT([.A26]; 1)" table:style-name="ce1">
            <text:p>B</text:p>
          </table:table-cell>
          <table:table-cell office:value-type="float" office:value="884947" table:formula="of:=SUM([zad.$B26:.$C26])" table:style-name="ce1">
            <text:p>88494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26C</text:p>
          </table:table-cell>
          <table:table-cell office:value-type="float" office:value="1037774" table:style-name="ce1">
            <text:p>1037774</text:p>
          </table:table-cell>
          <table:table-cell office:value-type="float" office:value="1113789" table:style-name="ce1">
            <text:p>1113789</text:p>
          </table:table-cell>
          <table:table-cell office:value-type="float" office:value="877464" table:style-name="ce1">
            <text:p>877464</text:p>
          </table:table-cell>
          <table:table-cell office:value-type="float" office:value="990837" table:style-name="ce1">
            <text:p>990837</text:p>
          </table:table-cell>
          <table:table-cell office:value-type="string" office:string-value="C" table:formula="of:=RIGHT([.A27]; 1)" table:style-name="ce1">
            <text:p>C</text:p>
          </table:table-cell>
          <table:table-cell office:value-type="float" office:value="2151563" table:formula="of:=SUM([zad.$B27:.$C27])" table:style-name="ce1">
            <text:p>215156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27C</text:p>
          </table:table-cell>
          <table:table-cell office:value-type="float" office:value="2351213" table:style-name="ce1">
            <text:p>2351213</text:p>
          </table:table-cell>
          <table:table-cell office:value-type="float" office:value="2358482" table:style-name="ce1">
            <text:p>2358482</text:p>
          </table:table-cell>
          <table:table-cell office:value-type="float" office:value="1098384" table:style-name="ce1">
            <text:p>1098384</text:p>
          </table:table-cell>
          <table:table-cell office:value-type="float" office:value="1121488" table:style-name="ce1">
            <text:p>1121488</text:p>
          </table:table-cell>
          <table:table-cell office:value-type="string" office:string-value="C" table:formula="of:=RIGHT([.A28]; 1)" table:style-name="ce1">
            <text:p>C</text:p>
          </table:table-cell>
          <table:table-cell office:value-type="float" office:value="4709695" table:formula="of:=SUM([zad.$B28:.$C28])" table:style-name="ce1">
            <text:p>470969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28D</text:p>
          </table:table-cell>
          <table:table-cell office:value-type="float" office:value="2613354" table:style-name="ce1">
            <text:p>2613354</text:p>
          </table:table-cell>
          <table:table-cell office:value-type="float" office:value="2837241" table:style-name="ce1">
            <text:p>2837241</text:p>
          </table:table-cell>
          <table:table-cell office:value-type="float" office:value="431144" table:style-name="ce1">
            <text:p>431144</text:p>
          </table:table-cell>
          <table:table-cell office:value-type="float" office:value="434113" table:style-name="ce1">
            <text:p>434113</text:p>
          </table:table-cell>
          <table:table-cell office:value-type="string" office:string-value="D" table:formula="of:=RIGHT([.A29]; 1)" table:style-name="ce1">
            <text:p>D</text:p>
          </table:table-cell>
          <table:table-cell office:value-type="float" office:value="5450595" table:formula="of:=SUM([zad.$B29:.$C29])" table:style-name="ce1">
            <text:p>545059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29A</text:p>
          </table:table-cell>
          <table:table-cell office:value-type="float" office:value="1859691" table:style-name="ce1">
            <text:p>1859691</text:p>
          </table:table-cell>
          <table:table-cell office:value-type="float" office:value="1844250" table:style-name="ce1">
            <text:p>1844250</text:p>
          </table:table-cell>
          <table:table-cell office:value-type="float" office:value="1460134" table:style-name="ce1">
            <text:p>1460134</text:p>
          </table:table-cell>
          <table:table-cell office:value-type="float" office:value="1585258" table:style-name="ce1">
            <text:p>1585258</text:p>
          </table:table-cell>
          <table:table-cell office:value-type="string" office:string-value="A" table:formula="of:=RIGHT([.A30]; 1)" table:style-name="ce1">
            <text:p>A</text:p>
          </table:table-cell>
          <table:table-cell office:value-type="float" office:value="3703941" table:formula="of:=SUM([zad.$B30:.$C30])" table:style-name="ce1">
            <text:p>370394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30C</text:p>
          </table:table-cell>
          <table:table-cell office:value-type="float" office:value="2478386" table:style-name="ce1">
            <text:p>2478386</text:p>
          </table:table-cell>
          <table:table-cell office:value-type="float" office:value="2562144" table:style-name="ce1">
            <text:p>2562144</text:p>
          </table:table-cell>
          <table:table-cell office:value-type="float" office:value="30035" table:style-name="ce1">
            <text:p>30035</text:p>
          </table:table-cell>
          <table:table-cell office:value-type="float" office:value="29396" table:style-name="ce1">
            <text:p>29396</text:p>
          </table:table-cell>
          <table:table-cell office:value-type="string" office:string-value="C" table:formula="of:=RIGHT([.A31]; 1)" table:style-name="ce1">
            <text:p>C</text:p>
          </table:table-cell>
          <table:table-cell office:value-type="float" office:value="5040530" table:formula="of:=SUM([zad.$B31:.$C31])" table:style-name="ce1">
            <text:p>504053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31C</text:p>
          </table:table-cell>
          <table:table-cell office:value-type="float" office:value="1938122" table:style-name="ce1">
            <text:p>1938122</text:p>
          </table:table-cell>
          <table:table-cell office:value-type="float" office:value="1816647" table:style-name="ce1">
            <text:p>1816647</text:p>
          </table:table-cell>
          <table:table-cell office:value-type="float" office:value="1602356" table:style-name="ce1">
            <text:p>1602356</text:p>
          </table:table-cell>
          <table:table-cell office:value-type="float" office:value="1875221" table:style-name="ce1">
            <text:p>1875221</text:p>
          </table:table-cell>
          <table:table-cell office:value-type="string" office:string-value="C" table:formula="of:=RIGHT([.A32]; 1)" table:style-name="ce1">
            <text:p>C</text:p>
          </table:table-cell>
          <table:table-cell office:value-type="float" office:value="3754769" table:formula="of:=SUM([zad.$B32:.$C32])" table:style-name="ce1">
            <text:p>375476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32D</text:p>
          </table:table-cell>
          <table:table-cell office:value-type="float" office:value="992523" table:style-name="ce1">
            <text:p>992523</text:p>
          </table:table-cell>
          <table:table-cell office:value-type="float" office:value="1028501" table:style-name="ce1">
            <text:p>1028501</text:p>
          </table:table-cell>
          <table:table-cell office:value-type="float" office:value="1995446" table:style-name="ce1">
            <text:p>1995446</text:p>
          </table:table-cell>
          <table:table-cell office:value-type="float" office:value="1860524" table:style-name="ce1">
            <text:p>1860524</text:p>
          </table:table-cell>
          <table:table-cell office:value-type="string" office:string-value="D" table:formula="of:=RIGHT([.A33]; 1)" table:style-name="ce1">
            <text:p>D</text:p>
          </table:table-cell>
          <table:table-cell office:value-type="float" office:value="2021024" table:formula="of:=SUM([zad.$B33:.$C33])" table:style-name="ce1">
            <text:p>202102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33B</text:p>
          </table:table-cell>
          <table:table-cell office:value-type="float" office:value="2966291" table:style-name="ce1">
            <text:p>2966291</text:p>
          </table:table-cell>
          <table:table-cell office:value-type="float" office:value="2889963" table:style-name="ce1">
            <text:p>2889963</text:p>
          </table:table-cell>
          <table:table-cell office:value-type="float" office:value="462453" table:style-name="ce1">
            <text:p>462453</text:p>
          </table:table-cell>
          <table:table-cell office:value-type="float" office:value="486354" table:style-name="ce1">
            <text:p>486354</text:p>
          </table:table-cell>
          <table:table-cell office:value-type="string" office:string-value="B" table:formula="of:=RIGHT([.A34]; 1)" table:style-name="ce1">
            <text:p>B</text:p>
          </table:table-cell>
          <table:table-cell office:value-type="float" office:value="5856254" table:formula="of:=SUM([zad.$B34:.$C34])" table:style-name="ce1">
            <text:p>585625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34C</text:p>
          </table:table-cell>
          <table:table-cell office:value-type="float" office:value="76648" table:style-name="ce1">
            <text:p>76648</text:p>
          </table:table-cell>
          <table:table-cell office:value-type="float" office:value="81385" table:style-name="ce1">
            <text:p>81385</text:p>
          </table:table-cell>
          <table:table-cell office:value-type="float" office:value="1374708" table:style-name="ce1">
            <text:p>1374708</text:p>
          </table:table-cell>
          <table:table-cell office:value-type="float" office:value="1379567" table:style-name="ce1">
            <text:p>1379567</text:p>
          </table:table-cell>
          <table:table-cell office:value-type="string" office:string-value="C" table:formula="of:=RIGHT([.A35]; 1)" table:style-name="ce1">
            <text:p>C</text:p>
          </table:table-cell>
          <table:table-cell office:value-type="float" office:value="158033" table:formula="of:=SUM([zad.$B35:.$C35])" table:style-name="ce1">
            <text:p>15803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35C</text:p>
          </table:table-cell>
          <table:table-cell office:value-type="float" office:value="2574432" table:style-name="ce1">
            <text:p>2574432</text:p>
          </table:table-cell>
          <table:table-cell office:value-type="float" office:value="2409710" table:style-name="ce1">
            <text:p>2409710</text:p>
          </table:table-cell>
          <table:table-cell office:value-type="float" office:value="987486" table:style-name="ce1">
            <text:p>987486</text:p>
          </table:table-cell>
          <table:table-cell office:value-type="float" office:value="999043" table:style-name="ce1">
            <text:p>999043</text:p>
          </table:table-cell>
          <table:table-cell office:value-type="string" office:string-value="C" table:formula="of:=RIGHT([.A36]; 1)" table:style-name="ce1">
            <text:p>C</text:p>
          </table:table-cell>
          <table:table-cell office:value-type="float" office:value="4984142" table:formula="of:=SUM([zad.$B36:.$C36])" table:style-name="ce1">
            <text:p>4984142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36B</text:p>
          </table:table-cell>
          <table:table-cell office:value-type="float" office:value="1778590" table:style-name="ce1">
            <text:p>1778590</text:p>
          </table:table-cell>
          <table:table-cell office:value-type="float" office:value="1874844" table:style-name="ce1">
            <text:p>1874844</text:p>
          </table:table-cell>
          <table:table-cell office:value-type="float" office:value="111191" table:style-name="ce1">
            <text:p>111191</text:p>
          </table:table-cell>
          <table:table-cell office:value-type="float" office:value="117846" table:style-name="ce1">
            <text:p>117846</text:p>
          </table:table-cell>
          <table:table-cell office:value-type="string" office:string-value="B" table:formula="of:=RIGHT([.A37]; 1)" table:style-name="ce1">
            <text:p>B</text:p>
          </table:table-cell>
          <table:table-cell office:value-type="float" office:value="3653434" table:formula="of:=SUM([zad.$B37:.$C37])" table:style-name="ce1">
            <text:p>365343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37A</text:p>
          </table:table-cell>
          <table:table-cell office:value-type="float" office:value="1506541" table:style-name="ce1">
            <text:p>1506541</text:p>
          </table:table-cell>
          <table:table-cell office:value-type="float" office:value="1414887" table:style-name="ce1">
            <text:p>1414887</text:p>
          </table:table-cell>
          <table:table-cell office:value-type="float" office:value="1216612" table:style-name="ce1">
            <text:p>1216612</text:p>
          </table:table-cell>
          <table:table-cell office:value-type="float" office:value="1166775" table:style-name="ce1">
            <text:p>1166775</text:p>
          </table:table-cell>
          <table:table-cell office:value-type="string" office:string-value="A" table:formula="of:=RIGHT([.A38]; 1)" table:style-name="ce1">
            <text:p>A</text:p>
          </table:table-cell>
          <table:table-cell office:value-type="float" office:value="2921428" table:formula="of:=SUM([zad.$B38:.$C38])" table:style-name="ce1">
            <text:p>292142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38B</text:p>
          </table:table-cell>
          <table:table-cell office:value-type="float" office:value="1598886" table:style-name="ce1">
            <text:p>1598886</text:p>
          </table:table-cell>
          <table:table-cell office:value-type="float" office:value="1687917" table:style-name="ce1">
            <text:p>1687917</text:p>
          </table:table-cell>
          <table:table-cell office:value-type="float" office:value="449788" table:style-name="ce1">
            <text:p>449788</text:p>
          </table:table-cell>
          <table:table-cell office:value-type="float" office:value="427615" table:style-name="ce1">
            <text:p>427615</text:p>
          </table:table-cell>
          <table:table-cell office:value-type="string" office:string-value="B" table:formula="of:=RIGHT([.A39]; 1)" table:style-name="ce1">
            <text:p>B</text:p>
          </table:table-cell>
          <table:table-cell office:value-type="float" office:value="3286803" table:formula="of:=SUM([zad.$B39:.$C39])" table:style-name="ce1">
            <text:p>328680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39D</text:p>
          </table:table-cell>
          <table:table-cell office:value-type="float" office:value="548989" table:style-name="ce1">
            <text:p>548989</text:p>
          </table:table-cell>
          <table:table-cell office:value-type="float" office:value="514636" table:style-name="ce1">
            <text:p>514636</text:p>
          </table:table-cell>
          <table:table-cell office:value-type="float" office:value="2770344" table:style-name="ce1">
            <text:p>2770344</text:p>
          </table:table-cell>
          <table:table-cell office:value-type="float" office:value="3187897" table:style-name="ce1">
            <text:p>3187897</text:p>
          </table:table-cell>
          <table:table-cell office:value-type="string" office:string-value="D" table:formula="of:=RIGHT([.A40]; 1)" table:style-name="ce1">
            <text:p>D</text:p>
          </table:table-cell>
          <table:table-cell office:value-type="float" office:value="1063625" table:formula="of:=SUM([zad.$B40:.$C40])" table:style-name="ce1">
            <text:p>10636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40A</text:p>
          </table:table-cell>
          <table:table-cell office:value-type="float" office:value="1175198" table:style-name="ce1">
            <text:p>1175198</text:p>
          </table:table-cell>
          <table:table-cell office:value-type="float" office:value="1095440" table:style-name="ce1">
            <text:p>1095440</text:p>
          </table:table-cell>
          <table:table-cell office:value-type="float" office:value="2657174" table:style-name="ce1">
            <text:p>2657174</text:p>
          </table:table-cell>
          <table:table-cell office:value-type="float" office:value="2491947" table:style-name="ce1">
            <text:p>2491947</text:p>
          </table:table-cell>
          <table:table-cell office:value-type="string" office:string-value="A" table:formula="of:=RIGHT([.A41]; 1)" table:style-name="ce1">
            <text:p>A</text:p>
          </table:table-cell>
          <table:table-cell office:value-type="float" office:value="2270638" table:formula="of:=SUM([zad.$B41:.$C41])" table:style-name="ce1">
            <text:p>227063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41D</text:p>
          </table:table-cell>
          <table:table-cell office:value-type="float" office:value="2115336" table:style-name="ce1">
            <text:p>2115336</text:p>
          </table:table-cell>
          <table:table-cell office:value-type="float" office:value="2202769" table:style-name="ce1">
            <text:p>2202769</text:p>
          </table:table-cell>
          <table:table-cell office:value-type="float" office:value="15339" table:style-name="ce1">
            <text:p>15339</text:p>
          </table:table-cell>
          <table:table-cell office:value-type="float" office:value="14652" table:style-name="ce1">
            <text:p>14652</text:p>
          </table:table-cell>
          <table:table-cell office:value-type="string" office:string-value="D" table:formula="of:=RIGHT([.A42]; 1)" table:style-name="ce1">
            <text:p>D</text:p>
          </table:table-cell>
          <table:table-cell office:value-type="float" office:value="4318105" table:formula="of:=SUM([zad.$B42:.$C42])" table:style-name="ce1">
            <text:p>431810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42B</text:p>
          </table:table-cell>
          <table:table-cell office:value-type="float" office:value="2346640" table:style-name="ce1">
            <text:p>2346640</text:p>
          </table:table-cell>
          <table:table-cell office:value-type="float" office:value="2197559" table:style-name="ce1">
            <text:p>2197559</text:p>
          </table:table-cell>
          <table:table-cell office:value-type="float" office:value="373470" table:style-name="ce1">
            <text:p>373470</text:p>
          </table:table-cell>
          <table:table-cell office:value-type="float" office:value="353365" table:style-name="ce1">
            <text:p>353365</text:p>
          </table:table-cell>
          <table:table-cell office:value-type="string" office:string-value="B" table:formula="of:=RIGHT([.A43]; 1)" table:style-name="ce1">
            <text:p>B</text:p>
          </table:table-cell>
          <table:table-cell office:value-type="float" office:value="4544199" table:formula="of:=SUM([zad.$B43:.$C43])" table:style-name="ce1">
            <text:p>454419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43D</text:p>
          </table:table-cell>
          <table:table-cell office:value-type="float" office:value="2548438" table:style-name="ce1">
            <text:p>2548438</text:p>
          </table:table-cell>
          <table:table-cell office:value-type="float" office:value="2577213" table:style-name="ce1">
            <text:p>2577213</text:p>
          </table:table-cell>
          <table:table-cell office:value-type="float" office:value="37986" table:style-name="ce1">
            <text:p>37986</text:p>
          </table:table-cell>
          <table:table-cell office:value-type="float" office:value="37766" table:style-name="ce1">
            <text:p>37766</text:p>
          </table:table-cell>
          <table:table-cell office:value-type="string" office:string-value="D" table:formula="of:=RIGHT([.A44]; 1)" table:style-name="ce1">
            <text:p>D</text:p>
          </table:table-cell>
          <table:table-cell office:value-type="float" office:value="5125651" table:formula="of:=SUM([zad.$B44:.$C44])" table:style-name="ce1">
            <text:p>512565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44C</text:p>
          </table:table-cell>
          <table:table-cell office:value-type="float" office:value="835495" table:style-name="ce1">
            <text:p>835495</text:p>
          </table:table-cell>
          <table:table-cell office:value-type="float" office:value="837746" table:style-name="ce1">
            <text:p>837746</text:p>
          </table:table-cell>
          <table:table-cell office:value-type="float" office:value="1106177" table:style-name="ce1">
            <text:p>1106177</text:p>
          </table:table-cell>
          <table:table-cell office:value-type="float" office:value="917781" table:style-name="ce1">
            <text:p>917781</text:p>
          </table:table-cell>
          <table:table-cell office:value-type="string" office:string-value="C" table:formula="of:=RIGHT([.A45]; 1)" table:style-name="ce1">
            <text:p>C</text:p>
          </table:table-cell>
          <table:table-cell office:value-type="float" office:value="1673241" table:formula="of:=SUM([zad.$B45:.$C45])" table:style-name="ce1">
            <text:p>167324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45B</text:p>
          </table:table-cell>
          <table:table-cell office:value-type="float" office:value="1187448" table:style-name="ce1">
            <text:p>1187448</text:p>
          </table:table-cell>
          <table:table-cell office:value-type="float" office:value="1070426" table:style-name="ce1">
            <text:p>1070426</text:p>
          </table:table-cell>
          <table:table-cell office:value-type="float" office:value="1504608" table:style-name="ce1">
            <text:p>1504608</text:p>
          </table:table-cell>
          <table:table-cell office:value-type="float" office:value="1756990" table:style-name="ce1">
            <text:p>1756990</text:p>
          </table:table-cell>
          <table:table-cell office:value-type="string" office:string-value="B" table:formula="of:=RIGHT([.A46]; 1)" table:style-name="ce1">
            <text:p>B</text:p>
          </table:table-cell>
          <table:table-cell office:value-type="float" office:value="2257874" table:formula="of:=SUM([zad.$B46:.$C46])" table:style-name="ce1">
            <text:p>225787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46C</text:p>
          </table:table-cell>
          <table:table-cell office:value-type="float" office:value="140026" table:style-name="ce1">
            <text:p>140026</text:p>
          </table:table-cell>
          <table:table-cell office:value-type="float" office:value="146354" table:style-name="ce1">
            <text:p>146354</text:p>
          </table:table-cell>
          <table:table-cell office:value-type="float" office:value="2759991" table:style-name="ce1">
            <text:p>2759991</text:p>
          </table:table-cell>
          <table:table-cell office:value-type="float" office:value="2742120" table:style-name="ce1">
            <text:p>2742120</text:p>
          </table:table-cell>
          <table:table-cell office:value-type="string" office:string-value="C" table:formula="of:=RIGHT([.A47]; 1)" table:style-name="ce1">
            <text:p>C</text:p>
          </table:table-cell>
          <table:table-cell office:value-type="float" office:value="286380" table:formula="of:=SUM([zad.$B47:.$C47])" table:style-name="ce1">
            <text:p>28638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47B</text:p>
          </table:table-cell>
          <table:table-cell office:value-type="float" office:value="1198765" table:style-name="ce1">
            <text:p>1198765</text:p>
          </table:table-cell>
          <table:table-cell office:value-type="float" office:value="1304945" table:style-name="ce1">
            <text:p>1304945</text:p>
          </table:table-cell>
          <table:table-cell office:value-type="float" office:value="2786493" table:style-name="ce1">
            <text:p>2786493</text:p>
          </table:table-cell>
          <table:table-cell office:value-type="float" office:value="2602643" table:style-name="ce1">
            <text:p>2602643</text:p>
          </table:table-cell>
          <table:table-cell office:value-type="string" office:string-value="B" table:formula="of:=RIGHT([.A48]; 1)" table:style-name="ce1">
            <text:p>B</text:p>
          </table:table-cell>
          <table:table-cell office:value-type="float" office:value="2503710" table:formula="of:=SUM([zad.$B48:.$C48])" table:style-name="ce1">
            <text:p>250371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48C</text:p>
          </table:table-cell>
          <table:table-cell office:value-type="float" office:value="2619776" table:style-name="ce1">
            <text:p>2619776</text:p>
          </table:table-cell>
          <table:table-cell office:value-type="float" office:value="2749623" table:style-name="ce1">
            <text:p>2749623</text:p>
          </table:table-cell>
          <table:table-cell office:value-type="float" office:value="2888215" table:style-name="ce1">
            <text:p>2888215</text:p>
          </table:table-cell>
          <table:table-cell office:value-type="float" office:value="2800174" table:style-name="ce1">
            <text:p>2800174</text:p>
          </table:table-cell>
          <table:table-cell office:value-type="string" office:string-value="C" table:formula="of:=RIGHT([.A49]; 1)" table:style-name="ce1">
            <text:p>C</text:p>
          </table:table-cell>
          <table:table-cell office:value-type="float" office:value="5369399" table:formula="of:=SUM([zad.$B49:.$C49])" table:style-name="ce1">
            <text:p>536939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49C</text:p>
          </table:table-cell>
          <table:table-cell office:value-type="float" office:value="248398" table:style-name="ce1">
            <text:p>248398</text:p>
          </table:table-cell>
          <table:table-cell office:value-type="float" office:value="268511" table:style-name="ce1">
            <text:p>268511</text:p>
          </table:table-cell>
          <table:table-cell office:value-type="float" office:value="3110853" table:style-name="ce1">
            <text:p>3110853</text:p>
          </table:table-cell>
          <table:table-cell office:value-type="float" office:value="2986411" table:style-name="ce1">
            <text:p>2986411</text:p>
          </table:table-cell>
          <table:table-cell office:value-type="string" office:string-value="C" table:formula="of:=RIGHT([.A50]; 1)" table:style-name="ce1">
            <text:p>C</text:p>
          </table:table-cell>
          <table:table-cell office:value-type="float" office:value="516909" table:formula="of:=SUM([zad.$B50:.$C50])" table:style-name="ce1">
            <text:p>51690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w50B</text:p>
          </table:table-cell>
          <table:table-cell office:value-type="float" office:value="2494207" table:style-name="ce1">
            <text:p>2494207</text:p>
          </table:table-cell>
          <table:table-cell office:value-type="float" office:value="2625207" table:style-name="ce1">
            <text:p>2625207</text:p>
          </table:table-cell>
          <table:table-cell office:value-type="float" office:value="1796293" table:style-name="ce1">
            <text:p>1796293</text:p>
          </table:table-cell>
          <table:table-cell office:value-type="float" office:value="1853602" table:style-name="ce1">
            <text:p>1853602</text:p>
          </table:table-cell>
          <table:table-cell office:value-type="string" office:string-value="B" table:formula="of:=RIGHT([.A51]; 1)" table:style-name="ce1">
            <text:p>B</text:p>
          </table:table-cell>
          <table:table-cell office:value-type="float" office:value="5119414" table:formula="of:=SUM([zad.$B51:.$C51])" table:style-name="ce1">
            <text:p>5119414</text:p>
          </table:table-cell>
          <table:table-cell table:number-columns-repeated="16377"/>
        </table:table-row>
        <table:table-row table:number-rows-repeated="1048525" table:style-name="ro1">
          <table:table-cell table:number-columns-repeated="16384"/>
        </table:table-row>
      </table:table>
      <table:table table:name="zad1" table:style-name="ta1">
        <table:table-column table:style-name="co9" table:default-cell-style-name="ce1"/>
        <table:table-column table:style-name="co10" table:default-cell-style-name="ce1"/>
        <table:table-column table:style-name="co8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Wykres 1" svg:x="0.38333in" svg:y="0.179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4">
            <text:p>Etykiety wierszy</text:p>
          </table:table-cell>
          <table:table-cell office:value-type="string" table:style-name="ce5">
            <text:p>Suma z 2013 sum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</text:p>
          </table:table-cell>
          <table:table-cell office:value-type="float" office:value="33929579" table:style-name="ce7">
            <text:p>3392957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B</text:p>
          </table:table-cell>
          <table:table-cell office:value-type="float" office:value="41736619" table:style-name="ce9">
            <text:p>4173661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</text:p>
          </table:table-cell>
          <table:table-cell office:value-type="float" office:value="57649017" table:style-name="ce9">
            <text:p>5764901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D</text:p>
          </table:table-cell>
          <table:table-cell office:value-type="float" office:value="36530387" table:style-name="ce9">
            <text:p>3653038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puste)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style-name="ce10">
            <text:p>Suma końcowa</text:p>
          </table:table-cell>
          <table:table-cell office:value-type="float" office:value="169845602" table:style-name="ce11">
            <text:p>169845602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zad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nazwa wojewodztwa</text:p>
          </table:table-cell>
          <table:table-cell office:value-type="string" table:style-name="ce1">
            <text:p>liczba kobiet w 2013</text:p>
          </table:table-cell>
          <table:table-cell office:value-type="string" table:style-name="ce1">
            <text:p>liczba mężczyzn w 2013</text:p>
          </table:table-cell>
          <table:table-cell office:value-type="string" table:style-name="ce1">
            <text:p>liczba kobiet w 2014</text:p>
          </table:table-cell>
          <table:table-cell office:value-type="string" table:style-name="ce1">
            <text:p>liczba mężczyzn w 2014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różnica kobiet</text:p>
          </table:table-cell>
          <table:table-cell office:value-type="string" table:style-name="ce1">
            <text:p>różnica mężczyz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49C</text:p>
          </table:table-cell>
          <table:table-cell office:value-type="float" office:value="248398" table:style-name="ce1">
            <text:p>248398</text:p>
          </table:table-cell>
          <table:table-cell office:value-type="float" office:value="268511" table:style-name="ce1">
            <text:p>268511</text:p>
          </table:table-cell>
          <table:table-cell office:value-type="float" office:value="3110853" table:style-name="ce1">
            <text:p>3110853</text:p>
          </table:table-cell>
          <table:table-cell office:value-type="float" office:value="2986411" table:style-name="ce1">
            <text:p>2986411</text:p>
          </table:table-cell>
          <table:table-cell office:value-type="string" office:string-value="C" table:formula="of:=RIGHT([.A2]; 1)" table:style-name="ce1">
            <text:p>C</text:p>
          </table:table-cell>
          <table:table-cell office:value-type="float" office:value="2862455" table:formula="of:=IF( AND([zad_2.$D2]-[zad_2.$B2] &gt; 0; [zad_2.$E2]-[zad_2.$C2] &gt; 0); [zad_2.$D2]-[zad_2.$B2]; )" table:style-name="ce1">
            <text:p>2862455</text:p>
          </table:table-cell>
          <table:table-cell office:value-type="float" office:value="2717900" table:formula="of:=IF(AND([zad_2.$D2]-[zad_2.$B2] &gt; 0; [zad_2.$E2]-[zad_2.$C2] &gt; 0); [zad_2.$E2]-[zad_2.$C2]; )" table:style-name="ce1">
            <text:p>271790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46C</text:p>
          </table:table-cell>
          <table:table-cell office:value-type="float" office:value="140026" table:style-name="ce1">
            <text:p>140026</text:p>
          </table:table-cell>
          <table:table-cell office:value-type="float" office:value="146354" table:style-name="ce1">
            <text:p>146354</text:p>
          </table:table-cell>
          <table:table-cell office:value-type="float" office:value="2759991" table:style-name="ce1">
            <text:p>2759991</text:p>
          </table:table-cell>
          <table:table-cell office:value-type="float" office:value="2742120" table:style-name="ce1">
            <text:p>2742120</text:p>
          </table:table-cell>
          <table:table-cell office:value-type="string" office:string-value="C" table:formula="of:=RIGHT([.A3]; 1)" table:style-name="ce1">
            <text:p>C</text:p>
          </table:table-cell>
          <table:table-cell office:value-type="float" office:value="2619965" table:formula="of:=IF( AND([zad_2.$D3]-[zad_2.$B3] &gt; 0; [zad_2.$E3]-[zad_2.$C3] &gt; 0); [zad_2.$D3]-[zad_2.$B3]; )" table:style-name="ce1">
            <text:p>2619965</text:p>
          </table:table-cell>
          <table:table-cell office:value-type="float" office:value="2595766" table:formula="of:=IF(AND([zad_2.$D3]-[zad_2.$B3] &gt; 0; [zad_2.$E3]-[zad_2.$C3] &gt; 0); [zad_2.$E3]-[zad_2.$C3]; )" table:style-name="ce1">
            <text:p>259576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39D</text:p>
          </table:table-cell>
          <table:table-cell office:value-type="float" office:value="548989" table:style-name="ce1">
            <text:p>548989</text:p>
          </table:table-cell>
          <table:table-cell office:value-type="float" office:value="514636" table:style-name="ce1">
            <text:p>514636</text:p>
          </table:table-cell>
          <table:table-cell office:value-type="float" office:value="2770344" table:style-name="ce1">
            <text:p>2770344</text:p>
          </table:table-cell>
          <table:table-cell office:value-type="float" office:value="3187897" table:style-name="ce1">
            <text:p>3187897</text:p>
          </table:table-cell>
          <table:table-cell office:value-type="string" office:string-value="D" table:formula="of:=RIGHT([.A4]; 1)" table:style-name="ce1">
            <text:p>D</text:p>
          </table:table-cell>
          <table:table-cell office:value-type="float" office:value="2221355" table:formula="of:=IF( AND([zad_2.$D4]-[zad_2.$B4] &gt; 0; [zad_2.$E4]-[zad_2.$C4] &gt; 0); [zad_2.$D4]-[zad_2.$B4]; )" table:style-name="ce1">
            <text:p>2221355</text:p>
          </table:table-cell>
          <table:table-cell office:value-type="float" office:value="2673261" table:formula="of:=IF(AND([zad_2.$D4]-[zad_2.$B4] &gt; 0; [zad_2.$E4]-[zad_2.$C4] &gt; 0); [zad_2.$E4]-[zad_2.$C4]; )" table:style-name="ce1">
            <text:p>267326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22B</text:p>
          </table:table-cell>
          <table:table-cell office:value-type="float" office:value="685438" table:style-name="ce1">
            <text:p>685438</text:p>
          </table:table-cell>
          <table:table-cell office:value-type="float" office:value="749124" table:style-name="ce1">
            <text:p>749124</text:p>
          </table:table-cell>
          <table:table-cell office:value-type="float" office:value="2697677" table:style-name="ce1">
            <text:p>2697677</text:p>
          </table:table-cell>
          <table:table-cell office:value-type="float" office:value="2821550" table:style-name="ce1">
            <text:p>2821550</text:p>
          </table:table-cell>
          <table:table-cell office:value-type="string" office:string-value="B" table:formula="of:=RIGHT([.A5]; 1)" table:style-name="ce1">
            <text:p>B</text:p>
          </table:table-cell>
          <table:table-cell office:value-type="float" office:value="2012239" table:formula="of:=IF( AND([zad_2.$D5]-[zad_2.$B5] &gt; 0; [zad_2.$E5]-[zad_2.$C5] &gt; 0); [zad_2.$D5]-[zad_2.$B5]; )" table:style-name="ce1">
            <text:p>2012239</text:p>
          </table:table-cell>
          <table:table-cell office:value-type="float" office:value="2072426" table:formula="of:=IF(AND([zad_2.$D5]-[zad_2.$B5] &gt; 0; [zad_2.$E5]-[zad_2.$C5] &gt; 0); [zad_2.$E5]-[zad_2.$C5]; )" table:style-name="ce1">
            <text:p>207242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47B</text:p>
          </table:table-cell>
          <table:table-cell office:value-type="float" office:value="1198765" table:style-name="ce1">
            <text:p>1198765</text:p>
          </table:table-cell>
          <table:table-cell office:value-type="float" office:value="1304945" table:style-name="ce1">
            <text:p>1304945</text:p>
          </table:table-cell>
          <table:table-cell office:value-type="float" office:value="2786493" table:style-name="ce1">
            <text:p>2786493</text:p>
          </table:table-cell>
          <table:table-cell office:value-type="float" office:value="2602643" table:style-name="ce1">
            <text:p>2602643</text:p>
          </table:table-cell>
          <table:table-cell office:value-type="string" office:string-value="B" table:formula="of:=RIGHT([.A6]; 1)" table:style-name="ce1">
            <text:p>B</text:p>
          </table:table-cell>
          <table:table-cell office:value-type="float" office:value="1587728" table:formula="of:=IF( AND([zad_2.$D6]-[zad_2.$B6] &gt; 0; [zad_2.$E6]-[zad_2.$C6] &gt; 0); [zad_2.$D6]-[zad_2.$B6]; )" table:style-name="ce1">
            <text:p>1587728</text:p>
          </table:table-cell>
          <table:table-cell office:value-type="float" office:value="1297698" table:formula="of:=IF(AND([zad_2.$D6]-[zad_2.$B6] &gt; 0; [zad_2.$E6]-[zad_2.$C6] &gt; 0); [zad_2.$E6]-[zad_2.$C6]; )" table:style-name="ce1">
            <text:p>129769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40A</text:p>
          </table:table-cell>
          <table:table-cell office:value-type="float" office:value="1175198" table:style-name="ce1">
            <text:p>1175198</text:p>
          </table:table-cell>
          <table:table-cell office:value-type="float" office:value="1095440" table:style-name="ce1">
            <text:p>1095440</text:p>
          </table:table-cell>
          <table:table-cell office:value-type="float" office:value="2657174" table:style-name="ce1">
            <text:p>2657174</text:p>
          </table:table-cell>
          <table:table-cell office:value-type="float" office:value="2491947" table:style-name="ce1">
            <text:p>2491947</text:p>
          </table:table-cell>
          <table:table-cell office:value-type="string" office:string-value="A" table:formula="of:=RIGHT([.A7]; 1)" table:style-name="ce1">
            <text:p>A</text:p>
          </table:table-cell>
          <table:table-cell office:value-type="float" office:value="1481976" table:formula="of:=IF( AND([zad_2.$D7]-[zad_2.$B7] &gt; 0; [zad_2.$E7]-[zad_2.$C7] &gt; 0); [zad_2.$D7]-[zad_2.$B7]; )" table:style-name="ce1">
            <text:p>1481976</text:p>
          </table:table-cell>
          <table:table-cell office:value-type="float" office:value="1396507" table:formula="of:=IF(AND([zad_2.$D7]-[zad_2.$B7] &gt; 0; [zad_2.$E7]-[zad_2.$C7] &gt; 0); [zad_2.$E7]-[zad_2.$C7]; )" table:style-name="ce1">
            <text:p>139650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34C</text:p>
          </table:table-cell>
          <table:table-cell office:value-type="float" office:value="76648" table:style-name="ce1">
            <text:p>76648</text:p>
          </table:table-cell>
          <table:table-cell office:value-type="float" office:value="81385" table:style-name="ce1">
            <text:p>81385</text:p>
          </table:table-cell>
          <table:table-cell office:value-type="float" office:value="1374708" table:style-name="ce1">
            <text:p>1374708</text:p>
          </table:table-cell>
          <table:table-cell office:value-type="float" office:value="1379567" table:style-name="ce1">
            <text:p>1379567</text:p>
          </table:table-cell>
          <table:table-cell office:value-type="string" office:string-value="C" table:formula="of:=RIGHT([.A8]; 1)" table:style-name="ce1">
            <text:p>C</text:p>
          </table:table-cell>
          <table:table-cell office:value-type="float" office:value="1298060" table:formula="of:=IF( AND([zad_2.$D8]-[zad_2.$B8] &gt; 0; [zad_2.$E8]-[zad_2.$C8] &gt; 0); [zad_2.$D8]-[zad_2.$B8]; )" table:style-name="ce1">
            <text:p>1298060</text:p>
          </table:table-cell>
          <table:table-cell office:value-type="float" office:value="1298182" table:formula="of:=IF(AND([zad_2.$D8]-[zad_2.$B8] &gt; 0; [zad_2.$E8]-[zad_2.$C8] &gt; 0); [zad_2.$E8]-[zad_2.$C8]; )" table:style-name="ce1">
            <text:p>129818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25B</text:p>
          </table:table-cell>
          <table:table-cell office:value-type="float" office:value="450192" table:style-name="ce1">
            <text:p>450192</text:p>
          </table:table-cell>
          <table:table-cell office:value-type="float" office:value="434755" table:style-name="ce1">
            <text:p>434755</text:p>
          </table:table-cell>
          <table:table-cell office:value-type="float" office:value="1656446" table:style-name="ce1">
            <text:p>1656446</text:p>
          </table:table-cell>
          <table:table-cell office:value-type="float" office:value="1691000" table:style-name="ce1">
            <text:p>1691000</text:p>
          </table:table-cell>
          <table:table-cell office:value-type="string" office:string-value="B" table:formula="of:=RIGHT([.A9]; 1)" table:style-name="ce1">
            <text:p>B</text:p>
          </table:table-cell>
          <table:table-cell office:value-type="float" office:value="1206254" table:formula="of:=IF( AND([zad_2.$D9]-[zad_2.$B9] &gt; 0; [zad_2.$E9]-[zad_2.$C9] &gt; 0); [zad_2.$D9]-[zad_2.$B9]; )" table:style-name="ce1">
            <text:p>1206254</text:p>
          </table:table-cell>
          <table:table-cell office:value-type="float" office:value="1256245" table:formula="of:=IF(AND([zad_2.$D9]-[zad_2.$B9] &gt; 0; [zad_2.$E9]-[zad_2.$C9] &gt; 0); [zad_2.$E9]-[zad_2.$C9]; )" table:style-name="ce1">
            <text:p>125624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32D</text:p>
          </table:table-cell>
          <table:table-cell office:value-type="float" office:value="992523" table:style-name="ce1">
            <text:p>992523</text:p>
          </table:table-cell>
          <table:table-cell office:value-type="float" office:value="1028501" table:style-name="ce1">
            <text:p>1028501</text:p>
          </table:table-cell>
          <table:table-cell office:value-type="float" office:value="1995446" table:style-name="ce1">
            <text:p>1995446</text:p>
          </table:table-cell>
          <table:table-cell office:value-type="float" office:value="1860524" table:style-name="ce1">
            <text:p>1860524</text:p>
          </table:table-cell>
          <table:table-cell office:value-type="string" office:string-value="D" table:formula="of:=RIGHT([.A10]; 1)" table:style-name="ce1">
            <text:p>D</text:p>
          </table:table-cell>
          <table:table-cell office:value-type="float" office:value="1002923" table:formula="of:=IF( AND([zad_2.$D10]-[zad_2.$B10] &gt; 0; [zad_2.$E10]-[zad_2.$C10] &gt; 0); [zad_2.$D10]-[zad_2.$B10]; )" table:style-name="ce1">
            <text:p>1002923</text:p>
          </table:table-cell>
          <table:table-cell office:value-type="float" office:value="832023" table:formula="of:=IF(AND([zad_2.$D10]-[zad_2.$B10] &gt; 0; [zad_2.$E10]-[zad_2.$C10] &gt; 0); [zad_2.$E10]-[zad_2.$C10]; )" table:style-name="ce1">
            <text:p>83202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12C</text:p>
          </table:table-cell>
          <table:table-cell office:value-type="float" office:value="3997724" table:style-name="ce1">
            <text:p>3997724</text:p>
          </table:table-cell>
          <table:table-cell office:value-type="float" office:value="3690756" table:style-name="ce1">
            <text:p>3690756</text:p>
          </table:table-cell>
          <table:table-cell office:value-type="float" office:value="4339393" table:style-name="ce1">
            <text:p>4339393</text:p>
          </table:table-cell>
          <table:table-cell office:value-type="float" office:value="4639643" table:style-name="ce1">
            <text:p>4639643</text:p>
          </table:table-cell>
          <table:table-cell office:value-type="string" office:string-value="C" table:formula="of:=RIGHT([.A11]; 1)" table:style-name="ce1">
            <text:p>C</text:p>
          </table:table-cell>
          <table:table-cell office:value-type="float" office:value="341669" table:formula="of:=IF( AND([zad_2.$D11]-[zad_2.$B11] &gt; 0; [zad_2.$E11]-[zad_2.$C11] &gt; 0); [zad_2.$D11]-[zad_2.$B11]; )" table:style-name="ce1">
            <text:p>341669</text:p>
          </table:table-cell>
          <table:table-cell office:value-type="float" office:value="948887" table:formula="of:=IF(AND([zad_2.$D11]-[zad_2.$B11] &gt; 0; [zad_2.$E11]-[zad_2.$C11] &gt; 0); [zad_2.$E11]-[zad_2.$C11]; )" table:style-name="ce1">
            <text:p>94888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08A</text:p>
          </table:table-cell>
          <table:table-cell office:value-type="float" office:value="679557" table:style-name="ce1">
            <text:p>679557</text:p>
          </table:table-cell>
          <table:table-cell office:value-type="float" office:value="655500" table:style-name="ce1">
            <text:p>655500</text:p>
          </table:table-cell>
          <table:table-cell office:value-type="float" office:value="1012012" table:style-name="ce1">
            <text:p>1012012</text:p>
          </table:table-cell>
          <table:table-cell office:value-type="float" office:value="1067022" table:style-name="ce1">
            <text:p>1067022</text:p>
          </table:table-cell>
          <table:table-cell office:value-type="string" office:string-value="A" table:formula="of:=RIGHT([.A12]; 1)" table:style-name="ce1">
            <text:p>A</text:p>
          </table:table-cell>
          <table:table-cell office:value-type="float" office:value="332455" table:formula="of:=IF( AND([zad_2.$D12]-[zad_2.$B12] &gt; 0; [zad_2.$E12]-[zad_2.$C12] &gt; 0); [zad_2.$D12]-[zad_2.$B12]; )" table:style-name="ce1">
            <text:p>332455</text:p>
          </table:table-cell>
          <table:table-cell office:value-type="float" office:value="411522" table:formula="of:=IF(AND([zad_2.$D12]-[zad_2.$B12] &gt; 0; [zad_2.$E12]-[zad_2.$C12] &gt; 0); [zad_2.$E12]-[zad_2.$C12]; )" table:style-name="ce1">
            <text:p>41152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45B</text:p>
          </table:table-cell>
          <table:table-cell office:value-type="float" office:value="1187448" table:style-name="ce1">
            <text:p>1187448</text:p>
          </table:table-cell>
          <table:table-cell office:value-type="float" office:value="1070426" table:style-name="ce1">
            <text:p>1070426</text:p>
          </table:table-cell>
          <table:table-cell office:value-type="float" office:value="1504608" table:style-name="ce1">
            <text:p>1504608</text:p>
          </table:table-cell>
          <table:table-cell office:value-type="float" office:value="1756990" table:style-name="ce1">
            <text:p>1756990</text:p>
          </table:table-cell>
          <table:table-cell office:value-type="string" office:string-value="B" table:formula="of:=RIGHT([.A13]; 1)" table:style-name="ce1">
            <text:p>B</text:p>
          </table:table-cell>
          <table:table-cell office:value-type="float" office:value="317160" table:formula="of:=IF( AND([zad_2.$D13]-[zad_2.$B13] &gt; 0; [zad_2.$E13]-[zad_2.$C13] &gt; 0); [zad_2.$D13]-[zad_2.$B13]; )" table:style-name="ce1">
            <text:p>317160</text:p>
          </table:table-cell>
          <table:table-cell office:value-type="float" office:value="686564" table:formula="of:=IF(AND([zad_2.$D13]-[zad_2.$B13] &gt; 0; [zad_2.$E13]-[zad_2.$C13] &gt; 0); [zad_2.$E13]-[zad_2.$C13]; )" table:style-name="ce1">
            <text:p>68656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06D</text:p>
          </table:table-cell>
          <table:table-cell office:value-type="float" office:value="1846928" table:style-name="ce1">
            <text:p>1846928</text:p>
          </table:table-cell>
          <table:table-cell office:value-type="float" office:value="1851433" table:style-name="ce1">
            <text:p>1851433</text:p>
          </table:table-cell>
          <table:table-cell office:value-type="float" office:value="2125113" table:style-name="ce1">
            <text:p>2125113</text:p>
          </table:table-cell>
          <table:table-cell office:value-type="float" office:value="2028635" table:style-name="ce1">
            <text:p>2028635</text:p>
          </table:table-cell>
          <table:table-cell office:value-type="string" office:string-value="D" table:formula="of:=RIGHT([.A14]; 1)" table:style-name="ce1">
            <text:p>D</text:p>
          </table:table-cell>
          <table:table-cell office:value-type="float" office:value="278185" table:formula="of:=IF( AND([zad_2.$D14]-[zad_2.$B14] &gt; 0; [zad_2.$E14]-[zad_2.$C14] &gt; 0); [zad_2.$D14]-[zad_2.$B14]; )" table:style-name="ce1">
            <text:p>278185</text:p>
          </table:table-cell>
          <table:table-cell office:value-type="float" office:value="177202" table:formula="of:=IF(AND([zad_2.$D14]-[zad_2.$B14] &gt; 0; [zad_2.$E14]-[zad_2.$C14] &gt; 0); [zad_2.$E14]-[zad_2.$C14]; )" table:style-name="ce1">
            <text:p>17720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44C</text:p>
          </table:table-cell>
          <table:table-cell office:value-type="float" office:value="835495" table:style-name="ce1">
            <text:p>835495</text:p>
          </table:table-cell>
          <table:table-cell office:value-type="float" office:value="837746" table:style-name="ce1">
            <text:p>837746</text:p>
          </table:table-cell>
          <table:table-cell office:value-type="float" office:value="1106177" table:style-name="ce1">
            <text:p>1106177</text:p>
          </table:table-cell>
          <table:table-cell office:value-type="float" office:value="917781" table:style-name="ce1">
            <text:p>917781</text:p>
          </table:table-cell>
          <table:table-cell office:value-type="string" office:string-value="C" table:formula="of:=RIGHT([.A15]; 1)" table:style-name="ce1">
            <text:p>C</text:p>
          </table:table-cell>
          <table:table-cell office:value-type="float" office:value="270682" table:formula="of:=IF( AND([zad_2.$D15]-[zad_2.$B15] &gt; 0; [zad_2.$E15]-[zad_2.$C15] &gt; 0); [zad_2.$D15]-[zad_2.$B15]; )" table:style-name="ce1">
            <text:p>270682</text:p>
          </table:table-cell>
          <table:table-cell office:value-type="float" office:value="80035" table:formula="of:=IF(AND([zad_2.$D15]-[zad_2.$B15] &gt; 0; [zad_2.$E15]-[zad_2.$C15] &gt; 0); [zad_2.$E15]-[zad_2.$C15]; )" table:style-name="ce1">
            <text:p>8003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48C</text:p>
          </table:table-cell>
          <table:table-cell office:value-type="float" office:value="2619776" table:style-name="ce1">
            <text:p>2619776</text:p>
          </table:table-cell>
          <table:table-cell office:value-type="float" office:value="2749623" table:style-name="ce1">
            <text:p>2749623</text:p>
          </table:table-cell>
          <table:table-cell office:value-type="float" office:value="2888215" table:style-name="ce1">
            <text:p>2888215</text:p>
          </table:table-cell>
          <table:table-cell office:value-type="float" office:value="2800174" table:style-name="ce1">
            <text:p>2800174</text:p>
          </table:table-cell>
          <table:table-cell office:value-type="string" office:string-value="C" table:formula="of:=RIGHT([.A16]; 1)" table:style-name="ce1">
            <text:p>C</text:p>
          </table:table-cell>
          <table:table-cell office:value-type="float" office:value="268439" table:formula="of:=IF( AND([zad_2.$D16]-[zad_2.$B16] &gt; 0; [zad_2.$E16]-[zad_2.$C16] &gt; 0); [zad_2.$D16]-[zad_2.$B16]; )" table:style-name="ce1">
            <text:p>268439</text:p>
          </table:table-cell>
          <table:table-cell office:value-type="float" office:value="50551" table:formula="of:=IF(AND([zad_2.$D16]-[zad_2.$B16] &gt; 0; [zad_2.$E16]-[zad_2.$C16] &gt; 0); [zad_2.$E16]-[zad_2.$C16]; )" table:style-name="ce1">
            <text:p>5055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16C</text:p>
          </table:table-cell>
          <table:table-cell office:value-type="float" office:value="1367212" table:style-name="ce1">
            <text:p>1367212</text:p>
          </table:table-cell>
          <table:table-cell office:value-type="float" office:value="1361389" table:style-name="ce1">
            <text:p>1361389</text:p>
          </table:table-cell>
          <table:table-cell office:value-type="float" office:value="1572320" table:style-name="ce1">
            <text:p>1572320</text:p>
          </table:table-cell>
          <table:table-cell office:value-type="float" office:value="1836258" table:style-name="ce1">
            <text:p>1836258</text:p>
          </table:table-cell>
          <table:table-cell office:value-type="string" office:string-value="C" table:formula="of:=RIGHT([.A17]; 1)" table:style-name="ce1">
            <text:p>C</text:p>
          </table:table-cell>
          <table:table-cell office:value-type="float" office:value="205108" table:formula="of:=IF( AND([zad_2.$D17]-[zad_2.$B17] &gt; 0; [zad_2.$E17]-[zad_2.$C17] &gt; 0); [zad_2.$D17]-[zad_2.$B17]; )" table:style-name="ce1">
            <text:p>205108</text:p>
          </table:table-cell>
          <table:table-cell office:value-type="float" office:value="474869" table:formula="of:=IF(AND([zad_2.$D17]-[zad_2.$B17] &gt; 0; [zad_2.$E17]-[zad_2.$C17] &gt; 0); [zad_2.$E17]-[zad_2.$C17]; )" table:style-name="ce1">
            <text:p>47486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24C</text:p>
          </table:table-cell>
          <table:table-cell office:value-type="float" office:value="643177" table:style-name="ce1">
            <text:p>643177</text:p>
          </table:table-cell>
          <table:table-cell office:value-type="float" office:value="684187" table:style-name="ce1">
            <text:p>684187</text:p>
          </table:table-cell>
          <table:table-cell office:value-type="float" office:value="796213" table:style-name="ce1">
            <text:p>796213</text:p>
          </table:table-cell>
          <table:table-cell office:value-type="float" office:value="867904" table:style-name="ce1">
            <text:p>867904</text:p>
          </table:table-cell>
          <table:table-cell office:value-type="string" office:string-value="C" table:formula="of:=RIGHT([.A18]; 1)" table:style-name="ce1">
            <text:p>C</text:p>
          </table:table-cell>
          <table:table-cell office:value-type="float" office:value="153036" table:formula="of:=IF( AND([zad_2.$D18]-[zad_2.$B18] &gt; 0; [zad_2.$E18]-[zad_2.$C18] &gt; 0); [zad_2.$D18]-[zad_2.$B18]; )" table:style-name="ce1">
            <text:p>153036</text:p>
          </table:table-cell>
          <table:table-cell office:value-type="float" office:value="183717" table:formula="of:=IF(AND([zad_2.$D18]-[zad_2.$B18] &gt; 0; [zad_2.$E18]-[zad_2.$C18] &gt; 0); [zad_2.$E18]-[zad_2.$C18]; )" table:style-name="ce1">
            <text:p>18371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01D</text:p>
          </table:table-cell>
          <table:table-cell office:value-type="float" office:value="1415007" table:style-name="ce1">
            <text:p>1415007</text:p>
          </table:table-cell>
          <table:table-cell office:value-type="float" office:value="1397195" table:style-name="ce1">
            <text:p>1397195</text:p>
          </table:table-cell>
          <table:table-cell office:value-type="float" office:value="1499070" table:style-name="ce1">
            <text:p>1499070</text:p>
          </table:table-cell>
          <table:table-cell office:value-type="float" office:value="1481105" table:style-name="ce1">
            <text:p>1481105</text:p>
          </table:table-cell>
          <table:table-cell office:value-type="string" office:string-value="D" table:formula="of:=RIGHT([.A19]; 1)" table:style-name="ce1">
            <text:p>D</text:p>
          </table:table-cell>
          <table:table-cell office:value-type="float" office:value="84063" table:formula="of:=IF( AND([zad_2.$D19]-[zad_2.$B19] &gt; 0; [zad_2.$E19]-[zad_2.$C19] &gt; 0); [zad_2.$D19]-[zad_2.$B19]; )" table:style-name="ce1">
            <text:p>84063</text:p>
          </table:table-cell>
          <table:table-cell office:value-type="float" office:value="83910" table:formula="of:=IF(AND([zad_2.$D19]-[zad_2.$B19] &gt; 0; [zad_2.$E19]-[zad_2.$C19] &gt; 0); [zad_2.$E19]-[zad_2.$C19]; )" table:style-name="ce1">
            <text:p>8391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13A</text:p>
          </table:table-cell>
          <table:table-cell office:value-type="float" office:value="996113" table:style-name="ce1">
            <text:p>996113</text:p>
          </table:table-cell>
          <table:table-cell office:value-type="float" office:value="964279" table:style-name="ce1">
            <text:p>964279</text:p>
          </table:table-cell>
          <table:table-cell office:value-type="float" office:value="1012487" table:style-name="ce1">
            <text:p>1012487</text:p>
          </table:table-cell>
          <table:table-cell office:value-type="float" office:value="1128940" table:style-name="ce1">
            <text:p>1128940</text:p>
          </table:table-cell>
          <table:table-cell office:value-type="string" office:string-value="A" table:formula="of:=RIGHT([.A20]; 1)" table:style-name="ce1">
            <text:p>A</text:p>
          </table:table-cell>
          <table:table-cell office:value-type="float" office:value="16374" table:formula="of:=IF( AND([zad_2.$D20]-[zad_2.$B20] &gt; 0; [zad_2.$E20]-[zad_2.$C20] &gt; 0); [zad_2.$D20]-[zad_2.$B20]; )" table:style-name="ce1">
            <text:p>16374</text:p>
          </table:table-cell>
          <table:table-cell office:value-type="float" office:value="164661" table:formula="of:=IF(AND([zad_2.$D20]-[zad_2.$B20] &gt; 0; [zad_2.$E20]-[zad_2.$C20] &gt; 0); [zad_2.$E20]-[zad_2.$C20]; )" table:style-name="ce1">
            <text:p>16466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03C</text:p>
          </table:table-cell>
          <table:table-cell office:value-type="float" office:value="1165105" table:style-name="ce1">
            <text:p>1165105</text:p>
          </table:table-cell>
          <table:table-cell office:value-type="float" office:value="1278732" table:style-name="ce1">
            <text:p>1278732</text:p>
          </table:table-cell>
          <table:table-cell office:value-type="float" office:value="1299953" table:style-name="ce1">
            <text:p>1299953</text:p>
          </table:table-cell>
          <table:table-cell office:value-type="float" office:value="1191621" table:style-name="ce1">
            <text:p>1191621</text:p>
          </table:table-cell>
          <table:table-cell office:value-type="string" office:string-value="C" table:formula="of:=RIGHT([.A21]; 1)" table:style-name="ce1">
            <text:p>C</text:p>
          </table:table-cell>
          <table:table-cell office:value-type="float" office:value="0" table:formula="of:=IF( AND([zad_2.$D21]-[zad_2.$B21] &gt; 0; [zad_2.$E21]-[zad_2.$C21] &gt; 0); [zad_2.$D21]-[zad_2.$B21]; )" table:style-name="ce1">
            <text:p>0</text:p>
          </table:table-cell>
          <table:table-cell office:value-type="float" office:value="0" table:formula="of:=IF(AND([zad_2.$D21]-[zad_2.$B21] &gt; 0; [zad_2.$E21]-[zad_2.$C21] &gt; 0); [zad_2.$E21]-[zad_2.$C21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11D</text:p>
          </table:table-cell>
          <table:table-cell office:value-type="float" office:value="1987047" table:style-name="ce1">
            <text:p>1987047</text:p>
          </table:table-cell>
          <table:table-cell office:value-type="float" office:value="1996208" table:style-name="ce1">
            <text:p>1996208</text:p>
          </table:table-cell>
          <table:table-cell office:value-type="float" office:value="2053892" table:style-name="ce1">
            <text:p>2053892</text:p>
          </table:table-cell>
          <table:table-cell office:value-type="float" office:value="1697247" table:style-name="ce1">
            <text:p>1697247</text:p>
          </table:table-cell>
          <table:table-cell office:value-type="string" office:string-value="D" table:formula="of:=RIGHT([.A22]; 1)" table:style-name="ce1">
            <text:p>D</text:p>
          </table:table-cell>
          <table:table-cell office:value-type="float" office:value="0" table:formula="of:=IF( AND([zad_2.$D22]-[zad_2.$B22] &gt; 0; [zad_2.$E22]-[zad_2.$C22] &gt; 0); [zad_2.$D22]-[zad_2.$B22]; )" table:style-name="ce1">
            <text:p>0</text:p>
          </table:table-cell>
          <table:table-cell office:value-type="float" office:value="0" table:formula="of:=IF(AND([zad_2.$D22]-[zad_2.$B22] &gt; 0; [zad_2.$E22]-[zad_2.$C22] &gt; 0); [zad_2.$E22]-[zad_2.$C22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20C</text:p>
          </table:table-cell>
          <table:table-cell office:value-type="float" office:value="1443351" table:style-name="ce1">
            <text:p>1443351</text:p>
          </table:table-cell>
          <table:table-cell office:value-type="float" office:value="1565539" table:style-name="ce1">
            <text:p>1565539</text:p>
          </table:table-cell>
          <table:table-cell office:value-type="float" office:value="1355276" table:style-name="ce1">
            <text:p>1355276</text:p>
          </table:table-cell>
          <table:table-cell office:value-type="float" office:value="1423414" table:style-name="ce1">
            <text:p>1423414</text:p>
          </table:table-cell>
          <table:table-cell office:value-type="string" office:string-value="C" table:formula="of:=RIGHT([.A23]; 1)" table:style-name="ce1">
            <text:p>C</text:p>
          </table:table-cell>
          <table:table-cell office:value-type="float" office:value="0" table:formula="of:=IF( AND([zad_2.$D23]-[zad_2.$B23] &gt; 0; [zad_2.$E23]-[zad_2.$C23] &gt; 0); [zad_2.$D23]-[zad_2.$B23]; )" table:style-name="ce1">
            <text:p>0</text:p>
          </table:table-cell>
          <table:table-cell office:value-type="float" office:value="0" table:formula="of:=IF(AND([zad_2.$D23]-[zad_2.$B23] &gt; 0; [zad_2.$E23]-[zad_2.$C23] &gt; 0); [zad_2.$E23]-[zad_2.$C23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26C</text:p>
          </table:table-cell>
          <table:table-cell office:value-type="float" office:value="1037774" table:style-name="ce1">
            <text:p>1037774</text:p>
          </table:table-cell>
          <table:table-cell office:value-type="float" office:value="1113789" table:style-name="ce1">
            <text:p>1113789</text:p>
          </table:table-cell>
          <table:table-cell office:value-type="float" office:value="877464" table:style-name="ce1">
            <text:p>877464</text:p>
          </table:table-cell>
          <table:table-cell office:value-type="float" office:value="990837" table:style-name="ce1">
            <text:p>990837</text:p>
          </table:table-cell>
          <table:table-cell office:value-type="string" office:string-value="C" table:formula="of:=RIGHT([.A24]; 1)" table:style-name="ce1">
            <text:p>C</text:p>
          </table:table-cell>
          <table:table-cell office:value-type="float" office:value="0" table:formula="of:=IF( AND([zad_2.$D24]-[zad_2.$B24] &gt; 0; [zad_2.$E24]-[zad_2.$C24] &gt; 0); [zad_2.$D24]-[zad_2.$B24]; )" table:style-name="ce1">
            <text:p>0</text:p>
          </table:table-cell>
          <table:table-cell office:value-type="float" office:value="0" table:formula="of:=IF(AND([zad_2.$D24]-[zad_2.$B24] &gt; 0; [zad_2.$E24]-[zad_2.$C24] &gt; 0); [zad_2.$E24]-[zad_2.$C24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02D</text:p>
          </table:table-cell>
          <table:table-cell office:value-type="float" office:value="1711390" table:style-name="ce1">
            <text:p>1711390</text:p>
          </table:table-cell>
          <table:table-cell office:value-type="float" office:value="1641773" table:style-name="ce1">
            <text:p>1641773</text:p>
          </table:table-cell>
          <table:table-cell office:value-type="float" office:value="1522030" table:style-name="ce1">
            <text:p>1522030</text:p>
          </table:table-cell>
          <table:table-cell office:value-type="float" office:value="1618733" table:style-name="ce1">
            <text:p>1618733</text:p>
          </table:table-cell>
          <table:table-cell office:value-type="string" office:string-value="D" table:formula="of:=RIGHT([.A25]; 1)" table:style-name="ce1">
            <text:p>D</text:p>
          </table:table-cell>
          <table:table-cell office:value-type="float" office:value="0" table:formula="of:=IF( AND([zad_2.$D25]-[zad_2.$B25] &gt; 0; [zad_2.$E25]-[zad_2.$C25] &gt; 0); [zad_2.$D25]-[zad_2.$B25]; )" table:style-name="ce1">
            <text:p>0</text:p>
          </table:table-cell>
          <table:table-cell office:value-type="float" office:value="0" table:formula="of:=IF(AND([zad_2.$D25]-[zad_2.$B25] &gt; 0; [zad_2.$E25]-[zad_2.$C25] &gt; 0); [zad_2.$E25]-[zad_2.$C25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14A</text:p>
          </table:table-cell>
          <table:table-cell office:value-type="float" office:value="1143634" table:style-name="ce1">
            <text:p>1143634</text:p>
          </table:table-cell>
          <table:table-cell office:value-type="float" office:value="1033836" table:style-name="ce1">
            <text:p>1033836</text:p>
          </table:table-cell>
          <table:table-cell office:value-type="float" office:value="909534" table:style-name="ce1">
            <text:p>909534</text:p>
          </table:table-cell>
          <table:table-cell office:value-type="float" office:value="856349" table:style-name="ce1">
            <text:p>856349</text:p>
          </table:table-cell>
          <table:table-cell office:value-type="string" office:string-value="A" table:formula="of:=RIGHT([.A26]; 1)" table:style-name="ce1">
            <text:p>A</text:p>
          </table:table-cell>
          <table:table-cell office:value-type="float" office:value="0" table:formula="of:=IF( AND([zad_2.$D26]-[zad_2.$B26] &gt; 0; [zad_2.$E26]-[zad_2.$C26] &gt; 0); [zad_2.$D26]-[zad_2.$B26]; )" table:style-name="ce1">
            <text:p>0</text:p>
          </table:table-cell>
          <table:table-cell office:value-type="float" office:value="0" table:formula="of:=IF(AND([zad_2.$D26]-[zad_2.$B26] &gt; 0; [zad_2.$E26]-[zad_2.$C26] &gt; 0); [zad_2.$E26]-[zad_2.$C26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07B</text:p>
          </table:table-cell>
          <table:table-cell office:value-type="float" office:value="3841577" table:style-name="ce1">
            <text:p>3841577</text:p>
          </table:table-cell>
          <table:table-cell office:value-type="float" office:value="3848394" table:style-name="ce1">
            <text:p>3848394</text:p>
          </table:table-cell>
          <table:table-cell office:value-type="float" office:value="3595975" table:style-name="ce1">
            <text:p>3595975</text:p>
          </table:table-cell>
          <table:table-cell office:value-type="float" office:value="3123039" table:style-name="ce1">
            <text:p>3123039</text:p>
          </table:table-cell>
          <table:table-cell office:value-type="string" office:string-value="B" table:formula="of:=RIGHT([.A27]; 1)" table:style-name="ce1">
            <text:p>B</text:p>
          </table:table-cell>
          <table:table-cell office:value-type="float" office:value="0" table:formula="of:=IF( AND([zad_2.$D27]-[zad_2.$B27] &gt; 0; [zad_2.$E27]-[zad_2.$C27] &gt; 0); [zad_2.$D27]-[zad_2.$B27]; )" table:style-name="ce1">
            <text:p>0</text:p>
          </table:table-cell>
          <table:table-cell office:value-type="float" office:value="0" table:formula="of:=IF(AND([zad_2.$D27]-[zad_2.$B27] &gt; 0; [zad_2.$E27]-[zad_2.$C27] &gt; 0); [zad_2.$E27]-[zad_2.$C27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04D</text:p>
          </table:table-cell>
          <table:table-cell office:value-type="float" office:value="949065" table:style-name="ce1">
            <text:p>949065</text:p>
          </table:table-cell>
          <table:table-cell office:value-type="float" office:value="1026050" table:style-name="ce1">
            <text:p>1026050</text:p>
          </table:table-cell>
          <table:table-cell office:value-type="float" office:value="688027" table:style-name="ce1">
            <text:p>688027</text:p>
          </table:table-cell>
          <table:table-cell office:value-type="float" office:value="723233" table:style-name="ce1">
            <text:p>723233</text:p>
          </table:table-cell>
          <table:table-cell office:value-type="string" office:string-value="D" table:formula="of:=RIGHT([.A28]; 1)" table:style-name="ce1">
            <text:p>D</text:p>
          </table:table-cell>
          <table:table-cell office:value-type="float" office:value="0" table:formula="of:=IF( AND([zad_2.$D28]-[zad_2.$B28] &gt; 0; [zad_2.$E28]-[zad_2.$C28] &gt; 0); [zad_2.$D28]-[zad_2.$B28]; )" table:style-name="ce1">
            <text:p>0</text:p>
          </table:table-cell>
          <table:table-cell office:value-type="float" office:value="0" table:formula="of:=IF(AND([zad_2.$D28]-[zad_2.$B28] &gt; 0; [zad_2.$E28]-[zad_2.$C28] &gt; 0); [zad_2.$E28]-[zad_2.$C28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37A</text:p>
          </table:table-cell>
          <table:table-cell office:value-type="float" office:value="1506541" table:style-name="ce1">
            <text:p>1506541</text:p>
          </table:table-cell>
          <table:table-cell office:value-type="float" office:value="1414887" table:style-name="ce1">
            <text:p>1414887</text:p>
          </table:table-cell>
          <table:table-cell office:value-type="float" office:value="1216612" table:style-name="ce1">
            <text:p>1216612</text:p>
          </table:table-cell>
          <table:table-cell office:value-type="float" office:value="1166775" table:style-name="ce1">
            <text:p>1166775</text:p>
          </table:table-cell>
          <table:table-cell office:value-type="string" office:string-value="A" table:formula="of:=RIGHT([.A29]; 1)" table:style-name="ce1">
            <text:p>A</text:p>
          </table:table-cell>
          <table:table-cell office:value-type="float" office:value="0" table:formula="of:=IF( AND([zad_2.$D29]-[zad_2.$B29] &gt; 0; [zad_2.$E29]-[zad_2.$C29] &gt; 0); [zad_2.$D29]-[zad_2.$B29]; )" table:style-name="ce1">
            <text:p>0</text:p>
          </table:table-cell>
          <table:table-cell office:value-type="float" office:value="0" table:formula="of:=IF(AND([zad_2.$D29]-[zad_2.$B29] &gt; 0; [zad_2.$E29]-[zad_2.$C29] &gt; 0); [zad_2.$E29]-[zad_2.$C29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10C</text:p>
          </table:table-cell>
          <table:table-cell office:value-type="float" office:value="1157622" table:style-name="ce1">
            <text:p>1157622</text:p>
          </table:table-cell>
          <table:table-cell office:value-type="float" office:value="1182345" table:style-name="ce1">
            <text:p>1182345</text:p>
          </table:table-cell>
          <table:table-cell office:value-type="float" office:value="830785" table:style-name="ce1">
            <text:p>830785</text:p>
          </table:table-cell>
          <table:table-cell office:value-type="float" office:value="833779" table:style-name="ce1">
            <text:p>833779</text:p>
          </table:table-cell>
          <table:table-cell office:value-type="string" office:string-value="C" table:formula="of:=RIGHT([.A30]; 1)" table:style-name="ce1">
            <text:p>C</text:p>
          </table:table-cell>
          <table:table-cell office:value-type="float" office:value="0" table:formula="of:=IF( AND([zad_2.$D30]-[zad_2.$B30] &gt; 0; [zad_2.$E30]-[zad_2.$C30] &gt; 0); [zad_2.$D30]-[zad_2.$B30]; )" table:style-name="ce1">
            <text:p>0</text:p>
          </table:table-cell>
          <table:table-cell office:value-type="float" office:value="0" table:formula="of:=IF(AND([zad_2.$D30]-[zad_2.$B30] &gt; 0; [zad_2.$E30]-[zad_2.$C30] &gt; 0); [zad_2.$E30]-[zad_2.$C30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31C</text:p>
          </table:table-cell>
          <table:table-cell office:value-type="float" office:value="1938122" table:style-name="ce1">
            <text:p>1938122</text:p>
          </table:table-cell>
          <table:table-cell office:value-type="float" office:value="1816647" table:style-name="ce1">
            <text:p>1816647</text:p>
          </table:table-cell>
          <table:table-cell office:value-type="float" office:value="1602356" table:style-name="ce1">
            <text:p>1602356</text:p>
          </table:table-cell>
          <table:table-cell office:value-type="float" office:value="1875221" table:style-name="ce1">
            <text:p>1875221</text:p>
          </table:table-cell>
          <table:table-cell office:value-type="string" office:string-value="C" table:formula="of:=RIGHT([.A31]; 1)" table:style-name="ce1">
            <text:p>C</text:p>
          </table:table-cell>
          <table:table-cell office:value-type="float" office:value="0" table:formula="of:=IF( AND([zad_2.$D31]-[zad_2.$B31] &gt; 0; [zad_2.$E31]-[zad_2.$C31] &gt; 0); [zad_2.$D31]-[zad_2.$B31]; )" table:style-name="ce1">
            <text:p>0</text:p>
          </table:table-cell>
          <table:table-cell office:value-type="float" office:value="0" table:formula="of:=IF(AND([zad_2.$D31]-[zad_2.$B31] &gt; 0; [zad_2.$E31]-[zad_2.$C31] &gt; 0); [zad_2.$E31]-[zad_2.$C31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29A</text:p>
          </table:table-cell>
          <table:table-cell office:value-type="float" office:value="1859691" table:style-name="ce1">
            <text:p>1859691</text:p>
          </table:table-cell>
          <table:table-cell office:value-type="float" office:value="1844250" table:style-name="ce1">
            <text:p>1844250</text:p>
          </table:table-cell>
          <table:table-cell office:value-type="float" office:value="1460134" table:style-name="ce1">
            <text:p>1460134</text:p>
          </table:table-cell>
          <table:table-cell office:value-type="float" office:value="1585258" table:style-name="ce1">
            <text:p>1585258</text:p>
          </table:table-cell>
          <table:table-cell office:value-type="string" office:string-value="A" table:formula="of:=RIGHT([.A32]; 1)" table:style-name="ce1">
            <text:p>A</text:p>
          </table:table-cell>
          <table:table-cell office:value-type="float" office:value="0" table:formula="of:=IF( AND([zad_2.$D32]-[zad_2.$B32] &gt; 0; [zad_2.$E32]-[zad_2.$C32] &gt; 0); [zad_2.$D32]-[zad_2.$B32]; )" table:style-name="ce1">
            <text:p>0</text:p>
          </table:table-cell>
          <table:table-cell office:value-type="float" office:value="0" table:formula="of:=IF(AND([zad_2.$D32]-[zad_2.$B32] &gt; 0; [zad_2.$E32]-[zad_2.$C32] &gt; 0); [zad_2.$E32]-[zad_2.$C32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23B</text:p>
          </table:table-cell>
          <table:table-cell office:value-type="float" office:value="2166753" table:style-name="ce1">
            <text:p>2166753</text:p>
          </table:table-cell>
          <table:table-cell office:value-type="float" office:value="2338698" table:style-name="ce1">
            <text:p>2338698</text:p>
          </table:table-cell>
          <table:table-cell office:value-type="float" office:value="1681433" table:style-name="ce1">
            <text:p>1681433</text:p>
          </table:table-cell>
          <table:table-cell office:value-type="float" office:value="1592443" table:style-name="ce1">
            <text:p>1592443</text:p>
          </table:table-cell>
          <table:table-cell office:value-type="string" office:string-value="B" table:formula="of:=RIGHT([.A33]; 1)" table:style-name="ce1">
            <text:p>B</text:p>
          </table:table-cell>
          <table:table-cell office:value-type="float" office:value="0" table:formula="of:=IF( AND([zad_2.$D33]-[zad_2.$B33] &gt; 0; [zad_2.$E33]-[zad_2.$C33] &gt; 0); [zad_2.$D33]-[zad_2.$B33]; )" table:style-name="ce1">
            <text:p>0</text:p>
          </table:table-cell>
          <table:table-cell office:value-type="float" office:value="0" table:formula="of:=IF(AND([zad_2.$D33]-[zad_2.$B33] &gt; 0; [zad_2.$E33]-[zad_2.$C33] &gt; 0); [zad_2.$E33]-[zad_2.$C33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15A</text:p>
          </table:table-cell>
          <table:table-cell office:value-type="float" office:value="2549276" table:style-name="ce1">
            <text:p>2549276</text:p>
          </table:table-cell>
          <table:table-cell office:value-type="float" office:value="2584751" table:style-name="ce1">
            <text:p>2584751</text:p>
          </table:table-cell>
          <table:table-cell office:value-type="float" office:value="2033079" table:style-name="ce1">
            <text:p>2033079</text:p>
          </table:table-cell>
          <table:table-cell office:value-type="float" office:value="2066918" table:style-name="ce1">
            <text:p>2066918</text:p>
          </table:table-cell>
          <table:table-cell office:value-type="string" office:string-value="A" table:formula="of:=RIGHT([.A34]; 1)" table:style-name="ce1">
            <text:p>A</text:p>
          </table:table-cell>
          <table:table-cell office:value-type="float" office:value="0" table:formula="of:=IF( AND([zad_2.$D34]-[zad_2.$B34] &gt; 0; [zad_2.$E34]-[zad_2.$C34] &gt; 0); [zad_2.$D34]-[zad_2.$B34]; )" table:style-name="ce1">
            <text:p>0</text:p>
          </table:table-cell>
          <table:table-cell office:value-type="float" office:value="0" table:formula="of:=IF(AND([zad_2.$D34]-[zad_2.$B34] &gt; 0; [zad_2.$E34]-[zad_2.$C34] &gt; 0); [zad_2.$E34]-[zad_2.$C34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09C</text:p>
          </table:table-cell>
          <table:table-cell office:value-type="float" office:value="1660998" table:style-name="ce1">
            <text:p>1660998</text:p>
          </table:table-cell>
          <table:table-cell office:value-type="float" office:value="1630345" table:style-name="ce1">
            <text:p>1630345</text:p>
          </table:table-cell>
          <table:table-cell office:value-type="float" office:value="1130119" table:style-name="ce1">
            <text:p>1130119</text:p>
          </table:table-cell>
          <table:table-cell office:value-type="float" office:value="1080238" table:style-name="ce1">
            <text:p>1080238</text:p>
          </table:table-cell>
          <table:table-cell office:value-type="string" office:string-value="C" table:formula="of:=RIGHT([.A35]; 1)" table:style-name="ce1">
            <text:p>C</text:p>
          </table:table-cell>
          <table:table-cell office:value-type="float" office:value="0" table:formula="of:=IF( AND([zad_2.$D35]-[zad_2.$B35] &gt; 0; [zad_2.$E35]-[zad_2.$C35] &gt; 0); [zad_2.$D35]-[zad_2.$B35]; )" table:style-name="ce1">
            <text:p>0</text:p>
          </table:table-cell>
          <table:table-cell office:value-type="float" office:value="0" table:formula="of:=IF(AND([zad_2.$D35]-[zad_2.$B35] &gt; 0; [zad_2.$E35]-[zad_2.$C35] &gt; 0); [zad_2.$E35]-[zad_2.$C35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05A</text:p>
          </table:table-cell>
          <table:table-cell office:value-type="float" office:value="2436107" table:style-name="ce1">
            <text:p>2436107</text:p>
          </table:table-cell>
          <table:table-cell office:value-type="float" office:value="2228622" table:style-name="ce1">
            <text:p>2228622</text:p>
          </table:table-cell>
          <table:table-cell office:value-type="float" office:value="1831600" table:style-name="ce1">
            <text:p>1831600</text:p>
          </table:table-cell>
          <table:table-cell office:value-type="float" office:value="1960624" table:style-name="ce1">
            <text:p>1960624</text:p>
          </table:table-cell>
          <table:table-cell office:value-type="string" office:string-value="A" table:formula="of:=RIGHT([.A36]; 1)" table:style-name="ce1">
            <text:p>A</text:p>
          </table:table-cell>
          <table:table-cell office:value-type="float" office:value="0" table:formula="of:=IF( AND([zad_2.$D36]-[zad_2.$B36] &gt; 0; [zad_2.$E36]-[zad_2.$C36] &gt; 0); [zad_2.$D36]-[zad_2.$B36]; )" table:style-name="ce1">
            <text:p>0</text:p>
          </table:table-cell>
          <table:table-cell office:value-type="float" office:value="0" table:formula="of:=IF(AND([zad_2.$D36]-[zad_2.$B36] &gt; 0; [zad_2.$E36]-[zad_2.$C36] &gt; 0); [zad_2.$E36]-[zad_2.$C36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50B</text:p>
          </table:table-cell>
          <table:table-cell office:value-type="float" office:value="2494207" table:style-name="ce1">
            <text:p>2494207</text:p>
          </table:table-cell>
          <table:table-cell office:value-type="float" office:value="2625207" table:style-name="ce1">
            <text:p>2625207</text:p>
          </table:table-cell>
          <table:table-cell office:value-type="float" office:value="1796293" table:style-name="ce1">
            <text:p>1796293</text:p>
          </table:table-cell>
          <table:table-cell office:value-type="float" office:value="1853602" table:style-name="ce1">
            <text:p>1853602</text:p>
          </table:table-cell>
          <table:table-cell office:value-type="string" office:string-value="B" table:formula="of:=RIGHT([.A37]; 1)" table:style-name="ce1">
            <text:p>B</text:p>
          </table:table-cell>
          <table:table-cell office:value-type="float" office:value="0" table:formula="of:=IF( AND([zad_2.$D37]-[zad_2.$B37] &gt; 0; [zad_2.$E37]-[zad_2.$C37] &gt; 0); [zad_2.$D37]-[zad_2.$B37]; )" table:style-name="ce1">
            <text:p>0</text:p>
          </table:table-cell>
          <table:table-cell office:value-type="float" office:value="0" table:formula="of:=IF(AND([zad_2.$D37]-[zad_2.$B37] &gt; 0; [zad_2.$E37]-[zad_2.$C37] &gt; 0); [zad_2.$E37]-[zad_2.$C37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18D</text:p>
          </table:table-cell>
          <table:table-cell office:value-type="float" office:value="1334060" table:style-name="ce1">
            <text:p>1334060</text:p>
          </table:table-cell>
          <table:table-cell office:value-type="float" office:value="1395231" table:style-name="ce1">
            <text:p>1395231</text:p>
          </table:table-cell>
          <table:table-cell office:value-type="float" office:value="578655" table:style-name="ce1">
            <text:p>578655</text:p>
          </table:table-cell>
          <table:table-cell office:value-type="float" office:value="677663" table:style-name="ce1">
            <text:p>677663</text:p>
          </table:table-cell>
          <table:table-cell office:value-type="string" office:string-value="D" table:formula="of:=RIGHT([.A38]; 1)" table:style-name="ce1">
            <text:p>D</text:p>
          </table:table-cell>
          <table:table-cell office:value-type="float" office:value="0" table:formula="of:=IF( AND([zad_2.$D38]-[zad_2.$B38] &gt; 0; [zad_2.$E38]-[zad_2.$C38] &gt; 0); [zad_2.$D38]-[zad_2.$B38]; )" table:style-name="ce1">
            <text:p>0</text:p>
          </table:table-cell>
          <table:table-cell office:value-type="float" office:value="0" table:formula="of:=IF(AND([zad_2.$D38]-[zad_2.$B38] &gt; 0; [zad_2.$E38]-[zad_2.$C38] &gt; 0); [zad_2.$E38]-[zad_2.$C38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17A</text:p>
          </table:table-cell>
          <table:table-cell office:value-type="float" office:value="2567464" table:style-name="ce1">
            <text:p>2567464</text:p>
          </table:table-cell>
          <table:table-cell office:value-type="float" office:value="2441857" table:style-name="ce1">
            <text:p>2441857</text:p>
          </table:table-cell>
          <table:table-cell office:value-type="float" office:value="1524132" table:style-name="ce1">
            <text:p>1524132</text:p>
          </table:table-cell>
          <table:table-cell office:value-type="float" office:value="1496810" table:style-name="ce1">
            <text:p>1496810</text:p>
          </table:table-cell>
          <table:table-cell office:value-type="string" office:string-value="A" table:formula="of:=RIGHT([.A39]; 1)" table:style-name="ce1">
            <text:p>A</text:p>
          </table:table-cell>
          <table:table-cell office:value-type="float" office:value="0" table:formula="of:=IF( AND([zad_2.$D39]-[zad_2.$B39] &gt; 0; [zad_2.$E39]-[zad_2.$C39] &gt; 0); [zad_2.$D39]-[zad_2.$B39]; )" table:style-name="ce1">
            <text:p>0</text:p>
          </table:table-cell>
          <table:table-cell office:value-type="float" office:value="0" table:formula="of:=IF(AND([zad_2.$D39]-[zad_2.$B39] &gt; 0; [zad_2.$E39]-[zad_2.$C39] &gt; 0); [zad_2.$E39]-[zad_2.$C39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38B</text:p>
          </table:table-cell>
          <table:table-cell office:value-type="float" office:value="1598886" table:style-name="ce1">
            <text:p>1598886</text:p>
          </table:table-cell>
          <table:table-cell office:value-type="float" office:value="1687917" table:style-name="ce1">
            <text:p>1687917</text:p>
          </table:table-cell>
          <table:table-cell office:value-type="float" office:value="449788" table:style-name="ce1">
            <text:p>449788</text:p>
          </table:table-cell>
          <table:table-cell office:value-type="float" office:value="427615" table:style-name="ce1">
            <text:p>427615</text:p>
          </table:table-cell>
          <table:table-cell office:value-type="string" office:string-value="B" table:formula="of:=RIGHT([.A40]; 1)" table:style-name="ce1">
            <text:p>B</text:p>
          </table:table-cell>
          <table:table-cell office:value-type="float" office:value="0" table:formula="of:=IF( AND([zad_2.$D40]-[zad_2.$B40] &gt; 0; [zad_2.$E40]-[zad_2.$C40] &gt; 0); [zad_2.$D40]-[zad_2.$B40]; )" table:style-name="ce1">
            <text:p>0</text:p>
          </table:table-cell>
          <table:table-cell office:value-type="float" office:value="0" table:formula="of:=IF(AND([zad_2.$D40]-[zad_2.$B40] &gt; 0; [zad_2.$E40]-[zad_2.$C40] &gt; 0); [zad_2.$E40]-[zad_2.$C40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27C</text:p>
          </table:table-cell>
          <table:table-cell office:value-type="float" office:value="2351213" table:style-name="ce1">
            <text:p>2351213</text:p>
          </table:table-cell>
          <table:table-cell office:value-type="float" office:value="2358482" table:style-name="ce1">
            <text:p>2358482</text:p>
          </table:table-cell>
          <table:table-cell office:value-type="float" office:value="1098384" table:style-name="ce1">
            <text:p>1098384</text:p>
          </table:table-cell>
          <table:table-cell office:value-type="float" office:value="1121488" table:style-name="ce1">
            <text:p>1121488</text:p>
          </table:table-cell>
          <table:table-cell office:value-type="string" office:string-value="C" table:formula="of:=RIGHT([.A41]; 1)" table:style-name="ce1">
            <text:p>C</text:p>
          </table:table-cell>
          <table:table-cell office:value-type="float" office:value="0" table:formula="of:=IF( AND([zad_2.$D41]-[zad_2.$B41] &gt; 0; [zad_2.$E41]-[zad_2.$C41] &gt; 0); [zad_2.$D41]-[zad_2.$B41]; )" table:style-name="ce1">
            <text:p>0</text:p>
          </table:table-cell>
          <table:table-cell office:value-type="float" office:value="0" table:formula="of:=IF(AND([zad_2.$D41]-[zad_2.$B41] &gt; 0; [zad_2.$E41]-[zad_2.$C41] &gt; 0); [zad_2.$E41]-[zad_2.$C41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19C</text:p>
          </table:table-cell>
          <table:table-cell office:value-type="float" office:value="2976209" table:style-name="ce1">
            <text:p>2976209</text:p>
          </table:table-cell>
          <table:table-cell office:value-type="float" office:value="3199665" table:style-name="ce1">
            <text:p>3199665</text:p>
          </table:table-cell>
          <table:table-cell office:value-type="float" office:value="1666477" table:style-name="ce1">
            <text:p>1666477</text:p>
          </table:table-cell>
          <table:table-cell office:value-type="float" office:value="1759240" table:style-name="ce1">
            <text:p>1759240</text:p>
          </table:table-cell>
          <table:table-cell office:value-type="string" office:string-value="C" table:formula="of:=RIGHT([.A42]; 1)" table:style-name="ce1">
            <text:p>C</text:p>
          </table:table-cell>
          <table:table-cell office:value-type="float" office:value="0" table:formula="of:=IF( AND([zad_2.$D42]-[zad_2.$B42] &gt; 0; [zad_2.$E42]-[zad_2.$C42] &gt; 0); [zad_2.$D42]-[zad_2.$B42]; )" table:style-name="ce1">
            <text:p>0</text:p>
          </table:table-cell>
          <table:table-cell office:value-type="float" office:value="0" table:formula="of:=IF(AND([zad_2.$D42]-[zad_2.$B42] &gt; 0; [zad_2.$E42]-[zad_2.$C42] &gt; 0); [zad_2.$E42]-[zad_2.$C42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35C</text:p>
          </table:table-cell>
          <table:table-cell office:value-type="float" office:value="2574432" table:style-name="ce1">
            <text:p>2574432</text:p>
          </table:table-cell>
          <table:table-cell office:value-type="float" office:value="2409710" table:style-name="ce1">
            <text:p>2409710</text:p>
          </table:table-cell>
          <table:table-cell office:value-type="float" office:value="987486" table:style-name="ce1">
            <text:p>987486</text:p>
          </table:table-cell>
          <table:table-cell office:value-type="float" office:value="999043" table:style-name="ce1">
            <text:p>999043</text:p>
          </table:table-cell>
          <table:table-cell office:value-type="string" office:string-value="C" table:formula="of:=RIGHT([.A43]; 1)" table:style-name="ce1">
            <text:p>C</text:p>
          </table:table-cell>
          <table:table-cell office:value-type="float" office:value="0" table:formula="of:=IF( AND([zad_2.$D43]-[zad_2.$B43] &gt; 0; [zad_2.$E43]-[zad_2.$C43] &gt; 0); [zad_2.$D43]-[zad_2.$B43]; )" table:style-name="ce1">
            <text:p>0</text:p>
          </table:table-cell>
          <table:table-cell office:value-type="float" office:value="0" table:formula="of:=IF(AND([zad_2.$D43]-[zad_2.$B43] &gt; 0; [zad_2.$E43]-[zad_2.$C43] &gt; 0); [zad_2.$E43]-[zad_2.$C43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36B</text:p>
          </table:table-cell>
          <table:table-cell office:value-type="float" office:value="1778590" table:style-name="ce1">
            <text:p>1778590</text:p>
          </table:table-cell>
          <table:table-cell office:value-type="float" office:value="1874844" table:style-name="ce1">
            <text:p>1874844</text:p>
          </table:table-cell>
          <table:table-cell office:value-type="float" office:value="111191" table:style-name="ce1">
            <text:p>111191</text:p>
          </table:table-cell>
          <table:table-cell office:value-type="float" office:value="117846" table:style-name="ce1">
            <text:p>117846</text:p>
          </table:table-cell>
          <table:table-cell office:value-type="string" office:string-value="B" table:formula="of:=RIGHT([.A44]; 1)" table:style-name="ce1">
            <text:p>B</text:p>
          </table:table-cell>
          <table:table-cell office:value-type="float" office:value="0" table:formula="of:=IF( AND([zad_2.$D44]-[zad_2.$B44] &gt; 0; [zad_2.$E44]-[zad_2.$C44] &gt; 0); [zad_2.$D44]-[zad_2.$B44]; )" table:style-name="ce1">
            <text:p>0</text:p>
          </table:table-cell>
          <table:table-cell office:value-type="float" office:value="0" table:formula="of:=IF(AND([zad_2.$D44]-[zad_2.$B44] &gt; 0; [zad_2.$E44]-[zad_2.$C44] &gt; 0); [zad_2.$E44]-[zad_2.$C44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42B</text:p>
          </table:table-cell>
          <table:table-cell office:value-type="float" office:value="2346640" table:style-name="ce1">
            <text:p>2346640</text:p>
          </table:table-cell>
          <table:table-cell office:value-type="float" office:value="2197559" table:style-name="ce1">
            <text:p>2197559</text:p>
          </table:table-cell>
          <table:table-cell office:value-type="float" office:value="373470" table:style-name="ce1">
            <text:p>373470</text:p>
          </table:table-cell>
          <table:table-cell office:value-type="float" office:value="353365" table:style-name="ce1">
            <text:p>353365</text:p>
          </table:table-cell>
          <table:table-cell office:value-type="string" office:string-value="B" table:formula="of:=RIGHT([.A45]; 1)" table:style-name="ce1">
            <text:p>B</text:p>
          </table:table-cell>
          <table:table-cell office:value-type="float" office:value="0" table:formula="of:=IF( AND([zad_2.$D45]-[zad_2.$B45] &gt; 0; [zad_2.$E45]-[zad_2.$C45] &gt; 0); [zad_2.$D45]-[zad_2.$B45]; )" table:style-name="ce1">
            <text:p>0</text:p>
          </table:table-cell>
          <table:table-cell office:value-type="float" office:value="0" table:formula="of:=IF(AND([zad_2.$D45]-[zad_2.$B45] &gt; 0; [zad_2.$E45]-[zad_2.$C45] &gt; 0); [zad_2.$E45]-[zad_2.$C45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41D</text:p>
          </table:table-cell>
          <table:table-cell office:value-type="float" office:value="2115336" table:style-name="ce1">
            <text:p>2115336</text:p>
          </table:table-cell>
          <table:table-cell office:value-type="float" office:value="2202769" table:style-name="ce1">
            <text:p>2202769</text:p>
          </table:table-cell>
          <table:table-cell office:value-type="float" office:value="15339" table:style-name="ce1">
            <text:p>15339</text:p>
          </table:table-cell>
          <table:table-cell office:value-type="float" office:value="14652" table:style-name="ce1">
            <text:p>14652</text:p>
          </table:table-cell>
          <table:table-cell office:value-type="string" office:string-value="D" table:formula="of:=RIGHT([.A46]; 1)" table:style-name="ce1">
            <text:p>D</text:p>
          </table:table-cell>
          <table:table-cell office:value-type="float" office:value="0" table:formula="of:=IF( AND([zad_2.$D46]-[zad_2.$B46] &gt; 0; [zad_2.$E46]-[zad_2.$C46] &gt; 0); [zad_2.$D46]-[zad_2.$B46]; )" table:style-name="ce1">
            <text:p>0</text:p>
          </table:table-cell>
          <table:table-cell office:value-type="float" office:value="0" table:formula="of:=IF(AND([zad_2.$D46]-[zad_2.$B46] &gt; 0; [zad_2.$E46]-[zad_2.$C46] &gt; 0); [zad_2.$E46]-[zad_2.$C46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28D</text:p>
          </table:table-cell>
          <table:table-cell office:value-type="float" office:value="2613354" table:style-name="ce1">
            <text:p>2613354</text:p>
          </table:table-cell>
          <table:table-cell office:value-type="float" office:value="2837241" table:style-name="ce1">
            <text:p>2837241</text:p>
          </table:table-cell>
          <table:table-cell office:value-type="float" office:value="431144" table:style-name="ce1">
            <text:p>431144</text:p>
          </table:table-cell>
          <table:table-cell office:value-type="float" office:value="434113" table:style-name="ce1">
            <text:p>434113</text:p>
          </table:table-cell>
          <table:table-cell office:value-type="string" office:string-value="D" table:formula="of:=RIGHT([.A47]; 1)" table:style-name="ce1">
            <text:p>D</text:p>
          </table:table-cell>
          <table:table-cell office:value-type="float" office:value="0" table:formula="of:=IF( AND([zad_2.$D47]-[zad_2.$B47] &gt; 0; [zad_2.$E47]-[zad_2.$C47] &gt; 0); [zad_2.$D47]-[zad_2.$B47]; )" table:style-name="ce1">
            <text:p>0</text:p>
          </table:table-cell>
          <table:table-cell office:value-type="float" office:value="0" table:formula="of:=IF(AND([zad_2.$D47]-[zad_2.$B47] &gt; 0; [zad_2.$E47]-[zad_2.$C47] &gt; 0); [zad_2.$E47]-[zad_2.$C47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21A</text:p>
          </table:table-cell>
          <table:table-cell office:value-type="float" office:value="2486640" table:style-name="ce1">
            <text:p>2486640</text:p>
          </table:table-cell>
          <table:table-cell office:value-type="float" office:value="2265936" table:style-name="ce1">
            <text:p>2265936</text:p>
          </table:table-cell>
          <table:table-cell office:value-type="float" office:value="297424" table:style-name="ce1">
            <text:p>297424</text:p>
          </table:table-cell>
          <table:table-cell office:value-type="float" office:value="274759" table:style-name="ce1">
            <text:p>274759</text:p>
          </table:table-cell>
          <table:table-cell office:value-type="string" office:string-value="A" table:formula="of:=RIGHT([.A48]; 1)" table:style-name="ce1">
            <text:p>A</text:p>
          </table:table-cell>
          <table:table-cell office:value-type="float" office:value="0" table:formula="of:=IF( AND([zad_2.$D48]-[zad_2.$B48] &gt; 0; [zad_2.$E48]-[zad_2.$C48] &gt; 0); [zad_2.$D48]-[zad_2.$B48]; )" table:style-name="ce1">
            <text:p>0</text:p>
          </table:table-cell>
          <table:table-cell office:value-type="float" office:value="0" table:formula="of:=IF(AND([zad_2.$D48]-[zad_2.$B48] &gt; 0; [zad_2.$E48]-[zad_2.$C48] &gt; 0); [zad_2.$E48]-[zad_2.$C48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30C</text:p>
          </table:table-cell>
          <table:table-cell office:value-type="float" office:value="2478386" table:style-name="ce1">
            <text:p>2478386</text:p>
          </table:table-cell>
          <table:table-cell office:value-type="float" office:value="2562144" table:style-name="ce1">
            <text:p>2562144</text:p>
          </table:table-cell>
          <table:table-cell office:value-type="float" office:value="30035" table:style-name="ce1">
            <text:p>30035</text:p>
          </table:table-cell>
          <table:table-cell office:value-type="float" office:value="29396" table:style-name="ce1">
            <text:p>29396</text:p>
          </table:table-cell>
          <table:table-cell office:value-type="string" office:string-value="C" table:formula="of:=RIGHT([.A49]; 1)" table:style-name="ce1">
            <text:p>C</text:p>
          </table:table-cell>
          <table:table-cell office:value-type="float" office:value="0" table:formula="of:=IF( AND([zad_2.$D49]-[zad_2.$B49] &gt; 0; [zad_2.$E49]-[zad_2.$C49] &gt; 0); [zad_2.$D49]-[zad_2.$B49]; )" table:style-name="ce1">
            <text:p>0</text:p>
          </table:table-cell>
          <table:table-cell office:value-type="float" office:value="0" table:formula="of:=IF(AND([zad_2.$D49]-[zad_2.$B49] &gt; 0; [zad_2.$E49]-[zad_2.$C49] &gt; 0); [zad_2.$E49]-[zad_2.$C49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33B</text:p>
          </table:table-cell>
          <table:table-cell office:value-type="float" office:value="2966291" table:style-name="ce1">
            <text:p>2966291</text:p>
          </table:table-cell>
          <table:table-cell office:value-type="float" office:value="2889963" table:style-name="ce1">
            <text:p>2889963</text:p>
          </table:table-cell>
          <table:table-cell office:value-type="float" office:value="462453" table:style-name="ce1">
            <text:p>462453</text:p>
          </table:table-cell>
          <table:table-cell office:value-type="float" office:value="486354" table:style-name="ce1">
            <text:p>486354</text:p>
          </table:table-cell>
          <table:table-cell office:value-type="string" office:string-value="B" table:formula="of:=RIGHT([.A50]; 1)" table:style-name="ce1">
            <text:p>B</text:p>
          </table:table-cell>
          <table:table-cell office:value-type="float" office:value="0" table:formula="of:=IF( AND([zad_2.$D50]-[zad_2.$B50] &gt; 0; [zad_2.$E50]-[zad_2.$C50] &gt; 0); [zad_2.$D50]-[zad_2.$B50]; )" table:style-name="ce1">
            <text:p>0</text:p>
          </table:table-cell>
          <table:table-cell office:value-type="float" office:value="0" table:formula="of:=IF(AND([zad_2.$D50]-[zad_2.$B50] &gt; 0; [zad_2.$E50]-[zad_2.$C50] &gt; 0); [zad_2.$E50]-[zad_2.$C50]; )" table:style-name="ce1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w43D</text:p>
          </table:table-cell>
          <table:table-cell office:value-type="float" office:value="2548438" table:style-name="ce1">
            <text:p>2548438</text:p>
          </table:table-cell>
          <table:table-cell office:value-type="float" office:value="2577213" table:style-name="ce1">
            <text:p>2577213</text:p>
          </table:table-cell>
          <table:table-cell office:value-type="float" office:value="37986" table:style-name="ce1">
            <text:p>37986</text:p>
          </table:table-cell>
          <table:table-cell office:value-type="float" office:value="37766" table:style-name="ce1">
            <text:p>37766</text:p>
          </table:table-cell>
          <table:table-cell office:value-type="string" office:string-value="D" table:formula="of:=RIGHT([.A51]; 1)" table:style-name="ce1">
            <text:p>D</text:p>
          </table:table-cell>
          <table:table-cell office:value-type="float" office:value="0" table:formula="of:=IF( AND([zad_2.$D51]-[zad_2.$B51] &gt; 0; [zad_2.$E51]-[zad_2.$C51] &gt; 0); [zad_2.$D51]-[zad_2.$B51]; )" table:style-name="ce1">
            <text:p>0</text:p>
          </table:table-cell>
          <table:table-cell office:value-type="float" office:value="0" table:formula="of:=IF(AND([zad_2.$D51]-[zad_2.$B51] &gt; 0; [zad_2.$E51]-[zad_2.$C51] &gt; 0); [zad_2.$E51]-[zad_2.$C51]; )" table:style-name="ce1">
            <text:p>0</text:p>
          </table:table-cell>
          <table:table-cell table:number-columns-repeated="16376"/>
        </table:table-row>
        <table:table-row table:number-rows-repeated="1048525" table:style-name="ro1">
          <table:table-cell table:number-columns-repeated="16384"/>
        </table:table-row>
      </table:table>
      <table:table table:name="zad_2_-_1" table:style-name="ta1"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Etykiety wierszy</text:p>
          </table:table-cell>
          <table:table-cell office:value-type="string" table:style-name="ce3">
            <text:p>Suma z różnica mężczyzn</text:p>
          </table:table-cell>
          <table:table-cell office:value-type="string" table:style-name="ce12">
            <text:p>Suma z różnica kobiet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D</text:p>
          </table:table-cell>
          <table:table-cell office:value-type="float" office:value="3766396" table:style-name="ce16">
            <text:p>3766396</text:p>
          </table:table-cell>
          <table:table-cell office:value-type="float" office:value="3586526" table:style-name="ce17">
            <text:p>358652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01D</text:p>
          </table:table-cell>
          <table:table-cell office:value-type="float" office:value="83910" table:style-name="ce18">
            <text:p>83910</text:p>
          </table:table-cell>
          <table:table-cell office:value-type="float" office:value="84063" table:style-name="ce19">
            <text:p>8406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06D</text:p>
          </table:table-cell>
          <table:table-cell office:value-type="float" office:value="177202" table:style-name="ce18">
            <text:p>177202</text:p>
          </table:table-cell>
          <table:table-cell office:value-type="float" office:value="278185" table:style-name="ce19">
            <text:p>27818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32D</text:p>
          </table:table-cell>
          <table:table-cell office:value-type="float" office:value="832023" table:style-name="ce18">
            <text:p>832023</text:p>
          </table:table-cell>
          <table:table-cell office:value-type="float" office:value="1002923" table:style-name="ce19">
            <text:p>100292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39D</text:p>
          </table:table-cell>
          <table:table-cell office:value-type="float" office:value="2673261" table:style-name="ce18">
            <text:p>2673261</text:p>
          </table:table-cell>
          <table:table-cell office:value-type="float" office:value="2221355" table:style-name="ce19">
            <text:p>22213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C</text:p>
          </table:table-cell>
          <table:table-cell office:value-type="float" office:value="8349907" table:style-name="ce18">
            <text:p>8349907</text:p>
          </table:table-cell>
          <table:table-cell office:value-type="float" office:value="8019414" table:style-name="ce19">
            <text:p>801941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12C</text:p>
          </table:table-cell>
          <table:table-cell office:value-type="float" office:value="948887" table:style-name="ce18">
            <text:p>948887</text:p>
          </table:table-cell>
          <table:table-cell office:value-type="float" office:value="341669" table:style-name="ce19">
            <text:p>34166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16C</text:p>
          </table:table-cell>
          <table:table-cell office:value-type="float" office:value="474869" table:style-name="ce18">
            <text:p>474869</text:p>
          </table:table-cell>
          <table:table-cell office:value-type="float" office:value="205108" table:style-name="ce19">
            <text:p>20510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24C</text:p>
          </table:table-cell>
          <table:table-cell office:value-type="float" office:value="183717" table:style-name="ce18">
            <text:p>183717</text:p>
          </table:table-cell>
          <table:table-cell office:value-type="float" office:value="153036" table:style-name="ce19">
            <text:p>15303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34C</text:p>
          </table:table-cell>
          <table:table-cell office:value-type="float" office:value="1298182" table:style-name="ce18">
            <text:p>1298182</text:p>
          </table:table-cell>
          <table:table-cell office:value-type="float" office:value="1298060" table:style-name="ce19">
            <text:p>129806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44C</text:p>
          </table:table-cell>
          <table:table-cell office:value-type="float" office:value="80035" table:style-name="ce18">
            <text:p>80035</text:p>
          </table:table-cell>
          <table:table-cell office:value-type="float" office:value="270682" table:style-name="ce19">
            <text:p>27068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46C</text:p>
          </table:table-cell>
          <table:table-cell office:value-type="float" office:value="2595766" table:style-name="ce18">
            <text:p>2595766</text:p>
          </table:table-cell>
          <table:table-cell office:value-type="float" office:value="2619965" table:style-name="ce19">
            <text:p>261996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48C</text:p>
          </table:table-cell>
          <table:table-cell office:value-type="float" office:value="50551" table:style-name="ce18">
            <text:p>50551</text:p>
          </table:table-cell>
          <table:table-cell office:value-type="float" office:value="268439" table:style-name="ce19">
            <text:p>26843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49C</text:p>
          </table:table-cell>
          <table:table-cell office:value-type="float" office:value="2717900" table:style-name="ce18">
            <text:p>2717900</text:p>
          </table:table-cell>
          <table:table-cell office:value-type="float" office:value="2862455" table:style-name="ce19">
            <text:p>2862455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B</text:p>
          </table:table-cell>
          <table:table-cell office:value-type="float" office:value="5312933" table:style-name="ce18">
            <text:p>5312933</text:p>
          </table:table-cell>
          <table:table-cell office:value-type="float" office:value="5123381" table:style-name="ce19">
            <text:p>512338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22B</text:p>
          </table:table-cell>
          <table:table-cell office:value-type="float" office:value="2072426" table:style-name="ce18">
            <text:p>2072426</text:p>
          </table:table-cell>
          <table:table-cell office:value-type="float" office:value="2012239" table:style-name="ce19">
            <text:p>2012239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25B</text:p>
          </table:table-cell>
          <table:table-cell office:value-type="float" office:value="1256245" table:style-name="ce18">
            <text:p>1256245</text:p>
          </table:table-cell>
          <table:table-cell office:value-type="float" office:value="1206254" table:style-name="ce19">
            <text:p>120625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45B</text:p>
          </table:table-cell>
          <table:table-cell office:value-type="float" office:value="686564" table:style-name="ce18">
            <text:p>686564</text:p>
          </table:table-cell>
          <table:table-cell office:value-type="float" office:value="317160" table:style-name="ce19">
            <text:p>317160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47B</text:p>
          </table:table-cell>
          <table:table-cell office:value-type="float" office:value="1297698" table:style-name="ce18">
            <text:p>1297698</text:p>
          </table:table-cell>
          <table:table-cell office:value-type="float" office:value="1587728" table:style-name="ce19">
            <text:p>1587728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A</text:p>
          </table:table-cell>
          <table:table-cell office:value-type="float" office:value="1972690" table:style-name="ce18">
            <text:p>1972690</text:p>
          </table:table-cell>
          <table:table-cell office:value-type="float" office:value="1830805" table:style-name="ce19">
            <text:p>183080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08A</text:p>
          </table:table-cell>
          <table:table-cell office:value-type="float" office:value="411522" table:style-name="ce18">
            <text:p>411522</text:p>
          </table:table-cell>
          <table:table-cell office:value-type="float" office:value="332455" table:style-name="ce19">
            <text:p>332455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13A</text:p>
          </table:table-cell>
          <table:table-cell office:value-type="float" office:value="164661" table:style-name="ce18">
            <text:p>164661</text:p>
          </table:table-cell>
          <table:table-cell office:value-type="float" office:value="16374" table:style-name="ce19">
            <text:p>1637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w40A</text:p>
          </table:table-cell>
          <table:table-cell office:value-type="float" office:value="1396507" table:style-name="ce18">
            <text:p>1396507</text:p>
          </table:table-cell>
          <table:table-cell office:value-type="float" office:value="1481976" table:style-name="ce19">
            <text:p>1481976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Suma końcowa</text:p>
          </table:table-cell>
          <table:table-cell office:value-type="float" office:value="19401926" table:style-name="ce13">
            <text:p>19401926</text:p>
          </table:table-cell>
          <table:table-cell office:value-type="float" office:value="18560126" table:style-name="ce14">
            <text:p>18560126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zad_3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1" table:default-cell-style-name="ce1"/>
        <table:table-column table:style-name="co31" table:default-cell-style-name="ce1"/>
        <table:table-column table:style-name="co8" table:number-columns-repeated="16364" table:default-cell-style-name="ce1"/>
        <table:table-row table:style-name="ro1">
          <table:table-cell office:value-type="string" table:style-name="ce1">
            <text:p>nazwa wojewodztwa</text:p>
          </table:table-cell>
          <table:table-cell office:value-type="string" table:style-name="ce1">
            <text:p>liczba kobiet w 2013</text:p>
          </table:table-cell>
          <table:table-cell office:value-type="string" table:style-name="ce1">
            <text:p>liczba mężczyzn w 2013</text:p>
          </table:table-cell>
          <table:table-cell office:value-type="string" table:style-name="ce1">
            <text:p>liczba kobiet w 2014</text:p>
          </table:table-cell>
          <table:table-cell office:value-type="string" table:style-name="ce1">
            <text:p>liczba mężczyzn w 2014</text:p>
          </table:table-cell>
          <table:table-cell office:value-type="string" table:style-name="ce1">
            <text:p>2013 suma</text:p>
          </table:table-cell>
          <table:table-cell office:value-type="string" table:style-name="ce1">
            <text:p>2014 suma</text:p>
          </table:table-cell>
          <table:table-cell office:value-type="string" table:style-name="ce1">
            <text:p>iloraz</text:p>
          </table:table-cell>
          <table:table-cell office:value-type="string" table:style-name="ce1">
            <text:p>2015</text:p>
          </table:table-cell>
          <table:table-cell office:value-type="string" table:style-name="ce1">
            <text:p>2016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2018</text:p>
          </table:table-cell>
          <table:table-cell office:value-type="string" table:style-name="ce1">
            <text:p>2019</text:p>
          </table:table-cell>
          <table:table-cell office:value-type="string" table:style-name="ce1">
            <text:p>2020</text:p>
          </table:table-cell>
          <table:table-cell office:value-type="string" table:style-name="ce1">
            <text:p>2021</text:p>
          </table:table-cell>
          <table:table-cell office:value-type="string" table:style-name="ce1">
            <text:p>2022</text:p>
          </table:table-cell>
          <table:table-cell office:value-type="string" table:style-name="ce1">
            <text:p>2023</text:p>
          </table:table-cell>
          <table:table-cell office:value-type="string" table:style-name="ce1">
            <text:p>2024</text:p>
          </table:table-cell>
          <table:table-cell office:value-type="string" table:style-name="ce1">
            <text:p>2025</text:p>
          </table:table-cell>
          <table:table-cell office:value-type="string" table:style-name="ce1">
            <text:p>rok przeludnienia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01D</text:p>
          </table:table-cell>
          <table:table-cell office:value-type="float" office:value="1415007" table:style-name="ce1">
            <text:p>1415007</text:p>
          </table:table-cell>
          <table:table-cell office:value-type="float" office:value="1397195" table:style-name="ce1">
            <text:p>1397195</text:p>
          </table:table-cell>
          <table:table-cell office:value-type="float" office:value="1499070" table:style-name="ce1">
            <text:p>1499070</text:p>
          </table:table-cell>
          <table:table-cell office:value-type="float" office:value="1481105" table:style-name="ce1">
            <text:p>1481105</text:p>
          </table:table-cell>
          <table:table-cell office:value-type="float" office:value="2812202" table:formula="of:=SUM([zad_3.$B2:.$C2])" table:style-name="ce1">
            <text:p>2812202</text:p>
          </table:table-cell>
          <table:table-cell office:value-type="float" office:value="2980175" table:formula="of:=[zad_3.$D2]+[zad_3.$E2]" table:style-name="ce1">
            <text:p>2980175</text:p>
          </table:table-cell>
          <table:table-cell office:value-type="float" office:value="1.0597000000000001" table:formula="of:=ROUNDDOWN( ([zad_3.$G2] / [zad_3.$F2]); 4)" table:style-name="ce1">
            <text:p>1,0597</text:p>
          </table:table-cell>
          <table:table-cell office:value-type="float" office:value="3158091" table:formula="of:= IF(ROUNDDOWN([zad_3.$G2]*[zad_3.$H2]; 0) &lt; 2 *[zad_3.$F2];ROUNDDOWN([zad_3.$G2]*[zad_3.$H2]; 0); [zad_3.$G2])" table:style-name="ce2">
            <text:p>3158091</text:p>
          </table:table-cell>
          <table:table-cell office:value-type="float" office:value="3346629" table:formula="of:= IF( ROUNDDOWN([.I2]*[zad_3.$H2]; 0) &lt; 2 * [zad_3.$F2]; ROUNDDOWN([.I2]*[zad_3.$H2]; 0); [.I2])" table:style-name="ce2">
            <text:p>3346629</text:p>
          </table:table-cell>
          <table:table-cell office:value-type="float" office:value="3546422" table:formula="of:= IF( ROUNDDOWN([.J2]*[zad_3.$H2]; 0) &lt; 2 * [zad_3.$F2]; ROUNDDOWN([.J2]*[zad_3.$H2]; 0); [.J2])" table:style-name="ce2">
            <text:p>3546422</text:p>
          </table:table-cell>
          <table:table-cell office:value-type="float" office:value="3758143" table:formula="of:= IF( ROUNDDOWN([.K2]*[zad_3.$H2]; 0) &lt; 2 * [zad_3.$F2]; ROUNDDOWN([.K2]*[zad_3.$H2]; 0); [.K2])" table:style-name="ce2">
            <text:p>3758143</text:p>
          </table:table-cell>
          <table:table-cell office:value-type="float" office:value="3982504" table:formula="of:= IF( ROUNDDOWN([.L2]*[zad_3.$H2]; 0) &lt; 2 * [zad_3.$F2]; ROUNDDOWN([.L2]*[zad_3.$H2]; 0); [.L2])" table:style-name="ce2">
            <text:p>3982504</text:p>
          </table:table-cell>
          <table:table-cell office:value-type="float" office:value="4220259" table:formula="of:= IF( ROUNDDOWN([.M2]*[zad_3.$H2]; 0) &lt; 2 * [zad_3.$F2]; ROUNDDOWN([.M2]*[zad_3.$H2]; 0); [.M2])" table:style-name="ce2">
            <text:p>4220259</text:p>
          </table:table-cell>
          <table:table-cell office:value-type="float" office:value="4472208" table:formula="of:= IF( ROUNDDOWN([.N2]*[zad_3.$H2]; 0) &lt; 2 * [zad_3.$F2]; ROUNDDOWN([.N2]*[zad_3.$H2]; 0); [.N2])" table:style-name="ce2">
            <text:p>4472208</text:p>
          </table:table-cell>
          <table:table-cell office:value-type="float" office:value="4739198" table:formula="of:= IF( ROUNDDOWN([.O2]*[zad_3.$H2]; 0) &lt; 2 * [zad_3.$F2]; ROUNDDOWN([.O2]*[zad_3.$H2]; 0); [.O2])" table:style-name="ce2">
            <text:p>4739198</text:p>
          </table:table-cell>
          <table:table-cell office:value-type="float" office:value="5022128" table:formula="of:= IF( ROUNDDOWN([.P2]*[zad_3.$H2]; 0) &lt; 2 * [zad_3.$F2]; ROUNDDOWN([.P2]*[zad_3.$H2]; 0); [.P2])" table:style-name="ce2">
            <text:p>5022128</text:p>
          </table:table-cell>
          <table:table-cell office:value-type="float" office:value="5321949" table:formula="of:= IF( ROUNDDOWN([.Q2]*[zad_3.$H2]; 0) &lt; 2 * [zad_3.$F2]; ROUNDDOWN([.Q2]*[zad_3.$H2]; 0); [.Q2])" table:style-name="ce2">
            <text:p>5321949</text:p>
          </table:table-cell>
          <table:table-cell office:value-type="float" office:value="5321949" table:formula="of:= IF( ROUNDDOWN([.R2]*[zad_3.$H2]; 0) &lt; 2 * [zad_3.$F2]; ROUNDDOWN([.R2]*[zad_3.$H2]; 0); [.R2])" table:style-name="ce2">
            <text:p>5321949</text:p>
          </table:table-cell>
          <table:table-cell office:value-type="float" office:value="2025" table:formula="of:= IF([zad_3.$I2] =  [zad_3.$J2]; 2016; IF([zad_3.$J2] = [zad_3.$K2]; 2017; IF([zad_3.$K2] = [zad_3.$L2]; 2018; IF([zad_3.$L2] = [zad_3.$M2]; 2019; IF([zad_3.$M2] = [zad_3.$N2]; 2020; IF([zad_3.$N2] = [zad_3.$O2]; 2021; IF([zad_3.$O2] = [zad_3.$P2]; 2022; IF([zad_3.$P2]=[zad_3.$Q2]; 2023; IF([zad_3.$Q2]=[zad_3.$R2]; 2024; IF([zad_3.$R2]=[zad_3.$S2]; 2025; &quot;nie ma &quot;))))))))))" table:style-name="ce2">
            <text:p>2025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02D</text:p>
          </table:table-cell>
          <table:table-cell office:value-type="float" office:value="1711390" table:style-name="ce1">
            <text:p>1711390</text:p>
          </table:table-cell>
          <table:table-cell office:value-type="float" office:value="1641773" table:style-name="ce1">
            <text:p>1641773</text:p>
          </table:table-cell>
          <table:table-cell office:value-type="float" office:value="1522030" table:style-name="ce1">
            <text:p>1522030</text:p>
          </table:table-cell>
          <table:table-cell office:value-type="float" office:value="1618733" table:style-name="ce1">
            <text:p>1618733</text:p>
          </table:table-cell>
          <table:table-cell office:value-type="float" office:value="3353163" table:formula="of:=SUM([zad_3.$B3:.$C3])" table:style-name="ce1">
            <text:p>3353163</text:p>
          </table:table-cell>
          <table:table-cell office:value-type="float" office:value="3140763" table:formula="of:=[zad_3.$D3]+[zad_3.$E3]" table:style-name="ce1">
            <text:p>3140763</text:p>
          </table:table-cell>
          <table:table-cell office:value-type="float" office:value="0.93659999999999999" table:formula="of:=ROUNDDOWN( ([zad_3.$G3] / [zad_3.$F3]); 4)" table:style-name="ce1">
            <text:p>0,9366</text:p>
          </table:table-cell>
          <table:table-cell office:value-type="float" office:value="2941638" table:formula="of:= IF(ROUNDDOWN([zad_3.$G3]*[zad_3.$H3]; 0) &lt; 2 *[zad_3.$F3];ROUNDDOWN([zad_3.$G3]*[zad_3.$H3]; 0); [zad_3.$G3])" table:style-name="ce2">
            <text:p>2941638</text:p>
          </table:table-cell>
          <table:table-cell office:value-type="float" office:value="2755138" table:formula="of:= IF( ROUNDDOWN([.I3]*[zad_3.$H3]; 0) &lt; 2 * [zad_3.$F3]; ROUNDDOWN([.I3]*[zad_3.$H3]; 0); [.I3])" table:style-name="ce2">
            <text:p>2755138</text:p>
          </table:table-cell>
          <table:table-cell office:value-type="float" office:value="2580462" table:formula="of:= IF( ROUNDDOWN([.J3]*[zad_3.$H3]; 0) &lt; 2 * [zad_3.$F3]; ROUNDDOWN([.J3]*[zad_3.$H3]; 0); [.J3])" table:style-name="ce2">
            <text:p>2580462</text:p>
          </table:table-cell>
          <table:table-cell office:value-type="float" office:value="2416860" table:formula="of:= IF( ROUNDDOWN([.K3]*[zad_3.$H3]; 0) &lt; 2 * [zad_3.$F3]; ROUNDDOWN([.K3]*[zad_3.$H3]; 0); [.K3])" table:style-name="ce2">
            <text:p>2416860</text:p>
          </table:table-cell>
          <table:table-cell office:value-type="float" office:value="2263631" table:formula="of:= IF( ROUNDDOWN([.L3]*[zad_3.$H3]; 0) &lt; 2 * [zad_3.$F3]; ROUNDDOWN([.L3]*[zad_3.$H3]; 0); [.L3])" table:style-name="ce2">
            <text:p>2263631</text:p>
          </table:table-cell>
          <table:table-cell office:value-type="float" office:value="2120116" table:formula="of:= IF( ROUNDDOWN([.M3]*[zad_3.$H3]; 0) &lt; 2 * [zad_3.$F3]; ROUNDDOWN([.M3]*[zad_3.$H3]; 0); [.M3])" table:style-name="ce2">
            <text:p>2120116</text:p>
          </table:table-cell>
          <table:table-cell office:value-type="float" office:value="1985700" table:formula="of:= IF( ROUNDDOWN([.N3]*[zad_3.$H3]; 0) &lt; 2 * [zad_3.$F3]; ROUNDDOWN([.N3]*[zad_3.$H3]; 0); [.N3])" table:style-name="ce2">
            <text:p>1985700</text:p>
          </table:table-cell>
          <table:table-cell office:value-type="float" office:value="1859806" table:formula="of:= IF( ROUNDDOWN([.O3]*[zad_3.$H3]; 0) &lt; 2 * [zad_3.$F3]; ROUNDDOWN([.O3]*[zad_3.$H3]; 0); [.O3])" table:style-name="ce2">
            <text:p>1859806</text:p>
          </table:table-cell>
          <table:table-cell office:value-type="float" office:value="1741894" table:formula="of:= IF( ROUNDDOWN([.P3]*[zad_3.$H3]; 0) &lt; 2 * [zad_3.$F3]; ROUNDDOWN([.P3]*[zad_3.$H3]; 0); [.P3])" table:style-name="ce2">
            <text:p>1741894</text:p>
          </table:table-cell>
          <table:table-cell office:value-type="float" office:value="1631457" table:formula="of:= IF( ROUNDDOWN([.Q3]*[zad_3.$H3]; 0) &lt; 2 * [zad_3.$F3]; ROUNDDOWN([.Q3]*[zad_3.$H3]; 0); [.Q3])" table:style-name="ce2">
            <text:p>1631457</text:p>
          </table:table-cell>
          <table:table-cell office:value-type="float" office:value="1528022" table:formula="of:= IF( ROUNDDOWN([.R3]*[zad_3.$H3]; 0) &lt; 2 * [zad_3.$F3]; ROUNDDOWN([.R3]*[zad_3.$H3]; 0); [.R3])" table:style-name="ce2">
            <text:p>1528022</text:p>
          </table:table-cell>
          <table:table-cell office:value-type="string" office:string-value="nie ma " table:formula="of:= IF([zad_3.$I3] =  [zad_3.$J3]; 2016; IF([zad_3.$J3] = [zad_3.$K3]; 2017; IF([zad_3.$K3] = [zad_3.$L3]; 2018; IF([zad_3.$L3] = [zad_3.$M3]; 2019; IF([zad_3.$M3] = [zad_3.$N3]; 2020; IF([zad_3.$N3] = [zad_3.$O3]; 2021; IF([zad_3.$O3] = [zad_3.$P3]; 2022; IF([zad_3.$P3]=[zad_3.$Q3]; 2023; IF([zad_3.$Q3]=[zad_3.$R3]; 2024; IF([zad_3.$R3]=[zad_3.$S3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03C</text:p>
          </table:table-cell>
          <table:table-cell office:value-type="float" office:value="1165105" table:style-name="ce1">
            <text:p>1165105</text:p>
          </table:table-cell>
          <table:table-cell office:value-type="float" office:value="1278732" table:style-name="ce1">
            <text:p>1278732</text:p>
          </table:table-cell>
          <table:table-cell office:value-type="float" office:value="1299953" table:style-name="ce1">
            <text:p>1299953</text:p>
          </table:table-cell>
          <table:table-cell office:value-type="float" office:value="1191621" table:style-name="ce1">
            <text:p>1191621</text:p>
          </table:table-cell>
          <table:table-cell office:value-type="float" office:value="2443837" table:formula="of:=SUM([zad_3.$B4:.$C4])" table:style-name="ce1">
            <text:p>2443837</text:p>
          </table:table-cell>
          <table:table-cell office:value-type="float" office:value="2491574" table:formula="of:=[zad_3.$D4]+[zad_3.$E4]" table:style-name="ce1">
            <text:p>2491574</text:p>
          </table:table-cell>
          <table:table-cell office:value-type="float" office:value="1.0195000000000001" table:formula="of:=ROUNDDOWN( ([zad_3.$G4] / [zad_3.$F4]); 4)" table:style-name="ce1">
            <text:p>1,0195</text:p>
          </table:table-cell>
          <table:table-cell office:value-type="float" office:value="2540159" table:formula="of:= IF(ROUNDDOWN([zad_3.$G4]*[zad_3.$H4]; 0) &lt; 2 *[zad_3.$F4];ROUNDDOWN([zad_3.$G4]*[zad_3.$H4]; 0); [zad_3.$G4])" table:style-name="ce2">
            <text:p>2540159</text:p>
          </table:table-cell>
          <table:table-cell office:value-type="float" office:value="2589692" table:formula="of:= IF( ROUNDDOWN([.I4]*[zad_3.$H4]; 0) &lt; 2 * [zad_3.$F4]; ROUNDDOWN([.I4]*[zad_3.$H4]; 0); [.I4])" table:style-name="ce2">
            <text:p>2589692</text:p>
          </table:table-cell>
          <table:table-cell office:value-type="float" office:value="2640190" table:formula="of:= IF( ROUNDDOWN([.J4]*[zad_3.$H4]; 0) &lt; 2 * [zad_3.$F4]; ROUNDDOWN([.J4]*[zad_3.$H4]; 0); [.J4])" table:style-name="ce2">
            <text:p>2640190</text:p>
          </table:table-cell>
          <table:table-cell office:value-type="float" office:value="2691673" table:formula="of:= IF( ROUNDDOWN([.K4]*[zad_3.$H4]; 0) &lt; 2 * [zad_3.$F4]; ROUNDDOWN([.K4]*[zad_3.$H4]; 0); [.K4])" table:style-name="ce2">
            <text:p>2691673</text:p>
          </table:table-cell>
          <table:table-cell office:value-type="float" office:value="2744160" table:formula="of:= IF( ROUNDDOWN([.L4]*[zad_3.$H4]; 0) &lt; 2 * [zad_3.$F4]; ROUNDDOWN([.L4]*[zad_3.$H4]; 0); [.L4])" table:style-name="ce2">
            <text:p>2744160</text:p>
          </table:table-cell>
          <table:table-cell office:value-type="float" office:value="2797671" table:formula="of:= IF( ROUNDDOWN([.M4]*[zad_3.$H4]; 0) &lt; 2 * [zad_3.$F4]; ROUNDDOWN([.M4]*[zad_3.$H4]; 0); [.M4])" table:style-name="ce2">
            <text:p>2797671</text:p>
          </table:table-cell>
          <table:table-cell office:value-type="float" office:value="2852225" table:formula="of:= IF( ROUNDDOWN([.N4]*[zad_3.$H4]; 0) &lt; 2 * [zad_3.$F4]; ROUNDDOWN([.N4]*[zad_3.$H4]; 0); [.N4])" table:style-name="ce2">
            <text:p>2852225</text:p>
          </table:table-cell>
          <table:table-cell office:value-type="float" office:value="2907843" table:formula="of:= IF( ROUNDDOWN([.O4]*[zad_3.$H4]; 0) &lt; 2 * [zad_3.$F4]; ROUNDDOWN([.O4]*[zad_3.$H4]; 0); [.O4])" table:style-name="ce2">
            <text:p>2907843</text:p>
          </table:table-cell>
          <table:table-cell office:value-type="float" office:value="2964545" table:formula="of:= IF( ROUNDDOWN([.P4]*[zad_3.$H4]; 0) &lt; 2 * [zad_3.$F4]; ROUNDDOWN([.P4]*[zad_3.$H4]; 0); [.P4])" table:style-name="ce2">
            <text:p>2964545</text:p>
          </table:table-cell>
          <table:table-cell office:value-type="float" office:value="3022353" table:formula="of:= IF( ROUNDDOWN([.Q4]*[zad_3.$H4]; 0) &lt; 2 * [zad_3.$F4]; ROUNDDOWN([.Q4]*[zad_3.$H4]; 0); [.Q4])" table:style-name="ce2">
            <text:p>3022353</text:p>
          </table:table-cell>
          <table:table-cell office:value-type="float" office:value="3081288" table:formula="of:= IF( ROUNDDOWN([.R4]*[zad_3.$H4]; 0) &lt; 2 * [zad_3.$F4]; ROUNDDOWN([.R4]*[zad_3.$H4]; 0); [.R4])" table:style-name="ce2">
            <text:p>3081288</text:p>
          </table:table-cell>
          <table:table-cell office:value-type="string" office:string-value="nie ma " table:formula="of:= IF([zad_3.$I4] =  [zad_3.$J4]; 2016; IF([zad_3.$J4] = [zad_3.$K4]; 2017; IF([zad_3.$K4] = [zad_3.$L4]; 2018; IF([zad_3.$L4] = [zad_3.$M4]; 2019; IF([zad_3.$M4] = [zad_3.$N4]; 2020; IF([zad_3.$N4] = [zad_3.$O4]; 2021; IF([zad_3.$O4] = [zad_3.$P4]; 2022; IF([zad_3.$P4]=[zad_3.$Q4]; 2023; IF([zad_3.$Q4]=[zad_3.$R4]; 2024; IF([zad_3.$R4]=[zad_3.$S4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04D</text:p>
          </table:table-cell>
          <table:table-cell office:value-type="float" office:value="949065" table:style-name="ce1">
            <text:p>949065</text:p>
          </table:table-cell>
          <table:table-cell office:value-type="float" office:value="1026050" table:style-name="ce1">
            <text:p>1026050</text:p>
          </table:table-cell>
          <table:table-cell office:value-type="float" office:value="688027" table:style-name="ce1">
            <text:p>688027</text:p>
          </table:table-cell>
          <table:table-cell office:value-type="float" office:value="723233" table:style-name="ce1">
            <text:p>723233</text:p>
          </table:table-cell>
          <table:table-cell office:value-type="float" office:value="1975115" table:formula="of:=SUM([zad_3.$B5:.$C5])" table:style-name="ce1">
            <text:p>1975115</text:p>
          </table:table-cell>
          <table:table-cell office:value-type="float" office:value="1411260" table:formula="of:=[zad_3.$D5]+[zad_3.$E5]" table:style-name="ce1">
            <text:p>1411260</text:p>
          </table:table-cell>
          <table:table-cell office:value-type="float" office:value="0.71450000000000002" table:formula="of:=ROUNDDOWN( ([zad_3.$G5] / [zad_3.$F5]); 4)" table:style-name="ce1">
            <text:p>0,7145</text:p>
          </table:table-cell>
          <table:table-cell office:value-type="float" office:value="1008345" table:formula="of:= IF(ROUNDDOWN([zad_3.$G5]*[zad_3.$H5]; 0) &lt; 2 *[zad_3.$F5];ROUNDDOWN([zad_3.$G5]*[zad_3.$H5]; 0); [zad_3.$G5])" table:style-name="ce2">
            <text:p>1008345</text:p>
          </table:table-cell>
          <table:table-cell office:value-type="float" office:value="720462" table:formula="of:= IF( ROUNDDOWN([.I5]*[zad_3.$H5]; 0) &lt; 2 * [zad_3.$F5]; ROUNDDOWN([.I5]*[zad_3.$H5]; 0); [.I5])" table:style-name="ce2">
            <text:p>720462</text:p>
          </table:table-cell>
          <table:table-cell office:value-type="float" office:value="514770" table:formula="of:= IF( ROUNDDOWN([.J5]*[zad_3.$H5]; 0) &lt; 2 * [zad_3.$F5]; ROUNDDOWN([.J5]*[zad_3.$H5]; 0); [.J5])" table:style-name="ce2">
            <text:p>514770</text:p>
          </table:table-cell>
          <table:table-cell office:value-type="float" office:value="367803" table:formula="of:= IF( ROUNDDOWN([.K5]*[zad_3.$H5]; 0) &lt; 2 * [zad_3.$F5]; ROUNDDOWN([.K5]*[zad_3.$H5]; 0); [.K5])" table:style-name="ce2">
            <text:p>367803</text:p>
          </table:table-cell>
          <table:table-cell office:value-type="float" office:value="262795" table:formula="of:= IF( ROUNDDOWN([.L5]*[zad_3.$H5]; 0) &lt; 2 * [zad_3.$F5]; ROUNDDOWN([.L5]*[zad_3.$H5]; 0); [.L5])" table:style-name="ce2">
            <text:p>262795</text:p>
          </table:table-cell>
          <table:table-cell office:value-type="float" office:value="187767" table:formula="of:= IF( ROUNDDOWN([.M5]*[zad_3.$H5]; 0) &lt; 2 * [zad_3.$F5]; ROUNDDOWN([.M5]*[zad_3.$H5]; 0); [.M5])" table:style-name="ce2">
            <text:p>187767</text:p>
          </table:table-cell>
          <table:table-cell office:value-type="float" office:value="134159" table:formula="of:= IF( ROUNDDOWN([.N5]*[zad_3.$H5]; 0) &lt; 2 * [zad_3.$F5]; ROUNDDOWN([.N5]*[zad_3.$H5]; 0); [.N5])" table:style-name="ce2">
            <text:p>134159</text:p>
          </table:table-cell>
          <table:table-cell office:value-type="float" office:value="95856" table:formula="of:= IF( ROUNDDOWN([.O5]*[zad_3.$H5]; 0) &lt; 2 * [zad_3.$F5]; ROUNDDOWN([.O5]*[zad_3.$H5]; 0); [.O5])" table:style-name="ce2">
            <text:p>95856</text:p>
          </table:table-cell>
          <table:table-cell office:value-type="float" office:value="68489" table:formula="of:= IF( ROUNDDOWN([.P5]*[zad_3.$H5]; 0) &lt; 2 * [zad_3.$F5]; ROUNDDOWN([.P5]*[zad_3.$H5]; 0); [.P5])" table:style-name="ce2">
            <text:p>68489</text:p>
          </table:table-cell>
          <table:table-cell office:value-type="float" office:value="48935" table:formula="of:= IF( ROUNDDOWN([.Q5]*[zad_3.$H5]; 0) &lt; 2 * [zad_3.$F5]; ROUNDDOWN([.Q5]*[zad_3.$H5]; 0); [.Q5])" table:style-name="ce2">
            <text:p>48935</text:p>
          </table:table-cell>
          <table:table-cell office:value-type="float" office:value="34964" table:formula="of:= IF( ROUNDDOWN([.R5]*[zad_3.$H5]; 0) &lt; 2 * [zad_3.$F5]; ROUNDDOWN([.R5]*[zad_3.$H5]; 0); [.R5])" table:style-name="ce2">
            <text:p>34964</text:p>
          </table:table-cell>
          <table:table-cell office:value-type="string" office:string-value="nie ma " table:formula="of:= IF([zad_3.$I5] =  [zad_3.$J5]; 2016; IF([zad_3.$J5] = [zad_3.$K5]; 2017; IF([zad_3.$K5] = [zad_3.$L5]; 2018; IF([zad_3.$L5] = [zad_3.$M5]; 2019; IF([zad_3.$M5] = [zad_3.$N5]; 2020; IF([zad_3.$N5] = [zad_3.$O5]; 2021; IF([zad_3.$O5] = [zad_3.$P5]; 2022; IF([zad_3.$P5]=[zad_3.$Q5]; 2023; IF([zad_3.$Q5]=[zad_3.$R5]; 2024; IF([zad_3.$R5]=[zad_3.$S5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05A</text:p>
          </table:table-cell>
          <table:table-cell office:value-type="float" office:value="2436107" table:style-name="ce1">
            <text:p>2436107</text:p>
          </table:table-cell>
          <table:table-cell office:value-type="float" office:value="2228622" table:style-name="ce1">
            <text:p>2228622</text:p>
          </table:table-cell>
          <table:table-cell office:value-type="float" office:value="1831600" table:style-name="ce1">
            <text:p>1831600</text:p>
          </table:table-cell>
          <table:table-cell office:value-type="float" office:value="1960624" table:style-name="ce1">
            <text:p>1960624</text:p>
          </table:table-cell>
          <table:table-cell office:value-type="float" office:value="4664729" table:formula="of:=SUM([zad_3.$B6:.$C6])" table:style-name="ce1">
            <text:p>4664729</text:p>
          </table:table-cell>
          <table:table-cell office:value-type="float" office:value="3792224" table:formula="of:=[zad_3.$D6]+[zad_3.$E6]" table:style-name="ce1">
            <text:p>3792224</text:p>
          </table:table-cell>
          <table:table-cell office:value-type="float" office:value="0.81289999999999996" table:formula="of:=ROUNDDOWN( ([zad_3.$G6] / [zad_3.$F6]); 4)" table:style-name="ce1">
            <text:p>0,8129</text:p>
          </table:table-cell>
          <table:table-cell office:value-type="float" office:value="3082698" table:formula="of:= IF(ROUNDDOWN([zad_3.$G6]*[zad_3.$H6]; 0) &lt; 2 *[zad_3.$F6];ROUNDDOWN([zad_3.$G6]*[zad_3.$H6]; 0); [zad_3.$G6])" table:style-name="ce2">
            <text:p>3082698</text:p>
          </table:table-cell>
          <table:table-cell office:value-type="float" office:value="2505925" table:formula="of:= IF( ROUNDDOWN([.I6]*[zad_3.$H6]; 0) &lt; 2 * [zad_3.$F6]; ROUNDDOWN([.I6]*[zad_3.$H6]; 0); [.I6])" table:style-name="ce2">
            <text:p>2505925</text:p>
          </table:table-cell>
          <table:table-cell office:value-type="float" office:value="2037066" table:formula="of:= IF( ROUNDDOWN([.J6]*[zad_3.$H6]; 0) &lt; 2 * [zad_3.$F6]; ROUNDDOWN([.J6]*[zad_3.$H6]; 0); [.J6])" table:style-name="ce2">
            <text:p>2037066</text:p>
          </table:table-cell>
          <table:table-cell office:value-type="float" office:value="1655930" table:formula="of:= IF( ROUNDDOWN([.K6]*[zad_3.$H6]; 0) &lt; 2 * [zad_3.$F6]; ROUNDDOWN([.K6]*[zad_3.$H6]; 0); [.K6])" table:style-name="ce2">
            <text:p>1655930</text:p>
          </table:table-cell>
          <table:table-cell office:value-type="float" office:value="1346105" table:formula="of:= IF( ROUNDDOWN([.L6]*[zad_3.$H6]; 0) &lt; 2 * [zad_3.$F6]; ROUNDDOWN([.L6]*[zad_3.$H6]; 0); [.L6])" table:style-name="ce2">
            <text:p>1346105</text:p>
          </table:table-cell>
          <table:table-cell office:value-type="float" office:value="1094248" table:formula="of:= IF( ROUNDDOWN([.M6]*[zad_3.$H6]; 0) &lt; 2 * [zad_3.$F6]; ROUNDDOWN([.M6]*[zad_3.$H6]; 0); [.M6])" table:style-name="ce2">
            <text:p>1094248</text:p>
          </table:table-cell>
          <table:table-cell office:value-type="float" office:value="889514" table:formula="of:= IF( ROUNDDOWN([.N6]*[zad_3.$H6]; 0) &lt; 2 * [zad_3.$F6]; ROUNDDOWN([.N6]*[zad_3.$H6]; 0); [.N6])" table:style-name="ce2">
            <text:p>889514</text:p>
          </table:table-cell>
          <table:table-cell office:value-type="float" office:value="723085" table:formula="of:= IF( ROUNDDOWN([.O6]*[zad_3.$H6]; 0) &lt; 2 * [zad_3.$F6]; ROUNDDOWN([.O6]*[zad_3.$H6]; 0); [.O6])" table:style-name="ce2">
            <text:p>723085</text:p>
          </table:table-cell>
          <table:table-cell office:value-type="float" office:value="587795" table:formula="of:= IF( ROUNDDOWN([.P6]*[zad_3.$H6]; 0) &lt; 2 * [zad_3.$F6]; ROUNDDOWN([.P6]*[zad_3.$H6]; 0); [.P6])" table:style-name="ce2">
            <text:p>587795</text:p>
          </table:table-cell>
          <table:table-cell office:value-type="float" office:value="477818" table:formula="of:= IF( ROUNDDOWN([.Q6]*[zad_3.$H6]; 0) &lt; 2 * [zad_3.$F6]; ROUNDDOWN([.Q6]*[zad_3.$H6]; 0); [.Q6])" table:style-name="ce2">
            <text:p>477818</text:p>
          </table:table-cell>
          <table:table-cell office:value-type="float" office:value="388418" table:formula="of:= IF( ROUNDDOWN([.R6]*[zad_3.$H6]; 0) &lt; 2 * [zad_3.$F6]; ROUNDDOWN([.R6]*[zad_3.$H6]; 0); [.R6])" table:style-name="ce2">
            <text:p>388418</text:p>
          </table:table-cell>
          <table:table-cell office:value-type="string" office:string-value="nie ma " table:formula="of:= IF([zad_3.$I6] =  [zad_3.$J6]; 2016; IF([zad_3.$J6] = [zad_3.$K6]; 2017; IF([zad_3.$K6] = [zad_3.$L6]; 2018; IF([zad_3.$L6] = [zad_3.$M6]; 2019; IF([zad_3.$M6] = [zad_3.$N6]; 2020; IF([zad_3.$N6] = [zad_3.$O6]; 2021; IF([zad_3.$O6] = [zad_3.$P6]; 2022; IF([zad_3.$P6]=[zad_3.$Q6]; 2023; IF([zad_3.$Q6]=[zad_3.$R6]; 2024; IF([zad_3.$R6]=[zad_3.$S6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06D</text:p>
          </table:table-cell>
          <table:table-cell office:value-type="float" office:value="1846928" table:style-name="ce1">
            <text:p>1846928</text:p>
          </table:table-cell>
          <table:table-cell office:value-type="float" office:value="1851433" table:style-name="ce1">
            <text:p>1851433</text:p>
          </table:table-cell>
          <table:table-cell office:value-type="float" office:value="2125113" table:style-name="ce1">
            <text:p>2125113</text:p>
          </table:table-cell>
          <table:table-cell office:value-type="float" office:value="2028635" table:style-name="ce1">
            <text:p>2028635</text:p>
          </table:table-cell>
          <table:table-cell office:value-type="float" office:value="3698361" table:formula="of:=SUM([zad_3.$B7:.$C7])" table:style-name="ce1">
            <text:p>3698361</text:p>
          </table:table-cell>
          <table:table-cell office:value-type="float" office:value="4153748" table:formula="of:=[zad_3.$D7]+[zad_3.$E7]" table:style-name="ce1">
            <text:p>4153748</text:p>
          </table:table-cell>
          <table:table-cell office:value-type="float" office:value="1.1231" table:formula="of:=ROUNDDOWN( ([zad_3.$G7] / [zad_3.$F7]); 4)" table:style-name="ce1">
            <text:p>1,1231</text:p>
          </table:table-cell>
          <table:table-cell office:value-type="float" office:value="4665074" table:formula="of:= IF(ROUNDDOWN([zad_3.$G7]*[zad_3.$H7]; 0) &lt; 2 *[zad_3.$F7];ROUNDDOWN([zad_3.$G7]*[zad_3.$H7]; 0); [zad_3.$G7])" table:style-name="ce2">
            <text:p>4665074</text:p>
          </table:table-cell>
          <table:table-cell office:value-type="float" office:value="5239344" table:formula="of:= IF( ROUNDDOWN([.I7]*[zad_3.$H7]; 0) &lt; 2 * [zad_3.$F7]; ROUNDDOWN([.I7]*[zad_3.$H7]; 0); [.I7])" table:style-name="ce2">
            <text:p>5239344</text:p>
          </table:table-cell>
          <table:table-cell office:value-type="float" office:value="5884307" table:formula="of:= IF( ROUNDDOWN([.J7]*[zad_3.$H7]; 0) &lt; 2 * [zad_3.$F7]; ROUNDDOWN([.J7]*[zad_3.$H7]; 0); [.J7])" table:style-name="ce2">
            <text:p>5884307</text:p>
          </table:table-cell>
          <table:table-cell office:value-type="float" office:value="6608665" table:formula="of:= IF( ROUNDDOWN([.K7]*[zad_3.$H7]; 0) &lt; 2 * [zad_3.$F7]; ROUNDDOWN([.K7]*[zad_3.$H7]; 0); [.K7])" table:style-name="ce2">
            <text:p>6608665</text:p>
          </table:table-cell>
          <table:table-cell office:value-type="float" office:value="6608665" table:formula="of:= IF( ROUNDDOWN([.L7]*[zad_3.$H7]; 0) &lt; 2 * [zad_3.$F7]; ROUNDDOWN([.L7]*[zad_3.$H7]; 0); [.L7])" table:style-name="ce2">
            <text:p>6608665</text:p>
          </table:table-cell>
          <table:table-cell office:value-type="float" office:value="6608665" table:formula="of:= IF( ROUNDDOWN([.M7]*[zad_3.$H7]; 0) &lt; 2 * [zad_3.$F7]; ROUNDDOWN([.M7]*[zad_3.$H7]; 0); [.M7])" table:style-name="ce2">
            <text:p>6608665</text:p>
          </table:table-cell>
          <table:table-cell office:value-type="float" office:value="6608665" table:formula="of:= IF( ROUNDDOWN([.N7]*[zad_3.$H7]; 0) &lt; 2 * [zad_3.$F7]; ROUNDDOWN([.N7]*[zad_3.$H7]; 0); [.N7])" table:style-name="ce2">
            <text:p>6608665</text:p>
          </table:table-cell>
          <table:table-cell office:value-type="float" office:value="6608665" table:formula="of:= IF( ROUNDDOWN([.O7]*[zad_3.$H7]; 0) &lt; 2 * [zad_3.$F7]; ROUNDDOWN([.O7]*[zad_3.$H7]; 0); [.O7])" table:style-name="ce2">
            <text:p>6608665</text:p>
          </table:table-cell>
          <table:table-cell office:value-type="float" office:value="6608665" table:formula="of:= IF( ROUNDDOWN([.P7]*[zad_3.$H7]; 0) &lt; 2 * [zad_3.$F7]; ROUNDDOWN([.P7]*[zad_3.$H7]; 0); [.P7])" table:style-name="ce2">
            <text:p>6608665</text:p>
          </table:table-cell>
          <table:table-cell office:value-type="float" office:value="6608665" table:formula="of:= IF( ROUNDDOWN([.Q7]*[zad_3.$H7]; 0) &lt; 2 * [zad_3.$F7]; ROUNDDOWN([.Q7]*[zad_3.$H7]; 0); [.Q7])" table:style-name="ce2">
            <text:p>6608665</text:p>
          </table:table-cell>
          <table:table-cell office:value-type="float" office:value="6608665" table:formula="of:= IF( ROUNDDOWN([.R7]*[zad_3.$H7]; 0) &lt; 2 * [zad_3.$F7]; ROUNDDOWN([.R7]*[zad_3.$H7]; 0); [.R7])" table:style-name="ce2">
            <text:p>6608665</text:p>
          </table:table-cell>
          <table:table-cell office:value-type="float" office:value="2019" table:formula="of:= IF([zad_3.$I7] =  [zad_3.$J7]; 2016; IF([zad_3.$J7] = [zad_3.$K7]; 2017; IF([zad_3.$K7] = [zad_3.$L7]; 2018; IF([zad_3.$L7] = [zad_3.$M7]; 2019; IF([zad_3.$M7] = [zad_3.$N7]; 2020; IF([zad_3.$N7] = [zad_3.$O7]; 2021; IF([zad_3.$O7] = [zad_3.$P7]; 2022; IF([zad_3.$P7]=[zad_3.$Q7]; 2023; IF([zad_3.$Q7]=[zad_3.$R7]; 2024; IF([zad_3.$R7]=[zad_3.$S7]; 2025; &quot;nie ma &quot;))))))))))" table:style-name="ce2">
            <text:p>2019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07B</text:p>
          </table:table-cell>
          <table:table-cell office:value-type="float" office:value="3841577" table:style-name="ce1">
            <text:p>3841577</text:p>
          </table:table-cell>
          <table:table-cell office:value-type="float" office:value="3848394" table:style-name="ce1">
            <text:p>3848394</text:p>
          </table:table-cell>
          <table:table-cell office:value-type="float" office:value="3595975" table:style-name="ce1">
            <text:p>3595975</text:p>
          </table:table-cell>
          <table:table-cell office:value-type="float" office:value="3123039" table:style-name="ce1">
            <text:p>3123039</text:p>
          </table:table-cell>
          <table:table-cell office:value-type="float" office:value="7689971" table:formula="of:=SUM([zad_3.$B8:.$C8])" table:style-name="ce1">
            <text:p>7689971</text:p>
          </table:table-cell>
          <table:table-cell office:value-type="float" office:value="6719014" table:formula="of:=[zad_3.$D8]+[zad_3.$E8]" table:style-name="ce1">
            <text:p>6719014</text:p>
          </table:table-cell>
          <table:table-cell office:value-type="float" office:value="0.87370000000000003" table:formula="of:=ROUNDDOWN( ([zad_3.$G8] / [zad_3.$F8]); 4)" table:style-name="ce1">
            <text:p>0,8737</text:p>
          </table:table-cell>
          <table:table-cell office:value-type="float" office:value="5870402" table:formula="of:= IF(ROUNDDOWN([zad_3.$G8]*[zad_3.$H8]; 0) &lt; 2 *[zad_3.$F8];ROUNDDOWN([zad_3.$G8]*[zad_3.$H8]; 0); [zad_3.$G8])" table:style-name="ce2">
            <text:p>5870402</text:p>
          </table:table-cell>
          <table:table-cell office:value-type="float" office:value="5128970" table:formula="of:= IF( ROUNDDOWN([.I8]*[zad_3.$H8]; 0) &lt; 2 * [zad_3.$F8]; ROUNDDOWN([.I8]*[zad_3.$H8]; 0); [.I8])" table:style-name="ce2">
            <text:p>5128970</text:p>
          </table:table-cell>
          <table:table-cell office:value-type="float" office:value="4481181" table:formula="of:= IF( ROUNDDOWN([.J8]*[zad_3.$H8]; 0) &lt; 2 * [zad_3.$F8]; ROUNDDOWN([.J8]*[zad_3.$H8]; 0); [.J8])" table:style-name="ce2">
            <text:p>4481181</text:p>
          </table:table-cell>
          <table:table-cell office:value-type="float" office:value="3915207" table:formula="of:= IF( ROUNDDOWN([.K8]*[zad_3.$H8]; 0) &lt; 2 * [zad_3.$F8]; ROUNDDOWN([.K8]*[zad_3.$H8]; 0); [.K8])" table:style-name="ce2">
            <text:p>3915207</text:p>
          </table:table-cell>
          <table:table-cell office:value-type="float" office:value="3420716" table:formula="of:= IF( ROUNDDOWN([.L8]*[zad_3.$H8]; 0) &lt; 2 * [zad_3.$F8]; ROUNDDOWN([.L8]*[zad_3.$H8]; 0); [.L8])" table:style-name="ce2">
            <text:p>3420716</text:p>
          </table:table-cell>
          <table:table-cell office:value-type="float" office:value="2988679" table:formula="of:= IF( ROUNDDOWN([.M8]*[zad_3.$H8]; 0) &lt; 2 * [zad_3.$F8]; ROUNDDOWN([.M8]*[zad_3.$H8]; 0); [.M8])" table:style-name="ce2">
            <text:p>2988679</text:p>
          </table:table-cell>
          <table:table-cell office:value-type="float" office:value="2611208" table:formula="of:= IF( ROUNDDOWN([.N8]*[zad_3.$H8]; 0) &lt; 2 * [zad_3.$F8]; ROUNDDOWN([.N8]*[zad_3.$H8]; 0); [.N8])" table:style-name="ce2">
            <text:p>2611208</text:p>
          </table:table-cell>
          <table:table-cell office:value-type="float" office:value="2281412" table:formula="of:= IF( ROUNDDOWN([.O8]*[zad_3.$H8]; 0) &lt; 2 * [zad_3.$F8]; ROUNDDOWN([.O8]*[zad_3.$H8]; 0); [.O8])" table:style-name="ce2">
            <text:p>2281412</text:p>
          </table:table-cell>
          <table:table-cell office:value-type="float" office:value="1993269" table:formula="of:= IF( ROUNDDOWN([.P8]*[zad_3.$H8]; 0) &lt; 2 * [zad_3.$F8]; ROUNDDOWN([.P8]*[zad_3.$H8]; 0); [.P8])" table:style-name="ce2">
            <text:p>1993269</text:p>
          </table:table-cell>
          <table:table-cell office:value-type="float" office:value="1741519" table:formula="of:= IF( ROUNDDOWN([.Q8]*[zad_3.$H8]; 0) &lt; 2 * [zad_3.$F8]; ROUNDDOWN([.Q8]*[zad_3.$H8]; 0); [.Q8])" table:style-name="ce2">
            <text:p>1741519</text:p>
          </table:table-cell>
          <table:table-cell office:value-type="float" office:value="1521565" table:formula="of:= IF( ROUNDDOWN([.R8]*[zad_3.$H8]; 0) &lt; 2 * [zad_3.$F8]; ROUNDDOWN([.R8]*[zad_3.$H8]; 0); [.R8])" table:style-name="ce2">
            <text:p>1521565</text:p>
          </table:table-cell>
          <table:table-cell office:value-type="string" office:string-value="nie ma " table:formula="of:= IF([zad_3.$I8] =  [zad_3.$J8]; 2016; IF([zad_3.$J8] = [zad_3.$K8]; 2017; IF([zad_3.$K8] = [zad_3.$L8]; 2018; IF([zad_3.$L8] = [zad_3.$M8]; 2019; IF([zad_3.$M8] = [zad_3.$N8]; 2020; IF([zad_3.$N8] = [zad_3.$O8]; 2021; IF([zad_3.$O8] = [zad_3.$P8]; 2022; IF([zad_3.$P8]=[zad_3.$Q8]; 2023; IF([zad_3.$Q8]=[zad_3.$R8]; 2024; IF([zad_3.$R8]=[zad_3.$S8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08A</text:p>
          </table:table-cell>
          <table:table-cell office:value-type="float" office:value="679557" table:style-name="ce1">
            <text:p>679557</text:p>
          </table:table-cell>
          <table:table-cell office:value-type="float" office:value="655500" table:style-name="ce1">
            <text:p>655500</text:p>
          </table:table-cell>
          <table:table-cell office:value-type="float" office:value="1012012" table:style-name="ce1">
            <text:p>1012012</text:p>
          </table:table-cell>
          <table:table-cell office:value-type="float" office:value="1067022" table:style-name="ce1">
            <text:p>1067022</text:p>
          </table:table-cell>
          <table:table-cell office:value-type="float" office:value="1335057" table:formula="of:=SUM([zad_3.$B9:.$C9])" table:style-name="ce1">
            <text:p>1335057</text:p>
          </table:table-cell>
          <table:table-cell office:value-type="float" office:value="2079034" table:formula="of:=[zad_3.$D9]+[zad_3.$E9]" table:style-name="ce1">
            <text:p>2079034</text:p>
          </table:table-cell>
          <table:table-cell office:value-type="float" office:value="1.5571999999999999" table:formula="of:=ROUNDDOWN( ([zad_3.$G9] / [zad_3.$F9]); 4)" table:style-name="ce1">
            <text:p>1,5572</text:p>
          </table:table-cell>
          <table:table-cell office:value-type="float" office:value="2079034" table:formula="of:= IF(ROUNDDOWN([zad_3.$G9]*[zad_3.$H9]; 0) &lt; 2 *[zad_3.$F9];ROUNDDOWN([zad_3.$G9]*[zad_3.$H9]; 0); [zad_3.$G9])" table:style-name="ce2">
            <text:p>2079034</text:p>
          </table:table-cell>
          <table:table-cell office:value-type="float" office:value="2079034" table:formula="of:= IF( ROUNDDOWN([.I9]*[zad_3.$H9]; 0) &lt; 2 * [zad_3.$F9]; ROUNDDOWN([.I9]*[zad_3.$H9]; 0); [.I9])" table:style-name="ce2">
            <text:p>2079034</text:p>
          </table:table-cell>
          <table:table-cell office:value-type="float" office:value="2079034" table:formula="of:= IF( ROUNDDOWN([.J9]*[zad_3.$H9]; 0) &lt; 2 * [zad_3.$F9]; ROUNDDOWN([.J9]*[zad_3.$H9]; 0); [.J9])" table:style-name="ce2">
            <text:p>2079034</text:p>
          </table:table-cell>
          <table:table-cell office:value-type="float" office:value="2079034" table:formula="of:= IF( ROUNDDOWN([.K9]*[zad_3.$H9]; 0) &lt; 2 * [zad_3.$F9]; ROUNDDOWN([.K9]*[zad_3.$H9]; 0); [.K9])" table:style-name="ce2">
            <text:p>2079034</text:p>
          </table:table-cell>
          <table:table-cell office:value-type="float" office:value="2079034" table:formula="of:= IF( ROUNDDOWN([.L9]*[zad_3.$H9]; 0) &lt; 2 * [zad_3.$F9]; ROUNDDOWN([.L9]*[zad_3.$H9]; 0); [.L9])" table:style-name="ce2">
            <text:p>2079034</text:p>
          </table:table-cell>
          <table:table-cell office:value-type="float" office:value="2079034" table:formula="of:= IF( ROUNDDOWN([.M9]*[zad_3.$H9]; 0) &lt; 2 * [zad_3.$F9]; ROUNDDOWN([.M9]*[zad_3.$H9]; 0); [.M9])" table:style-name="ce2">
            <text:p>2079034</text:p>
          </table:table-cell>
          <table:table-cell office:value-type="float" office:value="2079034" table:formula="of:= IF( ROUNDDOWN([.N9]*[zad_3.$H9]; 0) &lt; 2 * [zad_3.$F9]; ROUNDDOWN([.N9]*[zad_3.$H9]; 0); [.N9])" table:style-name="ce2">
            <text:p>2079034</text:p>
          </table:table-cell>
          <table:table-cell office:value-type="float" office:value="2079034" table:formula="of:= IF( ROUNDDOWN([.O9]*[zad_3.$H9]; 0) &lt; 2 * [zad_3.$F9]; ROUNDDOWN([.O9]*[zad_3.$H9]; 0); [.O9])" table:style-name="ce2">
            <text:p>2079034</text:p>
          </table:table-cell>
          <table:table-cell office:value-type="float" office:value="2079034" table:formula="of:= IF( ROUNDDOWN([.P9]*[zad_3.$H9]; 0) &lt; 2 * [zad_3.$F9]; ROUNDDOWN([.P9]*[zad_3.$H9]; 0); [.P9])" table:style-name="ce2">
            <text:p>2079034</text:p>
          </table:table-cell>
          <table:table-cell office:value-type="float" office:value="2079034" table:formula="of:= IF( ROUNDDOWN([.Q9]*[zad_3.$H9]; 0) &lt; 2 * [zad_3.$F9]; ROUNDDOWN([.Q9]*[zad_3.$H9]; 0); [.Q9])" table:style-name="ce2">
            <text:p>2079034</text:p>
          </table:table-cell>
          <table:table-cell office:value-type="float" office:value="2079034" table:formula="of:= IF( ROUNDDOWN([.R9]*[zad_3.$H9]; 0) &lt; 2 * [zad_3.$F9]; ROUNDDOWN([.R9]*[zad_3.$H9]; 0); [.R9])" table:style-name="ce2">
            <text:p>2079034</text:p>
          </table:table-cell>
          <table:table-cell office:value-type="float" office:value="2016" table:formula="of:= IF([zad_3.$I9] =  [zad_3.$J9]; 2016; IF([zad_3.$J9] = [zad_3.$K9]; 2017; IF([zad_3.$K9] = [zad_3.$L9]; 2018; IF([zad_3.$L9] = [zad_3.$M9]; 2019; IF([zad_3.$M9] = [zad_3.$N9]; 2020; IF([zad_3.$N9] = [zad_3.$O9]; 2021; IF([zad_3.$O9] = [zad_3.$P9]; 2022; IF([zad_3.$P9]=[zad_3.$Q9]; 2023; IF([zad_3.$Q9]=[zad_3.$R9]; 2024; IF([zad_3.$R9]=[zad_3.$S9]; 2025; &quot;nie ma &quot;))))))))))" table:style-name="ce2">
            <text:p>2016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09C</text:p>
          </table:table-cell>
          <table:table-cell office:value-type="float" office:value="1660998" table:style-name="ce1">
            <text:p>1660998</text:p>
          </table:table-cell>
          <table:table-cell office:value-type="float" office:value="1630345" table:style-name="ce1">
            <text:p>1630345</text:p>
          </table:table-cell>
          <table:table-cell office:value-type="float" office:value="1130119" table:style-name="ce1">
            <text:p>1130119</text:p>
          </table:table-cell>
          <table:table-cell office:value-type="float" office:value="1080238" table:style-name="ce1">
            <text:p>1080238</text:p>
          </table:table-cell>
          <table:table-cell office:value-type="float" office:value="3291343" table:formula="of:=SUM([zad_3.$B10:.$C10])" table:style-name="ce1">
            <text:p>3291343</text:p>
          </table:table-cell>
          <table:table-cell office:value-type="float" office:value="2210357" table:formula="of:=[zad_3.$D10]+[zad_3.$E10]" table:style-name="ce1">
            <text:p>2210357</text:p>
          </table:table-cell>
          <table:table-cell office:value-type="float" office:value="0.67149999999999999" table:formula="of:=ROUNDDOWN( ([zad_3.$G10] / [zad_3.$F10]); 4)" table:style-name="ce1">
            <text:p>0,6715</text:p>
          </table:table-cell>
          <table:table-cell office:value-type="float" office:value="1484254" table:formula="of:= IF(ROUNDDOWN([zad_3.$G10]*[zad_3.$H10]; 0) &lt; 2 *[zad_3.$F10];ROUNDDOWN([zad_3.$G10]*[zad_3.$H10]; 0); [zad_3.$G10])" table:style-name="ce2">
            <text:p>1484254</text:p>
          </table:table-cell>
          <table:table-cell office:value-type="float" office:value="996676" table:formula="of:= IF( ROUNDDOWN([.I10]*[zad_3.$H10]; 0) &lt; 2 * [zad_3.$F10]; ROUNDDOWN([.I10]*[zad_3.$H10]; 0); [.I10])" table:style-name="ce2">
            <text:p>996676</text:p>
          </table:table-cell>
          <table:table-cell office:value-type="float" office:value="669267" table:formula="of:= IF( ROUNDDOWN([.J10]*[zad_3.$H10]; 0) &lt; 2 * [zad_3.$F10]; ROUNDDOWN([.J10]*[zad_3.$H10]; 0); [.J10])" table:style-name="ce2">
            <text:p>669267</text:p>
          </table:table-cell>
          <table:table-cell office:value-type="float" office:value="449412" table:formula="of:= IF( ROUNDDOWN([.K10]*[zad_3.$H10]; 0) &lt; 2 * [zad_3.$F10]; ROUNDDOWN([.K10]*[zad_3.$H10]; 0); [.K10])" table:style-name="ce2">
            <text:p>449412</text:p>
          </table:table-cell>
          <table:table-cell office:value-type="float" office:value="301780" table:formula="of:= IF( ROUNDDOWN([.L10]*[zad_3.$H10]; 0) &lt; 2 * [zad_3.$F10]; ROUNDDOWN([.L10]*[zad_3.$H10]; 0); [.L10])" table:style-name="ce2">
            <text:p>301780</text:p>
          </table:table-cell>
          <table:table-cell office:value-type="float" office:value="202645" table:formula="of:= IF( ROUNDDOWN([.M10]*[zad_3.$H10]; 0) &lt; 2 * [zad_3.$F10]; ROUNDDOWN([.M10]*[zad_3.$H10]; 0); [.M10])" table:style-name="ce2">
            <text:p>202645</text:p>
          </table:table-cell>
          <table:table-cell office:value-type="float" office:value="136076" table:formula="of:= IF( ROUNDDOWN([.N10]*[zad_3.$H10]; 0) &lt; 2 * [zad_3.$F10]; ROUNDDOWN([.N10]*[zad_3.$H10]; 0); [.N10])" table:style-name="ce2">
            <text:p>136076</text:p>
          </table:table-cell>
          <table:table-cell office:value-type="float" office:value="91375" table:formula="of:= IF( ROUNDDOWN([.O10]*[zad_3.$H10]; 0) &lt; 2 * [zad_3.$F10]; ROUNDDOWN([.O10]*[zad_3.$H10]; 0); [.O10])" table:style-name="ce2">
            <text:p>91375</text:p>
          </table:table-cell>
          <table:table-cell office:value-type="float" office:value="61358" table:formula="of:= IF( ROUNDDOWN([.P10]*[zad_3.$H10]; 0) &lt; 2 * [zad_3.$F10]; ROUNDDOWN([.P10]*[zad_3.$H10]; 0); [.P10])" table:style-name="ce2">
            <text:p>61358</text:p>
          </table:table-cell>
          <table:table-cell office:value-type="float" office:value="41201" table:formula="of:= IF( ROUNDDOWN([.Q10]*[zad_3.$H10]; 0) &lt; 2 * [zad_3.$F10]; ROUNDDOWN([.Q10]*[zad_3.$H10]; 0); [.Q10])" table:style-name="ce2">
            <text:p>41201</text:p>
          </table:table-cell>
          <table:table-cell office:value-type="float" office:value="27666" table:formula="of:= IF( ROUNDDOWN([.R10]*[zad_3.$H10]; 0) &lt; 2 * [zad_3.$F10]; ROUNDDOWN([.R10]*[zad_3.$H10]; 0); [.R10])" table:style-name="ce2">
            <text:p>27666</text:p>
          </table:table-cell>
          <table:table-cell office:value-type="string" office:string-value="nie ma " table:formula="of:= IF([zad_3.$I10] =  [zad_3.$J10]; 2016; IF([zad_3.$J10] = [zad_3.$K10]; 2017; IF([zad_3.$K10] = [zad_3.$L10]; 2018; IF([zad_3.$L10] = [zad_3.$M10]; 2019; IF([zad_3.$M10] = [zad_3.$N10]; 2020; IF([zad_3.$N10] = [zad_3.$O10]; 2021; IF([zad_3.$O10] = [zad_3.$P10]; 2022; IF([zad_3.$P10]=[zad_3.$Q10]; 2023; IF([zad_3.$Q10]=[zad_3.$R10]; 2024; IF([zad_3.$R10]=[zad_3.$S10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10C</text:p>
          </table:table-cell>
          <table:table-cell office:value-type="float" office:value="1157622" table:style-name="ce1">
            <text:p>1157622</text:p>
          </table:table-cell>
          <table:table-cell office:value-type="float" office:value="1182345" table:style-name="ce1">
            <text:p>1182345</text:p>
          </table:table-cell>
          <table:table-cell office:value-type="float" office:value="830785" table:style-name="ce1">
            <text:p>830785</text:p>
          </table:table-cell>
          <table:table-cell office:value-type="float" office:value="833779" table:style-name="ce1">
            <text:p>833779</text:p>
          </table:table-cell>
          <table:table-cell office:value-type="float" office:value="2339967" table:formula="of:=SUM([zad_3.$B11:.$C11])" table:style-name="ce1">
            <text:p>2339967</text:p>
          </table:table-cell>
          <table:table-cell office:value-type="float" office:value="1664564" table:formula="of:=[zad_3.$D11]+[zad_3.$E11]" table:style-name="ce1">
            <text:p>1664564</text:p>
          </table:table-cell>
          <table:table-cell office:value-type="float" office:value="0.71130000000000004" table:formula="of:=ROUNDDOWN( ([zad_3.$G11] / [zad_3.$F11]); 4)" table:style-name="ce1">
            <text:p>0,7113</text:p>
          </table:table-cell>
          <table:table-cell office:value-type="float" office:value="1184004" table:formula="of:= IF(ROUNDDOWN([zad_3.$G11]*[zad_3.$H11]; 0) &lt; 2 *[zad_3.$F11];ROUNDDOWN([zad_3.$G11]*[zad_3.$H11]; 0); [zad_3.$G11])" table:style-name="ce2">
            <text:p>1184004</text:p>
          </table:table-cell>
          <table:table-cell office:value-type="float" office:value="842182" table:formula="of:= IF( ROUNDDOWN([.I11]*[zad_3.$H11]; 0) &lt; 2 * [zad_3.$F11]; ROUNDDOWN([.I11]*[zad_3.$H11]; 0); [.I11])" table:style-name="ce2">
            <text:p>842182</text:p>
          </table:table-cell>
          <table:table-cell office:value-type="float" office:value="599044" table:formula="of:= IF( ROUNDDOWN([.J11]*[zad_3.$H11]; 0) &lt; 2 * [zad_3.$F11]; ROUNDDOWN([.J11]*[zad_3.$H11]; 0); [.J11])" table:style-name="ce2">
            <text:p>599044</text:p>
          </table:table-cell>
          <table:table-cell office:value-type="float" office:value="426099" table:formula="of:= IF( ROUNDDOWN([.K11]*[zad_3.$H11]; 0) &lt; 2 * [zad_3.$F11]; ROUNDDOWN([.K11]*[zad_3.$H11]; 0); [.K11])" table:style-name="ce2">
            <text:p>426099</text:p>
          </table:table-cell>
          <table:table-cell office:value-type="float" office:value="303084" table:formula="of:= IF( ROUNDDOWN([.L11]*[zad_3.$H11]; 0) &lt; 2 * [zad_3.$F11]; ROUNDDOWN([.L11]*[zad_3.$H11]; 0); [.L11])" table:style-name="ce2">
            <text:p>303084</text:p>
          </table:table-cell>
          <table:table-cell office:value-type="float" office:value="215583" table:formula="of:= IF( ROUNDDOWN([.M11]*[zad_3.$H11]; 0) &lt; 2 * [zad_3.$F11]; ROUNDDOWN([.M11]*[zad_3.$H11]; 0); [.M11])" table:style-name="ce2">
            <text:p>215583</text:p>
          </table:table-cell>
          <table:table-cell office:value-type="float" office:value="153344" table:formula="of:= IF( ROUNDDOWN([.N11]*[zad_3.$H11]; 0) &lt; 2 * [zad_3.$F11]; ROUNDDOWN([.N11]*[zad_3.$H11]; 0); [.N11])" table:style-name="ce2">
            <text:p>153344</text:p>
          </table:table-cell>
          <table:table-cell office:value-type="float" office:value="109073" table:formula="of:= IF( ROUNDDOWN([.O11]*[zad_3.$H11]; 0) &lt; 2 * [zad_3.$F11]; ROUNDDOWN([.O11]*[zad_3.$H11]; 0); [.O11])" table:style-name="ce2">
            <text:p>109073</text:p>
          </table:table-cell>
          <table:table-cell office:value-type="float" office:value="77583" table:formula="of:= IF( ROUNDDOWN([.P11]*[zad_3.$H11]; 0) &lt; 2 * [zad_3.$F11]; ROUNDDOWN([.P11]*[zad_3.$H11]; 0); [.P11])" table:style-name="ce2">
            <text:p>77583</text:p>
          </table:table-cell>
          <table:table-cell office:value-type="float" office:value="55184" table:formula="of:= IF( ROUNDDOWN([.Q11]*[zad_3.$H11]; 0) &lt; 2 * [zad_3.$F11]; ROUNDDOWN([.Q11]*[zad_3.$H11]; 0); [.Q11])" table:style-name="ce2">
            <text:p>55184</text:p>
          </table:table-cell>
          <table:table-cell office:value-type="float" office:value="39252" table:formula="of:= IF( ROUNDDOWN([.R11]*[zad_3.$H11]; 0) &lt; 2 * [zad_3.$F11]; ROUNDDOWN([.R11]*[zad_3.$H11]; 0); [.R11])" table:style-name="ce2">
            <text:p>39252</text:p>
          </table:table-cell>
          <table:table-cell office:value-type="string" office:string-value="nie ma " table:formula="of:= IF([zad_3.$I11] =  [zad_3.$J11]; 2016; IF([zad_3.$J11] = [zad_3.$K11]; 2017; IF([zad_3.$K11] = [zad_3.$L11]; 2018; IF([zad_3.$L11] = [zad_3.$M11]; 2019; IF([zad_3.$M11] = [zad_3.$N11]; 2020; IF([zad_3.$N11] = [zad_3.$O11]; 2021; IF([zad_3.$O11] = [zad_3.$P11]; 2022; IF([zad_3.$P11]=[zad_3.$Q11]; 2023; IF([zad_3.$Q11]=[zad_3.$R11]; 2024; IF([zad_3.$R11]=[zad_3.$S11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11D</text:p>
          </table:table-cell>
          <table:table-cell office:value-type="float" office:value="1987047" table:style-name="ce1">
            <text:p>1987047</text:p>
          </table:table-cell>
          <table:table-cell office:value-type="float" office:value="1996208" table:style-name="ce1">
            <text:p>1996208</text:p>
          </table:table-cell>
          <table:table-cell office:value-type="float" office:value="2053892" table:style-name="ce1">
            <text:p>2053892</text:p>
          </table:table-cell>
          <table:table-cell office:value-type="float" office:value="1697247" table:style-name="ce1">
            <text:p>1697247</text:p>
          </table:table-cell>
          <table:table-cell office:value-type="float" office:value="3983255" table:formula="of:=SUM([zad_3.$B12:.$C12])" table:style-name="ce1">
            <text:p>3983255</text:p>
          </table:table-cell>
          <table:table-cell office:value-type="float" office:value="3751139" table:formula="of:=[zad_3.$D12]+[zad_3.$E12]" table:style-name="ce1">
            <text:p>3751139</text:p>
          </table:table-cell>
          <table:table-cell office:value-type="float" office:value="0.94169999999999998" table:formula="of:=ROUNDDOWN( ([zad_3.$G12] / [zad_3.$F12]); 4)" table:style-name="ce1">
            <text:p>0,9417</text:p>
          </table:table-cell>
          <table:table-cell office:value-type="float" office:value="3532447" table:formula="of:= IF(ROUNDDOWN([zad_3.$G12]*[zad_3.$H12]; 0) &lt; 2 *[zad_3.$F12];ROUNDDOWN([zad_3.$G12]*[zad_3.$H12]; 0); [zad_3.$G12])" table:style-name="ce2">
            <text:p>3532447</text:p>
          </table:table-cell>
          <table:table-cell office:value-type="float" office:value="3326505" table:formula="of:= IF( ROUNDDOWN([.I12]*[zad_3.$H12]; 0) &lt; 2 * [zad_3.$F12]; ROUNDDOWN([.I12]*[zad_3.$H12]; 0); [.I12])" table:style-name="ce2">
            <text:p>3326505</text:p>
          </table:table-cell>
          <table:table-cell office:value-type="float" office:value="3132569" table:formula="of:= IF( ROUNDDOWN([.J12]*[zad_3.$H12]; 0) &lt; 2 * [zad_3.$F12]; ROUNDDOWN([.J12]*[zad_3.$H12]; 0); [.J12])" table:style-name="ce2">
            <text:p>3132569</text:p>
          </table:table-cell>
          <table:table-cell office:value-type="float" office:value="2949940" table:formula="of:= IF( ROUNDDOWN([.K12]*[zad_3.$H12]; 0) &lt; 2 * [zad_3.$F12]; ROUNDDOWN([.K12]*[zad_3.$H12]; 0); [.K12])" table:style-name="ce2">
            <text:p>2949940</text:p>
          </table:table-cell>
          <table:table-cell office:value-type="float" office:value="2777958" table:formula="of:= IF( ROUNDDOWN([.L12]*[zad_3.$H12]; 0) &lt; 2 * [zad_3.$F12]; ROUNDDOWN([.L12]*[zad_3.$H12]; 0); [.L12])" table:style-name="ce2">
            <text:p>2777958</text:p>
          </table:table-cell>
          <table:table-cell office:value-type="float" office:value="2616003" table:formula="of:= IF( ROUNDDOWN([.M12]*[zad_3.$H12]; 0) &lt; 2 * [zad_3.$F12]; ROUNDDOWN([.M12]*[zad_3.$H12]; 0); [.M12])" table:style-name="ce2">
            <text:p>2616003</text:p>
          </table:table-cell>
          <table:table-cell office:value-type="float" office:value="2463490" table:formula="of:= IF( ROUNDDOWN([.N12]*[zad_3.$H12]; 0) &lt; 2 * [zad_3.$F12]; ROUNDDOWN([.N12]*[zad_3.$H12]; 0); [.N12])" table:style-name="ce2">
            <text:p>2463490</text:p>
          </table:table-cell>
          <table:table-cell office:value-type="float" office:value="2319868" table:formula="of:= IF( ROUNDDOWN([.O12]*[zad_3.$H12]; 0) &lt; 2 * [zad_3.$F12]; ROUNDDOWN([.O12]*[zad_3.$H12]; 0); [.O12])" table:style-name="ce2">
            <text:p>2319868</text:p>
          </table:table-cell>
          <table:table-cell office:value-type="float" office:value="2184619" table:formula="of:= IF( ROUNDDOWN([.P12]*[zad_3.$H12]; 0) &lt; 2 * [zad_3.$F12]; ROUNDDOWN([.P12]*[zad_3.$H12]; 0); [.P12])" table:style-name="ce2">
            <text:p>2184619</text:p>
          </table:table-cell>
          <table:table-cell office:value-type="float" office:value="2057255" table:formula="of:= IF( ROUNDDOWN([.Q12]*[zad_3.$H12]; 0) &lt; 2 * [zad_3.$F12]; ROUNDDOWN([.Q12]*[zad_3.$H12]; 0); [.Q12])" table:style-name="ce2">
            <text:p>2057255</text:p>
          </table:table-cell>
          <table:table-cell office:value-type="float" office:value="1937317" table:formula="of:= IF( ROUNDDOWN([.R12]*[zad_3.$H12]; 0) &lt; 2 * [zad_3.$F12]; ROUNDDOWN([.R12]*[zad_3.$H12]; 0); [.R12])" table:style-name="ce2">
            <text:p>1937317</text:p>
          </table:table-cell>
          <table:table-cell office:value-type="string" office:string-value="nie ma " table:formula="of:= IF([zad_3.$I12] =  [zad_3.$J12]; 2016; IF([zad_3.$J12] = [zad_3.$K12]; 2017; IF([zad_3.$K12] = [zad_3.$L12]; 2018; IF([zad_3.$L12] = [zad_3.$M12]; 2019; IF([zad_3.$M12] = [zad_3.$N12]; 2020; IF([zad_3.$N12] = [zad_3.$O12]; 2021; IF([zad_3.$O12] = [zad_3.$P12]; 2022; IF([zad_3.$P12]=[zad_3.$Q12]; 2023; IF([zad_3.$Q12]=[zad_3.$R12]; 2024; IF([zad_3.$R12]=[zad_3.$S12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12C</text:p>
          </table:table-cell>
          <table:table-cell office:value-type="float" office:value="3997724" table:style-name="ce1">
            <text:p>3997724</text:p>
          </table:table-cell>
          <table:table-cell office:value-type="float" office:value="3690756" table:style-name="ce1">
            <text:p>3690756</text:p>
          </table:table-cell>
          <table:table-cell office:value-type="float" office:value="4339393" table:style-name="ce1">
            <text:p>4339393</text:p>
          </table:table-cell>
          <table:table-cell office:value-type="float" office:value="4639643" table:style-name="ce1">
            <text:p>4639643</text:p>
          </table:table-cell>
          <table:table-cell office:value-type="float" office:value="7688480" table:formula="of:=SUM([zad_3.$B13:.$C13])" table:style-name="ce1">
            <text:p>7688480</text:p>
          </table:table-cell>
          <table:table-cell office:value-type="float" office:value="8979036" table:formula="of:=[zad_3.$D13]+[zad_3.$E13]" table:style-name="ce1">
            <text:p>8979036</text:p>
          </table:table-cell>
          <table:table-cell office:value-type="float" office:value="1.1677999999999999" table:formula="of:=ROUNDDOWN( ([zad_3.$G13] / [zad_3.$F13]); 4)" table:style-name="ce1">
            <text:p>1,1678</text:p>
          </table:table-cell>
          <table:table-cell office:value-type="float" office:value="10485718" table:formula="of:= IF(ROUNDDOWN([zad_3.$G13]*[zad_3.$H13]; 0) &lt; 2 *[zad_3.$F13];ROUNDDOWN([zad_3.$G13]*[zad_3.$H13]; 0); [zad_3.$G13])" table:style-name="ce2">
            <text:p>10485718</text:p>
          </table:table-cell>
          <table:table-cell office:value-type="float" office:value="12245221" table:formula="of:= IF( ROUNDDOWN([.I13]*[zad_3.$H13]; 0) &lt; 2 * [zad_3.$F13]; ROUNDDOWN([.I13]*[zad_3.$H13]; 0); [.I13])" table:style-name="ce2">
            <text:p>12245221</text:p>
          </table:table-cell>
          <table:table-cell office:value-type="float" office:value="14299969" table:formula="of:= IF( ROUNDDOWN([.J13]*[zad_3.$H13]; 0) &lt; 2 * [zad_3.$F13]; ROUNDDOWN([.J13]*[zad_3.$H13]; 0); [.J13])" table:style-name="ce2">
            <text:p>14299969</text:p>
          </table:table-cell>
          <table:table-cell office:value-type="float" office:value="14299969" table:formula="of:= IF( ROUNDDOWN([.K13]*[zad_3.$H13]; 0) &lt; 2 * [zad_3.$F13]; ROUNDDOWN([.K13]*[zad_3.$H13]; 0); [.K13])" table:style-name="ce2">
            <text:p>14299969</text:p>
          </table:table-cell>
          <table:table-cell office:value-type="float" office:value="14299969" table:formula="of:= IF( ROUNDDOWN([.L13]*[zad_3.$H13]; 0) &lt; 2 * [zad_3.$F13]; ROUNDDOWN([.L13]*[zad_3.$H13]; 0); [.L13])" table:style-name="ce2">
            <text:p>14299969</text:p>
          </table:table-cell>
          <table:table-cell office:value-type="float" office:value="14299969" table:formula="of:= IF( ROUNDDOWN([.M13]*[zad_3.$H13]; 0) &lt; 2 * [zad_3.$F13]; ROUNDDOWN([.M13]*[zad_3.$H13]; 0); [.M13])" table:style-name="ce2">
            <text:p>14299969</text:p>
          </table:table-cell>
          <table:table-cell office:value-type="float" office:value="14299969" table:formula="of:= IF( ROUNDDOWN([.N13]*[zad_3.$H13]; 0) &lt; 2 * [zad_3.$F13]; ROUNDDOWN([.N13]*[zad_3.$H13]; 0); [.N13])" table:style-name="ce2">
            <text:p>14299969</text:p>
          </table:table-cell>
          <table:table-cell office:value-type="float" office:value="14299969" table:formula="of:= IF( ROUNDDOWN([.O13]*[zad_3.$H13]; 0) &lt; 2 * [zad_3.$F13]; ROUNDDOWN([.O13]*[zad_3.$H13]; 0); [.O13])" table:style-name="ce2">
            <text:p>14299969</text:p>
          </table:table-cell>
          <table:table-cell office:value-type="float" office:value="14299969" table:formula="of:= IF( ROUNDDOWN([.P13]*[zad_3.$H13]; 0) &lt; 2 * [zad_3.$F13]; ROUNDDOWN([.P13]*[zad_3.$H13]; 0); [.P13])" table:style-name="ce2">
            <text:p>14299969</text:p>
          </table:table-cell>
          <table:table-cell office:value-type="float" office:value="14299969" table:formula="of:= IF( ROUNDDOWN([.Q13]*[zad_3.$H13]; 0) &lt; 2 * [zad_3.$F13]; ROUNDDOWN([.Q13]*[zad_3.$H13]; 0); [.Q13])" table:style-name="ce2">
            <text:p>14299969</text:p>
          </table:table-cell>
          <table:table-cell office:value-type="float" office:value="14299969" table:formula="of:= IF( ROUNDDOWN([.R13]*[zad_3.$H13]; 0) &lt; 2 * [zad_3.$F13]; ROUNDDOWN([.R13]*[zad_3.$H13]; 0); [.R13])" table:style-name="ce2">
            <text:p>14299969</text:p>
          </table:table-cell>
          <table:table-cell office:value-type="float" office:value="2018" table:formula="of:= IF([zad_3.$I13] =  [zad_3.$J13]; 2016; IF([zad_3.$J13] = [zad_3.$K13]; 2017; IF([zad_3.$K13] = [zad_3.$L13]; 2018; IF([zad_3.$L13] = [zad_3.$M13]; 2019; IF([zad_3.$M13] = [zad_3.$N13]; 2020; IF([zad_3.$N13] = [zad_3.$O13]; 2021; IF([zad_3.$O13] = [zad_3.$P13]; 2022; IF([zad_3.$P13]=[zad_3.$Q13]; 2023; IF([zad_3.$Q13]=[zad_3.$R13]; 2024; IF([zad_3.$R13]=[zad_3.$S13]; 2025; &quot;nie ma &quot;))))))))))" table:style-name="ce2">
            <text:p>2018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13A</text:p>
          </table:table-cell>
          <table:table-cell office:value-type="float" office:value="996113" table:style-name="ce1">
            <text:p>996113</text:p>
          </table:table-cell>
          <table:table-cell office:value-type="float" office:value="964279" table:style-name="ce1">
            <text:p>964279</text:p>
          </table:table-cell>
          <table:table-cell office:value-type="float" office:value="1012487" table:style-name="ce1">
            <text:p>1012487</text:p>
          </table:table-cell>
          <table:table-cell office:value-type="float" office:value="1128940" table:style-name="ce1">
            <text:p>1128940</text:p>
          </table:table-cell>
          <table:table-cell office:value-type="float" office:value="1960392" table:formula="of:=SUM([zad_3.$B14:.$C14])" table:style-name="ce1">
            <text:p>1960392</text:p>
          </table:table-cell>
          <table:table-cell office:value-type="float" office:value="2141427" table:formula="of:=[zad_3.$D14]+[zad_3.$E14]" table:style-name="ce1">
            <text:p>2141427</text:p>
          </table:table-cell>
          <table:table-cell office:value-type="float" office:value="1.0923" table:formula="of:=ROUNDDOWN( ([zad_3.$G14] / [zad_3.$F14]); 4)" table:style-name="ce1">
            <text:p>1,0923</text:p>
          </table:table-cell>
          <table:table-cell office:value-type="float" office:value="2339080" table:formula="of:= IF(ROUNDDOWN([zad_3.$G14]*[zad_3.$H14]; 0) &lt; 2 *[zad_3.$F14];ROUNDDOWN([zad_3.$G14]*[zad_3.$H14]; 0); [zad_3.$G14])" table:style-name="ce2">
            <text:p>2339080</text:p>
          </table:table-cell>
          <table:table-cell office:value-type="float" office:value="2554977" table:formula="of:= IF( ROUNDDOWN([.I14]*[zad_3.$H14]; 0) &lt; 2 * [zad_3.$F14]; ROUNDDOWN([.I14]*[zad_3.$H14]; 0); [.I14])" table:style-name="ce2">
            <text:p>2554977</text:p>
          </table:table-cell>
          <table:table-cell office:value-type="float" office:value="2790801" table:formula="of:= IF( ROUNDDOWN([.J14]*[zad_3.$H14]; 0) &lt; 2 * [zad_3.$F14]; ROUNDDOWN([.J14]*[zad_3.$H14]; 0); [.J14])" table:style-name="ce2">
            <text:p>2790801</text:p>
          </table:table-cell>
          <table:table-cell office:value-type="float" office:value="3048391" table:formula="of:= IF( ROUNDDOWN([.K14]*[zad_3.$H14]; 0) &lt; 2 * [zad_3.$F14]; ROUNDDOWN([.K14]*[zad_3.$H14]; 0); [.K14])" table:style-name="ce2">
            <text:p>3048391</text:p>
          </table:table-cell>
          <table:table-cell office:value-type="float" office:value="3329757" table:formula="of:= IF( ROUNDDOWN([.L14]*[zad_3.$H14]; 0) &lt; 2 * [zad_3.$F14]; ROUNDDOWN([.L14]*[zad_3.$H14]; 0); [.L14])" table:style-name="ce2">
            <text:p>3329757</text:p>
          </table:table-cell>
          <table:table-cell office:value-type="float" office:value="3637093" table:formula="of:= IF( ROUNDDOWN([.M14]*[zad_3.$H14]; 0) &lt; 2 * [zad_3.$F14]; ROUNDDOWN([.M14]*[zad_3.$H14]; 0); [.M14])" table:style-name="ce2">
            <text:p>3637093</text:p>
          </table:table-cell>
          <table:table-cell office:value-type="float" office:value="3637093" table:formula="of:= IF( ROUNDDOWN([.N14]*[zad_3.$H14]; 0) &lt; 2 * [zad_3.$F14]; ROUNDDOWN([.N14]*[zad_3.$H14]; 0); [.N14])" table:style-name="ce2">
            <text:p>3637093</text:p>
          </table:table-cell>
          <table:table-cell office:value-type="float" office:value="3637093" table:formula="of:= IF( ROUNDDOWN([.O14]*[zad_3.$H14]; 0) &lt; 2 * [zad_3.$F14]; ROUNDDOWN([.O14]*[zad_3.$H14]; 0); [.O14])" table:style-name="ce2">
            <text:p>3637093</text:p>
          </table:table-cell>
          <table:table-cell office:value-type="float" office:value="3637093" table:formula="of:= IF( ROUNDDOWN([.P14]*[zad_3.$H14]; 0) &lt; 2 * [zad_3.$F14]; ROUNDDOWN([.P14]*[zad_3.$H14]; 0); [.P14])" table:style-name="ce2">
            <text:p>3637093</text:p>
          </table:table-cell>
          <table:table-cell office:value-type="float" office:value="3637093" table:formula="of:= IF( ROUNDDOWN([.Q14]*[zad_3.$H14]; 0) &lt; 2 * [zad_3.$F14]; ROUNDDOWN([.Q14]*[zad_3.$H14]; 0); [.Q14])" table:style-name="ce2">
            <text:p>3637093</text:p>
          </table:table-cell>
          <table:table-cell office:value-type="float" office:value="3637093" table:formula="of:= IF( ROUNDDOWN([.R14]*[zad_3.$H14]; 0) &lt; 2 * [zad_3.$F14]; ROUNDDOWN([.R14]*[zad_3.$H14]; 0); [.R14])" table:style-name="ce2">
            <text:p>3637093</text:p>
          </table:table-cell>
          <table:table-cell office:value-type="float" office:value="2021" table:formula="of:= IF([zad_3.$I14] =  [zad_3.$J14]; 2016; IF([zad_3.$J14] = [zad_3.$K14]; 2017; IF([zad_3.$K14] = [zad_3.$L14]; 2018; IF([zad_3.$L14] = [zad_3.$M14]; 2019; IF([zad_3.$M14] = [zad_3.$N14]; 2020; IF([zad_3.$N14] = [zad_3.$O14]; 2021; IF([zad_3.$O14] = [zad_3.$P14]; 2022; IF([zad_3.$P14]=[zad_3.$Q14]; 2023; IF([zad_3.$Q14]=[zad_3.$R14]; 2024; IF([zad_3.$R14]=[zad_3.$S14]; 2025; &quot;nie ma &quot;))))))))))" table:style-name="ce2">
            <text:p>2021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14A</text:p>
          </table:table-cell>
          <table:table-cell office:value-type="float" office:value="1143634" table:style-name="ce1">
            <text:p>1143634</text:p>
          </table:table-cell>
          <table:table-cell office:value-type="float" office:value="1033836" table:style-name="ce1">
            <text:p>1033836</text:p>
          </table:table-cell>
          <table:table-cell office:value-type="float" office:value="909534" table:style-name="ce1">
            <text:p>909534</text:p>
          </table:table-cell>
          <table:table-cell office:value-type="float" office:value="856349" table:style-name="ce1">
            <text:p>856349</text:p>
          </table:table-cell>
          <table:table-cell office:value-type="float" office:value="2177470" table:formula="of:=SUM([zad_3.$B15:.$C15])" table:style-name="ce1">
            <text:p>2177470</text:p>
          </table:table-cell>
          <table:table-cell office:value-type="float" office:value="1765883" table:formula="of:=[zad_3.$D15]+[zad_3.$E15]" table:style-name="ce1">
            <text:p>1765883</text:p>
          </table:table-cell>
          <table:table-cell office:value-type="float" office:value="0.81089999999999995" table:formula="of:=ROUNDDOWN( ([zad_3.$G15] / [zad_3.$F15]); 4)" table:style-name="ce1">
            <text:p>0,8109</text:p>
          </table:table-cell>
          <table:table-cell office:value-type="float" office:value="1431954" table:formula="of:= IF(ROUNDDOWN([zad_3.$G15]*[zad_3.$H15]; 0) &lt; 2 *[zad_3.$F15];ROUNDDOWN([zad_3.$G15]*[zad_3.$H15]; 0); [zad_3.$G15])" table:style-name="ce2">
            <text:p>1431954</text:p>
          </table:table-cell>
          <table:table-cell office:value-type="float" office:value="1161171" table:formula="of:= IF( ROUNDDOWN([.I15]*[zad_3.$H15]; 0) &lt; 2 * [zad_3.$F15]; ROUNDDOWN([.I15]*[zad_3.$H15]; 0); [.I15])" table:style-name="ce2">
            <text:p>1161171</text:p>
          </table:table-cell>
          <table:table-cell office:value-type="float" office:value="941593" table:formula="of:= IF( ROUNDDOWN([.J15]*[zad_3.$H15]; 0) &lt; 2 * [zad_3.$F15]; ROUNDDOWN([.J15]*[zad_3.$H15]; 0); [.J15])" table:style-name="ce2">
            <text:p>941593</text:p>
          </table:table-cell>
          <table:table-cell office:value-type="float" office:value="763537" table:formula="of:= IF( ROUNDDOWN([.K15]*[zad_3.$H15]; 0) &lt; 2 * [zad_3.$F15]; ROUNDDOWN([.K15]*[zad_3.$H15]; 0); [.K15])" table:style-name="ce2">
            <text:p>763537</text:p>
          </table:table-cell>
          <table:table-cell office:value-type="float" office:value="619152" table:formula="of:= IF( ROUNDDOWN([.L15]*[zad_3.$H15]; 0) &lt; 2 * [zad_3.$F15]; ROUNDDOWN([.L15]*[zad_3.$H15]; 0); [.L15])" table:style-name="ce2">
            <text:p>619152</text:p>
          </table:table-cell>
          <table:table-cell office:value-type="float" office:value="502070" table:formula="of:= IF( ROUNDDOWN([.M15]*[zad_3.$H15]; 0) &lt; 2 * [zad_3.$F15]; ROUNDDOWN([.M15]*[zad_3.$H15]; 0); [.M15])" table:style-name="ce2">
            <text:p>502070</text:p>
          </table:table-cell>
          <table:table-cell office:value-type="float" office:value="407128" table:formula="of:= IF( ROUNDDOWN([.N15]*[zad_3.$H15]; 0) &lt; 2 * [zad_3.$F15]; ROUNDDOWN([.N15]*[zad_3.$H15]; 0); [.N15])" table:style-name="ce2">
            <text:p>407128</text:p>
          </table:table-cell>
          <table:table-cell office:value-type="float" office:value="330140" table:formula="of:= IF( ROUNDDOWN([.O15]*[zad_3.$H15]; 0) &lt; 2 * [zad_3.$F15]; ROUNDDOWN([.O15]*[zad_3.$H15]; 0); [.O15])" table:style-name="ce2">
            <text:p>330140</text:p>
          </table:table-cell>
          <table:table-cell office:value-type="float" office:value="267710" table:formula="of:= IF( ROUNDDOWN([.P15]*[zad_3.$H15]; 0) &lt; 2 * [zad_3.$F15]; ROUNDDOWN([.P15]*[zad_3.$H15]; 0); [.P15])" table:style-name="ce2">
            <text:p>267710</text:p>
          </table:table-cell>
          <table:table-cell office:value-type="float" office:value="217086" table:formula="of:= IF( ROUNDDOWN([.Q15]*[zad_3.$H15]; 0) &lt; 2 * [zad_3.$F15]; ROUNDDOWN([.Q15]*[zad_3.$H15]; 0); [.Q15])" table:style-name="ce2">
            <text:p>217086</text:p>
          </table:table-cell>
          <table:table-cell office:value-type="float" office:value="176035" table:formula="of:= IF( ROUNDDOWN([.R15]*[zad_3.$H15]; 0) &lt; 2 * [zad_3.$F15]; ROUNDDOWN([.R15]*[zad_3.$H15]; 0); [.R15])" table:style-name="ce2">
            <text:p>176035</text:p>
          </table:table-cell>
          <table:table-cell office:value-type="string" office:string-value="nie ma " table:formula="of:= IF([zad_3.$I15] =  [zad_3.$J15]; 2016; IF([zad_3.$J15] = [zad_3.$K15]; 2017; IF([zad_3.$K15] = [zad_3.$L15]; 2018; IF([zad_3.$L15] = [zad_3.$M15]; 2019; IF([zad_3.$M15] = [zad_3.$N15]; 2020; IF([zad_3.$N15] = [zad_3.$O15]; 2021; IF([zad_3.$O15] = [zad_3.$P15]; 2022; IF([zad_3.$P15]=[zad_3.$Q15]; 2023; IF([zad_3.$Q15]=[zad_3.$R15]; 2024; IF([zad_3.$R15]=[zad_3.$S15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15A</text:p>
          </table:table-cell>
          <table:table-cell office:value-type="float" office:value="2549276" table:style-name="ce1">
            <text:p>2549276</text:p>
          </table:table-cell>
          <table:table-cell office:value-type="float" office:value="2584751" table:style-name="ce1">
            <text:p>2584751</text:p>
          </table:table-cell>
          <table:table-cell office:value-type="float" office:value="2033079" table:style-name="ce1">
            <text:p>2033079</text:p>
          </table:table-cell>
          <table:table-cell office:value-type="float" office:value="2066918" table:style-name="ce1">
            <text:p>2066918</text:p>
          </table:table-cell>
          <table:table-cell office:value-type="float" office:value="5134027" table:formula="of:=SUM([zad_3.$B16:.$C16])" table:style-name="ce1">
            <text:p>5134027</text:p>
          </table:table-cell>
          <table:table-cell office:value-type="float" office:value="4099997" table:formula="of:=[zad_3.$D16]+[zad_3.$E16]" table:style-name="ce1">
            <text:p>4099997</text:p>
          </table:table-cell>
          <table:table-cell office:value-type="float" office:value="0.79849999999999999" table:formula="of:=ROUNDDOWN( ([zad_3.$G16] / [zad_3.$F16]); 4)" table:style-name="ce1">
            <text:p>0,7985</text:p>
          </table:table-cell>
          <table:table-cell office:value-type="float" office:value="3273847" table:formula="of:= IF(ROUNDDOWN([zad_3.$G16]*[zad_3.$H16]; 0) &lt; 2 *[zad_3.$F16];ROUNDDOWN([zad_3.$G16]*[zad_3.$H16]; 0); [zad_3.$G16])" table:style-name="ce2">
            <text:p>3273847</text:p>
          </table:table-cell>
          <table:table-cell office:value-type="float" office:value="2614166" table:formula="of:= IF( ROUNDDOWN([.I16]*[zad_3.$H16]; 0) &lt; 2 * [zad_3.$F16]; ROUNDDOWN([.I16]*[zad_3.$H16]; 0); [.I16])" table:style-name="ce2">
            <text:p>2614166</text:p>
          </table:table-cell>
          <table:table-cell office:value-type="float" office:value="2087411" table:formula="of:= IF( ROUNDDOWN([.J16]*[zad_3.$H16]; 0) &lt; 2 * [zad_3.$F16]; ROUNDDOWN([.J16]*[zad_3.$H16]; 0); [.J16])" table:style-name="ce2">
            <text:p>2087411</text:p>
          </table:table-cell>
          <table:table-cell office:value-type="float" office:value="1666797" table:formula="of:= IF( ROUNDDOWN([.K16]*[zad_3.$H16]; 0) &lt; 2 * [zad_3.$F16]; ROUNDDOWN([.K16]*[zad_3.$H16]; 0); [.K16])" table:style-name="ce2">
            <text:p>1666797</text:p>
          </table:table-cell>
          <table:table-cell office:value-type="float" office:value="1330937" table:formula="of:= IF( ROUNDDOWN([.L16]*[zad_3.$H16]; 0) &lt; 2 * [zad_3.$F16]; ROUNDDOWN([.L16]*[zad_3.$H16]; 0); [.L16])" table:style-name="ce2">
            <text:p>1330937</text:p>
          </table:table-cell>
          <table:table-cell office:value-type="float" office:value="1062753" table:formula="of:= IF( ROUNDDOWN([.M16]*[zad_3.$H16]; 0) &lt; 2 * [zad_3.$F16]; ROUNDDOWN([.M16]*[zad_3.$H16]; 0); [.M16])" table:style-name="ce2">
            <text:p>1062753</text:p>
          </table:table-cell>
          <table:table-cell office:value-type="float" office:value="848608" table:formula="of:= IF( ROUNDDOWN([.N16]*[zad_3.$H16]; 0) &lt; 2 * [zad_3.$F16]; ROUNDDOWN([.N16]*[zad_3.$H16]; 0); [.N16])" table:style-name="ce2">
            <text:p>848608</text:p>
          </table:table-cell>
          <table:table-cell office:value-type="float" office:value="677613" table:formula="of:= IF( ROUNDDOWN([.O16]*[zad_3.$H16]; 0) &lt; 2 * [zad_3.$F16]; ROUNDDOWN([.O16]*[zad_3.$H16]; 0); [.O16])" table:style-name="ce2">
            <text:p>677613</text:p>
          </table:table-cell>
          <table:table-cell office:value-type="float" office:value="541073" table:formula="of:= IF( ROUNDDOWN([.P16]*[zad_3.$H16]; 0) &lt; 2 * [zad_3.$F16]; ROUNDDOWN([.P16]*[zad_3.$H16]; 0); [.P16])" table:style-name="ce2">
            <text:p>541073</text:p>
          </table:table-cell>
          <table:table-cell office:value-type="float" office:value="432046" table:formula="of:= IF( ROUNDDOWN([.Q16]*[zad_3.$H16]; 0) &lt; 2 * [zad_3.$F16]; ROUNDDOWN([.Q16]*[zad_3.$H16]; 0); [.Q16])" table:style-name="ce2">
            <text:p>432046</text:p>
          </table:table-cell>
          <table:table-cell office:value-type="float" office:value="344988" table:formula="of:= IF( ROUNDDOWN([.R16]*[zad_3.$H16]; 0) &lt; 2 * [zad_3.$F16]; ROUNDDOWN([.R16]*[zad_3.$H16]; 0); [.R16])" table:style-name="ce2">
            <text:p>344988</text:p>
          </table:table-cell>
          <table:table-cell office:value-type="string" office:string-value="nie ma " table:formula="of:= IF([zad_3.$I16] =  [zad_3.$J16]; 2016; IF([zad_3.$J16] = [zad_3.$K16]; 2017; IF([zad_3.$K16] = [zad_3.$L16]; 2018; IF([zad_3.$L16] = [zad_3.$M16]; 2019; IF([zad_3.$M16] = [zad_3.$N16]; 2020; IF([zad_3.$N16] = [zad_3.$O16]; 2021; IF([zad_3.$O16] = [zad_3.$P16]; 2022; IF([zad_3.$P16]=[zad_3.$Q16]; 2023; IF([zad_3.$Q16]=[zad_3.$R16]; 2024; IF([zad_3.$R16]=[zad_3.$S16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16C</text:p>
          </table:table-cell>
          <table:table-cell office:value-type="float" office:value="1367212" table:style-name="ce1">
            <text:p>1367212</text:p>
          </table:table-cell>
          <table:table-cell office:value-type="float" office:value="1361389" table:style-name="ce1">
            <text:p>1361389</text:p>
          </table:table-cell>
          <table:table-cell office:value-type="float" office:value="1572320" table:style-name="ce1">
            <text:p>1572320</text:p>
          </table:table-cell>
          <table:table-cell office:value-type="float" office:value="1836258" table:style-name="ce1">
            <text:p>1836258</text:p>
          </table:table-cell>
          <table:table-cell office:value-type="float" office:value="2728601" table:formula="of:=SUM([zad_3.$B17:.$C17])" table:style-name="ce1">
            <text:p>2728601</text:p>
          </table:table-cell>
          <table:table-cell office:value-type="float" office:value="3408578" table:formula="of:=[zad_3.$D17]+[zad_3.$E17]" table:style-name="ce1">
            <text:p>3408578</text:p>
          </table:table-cell>
          <table:table-cell office:value-type="float" office:value="1.2492000000000001" table:formula="of:=ROUNDDOWN( ([zad_3.$G17] / [zad_3.$F17]); 4)" table:style-name="ce1">
            <text:p>1,2492</text:p>
          </table:table-cell>
          <table:table-cell office:value-type="float" office:value="4257995" table:formula="of:= IF(ROUNDDOWN([zad_3.$G17]*[zad_3.$H17]; 0) &lt; 2 *[zad_3.$F17];ROUNDDOWN([zad_3.$G17]*[zad_3.$H17]; 0); [zad_3.$G17])" table:style-name="ce2">
            <text:p>4257995</text:p>
          </table:table-cell>
          <table:table-cell office:value-type="float" office:value="5319087" table:formula="of:= IF( ROUNDDOWN([.I17]*[zad_3.$H17]; 0) &lt; 2 * [zad_3.$F17]; ROUNDDOWN([.I17]*[zad_3.$H17]; 0); [.I17])" table:style-name="ce2">
            <text:p>5319087</text:p>
          </table:table-cell>
          <table:table-cell office:value-type="float" office:value="5319087" table:formula="of:= IF( ROUNDDOWN([.J17]*[zad_3.$H17]; 0) &lt; 2 * [zad_3.$F17]; ROUNDDOWN([.J17]*[zad_3.$H17]; 0); [.J17])" table:style-name="ce2">
            <text:p>5319087</text:p>
          </table:table-cell>
          <table:table-cell office:value-type="float" office:value="5319087" table:formula="of:= IF( ROUNDDOWN([.K17]*[zad_3.$H17]; 0) &lt; 2 * [zad_3.$F17]; ROUNDDOWN([.K17]*[zad_3.$H17]; 0); [.K17])" table:style-name="ce2">
            <text:p>5319087</text:p>
          </table:table-cell>
          <table:table-cell office:value-type="float" office:value="5319087" table:formula="of:= IF( ROUNDDOWN([.L17]*[zad_3.$H17]; 0) &lt; 2 * [zad_3.$F17]; ROUNDDOWN([.L17]*[zad_3.$H17]; 0); [.L17])" table:style-name="ce2">
            <text:p>5319087</text:p>
          </table:table-cell>
          <table:table-cell office:value-type="float" office:value="5319087" table:formula="of:= IF( ROUNDDOWN([.M17]*[zad_3.$H17]; 0) &lt; 2 * [zad_3.$F17]; ROUNDDOWN([.M17]*[zad_3.$H17]; 0); [.M17])" table:style-name="ce2">
            <text:p>5319087</text:p>
          </table:table-cell>
          <table:table-cell office:value-type="float" office:value="5319087" table:formula="of:= IF( ROUNDDOWN([.N17]*[zad_3.$H17]; 0) &lt; 2 * [zad_3.$F17]; ROUNDDOWN([.N17]*[zad_3.$H17]; 0); [.N17])" table:style-name="ce2">
            <text:p>5319087</text:p>
          </table:table-cell>
          <table:table-cell office:value-type="float" office:value="5319087" table:formula="of:= IF( ROUNDDOWN([.O17]*[zad_3.$H17]; 0) &lt; 2 * [zad_3.$F17]; ROUNDDOWN([.O17]*[zad_3.$H17]; 0); [.O17])" table:style-name="ce2">
            <text:p>5319087</text:p>
          </table:table-cell>
          <table:table-cell office:value-type="float" office:value="5319087" table:formula="of:= IF( ROUNDDOWN([.P17]*[zad_3.$H17]; 0) &lt; 2 * [zad_3.$F17]; ROUNDDOWN([.P17]*[zad_3.$H17]; 0); [.P17])" table:style-name="ce2">
            <text:p>5319087</text:p>
          </table:table-cell>
          <table:table-cell office:value-type="float" office:value="5319087" table:formula="of:= IF( ROUNDDOWN([.Q17]*[zad_3.$H17]; 0) &lt; 2 * [zad_3.$F17]; ROUNDDOWN([.Q17]*[zad_3.$H17]; 0); [.Q17])" table:style-name="ce2">
            <text:p>5319087</text:p>
          </table:table-cell>
          <table:table-cell office:value-type="float" office:value="5319087" table:formula="of:= IF( ROUNDDOWN([.R17]*[zad_3.$H17]; 0) &lt; 2 * [zad_3.$F17]; ROUNDDOWN([.R17]*[zad_3.$H17]; 0); [.R17])" table:style-name="ce2">
            <text:p>5319087</text:p>
          </table:table-cell>
          <table:table-cell office:value-type="float" office:value="2017" table:formula="of:= IF([zad_3.$I17] =  [zad_3.$J17]; 2016; IF([zad_3.$J17] = [zad_3.$K17]; 2017; IF([zad_3.$K17] = [zad_3.$L17]; 2018; IF([zad_3.$L17] = [zad_3.$M17]; 2019; IF([zad_3.$M17] = [zad_3.$N17]; 2020; IF([zad_3.$N17] = [zad_3.$O17]; 2021; IF([zad_3.$O17] = [zad_3.$P17]; 2022; IF([zad_3.$P17]=[zad_3.$Q17]; 2023; IF([zad_3.$Q17]=[zad_3.$R17]; 2024; IF([zad_3.$R17]=[zad_3.$S17]; 2025; &quot;nie ma &quot;))))))))))" table:style-name="ce2">
            <text:p>2017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17A</text:p>
          </table:table-cell>
          <table:table-cell office:value-type="float" office:value="2567464" table:style-name="ce1">
            <text:p>2567464</text:p>
          </table:table-cell>
          <table:table-cell office:value-type="float" office:value="2441857" table:style-name="ce1">
            <text:p>2441857</text:p>
          </table:table-cell>
          <table:table-cell office:value-type="float" office:value="1524132" table:style-name="ce1">
            <text:p>1524132</text:p>
          </table:table-cell>
          <table:table-cell office:value-type="float" office:value="1496810" table:style-name="ce1">
            <text:p>1496810</text:p>
          </table:table-cell>
          <table:table-cell office:value-type="float" office:value="5009321" table:formula="of:=SUM([zad_3.$B18:.$C18])" table:style-name="ce1">
            <text:p>5009321</text:p>
          </table:table-cell>
          <table:table-cell office:value-type="float" office:value="3020942" table:formula="of:=[zad_3.$D18]+[zad_3.$E18]" table:style-name="ce1">
            <text:p>3020942</text:p>
          </table:table-cell>
          <table:table-cell office:value-type="float" office:value="0.60299999999999998" table:formula="of:=ROUNDDOWN( ([zad_3.$G18] / [zad_3.$F18]); 4)" table:style-name="ce1">
            <text:p>0,603</text:p>
          </table:table-cell>
          <table:table-cell office:value-type="float" office:value="1821628" table:formula="of:= IF(ROUNDDOWN([zad_3.$G18]*[zad_3.$H18]; 0) &lt; 2 *[zad_3.$F18];ROUNDDOWN([zad_3.$G18]*[zad_3.$H18]; 0); [zad_3.$G18])" table:style-name="ce2">
            <text:p>1821628</text:p>
          </table:table-cell>
          <table:table-cell office:value-type="float" office:value="1098441" table:formula="of:= IF( ROUNDDOWN([.I18]*[zad_3.$H18]; 0) &lt; 2 * [zad_3.$F18]; ROUNDDOWN([.I18]*[zad_3.$H18]; 0); [.I18])" table:style-name="ce2">
            <text:p>1098441</text:p>
          </table:table-cell>
          <table:table-cell office:value-type="float" office:value="662359" table:formula="of:= IF( ROUNDDOWN([.J18]*[zad_3.$H18]; 0) &lt; 2 * [zad_3.$F18]; ROUNDDOWN([.J18]*[zad_3.$H18]; 0); [.J18])" table:style-name="ce2">
            <text:p>662359</text:p>
          </table:table-cell>
          <table:table-cell office:value-type="float" office:value="399402" table:formula="of:= IF( ROUNDDOWN([.K18]*[zad_3.$H18]; 0) &lt; 2 * [zad_3.$F18]; ROUNDDOWN([.K18]*[zad_3.$H18]; 0); [.K18])" table:style-name="ce2">
            <text:p>399402</text:p>
          </table:table-cell>
          <table:table-cell office:value-type="float" office:value="240839" table:formula="of:= IF( ROUNDDOWN([.L18]*[zad_3.$H18]; 0) &lt; 2 * [zad_3.$F18]; ROUNDDOWN([.L18]*[zad_3.$H18]; 0); [.L18])" table:style-name="ce2">
            <text:p>240839</text:p>
          </table:table-cell>
          <table:table-cell office:value-type="float" office:value="145225" table:formula="of:= IF( ROUNDDOWN([.M18]*[zad_3.$H18]; 0) &lt; 2 * [zad_3.$F18]; ROUNDDOWN([.M18]*[zad_3.$H18]; 0); [.M18])" table:style-name="ce2">
            <text:p>145225</text:p>
          </table:table-cell>
          <table:table-cell office:value-type="float" office:value="87570" table:formula="of:= IF( ROUNDDOWN([.N18]*[zad_3.$H18]; 0) &lt; 2 * [zad_3.$F18]; ROUNDDOWN([.N18]*[zad_3.$H18]; 0); [.N18])" table:style-name="ce2">
            <text:p>87570</text:p>
          </table:table-cell>
          <table:table-cell office:value-type="float" office:value="52804" table:formula="of:= IF( ROUNDDOWN([.O18]*[zad_3.$H18]; 0) &lt; 2 * [zad_3.$F18]; ROUNDDOWN([.O18]*[zad_3.$H18]; 0); [.O18])" table:style-name="ce2">
            <text:p>52804</text:p>
          </table:table-cell>
          <table:table-cell office:value-type="float" office:value="31840" table:formula="of:= IF( ROUNDDOWN([.P18]*[zad_3.$H18]; 0) &lt; 2 * [zad_3.$F18]; ROUNDDOWN([.P18]*[zad_3.$H18]; 0); [.P18])" table:style-name="ce2">
            <text:p>31840</text:p>
          </table:table-cell>
          <table:table-cell office:value-type="float" office:value="19199" table:formula="of:= IF( ROUNDDOWN([.Q18]*[zad_3.$H18]; 0) &lt; 2 * [zad_3.$F18]; ROUNDDOWN([.Q18]*[zad_3.$H18]; 0); [.Q18])" table:style-name="ce2">
            <text:p>19199</text:p>
          </table:table-cell>
          <table:table-cell office:value-type="float" office:value="11576" table:formula="of:= IF( ROUNDDOWN([.R18]*[zad_3.$H18]; 0) &lt; 2 * [zad_3.$F18]; ROUNDDOWN([.R18]*[zad_3.$H18]; 0); [.R18])" table:style-name="ce2">
            <text:p>11576</text:p>
          </table:table-cell>
          <table:table-cell office:value-type="string" office:string-value="nie ma " table:formula="of:= IF([zad_3.$I18] =  [zad_3.$J18]; 2016; IF([zad_3.$J18] = [zad_3.$K18]; 2017; IF([zad_3.$K18] = [zad_3.$L18]; 2018; IF([zad_3.$L18] = [zad_3.$M18]; 2019; IF([zad_3.$M18] = [zad_3.$N18]; 2020; IF([zad_3.$N18] = [zad_3.$O18]; 2021; IF([zad_3.$O18] = [zad_3.$P18]; 2022; IF([zad_3.$P18]=[zad_3.$Q18]; 2023; IF([zad_3.$Q18]=[zad_3.$R18]; 2024; IF([zad_3.$R18]=[zad_3.$S18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18D</text:p>
          </table:table-cell>
          <table:table-cell office:value-type="float" office:value="1334060" table:style-name="ce1">
            <text:p>1334060</text:p>
          </table:table-cell>
          <table:table-cell office:value-type="float" office:value="1395231" table:style-name="ce1">
            <text:p>1395231</text:p>
          </table:table-cell>
          <table:table-cell office:value-type="float" office:value="578655" table:style-name="ce1">
            <text:p>578655</text:p>
          </table:table-cell>
          <table:table-cell office:value-type="float" office:value="677663" table:style-name="ce1">
            <text:p>677663</text:p>
          </table:table-cell>
          <table:table-cell office:value-type="float" office:value="2729291" table:formula="of:=SUM([zad_3.$B19:.$C19])" table:style-name="ce1">
            <text:p>2729291</text:p>
          </table:table-cell>
          <table:table-cell office:value-type="float" office:value="1256318" table:formula="of:=[zad_3.$D19]+[zad_3.$E19]" table:style-name="ce1">
            <text:p>1256318</text:p>
          </table:table-cell>
          <table:table-cell office:value-type="float" office:value="0.46029999999999999" table:formula="of:=ROUNDDOWN( ([zad_3.$G19] / [zad_3.$F19]); 4)" table:style-name="ce1">
            <text:p>0,4603</text:p>
          </table:table-cell>
          <table:table-cell office:value-type="float" office:value="578283" table:formula="of:= IF(ROUNDDOWN([zad_3.$G19]*[zad_3.$H19]; 0) &lt; 2 *[zad_3.$F19];ROUNDDOWN([zad_3.$G19]*[zad_3.$H19]; 0); [zad_3.$G19])" table:style-name="ce2">
            <text:p>578283</text:p>
          </table:table-cell>
          <table:table-cell office:value-type="float" office:value="266183" table:formula="of:= IF( ROUNDDOWN([.I19]*[zad_3.$H19]; 0) &lt; 2 * [zad_3.$F19]; ROUNDDOWN([.I19]*[zad_3.$H19]; 0); [.I19])" table:style-name="ce2">
            <text:p>266183</text:p>
          </table:table-cell>
          <table:table-cell office:value-type="float" office:value="122524" table:formula="of:= IF( ROUNDDOWN([.J19]*[zad_3.$H19]; 0) &lt; 2 * [zad_3.$F19]; ROUNDDOWN([.J19]*[zad_3.$H19]; 0); [.J19])" table:style-name="ce2">
            <text:p>122524</text:p>
          </table:table-cell>
          <table:table-cell office:value-type="float" office:value="56397" table:formula="of:= IF( ROUNDDOWN([.K19]*[zad_3.$H19]; 0) &lt; 2 * [zad_3.$F19]; ROUNDDOWN([.K19]*[zad_3.$H19]; 0); [.K19])" table:style-name="ce2">
            <text:p>56397</text:p>
          </table:table-cell>
          <table:table-cell office:value-type="float" office:value="25959" table:formula="of:= IF( ROUNDDOWN([.L19]*[zad_3.$H19]; 0) &lt; 2 * [zad_3.$F19]; ROUNDDOWN([.L19]*[zad_3.$H19]; 0); [.L19])" table:style-name="ce2">
            <text:p>25959</text:p>
          </table:table-cell>
          <table:table-cell office:value-type="float" office:value="11948" table:formula="of:= IF( ROUNDDOWN([.M19]*[zad_3.$H19]; 0) &lt; 2 * [zad_3.$F19]; ROUNDDOWN([.M19]*[zad_3.$H19]; 0); [.M19])" table:style-name="ce2">
            <text:p>11948</text:p>
          </table:table-cell>
          <table:table-cell office:value-type="float" office:value="5499" table:formula="of:= IF( ROUNDDOWN([.N19]*[zad_3.$H19]; 0) &lt; 2 * [zad_3.$F19]; ROUNDDOWN([.N19]*[zad_3.$H19]; 0); [.N19])" table:style-name="ce2">
            <text:p>5499</text:p>
          </table:table-cell>
          <table:table-cell office:value-type="float" office:value="2531" table:formula="of:= IF( ROUNDDOWN([.O19]*[zad_3.$H19]; 0) &lt; 2 * [zad_3.$F19]; ROUNDDOWN([.O19]*[zad_3.$H19]; 0); [.O19])" table:style-name="ce2">
            <text:p>2531</text:p>
          </table:table-cell>
          <table:table-cell office:value-type="float" office:value="1165" table:formula="of:= IF( ROUNDDOWN([.P19]*[zad_3.$H19]; 0) &lt; 2 * [zad_3.$F19]; ROUNDDOWN([.P19]*[zad_3.$H19]; 0); [.P19])" table:style-name="ce2">
            <text:p>1165</text:p>
          </table:table-cell>
          <table:table-cell office:value-type="float" office:value="536" table:formula="of:= IF( ROUNDDOWN([.Q19]*[zad_3.$H19]; 0) &lt; 2 * [zad_3.$F19]; ROUNDDOWN([.Q19]*[zad_3.$H19]; 0); [.Q19])" table:style-name="ce2">
            <text:p>536</text:p>
          </table:table-cell>
          <table:table-cell office:value-type="float" office:value="246" table:formula="of:= IF( ROUNDDOWN([.R19]*[zad_3.$H19]; 0) &lt; 2 * [zad_3.$F19]; ROUNDDOWN([.R19]*[zad_3.$H19]; 0); [.R19])" table:style-name="ce2">
            <text:p>246</text:p>
          </table:table-cell>
          <table:table-cell office:value-type="string" office:string-value="nie ma " table:formula="of:= IF([zad_3.$I19] =  [zad_3.$J19]; 2016; IF([zad_3.$J19] = [zad_3.$K19]; 2017; IF([zad_3.$K19] = [zad_3.$L19]; 2018; IF([zad_3.$L19] = [zad_3.$M19]; 2019; IF([zad_3.$M19] = [zad_3.$N19]; 2020; IF([zad_3.$N19] = [zad_3.$O19]; 2021; IF([zad_3.$O19] = [zad_3.$P19]; 2022; IF([zad_3.$P19]=[zad_3.$Q19]; 2023; IF([zad_3.$Q19]=[zad_3.$R19]; 2024; IF([zad_3.$R19]=[zad_3.$S19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19C</text:p>
          </table:table-cell>
          <table:table-cell office:value-type="float" office:value="2976209" table:style-name="ce1">
            <text:p>2976209</text:p>
          </table:table-cell>
          <table:table-cell office:value-type="float" office:value="3199665" table:style-name="ce1">
            <text:p>3199665</text:p>
          </table:table-cell>
          <table:table-cell office:value-type="float" office:value="1666477" table:style-name="ce1">
            <text:p>1666477</text:p>
          </table:table-cell>
          <table:table-cell office:value-type="float" office:value="1759240" table:style-name="ce1">
            <text:p>1759240</text:p>
          </table:table-cell>
          <table:table-cell office:value-type="float" office:value="6175874" table:formula="of:=SUM([zad_3.$B20:.$C20])" table:style-name="ce1">
            <text:p>6175874</text:p>
          </table:table-cell>
          <table:table-cell office:value-type="float" office:value="3425717" table:formula="of:=[zad_3.$D20]+[zad_3.$E20]" table:style-name="ce1">
            <text:p>3425717</text:p>
          </table:table-cell>
          <table:table-cell office:value-type="float" office:value="0.55459999999999998" table:formula="of:=ROUNDDOWN( ([zad_3.$G20] / [zad_3.$F20]); 4)" table:style-name="ce1">
            <text:p>0,5546</text:p>
          </table:table-cell>
          <table:table-cell office:value-type="float" office:value="1899902" table:formula="of:= IF(ROUNDDOWN([zad_3.$G20]*[zad_3.$H20]; 0) &lt; 2 *[zad_3.$F20];ROUNDDOWN([zad_3.$G20]*[zad_3.$H20]; 0); [zad_3.$G20])" table:style-name="ce2">
            <text:p>1899902</text:p>
          </table:table-cell>
          <table:table-cell office:value-type="float" office:value="1053685" table:formula="of:= IF( ROUNDDOWN([.I20]*[zad_3.$H20]; 0) &lt; 2 * [zad_3.$F20]; ROUNDDOWN([.I20]*[zad_3.$H20]; 0); [.I20])" table:style-name="ce2">
            <text:p>1053685</text:p>
          </table:table-cell>
          <table:table-cell office:value-type="float" office:value="584373" table:formula="of:= IF( ROUNDDOWN([.J20]*[zad_3.$H20]; 0) &lt; 2 * [zad_3.$F20]; ROUNDDOWN([.J20]*[zad_3.$H20]; 0); [.J20])" table:style-name="ce2">
            <text:p>584373</text:p>
          </table:table-cell>
          <table:table-cell office:value-type="float" office:value="324093" table:formula="of:= IF( ROUNDDOWN([.K20]*[zad_3.$H20]; 0) &lt; 2 * [zad_3.$F20]; ROUNDDOWN([.K20]*[zad_3.$H20]; 0); [.K20])" table:style-name="ce2">
            <text:p>324093</text:p>
          </table:table-cell>
          <table:table-cell office:value-type="float" office:value="179741" table:formula="of:= IF( ROUNDDOWN([.L20]*[zad_3.$H20]; 0) &lt; 2 * [zad_3.$F20]; ROUNDDOWN([.L20]*[zad_3.$H20]; 0); [.L20])" table:style-name="ce2">
            <text:p>179741</text:p>
          </table:table-cell>
          <table:table-cell office:value-type="float" office:value="99684" table:formula="of:= IF( ROUNDDOWN([.M20]*[zad_3.$H20]; 0) &lt; 2 * [zad_3.$F20]; ROUNDDOWN([.M20]*[zad_3.$H20]; 0); [.M20])" table:style-name="ce2">
            <text:p>99684</text:p>
          </table:table-cell>
          <table:table-cell office:value-type="float" office:value="55284" table:formula="of:= IF( ROUNDDOWN([.N20]*[zad_3.$H20]; 0) &lt; 2 * [zad_3.$F20]; ROUNDDOWN([.N20]*[zad_3.$H20]; 0); [.N20])" table:style-name="ce2">
            <text:p>55284</text:p>
          </table:table-cell>
          <table:table-cell office:value-type="float" office:value="30660" table:formula="of:= IF( ROUNDDOWN([.O20]*[zad_3.$H20]; 0) &lt; 2 * [zad_3.$F20]; ROUNDDOWN([.O20]*[zad_3.$H20]; 0); [.O20])" table:style-name="ce2">
            <text:p>30660</text:p>
          </table:table-cell>
          <table:table-cell office:value-type="float" office:value="17004" table:formula="of:= IF( ROUNDDOWN([.P20]*[zad_3.$H20]; 0) &lt; 2 * [zad_3.$F20]; ROUNDDOWN([.P20]*[zad_3.$H20]; 0); [.P20])" table:style-name="ce2">
            <text:p>17004</text:p>
          </table:table-cell>
          <table:table-cell office:value-type="float" office:value="9430" table:formula="of:= IF( ROUNDDOWN([.Q20]*[zad_3.$H20]; 0) &lt; 2 * [zad_3.$F20]; ROUNDDOWN([.Q20]*[zad_3.$H20]; 0); [.Q20])" table:style-name="ce2">
            <text:p>9430</text:p>
          </table:table-cell>
          <table:table-cell office:value-type="float" office:value="5229" table:formula="of:= IF( ROUNDDOWN([.R20]*[zad_3.$H20]; 0) &lt; 2 * [zad_3.$F20]; ROUNDDOWN([.R20]*[zad_3.$H20]; 0); [.R20])" table:style-name="ce2">
            <text:p>5229</text:p>
          </table:table-cell>
          <table:table-cell office:value-type="string" office:string-value="nie ma " table:formula="of:= IF([zad_3.$I20] =  [zad_3.$J20]; 2016; IF([zad_3.$J20] = [zad_3.$K20]; 2017; IF([zad_3.$K20] = [zad_3.$L20]; 2018; IF([zad_3.$L20] = [zad_3.$M20]; 2019; IF([zad_3.$M20] = [zad_3.$N20]; 2020; IF([zad_3.$N20] = [zad_3.$O20]; 2021; IF([zad_3.$O20] = [zad_3.$P20]; 2022; IF([zad_3.$P20]=[zad_3.$Q20]; 2023; IF([zad_3.$Q20]=[zad_3.$R20]; 2024; IF([zad_3.$R20]=[zad_3.$S20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20C</text:p>
          </table:table-cell>
          <table:table-cell office:value-type="float" office:value="1443351" table:style-name="ce1">
            <text:p>1443351</text:p>
          </table:table-cell>
          <table:table-cell office:value-type="float" office:value="1565539" table:style-name="ce1">
            <text:p>1565539</text:p>
          </table:table-cell>
          <table:table-cell office:value-type="float" office:value="1355276" table:style-name="ce1">
            <text:p>1355276</text:p>
          </table:table-cell>
          <table:table-cell office:value-type="float" office:value="1423414" table:style-name="ce1">
            <text:p>1423414</text:p>
          </table:table-cell>
          <table:table-cell office:value-type="float" office:value="3008890" table:formula="of:=SUM([zad_3.$B21:.$C21])" table:style-name="ce1">
            <text:p>3008890</text:p>
          </table:table-cell>
          <table:table-cell office:value-type="float" office:value="2778690" table:formula="of:=[zad_3.$D21]+[zad_3.$E21]" table:style-name="ce1">
            <text:p>2778690</text:p>
          </table:table-cell>
          <table:table-cell office:value-type="float" office:value="0.9234" table:formula="of:=ROUNDDOWN( ([zad_3.$G21] / [zad_3.$F21]); 4)" table:style-name="ce1">
            <text:p>0,9234</text:p>
          </table:table-cell>
          <table:table-cell office:value-type="float" office:value="2565842" table:formula="of:= IF(ROUNDDOWN([zad_3.$G21]*[zad_3.$H21]; 0) &lt; 2 *[zad_3.$F21];ROUNDDOWN([zad_3.$G21]*[zad_3.$H21]; 0); [zad_3.$G21])" table:style-name="ce2">
            <text:p>2565842</text:p>
          </table:table-cell>
          <table:table-cell office:value-type="float" office:value="2369298" table:formula="of:= IF( ROUNDDOWN([.I21]*[zad_3.$H21]; 0) &lt; 2 * [zad_3.$F21]; ROUNDDOWN([.I21]*[zad_3.$H21]; 0); [.I21])" table:style-name="ce2">
            <text:p>2369298</text:p>
          </table:table-cell>
          <table:table-cell office:value-type="float" office:value="2187809" table:formula="of:= IF( ROUNDDOWN([.J21]*[zad_3.$H21]; 0) &lt; 2 * [zad_3.$F21]; ROUNDDOWN([.J21]*[zad_3.$H21]; 0); [.J21])" table:style-name="ce2">
            <text:p>2187809</text:p>
          </table:table-cell>
          <table:table-cell office:value-type="float" office:value="2020222" table:formula="of:= IF( ROUNDDOWN([.K21]*[zad_3.$H21]; 0) &lt; 2 * [zad_3.$F21]; ROUNDDOWN([.K21]*[zad_3.$H21]; 0); [.K21])" table:style-name="ce2">
            <text:p>2020222</text:p>
          </table:table-cell>
          <table:table-cell office:value-type="float" office:value="1865472" table:formula="of:= IF( ROUNDDOWN([.L21]*[zad_3.$H21]; 0) &lt; 2 * [zad_3.$F21]; ROUNDDOWN([.L21]*[zad_3.$H21]; 0); [.L21])" table:style-name="ce2">
            <text:p>1865472</text:p>
          </table:table-cell>
          <table:table-cell office:value-type="float" office:value="1722576" table:formula="of:= IF( ROUNDDOWN([.M21]*[zad_3.$H21]; 0) &lt; 2 * [zad_3.$F21]; ROUNDDOWN([.M21]*[zad_3.$H21]; 0); [.M21])" table:style-name="ce2">
            <text:p>1722576</text:p>
          </table:table-cell>
          <table:table-cell office:value-type="float" office:value="1590626" table:formula="of:= IF( ROUNDDOWN([.N21]*[zad_3.$H21]; 0) &lt; 2 * [zad_3.$F21]; ROUNDDOWN([.N21]*[zad_3.$H21]; 0); [.N21])" table:style-name="ce2">
            <text:p>1590626</text:p>
          </table:table-cell>
          <table:table-cell office:value-type="float" office:value="1468784" table:formula="of:= IF( ROUNDDOWN([.O21]*[zad_3.$H21]; 0) &lt; 2 * [zad_3.$F21]; ROUNDDOWN([.O21]*[zad_3.$H21]; 0); [.O21])" table:style-name="ce2">
            <text:p>1468784</text:p>
          </table:table-cell>
          <table:table-cell office:value-type="float" office:value="1356275" table:formula="of:= IF( ROUNDDOWN([.P21]*[zad_3.$H21]; 0) &lt; 2 * [zad_3.$F21]; ROUNDDOWN([.P21]*[zad_3.$H21]; 0); [.P21])" table:style-name="ce2">
            <text:p>1356275</text:p>
          </table:table-cell>
          <table:table-cell office:value-type="float" office:value="1252384" table:formula="of:= IF( ROUNDDOWN([.Q21]*[zad_3.$H21]; 0) &lt; 2 * [zad_3.$F21]; ROUNDDOWN([.Q21]*[zad_3.$H21]; 0); [.Q21])" table:style-name="ce2">
            <text:p>1252384</text:p>
          </table:table-cell>
          <table:table-cell office:value-type="float" office:value="1156451" table:formula="of:= IF( ROUNDDOWN([.R21]*[zad_3.$H21]; 0) &lt; 2 * [zad_3.$F21]; ROUNDDOWN([.R21]*[zad_3.$H21]; 0); [.R21])" table:style-name="ce2">
            <text:p>1156451</text:p>
          </table:table-cell>
          <table:table-cell office:value-type="string" office:string-value="nie ma " table:formula="of:= IF([zad_3.$I21] =  [zad_3.$J21]; 2016; IF([zad_3.$J21] = [zad_3.$K21]; 2017; IF([zad_3.$K21] = [zad_3.$L21]; 2018; IF([zad_3.$L21] = [zad_3.$M21]; 2019; IF([zad_3.$M21] = [zad_3.$N21]; 2020; IF([zad_3.$N21] = [zad_3.$O21]; 2021; IF([zad_3.$O21] = [zad_3.$P21]; 2022; IF([zad_3.$P21]=[zad_3.$Q21]; 2023; IF([zad_3.$Q21]=[zad_3.$R21]; 2024; IF([zad_3.$R21]=[zad_3.$S21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21A</text:p>
          </table:table-cell>
          <table:table-cell office:value-type="float" office:value="2486640" table:style-name="ce1">
            <text:p>2486640</text:p>
          </table:table-cell>
          <table:table-cell office:value-type="float" office:value="2265936" table:style-name="ce1">
            <text:p>2265936</text:p>
          </table:table-cell>
          <table:table-cell office:value-type="float" office:value="297424" table:style-name="ce1">
            <text:p>297424</text:p>
          </table:table-cell>
          <table:table-cell office:value-type="float" office:value="274759" table:style-name="ce1">
            <text:p>274759</text:p>
          </table:table-cell>
          <table:table-cell office:value-type="float" office:value="4752576" table:formula="of:=SUM([zad_3.$B22:.$C22])" table:style-name="ce1">
            <text:p>4752576</text:p>
          </table:table-cell>
          <table:table-cell office:value-type="float" office:value="572183" table:formula="of:=[zad_3.$D22]+[zad_3.$E22]" table:style-name="ce1">
            <text:p>572183</text:p>
          </table:table-cell>
          <table:table-cell office:value-type="float" office:value="0.1203" table:formula="of:=ROUNDDOWN( ([zad_3.$G22] / [zad_3.$F22]); 4)" table:style-name="ce1">
            <text:p>0,1203</text:p>
          </table:table-cell>
          <table:table-cell office:value-type="float" office:value="68833" table:formula="of:= IF(ROUNDDOWN([zad_3.$G22]*[zad_3.$H22]; 0) &lt; 2 *[zad_3.$F22];ROUNDDOWN([zad_3.$G22]*[zad_3.$H22]; 0); [zad_3.$G22])" table:style-name="ce2">
            <text:p>68833</text:p>
          </table:table-cell>
          <table:table-cell office:value-type="float" office:value="8280" table:formula="of:= IF( ROUNDDOWN([.I22]*[zad_3.$H22]; 0) &lt; 2 * [zad_3.$F22]; ROUNDDOWN([.I22]*[zad_3.$H22]; 0); [.I22])" table:style-name="ce2">
            <text:p>8280</text:p>
          </table:table-cell>
          <table:table-cell office:value-type="float" office:value="996" table:formula="of:= IF( ROUNDDOWN([.J22]*[zad_3.$H22]; 0) &lt; 2 * [zad_3.$F22]; ROUNDDOWN([.J22]*[zad_3.$H22]; 0); [.J22])" table:style-name="ce2">
            <text:p>996</text:p>
          </table:table-cell>
          <table:table-cell office:value-type="float" office:value="119" table:formula="of:= IF( ROUNDDOWN([.K22]*[zad_3.$H22]; 0) &lt; 2 * [zad_3.$F22]; ROUNDDOWN([.K22]*[zad_3.$H22]; 0); [.K22])" table:style-name="ce2">
            <text:p>119</text:p>
          </table:table-cell>
          <table:table-cell office:value-type="float" office:value="14" table:formula="of:= IF( ROUNDDOWN([.L22]*[zad_3.$H22]; 0) &lt; 2 * [zad_3.$F22]; ROUNDDOWN([.L22]*[zad_3.$H22]; 0); [.L22])" table:style-name="ce2">
            <text:p>14</text:p>
          </table:table-cell>
          <table:table-cell office:value-type="float" office:value="1" table:formula="of:= IF( ROUNDDOWN([.M22]*[zad_3.$H22]; 0) &lt; 2 * [zad_3.$F22]; ROUNDDOWN([.M22]*[zad_3.$H22]; 0); [.M22])" table:style-name="ce2">
            <text:p>1</text:p>
          </table:table-cell>
          <table:table-cell office:value-type="float" office:value="0" table:formula="of:= IF( ROUNDDOWN([.N22]*[zad_3.$H22]; 0) &lt; 2 * [zad_3.$F22]; ROUNDDOWN([.N22]*[zad_3.$H22]; 0); [.N22])" table:style-name="ce2">
            <text:p>0</text:p>
          </table:table-cell>
          <table:table-cell office:value-type="float" office:value="0" table:formula="of:= IF( ROUNDDOWN([.O22]*[zad_3.$H22]; 0) &lt; 2 * [zad_3.$F22]; ROUNDDOWN([.O22]*[zad_3.$H22]; 0); [.O22])" table:style-name="ce2">
            <text:p>0</text:p>
          </table:table-cell>
          <table:table-cell office:value-type="float" office:value="0" table:formula="of:= IF( ROUNDDOWN([.P22]*[zad_3.$H22]; 0) &lt; 2 * [zad_3.$F22]; ROUNDDOWN([.P22]*[zad_3.$H22]; 0); [.P22])" table:style-name="ce2">
            <text:p>0</text:p>
          </table:table-cell>
          <table:table-cell office:value-type="float" office:value="0" table:formula="of:= IF( ROUNDDOWN([.Q22]*[zad_3.$H22]; 0) &lt; 2 * [zad_3.$F22]; ROUNDDOWN([.Q22]*[zad_3.$H22]; 0); [.Q22])" table:style-name="ce2">
            <text:p>0</text:p>
          </table:table-cell>
          <table:table-cell office:value-type="float" office:value="0" table:formula="of:= IF( ROUNDDOWN([.R22]*[zad_3.$H22]; 0) &lt; 2 * [zad_3.$F22]; ROUNDDOWN([.R22]*[zad_3.$H22]; 0); [.R22])" table:style-name="ce2">
            <text:p>0</text:p>
          </table:table-cell>
          <table:table-cell office:value-type="float" office:value="2022" table:formula="of:= IF([zad_3.$I22] =  [zad_3.$J22]; 2016; IF([zad_3.$J22] = [zad_3.$K22]; 2017; IF([zad_3.$K22] = [zad_3.$L22]; 2018; IF([zad_3.$L22] = [zad_3.$M22]; 2019; IF([zad_3.$M22] = [zad_3.$N22]; 2020; IF([zad_3.$N22] = [zad_3.$O22]; 2021; IF([zad_3.$O22] = [zad_3.$P22]; 2022; IF([zad_3.$P22]=[zad_3.$Q22]; 2023; IF([zad_3.$Q22]=[zad_3.$R22]; 2024; IF([zad_3.$R22]=[zad_3.$S22]; 2025; &quot;nie ma &quot;))))))))))" table:style-name="ce2">
            <text:p>2022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22B</text:p>
          </table:table-cell>
          <table:table-cell office:value-type="float" office:value="685438" table:style-name="ce1">
            <text:p>685438</text:p>
          </table:table-cell>
          <table:table-cell office:value-type="float" office:value="749124" table:style-name="ce1">
            <text:p>749124</text:p>
          </table:table-cell>
          <table:table-cell office:value-type="float" office:value="2697677" table:style-name="ce1">
            <text:p>2697677</text:p>
          </table:table-cell>
          <table:table-cell office:value-type="float" office:value="2821550" table:style-name="ce1">
            <text:p>2821550</text:p>
          </table:table-cell>
          <table:table-cell office:value-type="float" office:value="1434562" table:formula="of:=SUM([zad_3.$B23:.$C23])" table:style-name="ce1">
            <text:p>1434562</text:p>
          </table:table-cell>
          <table:table-cell office:value-type="float" office:value="5519227" table:formula="of:=[zad_3.$D23]+[zad_3.$E23]" table:style-name="ce1">
            <text:p>5519227</text:p>
          </table:table-cell>
          <table:table-cell office:value-type="float" office:value="3.8473000000000002" table:formula="of:=ROUNDDOWN( ([zad_3.$G23] / [zad_3.$F23]); 4)" table:style-name="ce1">
            <text:p>3,8473</text:p>
          </table:table-cell>
          <table:table-cell office:value-type="float" office:value="5519227" table:formula="of:= IF(ROUNDDOWN([zad_3.$G23]*[zad_3.$H23]; 0) &lt; 2 *[zad_3.$F23];ROUNDDOWN([zad_3.$G23]*[zad_3.$H23]; 0); [zad_3.$G23])" table:style-name="ce2">
            <text:p>5519227</text:p>
          </table:table-cell>
          <table:table-cell office:value-type="float" office:value="5519227" table:formula="of:= IF( ROUNDDOWN([.I23]*[zad_3.$H23]; 0) &lt; 2 * [zad_3.$F23]; ROUNDDOWN([.I23]*[zad_3.$H23]; 0); [.I23])" table:style-name="ce2">
            <text:p>5519227</text:p>
          </table:table-cell>
          <table:table-cell office:value-type="float" office:value="5519227" table:formula="of:= IF( ROUNDDOWN([.J23]*[zad_3.$H23]; 0) &lt; 2 * [zad_3.$F23]; ROUNDDOWN([.J23]*[zad_3.$H23]; 0); [.J23])" table:style-name="ce2">
            <text:p>5519227</text:p>
          </table:table-cell>
          <table:table-cell office:value-type="float" office:value="5519227" table:formula="of:= IF( ROUNDDOWN([.K23]*[zad_3.$H23]; 0) &lt; 2 * [zad_3.$F23]; ROUNDDOWN([.K23]*[zad_3.$H23]; 0); [.K23])" table:style-name="ce2">
            <text:p>5519227</text:p>
          </table:table-cell>
          <table:table-cell office:value-type="float" office:value="5519227" table:formula="of:= IF( ROUNDDOWN([.L23]*[zad_3.$H23]; 0) &lt; 2 * [zad_3.$F23]; ROUNDDOWN([.L23]*[zad_3.$H23]; 0); [.L23])" table:style-name="ce2">
            <text:p>5519227</text:p>
          </table:table-cell>
          <table:table-cell office:value-type="float" office:value="5519227" table:formula="of:= IF( ROUNDDOWN([.M23]*[zad_3.$H23]; 0) &lt; 2 * [zad_3.$F23]; ROUNDDOWN([.M23]*[zad_3.$H23]; 0); [.M23])" table:style-name="ce2">
            <text:p>5519227</text:p>
          </table:table-cell>
          <table:table-cell office:value-type="float" office:value="5519227" table:formula="of:= IF( ROUNDDOWN([.N23]*[zad_3.$H23]; 0) &lt; 2 * [zad_3.$F23]; ROUNDDOWN([.N23]*[zad_3.$H23]; 0); [.N23])" table:style-name="ce2">
            <text:p>5519227</text:p>
          </table:table-cell>
          <table:table-cell office:value-type="float" office:value="5519227" table:formula="of:= IF( ROUNDDOWN([.O23]*[zad_3.$H23]; 0) &lt; 2 * [zad_3.$F23]; ROUNDDOWN([.O23]*[zad_3.$H23]; 0); [.O23])" table:style-name="ce2">
            <text:p>5519227</text:p>
          </table:table-cell>
          <table:table-cell office:value-type="float" office:value="5519227" table:formula="of:= IF( ROUNDDOWN([.P23]*[zad_3.$H23]; 0) &lt; 2 * [zad_3.$F23]; ROUNDDOWN([.P23]*[zad_3.$H23]; 0); [.P23])" table:style-name="ce2">
            <text:p>5519227</text:p>
          </table:table-cell>
          <table:table-cell office:value-type="float" office:value="5519227" table:formula="of:= IF( ROUNDDOWN([.Q23]*[zad_3.$H23]; 0) &lt; 2 * [zad_3.$F23]; ROUNDDOWN([.Q23]*[zad_3.$H23]; 0); [.Q23])" table:style-name="ce2">
            <text:p>5519227</text:p>
          </table:table-cell>
          <table:table-cell office:value-type="float" office:value="5519227" table:formula="of:= IF( ROUNDDOWN([.R23]*[zad_3.$H23]; 0) &lt; 2 * [zad_3.$F23]; ROUNDDOWN([.R23]*[zad_3.$H23]; 0); [.R23])" table:style-name="ce2">
            <text:p>5519227</text:p>
          </table:table-cell>
          <table:table-cell office:value-type="float" office:value="2016" table:formula="of:= IF([zad_3.$I23] =  [zad_3.$J23]; 2016; IF([zad_3.$J23] = [zad_3.$K23]; 2017; IF([zad_3.$K23] = [zad_3.$L23]; 2018; IF([zad_3.$L23] = [zad_3.$M23]; 2019; IF([zad_3.$M23] = [zad_3.$N23]; 2020; IF([zad_3.$N23] = [zad_3.$O23]; 2021; IF([zad_3.$O23] = [zad_3.$P23]; 2022; IF([zad_3.$P23]=[zad_3.$Q23]; 2023; IF([zad_3.$Q23]=[zad_3.$R23]; 2024; IF([zad_3.$R23]=[zad_3.$S23]; 2025; &quot;nie ma &quot;))))))))))" table:style-name="ce2">
            <text:p>2016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23B</text:p>
          </table:table-cell>
          <table:table-cell office:value-type="float" office:value="2166753" table:style-name="ce1">
            <text:p>2166753</text:p>
          </table:table-cell>
          <table:table-cell office:value-type="float" office:value="2338698" table:style-name="ce1">
            <text:p>2338698</text:p>
          </table:table-cell>
          <table:table-cell office:value-type="float" office:value="1681433" table:style-name="ce1">
            <text:p>1681433</text:p>
          </table:table-cell>
          <table:table-cell office:value-type="float" office:value="1592443" table:style-name="ce1">
            <text:p>1592443</text:p>
          </table:table-cell>
          <table:table-cell office:value-type="float" office:value="4505451" table:formula="of:=SUM([zad_3.$B24:.$C24])" table:style-name="ce1">
            <text:p>4505451</text:p>
          </table:table-cell>
          <table:table-cell office:value-type="float" office:value="3273876" table:formula="of:=[zad_3.$D24]+[zad_3.$E24]" table:style-name="ce1">
            <text:p>3273876</text:p>
          </table:table-cell>
          <table:table-cell office:value-type="float" office:value="0.72660000000000002" table:formula="of:=ROUNDDOWN( ([zad_3.$G24] / [zad_3.$F24]); 4)" table:style-name="ce1">
            <text:p>0,7266</text:p>
          </table:table-cell>
          <table:table-cell office:value-type="float" office:value="2378798" table:formula="of:= IF(ROUNDDOWN([zad_3.$G24]*[zad_3.$H24]; 0) &lt; 2 *[zad_3.$F24];ROUNDDOWN([zad_3.$G24]*[zad_3.$H24]; 0); [zad_3.$G24])" table:style-name="ce2">
            <text:p>2378798</text:p>
          </table:table-cell>
          <table:table-cell office:value-type="float" office:value="1728434" table:formula="of:= IF( ROUNDDOWN([.I24]*[zad_3.$H24]; 0) &lt; 2 * [zad_3.$F24]; ROUNDDOWN([.I24]*[zad_3.$H24]; 0); [.I24])" table:style-name="ce2">
            <text:p>1728434</text:p>
          </table:table-cell>
          <table:table-cell office:value-type="float" office:value="1255880" table:formula="of:= IF( ROUNDDOWN([.J24]*[zad_3.$H24]; 0) &lt; 2 * [zad_3.$F24]; ROUNDDOWN([.J24]*[zad_3.$H24]; 0); [.J24])" table:style-name="ce2">
            <text:p>1255880</text:p>
          </table:table-cell>
          <table:table-cell office:value-type="float" office:value="912522" table:formula="of:= IF( ROUNDDOWN([.K24]*[zad_3.$H24]; 0) &lt; 2 * [zad_3.$F24]; ROUNDDOWN([.K24]*[zad_3.$H24]; 0); [.K24])" table:style-name="ce2">
            <text:p>912522</text:p>
          </table:table-cell>
          <table:table-cell office:value-type="float" office:value="663038" table:formula="of:= IF( ROUNDDOWN([.L24]*[zad_3.$H24]; 0) &lt; 2 * [zad_3.$F24]; ROUNDDOWN([.L24]*[zad_3.$H24]; 0); [.L24])" table:style-name="ce2">
            <text:p>663038</text:p>
          </table:table-cell>
          <table:table-cell office:value-type="float" office:value="481763" table:formula="of:= IF( ROUNDDOWN([.M24]*[zad_3.$H24]; 0) &lt; 2 * [zad_3.$F24]; ROUNDDOWN([.M24]*[zad_3.$H24]; 0); [.M24])" table:style-name="ce2">
            <text:p>481763</text:p>
          </table:table-cell>
          <table:table-cell office:value-type="float" office:value="350048" table:formula="of:= IF( ROUNDDOWN([.N24]*[zad_3.$H24]; 0) &lt; 2 * [zad_3.$F24]; ROUNDDOWN([.N24]*[zad_3.$H24]; 0); [.N24])" table:style-name="ce2">
            <text:p>350048</text:p>
          </table:table-cell>
          <table:table-cell office:value-type="float" office:value="254344" table:formula="of:= IF( ROUNDDOWN([.O24]*[zad_3.$H24]; 0) &lt; 2 * [zad_3.$F24]; ROUNDDOWN([.O24]*[zad_3.$H24]; 0); [.O24])" table:style-name="ce2">
            <text:p>254344</text:p>
          </table:table-cell>
          <table:table-cell office:value-type="float" office:value="184806" table:formula="of:= IF( ROUNDDOWN([.P24]*[zad_3.$H24]; 0) &lt; 2 * [zad_3.$F24]; ROUNDDOWN([.P24]*[zad_3.$H24]; 0); [.P24])" table:style-name="ce2">
            <text:p>184806</text:p>
          </table:table-cell>
          <table:table-cell office:value-type="float" office:value="134280" table:formula="of:= IF( ROUNDDOWN([.Q24]*[zad_3.$H24]; 0) &lt; 2 * [zad_3.$F24]; ROUNDDOWN([.Q24]*[zad_3.$H24]; 0); [.Q24])" table:style-name="ce2">
            <text:p>134280</text:p>
          </table:table-cell>
          <table:table-cell office:value-type="float" office:value="97567" table:formula="of:= IF( ROUNDDOWN([.R24]*[zad_3.$H24]; 0) &lt; 2 * [zad_3.$F24]; ROUNDDOWN([.R24]*[zad_3.$H24]; 0); [.R24])" table:style-name="ce2">
            <text:p>97567</text:p>
          </table:table-cell>
          <table:table-cell office:value-type="string" office:string-value="nie ma " table:formula="of:= IF([zad_3.$I24] =  [zad_3.$J24]; 2016; IF([zad_3.$J24] = [zad_3.$K24]; 2017; IF([zad_3.$K24] = [zad_3.$L24]; 2018; IF([zad_3.$L24] = [zad_3.$M24]; 2019; IF([zad_3.$M24] = [zad_3.$N24]; 2020; IF([zad_3.$N24] = [zad_3.$O24]; 2021; IF([zad_3.$O24] = [zad_3.$P24]; 2022; IF([zad_3.$P24]=[zad_3.$Q24]; 2023; IF([zad_3.$Q24]=[zad_3.$R24]; 2024; IF([zad_3.$R24]=[zad_3.$S24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24C</text:p>
          </table:table-cell>
          <table:table-cell office:value-type="float" office:value="643177" table:style-name="ce1">
            <text:p>643177</text:p>
          </table:table-cell>
          <table:table-cell office:value-type="float" office:value="684187" table:style-name="ce1">
            <text:p>684187</text:p>
          </table:table-cell>
          <table:table-cell office:value-type="float" office:value="796213" table:style-name="ce1">
            <text:p>796213</text:p>
          </table:table-cell>
          <table:table-cell office:value-type="float" office:value="867904" table:style-name="ce1">
            <text:p>867904</text:p>
          </table:table-cell>
          <table:table-cell office:value-type="float" office:value="1327364" table:formula="of:=SUM([zad_3.$B25:.$C25])" table:style-name="ce1">
            <text:p>1327364</text:p>
          </table:table-cell>
          <table:table-cell office:value-type="float" office:value="1664117" table:formula="of:=[zad_3.$D25]+[zad_3.$E25]" table:style-name="ce1">
            <text:p>1664117</text:p>
          </table:table-cell>
          <table:table-cell office:value-type="float" office:value="1.2537" table:formula="of:=ROUNDDOWN( ([zad_3.$G25] / [zad_3.$F25]); 4)" table:style-name="ce1">
            <text:p>1,2537</text:p>
          </table:table-cell>
          <table:table-cell office:value-type="float" office:value="2086303" table:formula="of:= IF(ROUNDDOWN([zad_3.$G25]*[zad_3.$H25]; 0) &lt; 2 *[zad_3.$F25];ROUNDDOWN([zad_3.$G25]*[zad_3.$H25]; 0); [zad_3.$G25])" table:style-name="ce2">
            <text:p>2086303</text:p>
          </table:table-cell>
          <table:table-cell office:value-type="float" office:value="2615598" table:formula="of:= IF( ROUNDDOWN([.I25]*[zad_3.$H25]; 0) &lt; 2 * [zad_3.$F25]; ROUNDDOWN([.I25]*[zad_3.$H25]; 0); [.I25])" table:style-name="ce2">
            <text:p>2615598</text:p>
          </table:table-cell>
          <table:table-cell office:value-type="float" office:value="2615598" table:formula="of:= IF( ROUNDDOWN([.J25]*[zad_3.$H25]; 0) &lt; 2 * [zad_3.$F25]; ROUNDDOWN([.J25]*[zad_3.$H25]; 0); [.J25])" table:style-name="ce2">
            <text:p>2615598</text:p>
          </table:table-cell>
          <table:table-cell office:value-type="float" office:value="2615598" table:formula="of:= IF( ROUNDDOWN([.K25]*[zad_3.$H25]; 0) &lt; 2 * [zad_3.$F25]; ROUNDDOWN([.K25]*[zad_3.$H25]; 0); [.K25])" table:style-name="ce2">
            <text:p>2615598</text:p>
          </table:table-cell>
          <table:table-cell office:value-type="float" office:value="2615598" table:formula="of:= IF( ROUNDDOWN([.L25]*[zad_3.$H25]; 0) &lt; 2 * [zad_3.$F25]; ROUNDDOWN([.L25]*[zad_3.$H25]; 0); [.L25])" table:style-name="ce2">
            <text:p>2615598</text:p>
          </table:table-cell>
          <table:table-cell office:value-type="float" office:value="2615598" table:formula="of:= IF( ROUNDDOWN([.M25]*[zad_3.$H25]; 0) &lt; 2 * [zad_3.$F25]; ROUNDDOWN([.M25]*[zad_3.$H25]; 0); [.M25])" table:style-name="ce2">
            <text:p>2615598</text:p>
          </table:table-cell>
          <table:table-cell office:value-type="float" office:value="2615598" table:formula="of:= IF( ROUNDDOWN([.N25]*[zad_3.$H25]; 0) &lt; 2 * [zad_3.$F25]; ROUNDDOWN([.N25]*[zad_3.$H25]; 0); [.N25])" table:style-name="ce2">
            <text:p>2615598</text:p>
          </table:table-cell>
          <table:table-cell office:value-type="float" office:value="2615598" table:formula="of:= IF( ROUNDDOWN([.O25]*[zad_3.$H25]; 0) &lt; 2 * [zad_3.$F25]; ROUNDDOWN([.O25]*[zad_3.$H25]; 0); [.O25])" table:style-name="ce2">
            <text:p>2615598</text:p>
          </table:table-cell>
          <table:table-cell office:value-type="float" office:value="2615598" table:formula="of:= IF( ROUNDDOWN([.P25]*[zad_3.$H25]; 0) &lt; 2 * [zad_3.$F25]; ROUNDDOWN([.P25]*[zad_3.$H25]; 0); [.P25])" table:style-name="ce2">
            <text:p>2615598</text:p>
          </table:table-cell>
          <table:table-cell office:value-type="float" office:value="2615598" table:formula="of:= IF( ROUNDDOWN([.Q25]*[zad_3.$H25]; 0) &lt; 2 * [zad_3.$F25]; ROUNDDOWN([.Q25]*[zad_3.$H25]; 0); [.Q25])" table:style-name="ce2">
            <text:p>2615598</text:p>
          </table:table-cell>
          <table:table-cell office:value-type="float" office:value="2615598" table:formula="of:= IF( ROUNDDOWN([.R25]*[zad_3.$H25]; 0) &lt; 2 * [zad_3.$F25]; ROUNDDOWN([.R25]*[zad_3.$H25]; 0); [.R25])" table:style-name="ce2">
            <text:p>2615598</text:p>
          </table:table-cell>
          <table:table-cell office:value-type="float" office:value="2017" table:formula="of:= IF([zad_3.$I25] =  [zad_3.$J25]; 2016; IF([zad_3.$J25] = [zad_3.$K25]; 2017; IF([zad_3.$K25] = [zad_3.$L25]; 2018; IF([zad_3.$L25] = [zad_3.$M25]; 2019; IF([zad_3.$M25] = [zad_3.$N25]; 2020; IF([zad_3.$N25] = [zad_3.$O25]; 2021; IF([zad_3.$O25] = [zad_3.$P25]; 2022; IF([zad_3.$P25]=[zad_3.$Q25]; 2023; IF([zad_3.$Q25]=[zad_3.$R25]; 2024; IF([zad_3.$R25]=[zad_3.$S25]; 2025; &quot;nie ma &quot;))))))))))" table:style-name="ce2">
            <text:p>2017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25B</text:p>
          </table:table-cell>
          <table:table-cell office:value-type="float" office:value="450192" table:style-name="ce1">
            <text:p>450192</text:p>
          </table:table-cell>
          <table:table-cell office:value-type="float" office:value="434755" table:style-name="ce1">
            <text:p>434755</text:p>
          </table:table-cell>
          <table:table-cell office:value-type="float" office:value="1656446" table:style-name="ce1">
            <text:p>1656446</text:p>
          </table:table-cell>
          <table:table-cell office:value-type="float" office:value="1691000" table:style-name="ce1">
            <text:p>1691000</text:p>
          </table:table-cell>
          <table:table-cell office:value-type="float" office:value="884947" table:formula="of:=SUM([zad_3.$B26:.$C26])" table:style-name="ce1">
            <text:p>884947</text:p>
          </table:table-cell>
          <table:table-cell office:value-type="float" office:value="3347446" table:formula="of:=[zad_3.$D26]+[zad_3.$E26]" table:style-name="ce1">
            <text:p>3347446</text:p>
          </table:table-cell>
          <table:table-cell office:value-type="float" office:value="3.7826" table:formula="of:=ROUNDDOWN( ([zad_3.$G26] / [zad_3.$F26]); 4)" table:style-name="ce1">
            <text:p>3,7826</text:p>
          </table:table-cell>
          <table:table-cell office:value-type="float" office:value="3347446" table:formula="of:= IF(ROUNDDOWN([zad_3.$G26]*[zad_3.$H26]; 0) &lt; 2 *[zad_3.$F26];ROUNDDOWN([zad_3.$G26]*[zad_3.$H26]; 0); [zad_3.$G26])" table:style-name="ce2">
            <text:p>3347446</text:p>
          </table:table-cell>
          <table:table-cell office:value-type="float" office:value="3347446" table:formula="of:= IF( ROUNDDOWN([.I26]*[zad_3.$H26]; 0) &lt; 2 * [zad_3.$F26]; ROUNDDOWN([.I26]*[zad_3.$H26]; 0); [.I26])" table:style-name="ce2">
            <text:p>3347446</text:p>
          </table:table-cell>
          <table:table-cell office:value-type="float" office:value="3347446" table:formula="of:= IF( ROUNDDOWN([.J26]*[zad_3.$H26]; 0) &lt; 2 * [zad_3.$F26]; ROUNDDOWN([.J26]*[zad_3.$H26]; 0); [.J26])" table:style-name="ce2">
            <text:p>3347446</text:p>
          </table:table-cell>
          <table:table-cell office:value-type="float" office:value="3347446" table:formula="of:= IF( ROUNDDOWN([.K26]*[zad_3.$H26]; 0) &lt; 2 * [zad_3.$F26]; ROUNDDOWN([.K26]*[zad_3.$H26]; 0); [.K26])" table:style-name="ce2">
            <text:p>3347446</text:p>
          </table:table-cell>
          <table:table-cell office:value-type="float" office:value="3347446" table:formula="of:= IF( ROUNDDOWN([.L26]*[zad_3.$H26]; 0) &lt; 2 * [zad_3.$F26]; ROUNDDOWN([.L26]*[zad_3.$H26]; 0); [.L26])" table:style-name="ce2">
            <text:p>3347446</text:p>
          </table:table-cell>
          <table:table-cell office:value-type="float" office:value="3347446" table:formula="of:= IF( ROUNDDOWN([.M26]*[zad_3.$H26]; 0) &lt; 2 * [zad_3.$F26]; ROUNDDOWN([.M26]*[zad_3.$H26]; 0); [.M26])" table:style-name="ce2">
            <text:p>3347446</text:p>
          </table:table-cell>
          <table:table-cell office:value-type="float" office:value="3347446" table:formula="of:= IF( ROUNDDOWN([.N26]*[zad_3.$H26]; 0) &lt; 2 * [zad_3.$F26]; ROUNDDOWN([.N26]*[zad_3.$H26]; 0); [.N26])" table:style-name="ce2">
            <text:p>3347446</text:p>
          </table:table-cell>
          <table:table-cell office:value-type="float" office:value="3347446" table:formula="of:= IF( ROUNDDOWN([.O26]*[zad_3.$H26]; 0) &lt; 2 * [zad_3.$F26]; ROUNDDOWN([.O26]*[zad_3.$H26]; 0); [.O26])" table:style-name="ce2">
            <text:p>3347446</text:p>
          </table:table-cell>
          <table:table-cell office:value-type="float" office:value="3347446" table:formula="of:= IF( ROUNDDOWN([.P26]*[zad_3.$H26]; 0) &lt; 2 * [zad_3.$F26]; ROUNDDOWN([.P26]*[zad_3.$H26]; 0); [.P26])" table:style-name="ce2">
            <text:p>3347446</text:p>
          </table:table-cell>
          <table:table-cell office:value-type="float" office:value="3347446" table:formula="of:= IF( ROUNDDOWN([.Q26]*[zad_3.$H26]; 0) &lt; 2 * [zad_3.$F26]; ROUNDDOWN([.Q26]*[zad_3.$H26]; 0); [.Q26])" table:style-name="ce2">
            <text:p>3347446</text:p>
          </table:table-cell>
          <table:table-cell office:value-type="float" office:value="3347446" table:formula="of:= IF( ROUNDDOWN([.R26]*[zad_3.$H26]; 0) &lt; 2 * [zad_3.$F26]; ROUNDDOWN([.R26]*[zad_3.$H26]; 0); [.R26])" table:style-name="ce2">
            <text:p>3347446</text:p>
          </table:table-cell>
          <table:table-cell office:value-type="float" office:value="2016" table:formula="of:= IF([zad_3.$I26] =  [zad_3.$J26]; 2016; IF([zad_3.$J26] = [zad_3.$K26]; 2017; IF([zad_3.$K26] = [zad_3.$L26]; 2018; IF([zad_3.$L26] = [zad_3.$M26]; 2019; IF([zad_3.$M26] = [zad_3.$N26]; 2020; IF([zad_3.$N26] = [zad_3.$O26]; 2021; IF([zad_3.$O26] = [zad_3.$P26]; 2022; IF([zad_3.$P26]=[zad_3.$Q26]; 2023; IF([zad_3.$Q26]=[zad_3.$R26]; 2024; IF([zad_3.$R26]=[zad_3.$S26]; 2025; &quot;nie ma &quot;))))))))))" table:style-name="ce2">
            <text:p>2016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26C</text:p>
          </table:table-cell>
          <table:table-cell office:value-type="float" office:value="1037774" table:style-name="ce1">
            <text:p>1037774</text:p>
          </table:table-cell>
          <table:table-cell office:value-type="float" office:value="1113789" table:style-name="ce1">
            <text:p>1113789</text:p>
          </table:table-cell>
          <table:table-cell office:value-type="float" office:value="877464" table:style-name="ce1">
            <text:p>877464</text:p>
          </table:table-cell>
          <table:table-cell office:value-type="float" office:value="990837" table:style-name="ce1">
            <text:p>990837</text:p>
          </table:table-cell>
          <table:table-cell office:value-type="float" office:value="2151563" table:formula="of:=SUM([zad_3.$B27:.$C27])" table:style-name="ce1">
            <text:p>2151563</text:p>
          </table:table-cell>
          <table:table-cell office:value-type="float" office:value="1868301" table:formula="of:=[zad_3.$D27]+[zad_3.$E27]" table:style-name="ce1">
            <text:p>1868301</text:p>
          </table:table-cell>
          <table:table-cell office:value-type="float" office:value="0.86829999999999996" table:formula="of:=ROUNDDOWN( ([zad_3.$G27] / [zad_3.$F27]); 4)" table:style-name="ce1">
            <text:p>0,8683</text:p>
          </table:table-cell>
          <table:table-cell office:value-type="float" office:value="1622245" table:formula="of:= IF(ROUNDDOWN([zad_3.$G27]*[zad_3.$H27]; 0) &lt; 2 *[zad_3.$F27];ROUNDDOWN([zad_3.$G27]*[zad_3.$H27]; 0); [zad_3.$G27])" table:style-name="ce2">
            <text:p>1622245</text:p>
          </table:table-cell>
          <table:table-cell office:value-type="float" office:value="1408595" table:formula="of:= IF( ROUNDDOWN([.I27]*[zad_3.$H27]; 0) &lt; 2 * [zad_3.$F27]; ROUNDDOWN([.I27]*[zad_3.$H27]; 0); [.I27])" table:style-name="ce2">
            <text:p>1408595</text:p>
          </table:table-cell>
          <table:table-cell office:value-type="float" office:value="1223083" table:formula="of:= IF( ROUNDDOWN([.J27]*[zad_3.$H27]; 0) &lt; 2 * [zad_3.$F27]; ROUNDDOWN([.J27]*[zad_3.$H27]; 0); [.J27])" table:style-name="ce2">
            <text:p>1223083</text:p>
          </table:table-cell>
          <table:table-cell office:value-type="float" office:value="1062002" table:formula="of:= IF( ROUNDDOWN([.K27]*[zad_3.$H27]; 0) &lt; 2 * [zad_3.$F27]; ROUNDDOWN([.K27]*[zad_3.$H27]; 0); [.K27])" table:style-name="ce2">
            <text:p>1062002</text:p>
          </table:table-cell>
          <table:table-cell office:value-type="float" office:value="922136" table:formula="of:= IF( ROUNDDOWN([.L27]*[zad_3.$H27]; 0) &lt; 2 * [zad_3.$F27]; ROUNDDOWN([.L27]*[zad_3.$H27]; 0); [.L27])" table:style-name="ce2">
            <text:p>922136</text:p>
          </table:table-cell>
          <table:table-cell office:value-type="float" office:value="800690" table:formula="of:= IF( ROUNDDOWN([.M27]*[zad_3.$H27]; 0) &lt; 2 * [zad_3.$F27]; ROUNDDOWN([.M27]*[zad_3.$H27]; 0); [.M27])" table:style-name="ce2">
            <text:p>800690</text:p>
          </table:table-cell>
          <table:table-cell office:value-type="float" office:value="695239" table:formula="of:= IF( ROUNDDOWN([.N27]*[zad_3.$H27]; 0) &lt; 2 * [zad_3.$F27]; ROUNDDOWN([.N27]*[zad_3.$H27]; 0); [.N27])" table:style-name="ce2">
            <text:p>695239</text:p>
          </table:table-cell>
          <table:table-cell office:value-type="float" office:value="603676" table:formula="of:= IF( ROUNDDOWN([.O27]*[zad_3.$H27]; 0) &lt; 2 * [zad_3.$F27]; ROUNDDOWN([.O27]*[zad_3.$H27]; 0); [.O27])" table:style-name="ce2">
            <text:p>603676</text:p>
          </table:table-cell>
          <table:table-cell office:value-type="float" office:value="524171" table:formula="of:= IF( ROUNDDOWN([.P27]*[zad_3.$H27]; 0) &lt; 2 * [zad_3.$F27]; ROUNDDOWN([.P27]*[zad_3.$H27]; 0); [.P27])" table:style-name="ce2">
            <text:p>524171</text:p>
          </table:table-cell>
          <table:table-cell office:value-type="float" office:value="455137" table:formula="of:= IF( ROUNDDOWN([.Q27]*[zad_3.$H27]; 0) &lt; 2 * [zad_3.$F27]; ROUNDDOWN([.Q27]*[zad_3.$H27]; 0); [.Q27])" table:style-name="ce2">
            <text:p>455137</text:p>
          </table:table-cell>
          <table:table-cell office:value-type="float" office:value="395195" table:formula="of:= IF( ROUNDDOWN([.R27]*[zad_3.$H27]; 0) &lt; 2 * [zad_3.$F27]; ROUNDDOWN([.R27]*[zad_3.$H27]; 0); [.R27])" table:style-name="ce2">
            <text:p>395195</text:p>
          </table:table-cell>
          <table:table-cell office:value-type="string" office:string-value="nie ma " table:formula="of:= IF([zad_3.$I27] =  [zad_3.$J27]; 2016; IF([zad_3.$J27] = [zad_3.$K27]; 2017; IF([zad_3.$K27] = [zad_3.$L27]; 2018; IF([zad_3.$L27] = [zad_3.$M27]; 2019; IF([zad_3.$M27] = [zad_3.$N27]; 2020; IF([zad_3.$N27] = [zad_3.$O27]; 2021; IF([zad_3.$O27] = [zad_3.$P27]; 2022; IF([zad_3.$P27]=[zad_3.$Q27]; 2023; IF([zad_3.$Q27]=[zad_3.$R27]; 2024; IF([zad_3.$R27]=[zad_3.$S27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27C</text:p>
          </table:table-cell>
          <table:table-cell office:value-type="float" office:value="2351213" table:style-name="ce1">
            <text:p>2351213</text:p>
          </table:table-cell>
          <table:table-cell office:value-type="float" office:value="2358482" table:style-name="ce1">
            <text:p>2358482</text:p>
          </table:table-cell>
          <table:table-cell office:value-type="float" office:value="1098384" table:style-name="ce1">
            <text:p>1098384</text:p>
          </table:table-cell>
          <table:table-cell office:value-type="float" office:value="1121488" table:style-name="ce1">
            <text:p>1121488</text:p>
          </table:table-cell>
          <table:table-cell office:value-type="float" office:value="4709695" table:formula="of:=SUM([zad_3.$B28:.$C28])" table:style-name="ce1">
            <text:p>4709695</text:p>
          </table:table-cell>
          <table:table-cell office:value-type="float" office:value="2219872" table:formula="of:=[zad_3.$D28]+[zad_3.$E28]" table:style-name="ce1">
            <text:p>2219872</text:p>
          </table:table-cell>
          <table:table-cell office:value-type="float" office:value="0.4713" table:formula="of:=ROUNDDOWN( ([zad_3.$G28] / [zad_3.$F28]); 4)" table:style-name="ce1">
            <text:p>0,4713</text:p>
          </table:table-cell>
          <table:table-cell office:value-type="float" office:value="1046225" table:formula="of:= IF(ROUNDDOWN([zad_3.$G28]*[zad_3.$H28]; 0) &lt; 2 *[zad_3.$F28];ROUNDDOWN([zad_3.$G28]*[zad_3.$H28]; 0); [zad_3.$G28])" table:style-name="ce2">
            <text:p>1046225</text:p>
          </table:table-cell>
          <table:table-cell office:value-type="float" office:value="493085" table:formula="of:= IF( ROUNDDOWN([.I28]*[zad_3.$H28]; 0) &lt; 2 * [zad_3.$F28]; ROUNDDOWN([.I28]*[zad_3.$H28]; 0); [.I28])" table:style-name="ce2">
            <text:p>493085</text:p>
          </table:table-cell>
          <table:table-cell office:value-type="float" office:value="232390" table:formula="of:= IF( ROUNDDOWN([.J28]*[zad_3.$H28]; 0) &lt; 2 * [zad_3.$F28]; ROUNDDOWN([.J28]*[zad_3.$H28]; 0); [.J28])" table:style-name="ce2">
            <text:p>232390</text:p>
          </table:table-cell>
          <table:table-cell office:value-type="float" office:value="109525" table:formula="of:= IF( ROUNDDOWN([.K28]*[zad_3.$H28]; 0) &lt; 2 * [zad_3.$F28]; ROUNDDOWN([.K28]*[zad_3.$H28]; 0); [.K28])" table:style-name="ce2">
            <text:p>109525</text:p>
          </table:table-cell>
          <table:table-cell office:value-type="float" office:value="51619" table:formula="of:= IF( ROUNDDOWN([.L28]*[zad_3.$H28]; 0) &lt; 2 * [zad_3.$F28]; ROUNDDOWN([.L28]*[zad_3.$H28]; 0); [.L28])" table:style-name="ce2">
            <text:p>51619</text:p>
          </table:table-cell>
          <table:table-cell office:value-type="float" office:value="24328" table:formula="of:= IF( ROUNDDOWN([.M28]*[zad_3.$H28]; 0) &lt; 2 * [zad_3.$F28]; ROUNDDOWN([.M28]*[zad_3.$H28]; 0); [.M28])" table:style-name="ce2">
            <text:p>24328</text:p>
          </table:table-cell>
          <table:table-cell office:value-type="float" office:value="11465" table:formula="of:= IF( ROUNDDOWN([.N28]*[zad_3.$H28]; 0) &lt; 2 * [zad_3.$F28]; ROUNDDOWN([.N28]*[zad_3.$H28]; 0); [.N28])" table:style-name="ce2">
            <text:p>11465</text:p>
          </table:table-cell>
          <table:table-cell office:value-type="float" office:value="5403" table:formula="of:= IF( ROUNDDOWN([.O28]*[zad_3.$H28]; 0) &lt; 2 * [zad_3.$F28]; ROUNDDOWN([.O28]*[zad_3.$H28]; 0); [.O28])" table:style-name="ce2">
            <text:p>5403</text:p>
          </table:table-cell>
          <table:table-cell office:value-type="float" office:value="2546" table:formula="of:= IF( ROUNDDOWN([.P28]*[zad_3.$H28]; 0) &lt; 2 * [zad_3.$F28]; ROUNDDOWN([.P28]*[zad_3.$H28]; 0); [.P28])" table:style-name="ce2">
            <text:p>2546</text:p>
          </table:table-cell>
          <table:table-cell office:value-type="float" office:value="1199" table:formula="of:= IF( ROUNDDOWN([.Q28]*[zad_3.$H28]; 0) &lt; 2 * [zad_3.$F28]; ROUNDDOWN([.Q28]*[zad_3.$H28]; 0); [.Q28])" table:style-name="ce2">
            <text:p>1199</text:p>
          </table:table-cell>
          <table:table-cell office:value-type="float" office:value="565" table:formula="of:= IF( ROUNDDOWN([.R28]*[zad_3.$H28]; 0) &lt; 2 * [zad_3.$F28]; ROUNDDOWN([.R28]*[zad_3.$H28]; 0); [.R28])" table:style-name="ce2">
            <text:p>565</text:p>
          </table:table-cell>
          <table:table-cell office:value-type="string" office:string-value="nie ma " table:formula="of:= IF([zad_3.$I28] =  [zad_3.$J28]; 2016; IF([zad_3.$J28] = [zad_3.$K28]; 2017; IF([zad_3.$K28] = [zad_3.$L28]; 2018; IF([zad_3.$L28] = [zad_3.$M28]; 2019; IF([zad_3.$M28] = [zad_3.$N28]; 2020; IF([zad_3.$N28] = [zad_3.$O28]; 2021; IF([zad_3.$O28] = [zad_3.$P28]; 2022; IF([zad_3.$P28]=[zad_3.$Q28]; 2023; IF([zad_3.$Q28]=[zad_3.$R28]; 2024; IF([zad_3.$R28]=[zad_3.$S28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28D</text:p>
          </table:table-cell>
          <table:table-cell office:value-type="float" office:value="2613354" table:style-name="ce1">
            <text:p>2613354</text:p>
          </table:table-cell>
          <table:table-cell office:value-type="float" office:value="2837241" table:style-name="ce1">
            <text:p>2837241</text:p>
          </table:table-cell>
          <table:table-cell office:value-type="float" office:value="431144" table:style-name="ce1">
            <text:p>431144</text:p>
          </table:table-cell>
          <table:table-cell office:value-type="float" office:value="434113" table:style-name="ce1">
            <text:p>434113</text:p>
          </table:table-cell>
          <table:table-cell office:value-type="float" office:value="5450595" table:formula="of:=SUM([zad_3.$B29:.$C29])" table:style-name="ce1">
            <text:p>5450595</text:p>
          </table:table-cell>
          <table:table-cell office:value-type="float" office:value="865257" table:formula="of:=[zad_3.$D29]+[zad_3.$E29]" table:style-name="ce1">
            <text:p>865257</text:p>
          </table:table-cell>
          <table:table-cell office:value-type="float" office:value="0.15870000000000001" table:formula="of:=ROUNDDOWN( ([zad_3.$G29] / [zad_3.$F29]); 4)" table:style-name="ce1">
            <text:p>0,1587</text:p>
          </table:table-cell>
          <table:table-cell office:value-type="float" office:value="137316" table:formula="of:= IF(ROUNDDOWN([zad_3.$G29]*[zad_3.$H29]; 0) &lt; 2 *[zad_3.$F29];ROUNDDOWN([zad_3.$G29]*[zad_3.$H29]; 0); [zad_3.$G29])" table:style-name="ce2">
            <text:p>137316</text:p>
          </table:table-cell>
          <table:table-cell office:value-type="float" office:value="21792" table:formula="of:= IF( ROUNDDOWN([.I29]*[zad_3.$H29]; 0) &lt; 2 * [zad_3.$F29]; ROUNDDOWN([.I29]*[zad_3.$H29]; 0); [.I29])" table:style-name="ce2">
            <text:p>21792</text:p>
          </table:table-cell>
          <table:table-cell office:value-type="float" office:value="3458" table:formula="of:= IF( ROUNDDOWN([.J29]*[zad_3.$H29]; 0) &lt; 2 * [zad_3.$F29]; ROUNDDOWN([.J29]*[zad_3.$H29]; 0); [.J29])" table:style-name="ce2">
            <text:p>3458</text:p>
          </table:table-cell>
          <table:table-cell office:value-type="float" office:value="548" table:formula="of:= IF( ROUNDDOWN([.K29]*[zad_3.$H29]; 0) &lt; 2 * [zad_3.$F29]; ROUNDDOWN([.K29]*[zad_3.$H29]; 0); [.K29])" table:style-name="ce2">
            <text:p>548</text:p>
          </table:table-cell>
          <table:table-cell office:value-type="float" office:value="86" table:formula="of:= IF( ROUNDDOWN([.L29]*[zad_3.$H29]; 0) &lt; 2 * [zad_3.$F29]; ROUNDDOWN([.L29]*[zad_3.$H29]; 0); [.L29])" table:style-name="ce2">
            <text:p>86</text:p>
          </table:table-cell>
          <table:table-cell office:value-type="float" office:value="13" table:formula="of:= IF( ROUNDDOWN([.M29]*[zad_3.$H29]; 0) &lt; 2 * [zad_3.$F29]; ROUNDDOWN([.M29]*[zad_3.$H29]; 0); [.M29])" table:style-name="ce2">
            <text:p>13</text:p>
          </table:table-cell>
          <table:table-cell office:value-type="float" office:value="2" table:formula="of:= IF( ROUNDDOWN([.N29]*[zad_3.$H29]; 0) &lt; 2 * [zad_3.$F29]; ROUNDDOWN([.N29]*[zad_3.$H29]; 0); [.N29])" table:style-name="ce2">
            <text:p>2</text:p>
          </table:table-cell>
          <table:table-cell office:value-type="float" office:value="0" table:formula="of:= IF( ROUNDDOWN([.O29]*[zad_3.$H29]; 0) &lt; 2 * [zad_3.$F29]; ROUNDDOWN([.O29]*[zad_3.$H29]; 0); [.O29])" table:style-name="ce2">
            <text:p>0</text:p>
          </table:table-cell>
          <table:table-cell office:value-type="float" office:value="0" table:formula="of:= IF( ROUNDDOWN([.P29]*[zad_3.$H29]; 0) &lt; 2 * [zad_3.$F29]; ROUNDDOWN([.P29]*[zad_3.$H29]; 0); [.P29])" table:style-name="ce2">
            <text:p>0</text:p>
          </table:table-cell>
          <table:table-cell office:value-type="float" office:value="0" table:formula="of:= IF( ROUNDDOWN([.Q29]*[zad_3.$H29]; 0) &lt; 2 * [zad_3.$F29]; ROUNDDOWN([.Q29]*[zad_3.$H29]; 0); [.Q29])" table:style-name="ce2">
            <text:p>0</text:p>
          </table:table-cell>
          <table:table-cell office:value-type="float" office:value="0" table:formula="of:= IF( ROUNDDOWN([.R29]*[zad_3.$H29]; 0) &lt; 2 * [zad_3.$F29]; ROUNDDOWN([.R29]*[zad_3.$H29]; 0); [.R29])" table:style-name="ce2">
            <text:p>0</text:p>
          </table:table-cell>
          <table:table-cell office:value-type="float" office:value="2023" table:formula="of:= IF([zad_3.$I29] =  [zad_3.$J29]; 2016; IF([zad_3.$J29] = [zad_3.$K29]; 2017; IF([zad_3.$K29] = [zad_3.$L29]; 2018; IF([zad_3.$L29] = [zad_3.$M29]; 2019; IF([zad_3.$M29] = [zad_3.$N29]; 2020; IF([zad_3.$N29] = [zad_3.$O29]; 2021; IF([zad_3.$O29] = [zad_3.$P29]; 2022; IF([zad_3.$P29]=[zad_3.$Q29]; 2023; IF([zad_3.$Q29]=[zad_3.$R29]; 2024; IF([zad_3.$R29]=[zad_3.$S29]; 2025; &quot;nie ma &quot;))))))))))" table:style-name="ce2">
            <text:p>2023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29A</text:p>
          </table:table-cell>
          <table:table-cell office:value-type="float" office:value="1859691" table:style-name="ce1">
            <text:p>1859691</text:p>
          </table:table-cell>
          <table:table-cell office:value-type="float" office:value="1844250" table:style-name="ce1">
            <text:p>1844250</text:p>
          </table:table-cell>
          <table:table-cell office:value-type="float" office:value="1460134" table:style-name="ce1">
            <text:p>1460134</text:p>
          </table:table-cell>
          <table:table-cell office:value-type="float" office:value="1585258" table:style-name="ce1">
            <text:p>1585258</text:p>
          </table:table-cell>
          <table:table-cell office:value-type="float" office:value="3703941" table:formula="of:=SUM([zad_3.$B30:.$C30])" table:style-name="ce1">
            <text:p>3703941</text:p>
          </table:table-cell>
          <table:table-cell office:value-type="float" office:value="3045392" table:formula="of:=[zad_3.$D30]+[zad_3.$E30]" table:style-name="ce1">
            <text:p>3045392</text:p>
          </table:table-cell>
          <table:table-cell office:value-type="float" office:value="0.82220000000000004" table:formula="of:=ROUNDDOWN( ([zad_3.$G30] / [zad_3.$F30]); 4)" table:style-name="ce1">
            <text:p>0,8222</text:p>
          </table:table-cell>
          <table:table-cell office:value-type="float" office:value="2503921" table:formula="of:= IF(ROUNDDOWN([zad_3.$G30]*[zad_3.$H30]; 0) &lt; 2 *[zad_3.$F30];ROUNDDOWN([zad_3.$G30]*[zad_3.$H30]; 0); [zad_3.$G30])" table:style-name="ce2">
            <text:p>2503921</text:p>
          </table:table-cell>
          <table:table-cell office:value-type="float" office:value="2058723" table:formula="of:= IF( ROUNDDOWN([.I30]*[zad_3.$H30]; 0) &lt; 2 * [zad_3.$F30]; ROUNDDOWN([.I30]*[zad_3.$H30]; 0); [.I30])" table:style-name="ce2">
            <text:p>2058723</text:p>
          </table:table-cell>
          <table:table-cell office:value-type="float" office:value="1692682" table:formula="of:= IF( ROUNDDOWN([.J30]*[zad_3.$H30]; 0) &lt; 2 * [zad_3.$F30]; ROUNDDOWN([.J30]*[zad_3.$H30]; 0); [.J30])" table:style-name="ce2">
            <text:p>1692682</text:p>
          </table:table-cell>
          <table:table-cell office:value-type="float" office:value="1391723" table:formula="of:= IF( ROUNDDOWN([.K30]*[zad_3.$H30]; 0) &lt; 2 * [zad_3.$F30]; ROUNDDOWN([.K30]*[zad_3.$H30]; 0); [.K30])" table:style-name="ce2">
            <text:p>1391723</text:p>
          </table:table-cell>
          <table:table-cell office:value-type="float" office:value="1144274" table:formula="of:= IF( ROUNDDOWN([.L30]*[zad_3.$H30]; 0) &lt; 2 * [zad_3.$F30]; ROUNDDOWN([.L30]*[zad_3.$H30]; 0); [.L30])" table:style-name="ce2">
            <text:p>1144274</text:p>
          </table:table-cell>
          <table:table-cell office:value-type="float" office:value="940822" table:formula="of:= IF( ROUNDDOWN([.M30]*[zad_3.$H30]; 0) &lt; 2 * [zad_3.$F30]; ROUNDDOWN([.M30]*[zad_3.$H30]; 0); [.M30])" table:style-name="ce2">
            <text:p>940822</text:p>
          </table:table-cell>
          <table:table-cell office:value-type="float" office:value="773543" table:formula="of:= IF( ROUNDDOWN([.N30]*[zad_3.$H30]; 0) &lt; 2 * [zad_3.$F30]; ROUNDDOWN([.N30]*[zad_3.$H30]; 0); [.N30])" table:style-name="ce2">
            <text:p>773543</text:p>
          </table:table-cell>
          <table:table-cell office:value-type="float" office:value="636007" table:formula="of:= IF( ROUNDDOWN([.O30]*[zad_3.$H30]; 0) &lt; 2 * [zad_3.$F30]; ROUNDDOWN([.O30]*[zad_3.$H30]; 0); [.O30])" table:style-name="ce2">
            <text:p>636007</text:p>
          </table:table-cell>
          <table:table-cell office:value-type="float" office:value="522924" table:formula="of:= IF( ROUNDDOWN([.P30]*[zad_3.$H30]; 0) &lt; 2 * [zad_3.$F30]; ROUNDDOWN([.P30]*[zad_3.$H30]; 0); [.P30])" table:style-name="ce2">
            <text:p>522924</text:p>
          </table:table-cell>
          <table:table-cell office:value-type="float" office:value="429948" table:formula="of:= IF( ROUNDDOWN([.Q30]*[zad_3.$H30]; 0) &lt; 2 * [zad_3.$F30]; ROUNDDOWN([.Q30]*[zad_3.$H30]; 0); [.Q30])" table:style-name="ce2">
            <text:p>429948</text:p>
          </table:table-cell>
          <table:table-cell office:value-type="float" office:value="353503" table:formula="of:= IF( ROUNDDOWN([.R30]*[zad_3.$H30]; 0) &lt; 2 * [zad_3.$F30]; ROUNDDOWN([.R30]*[zad_3.$H30]; 0); [.R30])" table:style-name="ce2">
            <text:p>353503</text:p>
          </table:table-cell>
          <table:table-cell office:value-type="string" office:string-value="nie ma " table:formula="of:= IF([zad_3.$I30] =  [zad_3.$J30]; 2016; IF([zad_3.$J30] = [zad_3.$K30]; 2017; IF([zad_3.$K30] = [zad_3.$L30]; 2018; IF([zad_3.$L30] = [zad_3.$M30]; 2019; IF([zad_3.$M30] = [zad_3.$N30]; 2020; IF([zad_3.$N30] = [zad_3.$O30]; 2021; IF([zad_3.$O30] = [zad_3.$P30]; 2022; IF([zad_3.$P30]=[zad_3.$Q30]; 2023; IF([zad_3.$Q30]=[zad_3.$R30]; 2024; IF([zad_3.$R30]=[zad_3.$S30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30C</text:p>
          </table:table-cell>
          <table:table-cell office:value-type="float" office:value="2478386" table:style-name="ce1">
            <text:p>2478386</text:p>
          </table:table-cell>
          <table:table-cell office:value-type="float" office:value="2562144" table:style-name="ce1">
            <text:p>2562144</text:p>
          </table:table-cell>
          <table:table-cell office:value-type="float" office:value="30035" table:style-name="ce1">
            <text:p>30035</text:p>
          </table:table-cell>
          <table:table-cell office:value-type="float" office:value="29396" table:style-name="ce1">
            <text:p>29396</text:p>
          </table:table-cell>
          <table:table-cell office:value-type="float" office:value="5040530" table:formula="of:=SUM([zad_3.$B31:.$C31])" table:style-name="ce1">
            <text:p>5040530</text:p>
          </table:table-cell>
          <table:table-cell office:value-type="float" office:value="59431" table:formula="of:=[zad_3.$D31]+[zad_3.$E31]" table:style-name="ce1">
            <text:p>59431</text:p>
          </table:table-cell>
          <table:table-cell office:value-type="float" office:value="1.17E-2" table:formula="of:=ROUNDDOWN( ([zad_3.$G31] / [zad_3.$F31]); 4)" table:style-name="ce1">
            <text:p>0,0117</text:p>
          </table:table-cell>
          <table:table-cell office:value-type="float" office:value="695" table:formula="of:= IF(ROUNDDOWN([zad_3.$G31]*[zad_3.$H31]; 0) &lt; 2 *[zad_3.$F31];ROUNDDOWN([zad_3.$G31]*[zad_3.$H31]; 0); [zad_3.$G31])" table:style-name="ce2">
            <text:p>695</text:p>
          </table:table-cell>
          <table:table-cell office:value-type="float" office:value="8" table:formula="of:= IF( ROUNDDOWN([.I31]*[zad_3.$H31]; 0) &lt; 2 * [zad_3.$F31]; ROUNDDOWN([.I31]*[zad_3.$H31]; 0); [.I31])" table:style-name="ce2">
            <text:p>8</text:p>
          </table:table-cell>
          <table:table-cell office:value-type="float" office:value="0" table:formula="of:= IF( ROUNDDOWN([.J31]*[zad_3.$H31]; 0) &lt; 2 * [zad_3.$F31]; ROUNDDOWN([.J31]*[zad_3.$H31]; 0); [.J31])" table:style-name="ce2">
            <text:p>0</text:p>
          </table:table-cell>
          <table:table-cell office:value-type="float" office:value="0" table:formula="of:= IF( ROUNDDOWN([.K31]*[zad_3.$H31]; 0) &lt; 2 * [zad_3.$F31]; ROUNDDOWN([.K31]*[zad_3.$H31]; 0); [.K31])" table:style-name="ce2">
            <text:p>0</text:p>
          </table:table-cell>
          <table:table-cell office:value-type="float" office:value="0" table:formula="of:= IF( ROUNDDOWN([.L31]*[zad_3.$H31]; 0) &lt; 2 * [zad_3.$F31]; ROUNDDOWN([.L31]*[zad_3.$H31]; 0); [.L31])" table:style-name="ce2">
            <text:p>0</text:p>
          </table:table-cell>
          <table:table-cell office:value-type="float" office:value="0" table:formula="of:= IF( ROUNDDOWN([.M31]*[zad_3.$H31]; 0) &lt; 2 * [zad_3.$F31]; ROUNDDOWN([.M31]*[zad_3.$H31]; 0); [.M31])" table:style-name="ce2">
            <text:p>0</text:p>
          </table:table-cell>
          <table:table-cell office:value-type="float" office:value="0" table:formula="of:= IF( ROUNDDOWN([.N31]*[zad_3.$H31]; 0) &lt; 2 * [zad_3.$F31]; ROUNDDOWN([.N31]*[zad_3.$H31]; 0); [.N31])" table:style-name="ce2">
            <text:p>0</text:p>
          </table:table-cell>
          <table:table-cell office:value-type="float" office:value="0" table:formula="of:= IF( ROUNDDOWN([.O31]*[zad_3.$H31]; 0) &lt; 2 * [zad_3.$F31]; ROUNDDOWN([.O31]*[zad_3.$H31]; 0); [.O31])" table:style-name="ce2">
            <text:p>0</text:p>
          </table:table-cell>
          <table:table-cell office:value-type="float" office:value="0" table:formula="of:= IF( ROUNDDOWN([.P31]*[zad_3.$H31]; 0) &lt; 2 * [zad_3.$F31]; ROUNDDOWN([.P31]*[zad_3.$H31]; 0); [.P31])" table:style-name="ce2">
            <text:p>0</text:p>
          </table:table-cell>
          <table:table-cell office:value-type="float" office:value="0" table:formula="of:= IF( ROUNDDOWN([.Q31]*[zad_3.$H31]; 0) &lt; 2 * [zad_3.$F31]; ROUNDDOWN([.Q31]*[zad_3.$H31]; 0); [.Q31])" table:style-name="ce2">
            <text:p>0</text:p>
          </table:table-cell>
          <table:table-cell office:value-type="float" office:value="0" table:formula="of:= IF( ROUNDDOWN([.R31]*[zad_3.$H31]; 0) &lt; 2 * [zad_3.$F31]; ROUNDDOWN([.R31]*[zad_3.$H31]; 0); [.R31])" table:style-name="ce2">
            <text:p>0</text:p>
          </table:table-cell>
          <table:table-cell office:value-type="float" office:value="2018" table:formula="of:= IF([zad_3.$I31] =  [zad_3.$J31]; 2016; IF([zad_3.$J31] = [zad_3.$K31]; 2017; IF([zad_3.$K31] = [zad_3.$L31]; 2018; IF([zad_3.$L31] = [zad_3.$M31]; 2019; IF([zad_3.$M31] = [zad_3.$N31]; 2020; IF([zad_3.$N31] = [zad_3.$O31]; 2021; IF([zad_3.$O31] = [zad_3.$P31]; 2022; IF([zad_3.$P31]=[zad_3.$Q31]; 2023; IF([zad_3.$Q31]=[zad_3.$R31]; 2024; IF([zad_3.$R31]=[zad_3.$S31]; 2025; &quot;nie ma &quot;))))))))))" table:style-name="ce2">
            <text:p>2018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31C</text:p>
          </table:table-cell>
          <table:table-cell office:value-type="float" office:value="1938122" table:style-name="ce1">
            <text:p>1938122</text:p>
          </table:table-cell>
          <table:table-cell office:value-type="float" office:value="1816647" table:style-name="ce1">
            <text:p>1816647</text:p>
          </table:table-cell>
          <table:table-cell office:value-type="float" office:value="1602356" table:style-name="ce1">
            <text:p>1602356</text:p>
          </table:table-cell>
          <table:table-cell office:value-type="float" office:value="1875221" table:style-name="ce1">
            <text:p>1875221</text:p>
          </table:table-cell>
          <table:table-cell office:value-type="float" office:value="3754769" table:formula="of:=SUM([zad_3.$B32:.$C32])" table:style-name="ce1">
            <text:p>3754769</text:p>
          </table:table-cell>
          <table:table-cell office:value-type="float" office:value="3477577" table:formula="of:=[zad_3.$D32]+[zad_3.$E32]" table:style-name="ce1">
            <text:p>3477577</text:p>
          </table:table-cell>
          <table:table-cell office:value-type="float" office:value="0.92610000000000003" table:formula="of:=ROUNDDOWN( ([zad_3.$G32] / [zad_3.$F32]); 4)" table:style-name="ce1">
            <text:p>0,9261</text:p>
          </table:table-cell>
          <table:table-cell office:value-type="float" office:value="3220584" table:formula="of:= IF(ROUNDDOWN([zad_3.$G32]*[zad_3.$H32]; 0) &lt; 2 *[zad_3.$F32];ROUNDDOWN([zad_3.$G32]*[zad_3.$H32]; 0); [zad_3.$G32])" table:style-name="ce2">
            <text:p>3220584</text:p>
          </table:table-cell>
          <table:table-cell office:value-type="float" office:value="2982582" table:formula="of:= IF( ROUNDDOWN([.I32]*[zad_3.$H32]; 0) &lt; 2 * [zad_3.$F32]; ROUNDDOWN([.I32]*[zad_3.$H32]; 0); [.I32])" table:style-name="ce2">
            <text:p>2982582</text:p>
          </table:table-cell>
          <table:table-cell office:value-type="float" office:value="2762169" table:formula="of:= IF( ROUNDDOWN([.J32]*[zad_3.$H32]; 0) &lt; 2 * [zad_3.$F32]; ROUNDDOWN([.J32]*[zad_3.$H32]; 0); [.J32])" table:style-name="ce2">
            <text:p>2762169</text:p>
          </table:table-cell>
          <table:table-cell office:value-type="float" office:value="2558044" table:formula="of:= IF( ROUNDDOWN([.K32]*[zad_3.$H32]; 0) &lt; 2 * [zad_3.$F32]; ROUNDDOWN([.K32]*[zad_3.$H32]; 0); [.K32])" table:style-name="ce2">
            <text:p>2558044</text:p>
          </table:table-cell>
          <table:table-cell office:value-type="float" office:value="2369004" table:formula="of:= IF( ROUNDDOWN([.L32]*[zad_3.$H32]; 0) &lt; 2 * [zad_3.$F32]; ROUNDDOWN([.L32]*[zad_3.$H32]; 0); [.L32])" table:style-name="ce2">
            <text:p>2369004</text:p>
          </table:table-cell>
          <table:table-cell office:value-type="float" office:value="2193934" table:formula="of:= IF( ROUNDDOWN([.M32]*[zad_3.$H32]; 0) &lt; 2 * [zad_3.$F32]; ROUNDDOWN([.M32]*[zad_3.$H32]; 0); [.M32])" table:style-name="ce2">
            <text:p>2193934</text:p>
          </table:table-cell>
          <table:table-cell office:value-type="float" office:value="2031802" table:formula="of:= IF( ROUNDDOWN([.N32]*[zad_3.$H32]; 0) &lt; 2 * [zad_3.$F32]; ROUNDDOWN([.N32]*[zad_3.$H32]; 0); [.N32])" table:style-name="ce2">
            <text:p>2031802</text:p>
          </table:table-cell>
          <table:table-cell office:value-type="float" office:value="1881651" table:formula="of:= IF( ROUNDDOWN([.O32]*[zad_3.$H32]; 0) &lt; 2 * [zad_3.$F32]; ROUNDDOWN([.O32]*[zad_3.$H32]; 0); [.O32])" table:style-name="ce2">
            <text:p>1881651</text:p>
          </table:table-cell>
          <table:table-cell office:value-type="float" office:value="1742596" table:formula="of:= IF( ROUNDDOWN([.P32]*[zad_3.$H32]; 0) &lt; 2 * [zad_3.$F32]; ROUNDDOWN([.P32]*[zad_3.$H32]; 0); [.P32])" table:style-name="ce2">
            <text:p>1742596</text:p>
          </table:table-cell>
          <table:table-cell office:value-type="float" office:value="1613818" table:formula="of:= IF( ROUNDDOWN([.Q32]*[zad_3.$H32]; 0) &lt; 2 * [zad_3.$F32]; ROUNDDOWN([.Q32]*[zad_3.$H32]; 0); [.Q32])" table:style-name="ce2">
            <text:p>1613818</text:p>
          </table:table-cell>
          <table:table-cell office:value-type="float" office:value="1494556" table:formula="of:= IF( ROUNDDOWN([.R32]*[zad_3.$H32]; 0) &lt; 2 * [zad_3.$F32]; ROUNDDOWN([.R32]*[zad_3.$H32]; 0); [.R32])" table:style-name="ce2">
            <text:p>1494556</text:p>
          </table:table-cell>
          <table:table-cell office:value-type="string" office:string-value="nie ma " table:formula="of:= IF([zad_3.$I32] =  [zad_3.$J32]; 2016; IF([zad_3.$J32] = [zad_3.$K32]; 2017; IF([zad_3.$K32] = [zad_3.$L32]; 2018; IF([zad_3.$L32] = [zad_3.$M32]; 2019; IF([zad_3.$M32] = [zad_3.$N32]; 2020; IF([zad_3.$N32] = [zad_3.$O32]; 2021; IF([zad_3.$O32] = [zad_3.$P32]; 2022; IF([zad_3.$P32]=[zad_3.$Q32]; 2023; IF([zad_3.$Q32]=[zad_3.$R32]; 2024; IF([zad_3.$R32]=[zad_3.$S32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32D</text:p>
          </table:table-cell>
          <table:table-cell office:value-type="float" office:value="992523" table:style-name="ce1">
            <text:p>992523</text:p>
          </table:table-cell>
          <table:table-cell office:value-type="float" office:value="1028501" table:style-name="ce1">
            <text:p>1028501</text:p>
          </table:table-cell>
          <table:table-cell office:value-type="float" office:value="1995446" table:style-name="ce1">
            <text:p>1995446</text:p>
          </table:table-cell>
          <table:table-cell office:value-type="float" office:value="1860524" table:style-name="ce1">
            <text:p>1860524</text:p>
          </table:table-cell>
          <table:table-cell office:value-type="float" office:value="2021024" table:formula="of:=SUM([zad_3.$B33:.$C33])" table:style-name="ce1">
            <text:p>2021024</text:p>
          </table:table-cell>
          <table:table-cell office:value-type="float" office:value="3855970" table:formula="of:=[zad_3.$D33]+[zad_3.$E33]" table:style-name="ce1">
            <text:p>3855970</text:p>
          </table:table-cell>
          <table:table-cell office:value-type="float" office:value="1.9078999999999999" table:formula="of:=ROUNDDOWN( ([zad_3.$G33] / [zad_3.$F33]); 4)" table:style-name="ce1">
            <text:p>1,9079</text:p>
          </table:table-cell>
          <table:table-cell office:value-type="float" office:value="3855970" table:formula="of:= IF(ROUNDDOWN([zad_3.$G33]*[zad_3.$H33]; 0) &lt; 2 *[zad_3.$F33];ROUNDDOWN([zad_3.$G33]*[zad_3.$H33]; 0); [zad_3.$G33])" table:style-name="ce2">
            <text:p>3855970</text:p>
          </table:table-cell>
          <table:table-cell office:value-type="float" office:value="3855970" table:formula="of:= IF( ROUNDDOWN([.I33]*[zad_3.$H33]; 0) &lt; 2 * [zad_3.$F33]; ROUNDDOWN([.I33]*[zad_3.$H33]; 0); [.I33])" table:style-name="ce2">
            <text:p>3855970</text:p>
          </table:table-cell>
          <table:table-cell office:value-type="float" office:value="3855970" table:formula="of:= IF( ROUNDDOWN([.J33]*[zad_3.$H33]; 0) &lt; 2 * [zad_3.$F33]; ROUNDDOWN([.J33]*[zad_3.$H33]; 0); [.J33])" table:style-name="ce2">
            <text:p>3855970</text:p>
          </table:table-cell>
          <table:table-cell office:value-type="float" office:value="3855970" table:formula="of:= IF( ROUNDDOWN([.K33]*[zad_3.$H33]; 0) &lt; 2 * [zad_3.$F33]; ROUNDDOWN([.K33]*[zad_3.$H33]; 0); [.K33])" table:style-name="ce2">
            <text:p>3855970</text:p>
          </table:table-cell>
          <table:table-cell office:value-type="float" office:value="3855970" table:formula="of:= IF( ROUNDDOWN([.L33]*[zad_3.$H33]; 0) &lt; 2 * [zad_3.$F33]; ROUNDDOWN([.L33]*[zad_3.$H33]; 0); [.L33])" table:style-name="ce2">
            <text:p>3855970</text:p>
          </table:table-cell>
          <table:table-cell office:value-type="float" office:value="3855970" table:formula="of:= IF( ROUNDDOWN([.M33]*[zad_3.$H33]; 0) &lt; 2 * [zad_3.$F33]; ROUNDDOWN([.M33]*[zad_3.$H33]; 0); [.M33])" table:style-name="ce2">
            <text:p>3855970</text:p>
          </table:table-cell>
          <table:table-cell office:value-type="float" office:value="3855970" table:formula="of:= IF( ROUNDDOWN([.N33]*[zad_3.$H33]; 0) &lt; 2 * [zad_3.$F33]; ROUNDDOWN([.N33]*[zad_3.$H33]; 0); [.N33])" table:style-name="ce2">
            <text:p>3855970</text:p>
          </table:table-cell>
          <table:table-cell office:value-type="float" office:value="3855970" table:formula="of:= IF( ROUNDDOWN([.O33]*[zad_3.$H33]; 0) &lt; 2 * [zad_3.$F33]; ROUNDDOWN([.O33]*[zad_3.$H33]; 0); [.O33])" table:style-name="ce2">
            <text:p>3855970</text:p>
          </table:table-cell>
          <table:table-cell office:value-type="float" office:value="3855970" table:formula="of:= IF( ROUNDDOWN([.P33]*[zad_3.$H33]; 0) &lt; 2 * [zad_3.$F33]; ROUNDDOWN([.P33]*[zad_3.$H33]; 0); [.P33])" table:style-name="ce2">
            <text:p>3855970</text:p>
          </table:table-cell>
          <table:table-cell office:value-type="float" office:value="3855970" table:formula="of:= IF( ROUNDDOWN([.Q33]*[zad_3.$H33]; 0) &lt; 2 * [zad_3.$F33]; ROUNDDOWN([.Q33]*[zad_3.$H33]; 0); [.Q33])" table:style-name="ce2">
            <text:p>3855970</text:p>
          </table:table-cell>
          <table:table-cell office:value-type="float" office:value="3855970" table:formula="of:= IF( ROUNDDOWN([.R33]*[zad_3.$H33]; 0) &lt; 2 * [zad_3.$F33]; ROUNDDOWN([.R33]*[zad_3.$H33]; 0); [.R33])" table:style-name="ce2">
            <text:p>3855970</text:p>
          </table:table-cell>
          <table:table-cell office:value-type="float" office:value="2016" table:formula="of:= IF([zad_3.$I33] =  [zad_3.$J33]; 2016; IF([zad_3.$J33] = [zad_3.$K33]; 2017; IF([zad_3.$K33] = [zad_3.$L33]; 2018; IF([zad_3.$L33] = [zad_3.$M33]; 2019; IF([zad_3.$M33] = [zad_3.$N33]; 2020; IF([zad_3.$N33] = [zad_3.$O33]; 2021; IF([zad_3.$O33] = [zad_3.$P33]; 2022; IF([zad_3.$P33]=[zad_3.$Q33]; 2023; IF([zad_3.$Q33]=[zad_3.$R33]; 2024; IF([zad_3.$R33]=[zad_3.$S33]; 2025; &quot;nie ma &quot;))))))))))" table:style-name="ce2">
            <text:p>2016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33B</text:p>
          </table:table-cell>
          <table:table-cell office:value-type="float" office:value="2966291" table:style-name="ce1">
            <text:p>2966291</text:p>
          </table:table-cell>
          <table:table-cell office:value-type="float" office:value="2889963" table:style-name="ce1">
            <text:p>2889963</text:p>
          </table:table-cell>
          <table:table-cell office:value-type="float" office:value="462453" table:style-name="ce1">
            <text:p>462453</text:p>
          </table:table-cell>
          <table:table-cell office:value-type="float" office:value="486354" table:style-name="ce1">
            <text:p>486354</text:p>
          </table:table-cell>
          <table:table-cell office:value-type="float" office:value="5856254" table:formula="of:=SUM([zad_3.$B34:.$C34])" table:style-name="ce1">
            <text:p>5856254</text:p>
          </table:table-cell>
          <table:table-cell office:value-type="float" office:value="948807" table:formula="of:=[zad_3.$D34]+[zad_3.$E34]" table:style-name="ce1">
            <text:p>948807</text:p>
          </table:table-cell>
          <table:table-cell office:value-type="float" office:value="0.16200000000000001" table:formula="of:=ROUNDDOWN( ([zad_3.$G34] / [zad_3.$F34]); 4)" table:style-name="ce1">
            <text:p>0,162</text:p>
          </table:table-cell>
          <table:table-cell office:value-type="float" office:value="153706" table:formula="of:= IF(ROUNDDOWN([zad_3.$G34]*[zad_3.$H34]; 0) &lt; 2 *[zad_3.$F34];ROUNDDOWN([zad_3.$G34]*[zad_3.$H34]; 0); [zad_3.$G34])" table:style-name="ce2">
            <text:p>153706</text:p>
          </table:table-cell>
          <table:table-cell office:value-type="float" office:value="24900" table:formula="of:= IF( ROUNDDOWN([.I34]*[zad_3.$H34]; 0) &lt; 2 * [zad_3.$F34]; ROUNDDOWN([.I34]*[zad_3.$H34]; 0); [.I34])" table:style-name="ce2">
            <text:p>24900</text:p>
          </table:table-cell>
          <table:table-cell office:value-type="float" office:value="4033" table:formula="of:= IF( ROUNDDOWN([.J34]*[zad_3.$H34]; 0) &lt; 2 * [zad_3.$F34]; ROUNDDOWN([.J34]*[zad_3.$H34]; 0); [.J34])" table:style-name="ce2">
            <text:p>4033</text:p>
          </table:table-cell>
          <table:table-cell office:value-type="float" office:value="653" table:formula="of:= IF( ROUNDDOWN([.K34]*[zad_3.$H34]; 0) &lt; 2 * [zad_3.$F34]; ROUNDDOWN([.K34]*[zad_3.$H34]; 0); [.K34])" table:style-name="ce2">
            <text:p>653</text:p>
          </table:table-cell>
          <table:table-cell office:value-type="float" office:value="105" table:formula="of:= IF( ROUNDDOWN([.L34]*[zad_3.$H34]; 0) &lt; 2 * [zad_3.$F34]; ROUNDDOWN([.L34]*[zad_3.$H34]; 0); [.L34])" table:style-name="ce2">
            <text:p>105</text:p>
          </table:table-cell>
          <table:table-cell office:value-type="float" office:value="17" table:formula="of:= IF( ROUNDDOWN([.M34]*[zad_3.$H34]; 0) &lt; 2 * [zad_3.$F34]; ROUNDDOWN([.M34]*[zad_3.$H34]; 0); [.M34])" table:style-name="ce2">
            <text:p>17</text:p>
          </table:table-cell>
          <table:table-cell office:value-type="float" office:value="2" table:formula="of:= IF( ROUNDDOWN([.N34]*[zad_3.$H34]; 0) &lt; 2 * [zad_3.$F34]; ROUNDDOWN([.N34]*[zad_3.$H34]; 0); [.N34])" table:style-name="ce2">
            <text:p>2</text:p>
          </table:table-cell>
          <table:table-cell office:value-type="float" office:value="0" table:formula="of:= IF( ROUNDDOWN([.O34]*[zad_3.$H34]; 0) &lt; 2 * [zad_3.$F34]; ROUNDDOWN([.O34]*[zad_3.$H34]; 0); [.O34])" table:style-name="ce2">
            <text:p>0</text:p>
          </table:table-cell>
          <table:table-cell office:value-type="float" office:value="0" table:formula="of:= IF( ROUNDDOWN([.P34]*[zad_3.$H34]; 0) &lt; 2 * [zad_3.$F34]; ROUNDDOWN([.P34]*[zad_3.$H34]; 0); [.P34])" table:style-name="ce2">
            <text:p>0</text:p>
          </table:table-cell>
          <table:table-cell office:value-type="float" office:value="0" table:formula="of:= IF( ROUNDDOWN([.Q34]*[zad_3.$H34]; 0) &lt; 2 * [zad_3.$F34]; ROUNDDOWN([.Q34]*[zad_3.$H34]; 0); [.Q34])" table:style-name="ce2">
            <text:p>0</text:p>
          </table:table-cell>
          <table:table-cell office:value-type="float" office:value="0" table:formula="of:= IF( ROUNDDOWN([.R34]*[zad_3.$H34]; 0) &lt; 2 * [zad_3.$F34]; ROUNDDOWN([.R34]*[zad_3.$H34]; 0); [.R34])" table:style-name="ce2">
            <text:p>0</text:p>
          </table:table-cell>
          <table:table-cell office:value-type="float" office:value="2023" table:formula="of:= IF([zad_3.$I34] =  [zad_3.$J34]; 2016; IF([zad_3.$J34] = [zad_3.$K34]; 2017; IF([zad_3.$K34] = [zad_3.$L34]; 2018; IF([zad_3.$L34] = [zad_3.$M34]; 2019; IF([zad_3.$M34] = [zad_3.$N34]; 2020; IF([zad_3.$N34] = [zad_3.$O34]; 2021; IF([zad_3.$O34] = [zad_3.$P34]; 2022; IF([zad_3.$P34]=[zad_3.$Q34]; 2023; IF([zad_3.$Q34]=[zad_3.$R34]; 2024; IF([zad_3.$R34]=[zad_3.$S34]; 2025; &quot;nie ma &quot;))))))))))" table:style-name="ce2">
            <text:p>2023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34C</text:p>
          </table:table-cell>
          <table:table-cell office:value-type="float" office:value="76648" table:style-name="ce1">
            <text:p>76648</text:p>
          </table:table-cell>
          <table:table-cell office:value-type="float" office:value="81385" table:style-name="ce1">
            <text:p>81385</text:p>
          </table:table-cell>
          <table:table-cell office:value-type="float" office:value="1374708" table:style-name="ce1">
            <text:p>1374708</text:p>
          </table:table-cell>
          <table:table-cell office:value-type="float" office:value="1379567" table:style-name="ce1">
            <text:p>1379567</text:p>
          </table:table-cell>
          <table:table-cell office:value-type="float" office:value="158033" table:formula="of:=SUM([zad_3.$B35:.$C35])" table:style-name="ce1">
            <text:p>158033</text:p>
          </table:table-cell>
          <table:table-cell office:value-type="float" office:value="2754275" table:formula="of:=[zad_3.$D35]+[zad_3.$E35]" table:style-name="ce1">
            <text:p>2754275</text:p>
          </table:table-cell>
          <table:table-cell office:value-type="float" office:value="17.4284" table:formula="of:=ROUNDDOWN( ([zad_3.$G35] / [zad_3.$F35]); 4)" table:style-name="ce1">
            <text:p>17,4284</text:p>
          </table:table-cell>
          <table:table-cell office:value-type="float" office:value="2754275" table:formula="of:= IF(ROUNDDOWN([zad_3.$G35]*[zad_3.$H35]; 0) &lt; 2 *[zad_3.$F35];ROUNDDOWN([zad_3.$G35]*[zad_3.$H35]; 0); [zad_3.$G35])" table:style-name="ce2">
            <text:p>2754275</text:p>
          </table:table-cell>
          <table:table-cell office:value-type="float" office:value="2754275" table:formula="of:= IF( ROUNDDOWN([.I35]*[zad_3.$H35]; 0) &lt; 2 * [zad_3.$F35]; ROUNDDOWN([.I35]*[zad_3.$H35]; 0); [.I35])" table:style-name="ce2">
            <text:p>2754275</text:p>
          </table:table-cell>
          <table:table-cell office:value-type="float" office:value="2754275" table:formula="of:= IF( ROUNDDOWN([.J35]*[zad_3.$H35]; 0) &lt; 2 * [zad_3.$F35]; ROUNDDOWN([.J35]*[zad_3.$H35]; 0); [.J35])" table:style-name="ce2">
            <text:p>2754275</text:p>
          </table:table-cell>
          <table:table-cell office:value-type="float" office:value="2754275" table:formula="of:= IF( ROUNDDOWN([.K35]*[zad_3.$H35]; 0) &lt; 2 * [zad_3.$F35]; ROUNDDOWN([.K35]*[zad_3.$H35]; 0); [.K35])" table:style-name="ce2">
            <text:p>2754275</text:p>
          </table:table-cell>
          <table:table-cell office:value-type="float" office:value="2754275" table:formula="of:= IF( ROUNDDOWN([.L35]*[zad_3.$H35]; 0) &lt; 2 * [zad_3.$F35]; ROUNDDOWN([.L35]*[zad_3.$H35]; 0); [.L35])" table:style-name="ce2">
            <text:p>2754275</text:p>
          </table:table-cell>
          <table:table-cell office:value-type="float" office:value="2754275" table:formula="of:= IF( ROUNDDOWN([.M35]*[zad_3.$H35]; 0) &lt; 2 * [zad_3.$F35]; ROUNDDOWN([.M35]*[zad_3.$H35]; 0); [.M35])" table:style-name="ce2">
            <text:p>2754275</text:p>
          </table:table-cell>
          <table:table-cell office:value-type="float" office:value="2754275" table:formula="of:= IF( ROUNDDOWN([.N35]*[zad_3.$H35]; 0) &lt; 2 * [zad_3.$F35]; ROUNDDOWN([.N35]*[zad_3.$H35]; 0); [.N35])" table:style-name="ce2">
            <text:p>2754275</text:p>
          </table:table-cell>
          <table:table-cell office:value-type="float" office:value="2754275" table:formula="of:= IF( ROUNDDOWN([.O35]*[zad_3.$H35]; 0) &lt; 2 * [zad_3.$F35]; ROUNDDOWN([.O35]*[zad_3.$H35]; 0); [.O35])" table:style-name="ce2">
            <text:p>2754275</text:p>
          </table:table-cell>
          <table:table-cell office:value-type="float" office:value="2754275" table:formula="of:= IF( ROUNDDOWN([.P35]*[zad_3.$H35]; 0) &lt; 2 * [zad_3.$F35]; ROUNDDOWN([.P35]*[zad_3.$H35]; 0); [.P35])" table:style-name="ce2">
            <text:p>2754275</text:p>
          </table:table-cell>
          <table:table-cell office:value-type="float" office:value="2754275" table:formula="of:= IF( ROUNDDOWN([.Q35]*[zad_3.$H35]; 0) &lt; 2 * [zad_3.$F35]; ROUNDDOWN([.Q35]*[zad_3.$H35]; 0); [.Q35])" table:style-name="ce2">
            <text:p>2754275</text:p>
          </table:table-cell>
          <table:table-cell office:value-type="float" office:value="2754275" table:formula="of:= IF( ROUNDDOWN([.R35]*[zad_3.$H35]; 0) &lt; 2 * [zad_3.$F35]; ROUNDDOWN([.R35]*[zad_3.$H35]; 0); [.R35])" table:style-name="ce2">
            <text:p>2754275</text:p>
          </table:table-cell>
          <table:table-cell office:value-type="float" office:value="2016" table:formula="of:= IF([zad_3.$I35] =  [zad_3.$J35]; 2016; IF([zad_3.$J35] = [zad_3.$K35]; 2017; IF([zad_3.$K35] = [zad_3.$L35]; 2018; IF([zad_3.$L35] = [zad_3.$M35]; 2019; IF([zad_3.$M35] = [zad_3.$N35]; 2020; IF([zad_3.$N35] = [zad_3.$O35]; 2021; IF([zad_3.$O35] = [zad_3.$P35]; 2022; IF([zad_3.$P35]=[zad_3.$Q35]; 2023; IF([zad_3.$Q35]=[zad_3.$R35]; 2024; IF([zad_3.$R35]=[zad_3.$S35]; 2025; &quot;nie ma &quot;))))))))))" table:style-name="ce2">
            <text:p>2016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35C</text:p>
          </table:table-cell>
          <table:table-cell office:value-type="float" office:value="2574432" table:style-name="ce1">
            <text:p>2574432</text:p>
          </table:table-cell>
          <table:table-cell office:value-type="float" office:value="2409710" table:style-name="ce1">
            <text:p>2409710</text:p>
          </table:table-cell>
          <table:table-cell office:value-type="float" office:value="987486" table:style-name="ce1">
            <text:p>987486</text:p>
          </table:table-cell>
          <table:table-cell office:value-type="float" office:value="999043" table:style-name="ce1">
            <text:p>999043</text:p>
          </table:table-cell>
          <table:table-cell office:value-type="float" office:value="4984142" table:formula="of:=SUM([zad_3.$B36:.$C36])" table:style-name="ce1">
            <text:p>4984142</text:p>
          </table:table-cell>
          <table:table-cell office:value-type="float" office:value="1986529" table:formula="of:=[zad_3.$D36]+[zad_3.$E36]" table:style-name="ce1">
            <text:p>1986529</text:p>
          </table:table-cell>
          <table:table-cell office:value-type="float" office:value="0.39850000000000002" table:formula="of:=ROUNDDOWN( ([zad_3.$G36] / [zad_3.$F36]); 4)" table:style-name="ce1">
            <text:p>0,3985</text:p>
          </table:table-cell>
          <table:table-cell office:value-type="float" office:value="791631" table:formula="of:= IF(ROUNDDOWN([zad_3.$G36]*[zad_3.$H36]; 0) &lt; 2 *[zad_3.$F36];ROUNDDOWN([zad_3.$G36]*[zad_3.$H36]; 0); [zad_3.$G36])" table:style-name="ce2">
            <text:p>791631</text:p>
          </table:table-cell>
          <table:table-cell office:value-type="float" office:value="315464" table:formula="of:= IF( ROUNDDOWN([.I36]*[zad_3.$H36]; 0) &lt; 2 * [zad_3.$F36]; ROUNDDOWN([.I36]*[zad_3.$H36]; 0); [.I36])" table:style-name="ce2">
            <text:p>315464</text:p>
          </table:table-cell>
          <table:table-cell office:value-type="float" office:value="125712" table:formula="of:= IF( ROUNDDOWN([.J36]*[zad_3.$H36]; 0) &lt; 2 * [zad_3.$F36]; ROUNDDOWN([.J36]*[zad_3.$H36]; 0); [.J36])" table:style-name="ce2">
            <text:p>125712</text:p>
          </table:table-cell>
          <table:table-cell office:value-type="float" office:value="50096" table:formula="of:= IF( ROUNDDOWN([.K36]*[zad_3.$H36]; 0) &lt; 2 * [zad_3.$F36]; ROUNDDOWN([.K36]*[zad_3.$H36]; 0); [.K36])" table:style-name="ce2">
            <text:p>50096</text:p>
          </table:table-cell>
          <table:table-cell office:value-type="float" office:value="19963" table:formula="of:= IF( ROUNDDOWN([.L36]*[zad_3.$H36]; 0) &lt; 2 * [zad_3.$F36]; ROUNDDOWN([.L36]*[zad_3.$H36]; 0); [.L36])" table:style-name="ce2">
            <text:p>19963</text:p>
          </table:table-cell>
          <table:table-cell office:value-type="float" office:value="7955" table:formula="of:= IF( ROUNDDOWN([.M36]*[zad_3.$H36]; 0) &lt; 2 * [zad_3.$F36]; ROUNDDOWN([.M36]*[zad_3.$H36]; 0); [.M36])" table:style-name="ce2">
            <text:p>7955</text:p>
          </table:table-cell>
          <table:table-cell office:value-type="float" office:value="3170" table:formula="of:= IF( ROUNDDOWN([.N36]*[zad_3.$H36]; 0) &lt; 2 * [zad_3.$F36]; ROUNDDOWN([.N36]*[zad_3.$H36]; 0); [.N36])" table:style-name="ce2">
            <text:p>3170</text:p>
          </table:table-cell>
          <table:table-cell office:value-type="float" office:value="1263" table:formula="of:= IF( ROUNDDOWN([.O36]*[zad_3.$H36]; 0) &lt; 2 * [zad_3.$F36]; ROUNDDOWN([.O36]*[zad_3.$H36]; 0); [.O36])" table:style-name="ce2">
            <text:p>1263</text:p>
          </table:table-cell>
          <table:table-cell office:value-type="float" office:value="503" table:formula="of:= IF( ROUNDDOWN([.P36]*[zad_3.$H36]; 0) &lt; 2 * [zad_3.$F36]; ROUNDDOWN([.P36]*[zad_3.$H36]; 0); [.P36])" table:style-name="ce2">
            <text:p>503</text:p>
          </table:table-cell>
          <table:table-cell office:value-type="float" office:value="200" table:formula="of:= IF( ROUNDDOWN([.Q36]*[zad_3.$H36]; 0) &lt; 2 * [zad_3.$F36]; ROUNDDOWN([.Q36]*[zad_3.$H36]; 0); [.Q36])" table:style-name="ce2">
            <text:p>200</text:p>
          </table:table-cell>
          <table:table-cell office:value-type="float" office:value="79" table:formula="of:= IF( ROUNDDOWN([.R36]*[zad_3.$H36]; 0) &lt; 2 * [zad_3.$F36]; ROUNDDOWN([.R36]*[zad_3.$H36]; 0); [.R36])" table:style-name="ce2">
            <text:p>79</text:p>
          </table:table-cell>
          <table:table-cell office:value-type="string" office:string-value="nie ma " table:formula="of:= IF([zad_3.$I36] =  [zad_3.$J36]; 2016; IF([zad_3.$J36] = [zad_3.$K36]; 2017; IF([zad_3.$K36] = [zad_3.$L36]; 2018; IF([zad_3.$L36] = [zad_3.$M36]; 2019; IF([zad_3.$M36] = [zad_3.$N36]; 2020; IF([zad_3.$N36] = [zad_3.$O36]; 2021; IF([zad_3.$O36] = [zad_3.$P36]; 2022; IF([zad_3.$P36]=[zad_3.$Q36]; 2023; IF([zad_3.$Q36]=[zad_3.$R36]; 2024; IF([zad_3.$R36]=[zad_3.$S36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36B</text:p>
          </table:table-cell>
          <table:table-cell office:value-type="float" office:value="1778590" table:style-name="ce1">
            <text:p>1778590</text:p>
          </table:table-cell>
          <table:table-cell office:value-type="float" office:value="1874844" table:style-name="ce1">
            <text:p>1874844</text:p>
          </table:table-cell>
          <table:table-cell office:value-type="float" office:value="111191" table:style-name="ce1">
            <text:p>111191</text:p>
          </table:table-cell>
          <table:table-cell office:value-type="float" office:value="117846" table:style-name="ce1">
            <text:p>117846</text:p>
          </table:table-cell>
          <table:table-cell office:value-type="float" office:value="3653434" table:formula="of:=SUM([zad_3.$B37:.$C37])" table:style-name="ce1">
            <text:p>3653434</text:p>
          </table:table-cell>
          <table:table-cell office:value-type="float" office:value="229037" table:formula="of:=[zad_3.$D37]+[zad_3.$E37]" table:style-name="ce1">
            <text:p>229037</text:p>
          </table:table-cell>
          <table:table-cell office:value-type="float" office:value="6.2600000000000003E-2" table:formula="of:=ROUNDDOWN( ([zad_3.$G37] / [zad_3.$F37]); 4)" table:style-name="ce1">
            <text:p>0,0626</text:p>
          </table:table-cell>
          <table:table-cell office:value-type="float" office:value="14337" table:formula="of:= IF(ROUNDDOWN([zad_3.$G37]*[zad_3.$H37]; 0) &lt; 2 *[zad_3.$F37];ROUNDDOWN([zad_3.$G37]*[zad_3.$H37]; 0); [zad_3.$G37])" table:style-name="ce2">
            <text:p>14337</text:p>
          </table:table-cell>
          <table:table-cell office:value-type="float" office:value="897" table:formula="of:= IF( ROUNDDOWN([.I37]*[zad_3.$H37]; 0) &lt; 2 * [zad_3.$F37]; ROUNDDOWN([.I37]*[zad_3.$H37]; 0); [.I37])" table:style-name="ce2">
            <text:p>897</text:p>
          </table:table-cell>
          <table:table-cell office:value-type="float" office:value="56" table:formula="of:= IF( ROUNDDOWN([.J37]*[zad_3.$H37]; 0) &lt; 2 * [zad_3.$F37]; ROUNDDOWN([.J37]*[zad_3.$H37]; 0); [.J37])" table:style-name="ce2">
            <text:p>56</text:p>
          </table:table-cell>
          <table:table-cell office:value-type="float" office:value="3" table:formula="of:= IF( ROUNDDOWN([.K37]*[zad_3.$H37]; 0) &lt; 2 * [zad_3.$F37]; ROUNDDOWN([.K37]*[zad_3.$H37]; 0); [.K37])" table:style-name="ce2">
            <text:p>3</text:p>
          </table:table-cell>
          <table:table-cell office:value-type="float" office:value="0" table:formula="of:= IF( ROUNDDOWN([.L37]*[zad_3.$H37]; 0) &lt; 2 * [zad_3.$F37]; ROUNDDOWN([.L37]*[zad_3.$H37]; 0); [.L37])" table:style-name="ce2">
            <text:p>0</text:p>
          </table:table-cell>
          <table:table-cell office:value-type="float" office:value="0" table:formula="of:= IF( ROUNDDOWN([.M37]*[zad_3.$H37]; 0) &lt; 2 * [zad_3.$F37]; ROUNDDOWN([.M37]*[zad_3.$H37]; 0); [.M37])" table:style-name="ce2">
            <text:p>0</text:p>
          </table:table-cell>
          <table:table-cell office:value-type="float" office:value="0" table:formula="of:= IF( ROUNDDOWN([.N37]*[zad_3.$H37]; 0) &lt; 2 * [zad_3.$F37]; ROUNDDOWN([.N37]*[zad_3.$H37]; 0); [.N37])" table:style-name="ce2">
            <text:p>0</text:p>
          </table:table-cell>
          <table:table-cell office:value-type="float" office:value="0" table:formula="of:= IF( ROUNDDOWN([.O37]*[zad_3.$H37]; 0) &lt; 2 * [zad_3.$F37]; ROUNDDOWN([.O37]*[zad_3.$H37]; 0); [.O37])" table:style-name="ce2">
            <text:p>0</text:p>
          </table:table-cell>
          <table:table-cell office:value-type="float" office:value="0" table:formula="of:= IF( ROUNDDOWN([.P37]*[zad_3.$H37]; 0) &lt; 2 * [zad_3.$F37]; ROUNDDOWN([.P37]*[zad_3.$H37]; 0); [.P37])" table:style-name="ce2">
            <text:p>0</text:p>
          </table:table-cell>
          <table:table-cell office:value-type="float" office:value="0" table:formula="of:= IF( ROUNDDOWN([.Q37]*[zad_3.$H37]; 0) &lt; 2 * [zad_3.$F37]; ROUNDDOWN([.Q37]*[zad_3.$H37]; 0); [.Q37])" table:style-name="ce2">
            <text:p>0</text:p>
          </table:table-cell>
          <table:table-cell office:value-type="float" office:value="0" table:formula="of:= IF( ROUNDDOWN([.R37]*[zad_3.$H37]; 0) &lt; 2 * [zad_3.$F37]; ROUNDDOWN([.R37]*[zad_3.$H37]; 0); [.R37])" table:style-name="ce2">
            <text:p>0</text:p>
          </table:table-cell>
          <table:table-cell office:value-type="float" office:value="2020" table:formula="of:= IF([zad_3.$I37] =  [zad_3.$J37]; 2016; IF([zad_3.$J37] = [zad_3.$K37]; 2017; IF([zad_3.$K37] = [zad_3.$L37]; 2018; IF([zad_3.$L37] = [zad_3.$M37]; 2019; IF([zad_3.$M37] = [zad_3.$N37]; 2020; IF([zad_3.$N37] = [zad_3.$O37]; 2021; IF([zad_3.$O37] = [zad_3.$P37]; 2022; IF([zad_3.$P37]=[zad_3.$Q37]; 2023; IF([zad_3.$Q37]=[zad_3.$R37]; 2024; IF([zad_3.$R37]=[zad_3.$S37]; 2025; &quot;nie ma &quot;))))))))))" table:style-name="ce2">
            <text:p>202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37A</text:p>
          </table:table-cell>
          <table:table-cell office:value-type="float" office:value="1506541" table:style-name="ce1">
            <text:p>1506541</text:p>
          </table:table-cell>
          <table:table-cell office:value-type="float" office:value="1414887" table:style-name="ce1">
            <text:p>1414887</text:p>
          </table:table-cell>
          <table:table-cell office:value-type="float" office:value="1216612" table:style-name="ce1">
            <text:p>1216612</text:p>
          </table:table-cell>
          <table:table-cell office:value-type="float" office:value="1166775" table:style-name="ce1">
            <text:p>1166775</text:p>
          </table:table-cell>
          <table:table-cell office:value-type="float" office:value="2921428" table:formula="of:=SUM([zad_3.$B38:.$C38])" table:style-name="ce1">
            <text:p>2921428</text:p>
          </table:table-cell>
          <table:table-cell office:value-type="float" office:value="2383387" table:formula="of:=[zad_3.$D38]+[zad_3.$E38]" table:style-name="ce1">
            <text:p>2383387</text:p>
          </table:table-cell>
          <table:table-cell office:value-type="float" office:value="0.81579999999999997" table:formula="of:=ROUNDDOWN( ([zad_3.$G38] / [zad_3.$F38]); 4)" table:style-name="ce1">
            <text:p>0,8158</text:p>
          </table:table-cell>
          <table:table-cell office:value-type="float" office:value="1944367" table:formula="of:= IF(ROUNDDOWN([zad_3.$G38]*[zad_3.$H38]; 0) &lt; 2 *[zad_3.$F38];ROUNDDOWN([zad_3.$G38]*[zad_3.$H38]; 0); [zad_3.$G38])" table:style-name="ce2">
            <text:p>1944367</text:p>
          </table:table-cell>
          <table:table-cell office:value-type="float" office:value="1586214" table:formula="of:= IF( ROUNDDOWN([.I38]*[zad_3.$H38]; 0) &lt; 2 * [zad_3.$F38]; ROUNDDOWN([.I38]*[zad_3.$H38]; 0); [.I38])" table:style-name="ce2">
            <text:p>1586214</text:p>
          </table:table-cell>
          <table:table-cell office:value-type="float" office:value="1294033" table:formula="of:= IF( ROUNDDOWN([.J38]*[zad_3.$H38]; 0) &lt; 2 * [zad_3.$F38]; ROUNDDOWN([.J38]*[zad_3.$H38]; 0); [.J38])" table:style-name="ce2">
            <text:p>1294033</text:p>
          </table:table-cell>
          <table:table-cell office:value-type="float" office:value="1055672" table:formula="of:= IF( ROUNDDOWN([.K38]*[zad_3.$H38]; 0) &lt; 2 * [zad_3.$F38]; ROUNDDOWN([.K38]*[zad_3.$H38]; 0); [.K38])" table:style-name="ce2">
            <text:p>1055672</text:p>
          </table:table-cell>
          <table:table-cell office:value-type="float" office:value="861217" table:formula="of:= IF( ROUNDDOWN([.L38]*[zad_3.$H38]; 0) &lt; 2 * [zad_3.$F38]; ROUNDDOWN([.L38]*[zad_3.$H38]; 0); [.L38])" table:style-name="ce2">
            <text:p>861217</text:p>
          </table:table-cell>
          <table:table-cell office:value-type="float" office:value="702580" table:formula="of:= IF( ROUNDDOWN([.M38]*[zad_3.$H38]; 0) &lt; 2 * [zad_3.$F38]; ROUNDDOWN([.M38]*[zad_3.$H38]; 0); [.M38])" table:style-name="ce2">
            <text:p>702580</text:p>
          </table:table-cell>
          <table:table-cell office:value-type="float" office:value="573164" table:formula="of:= IF( ROUNDDOWN([.N38]*[zad_3.$H38]; 0) &lt; 2 * [zad_3.$F38]; ROUNDDOWN([.N38]*[zad_3.$H38]; 0); [.N38])" table:style-name="ce2">
            <text:p>573164</text:p>
          </table:table-cell>
          <table:table-cell office:value-type="float" office:value="467587" table:formula="of:= IF( ROUNDDOWN([.O38]*[zad_3.$H38]; 0) &lt; 2 * [zad_3.$F38]; ROUNDDOWN([.O38]*[zad_3.$H38]; 0); [.O38])" table:style-name="ce2">
            <text:p>467587</text:p>
          </table:table-cell>
          <table:table-cell office:value-type="float" office:value="381457" table:formula="of:= IF( ROUNDDOWN([.P38]*[zad_3.$H38]; 0) &lt; 2 * [zad_3.$F38]; ROUNDDOWN([.P38]*[zad_3.$H38]; 0); [.P38])" table:style-name="ce2">
            <text:p>381457</text:p>
          </table:table-cell>
          <table:table-cell office:value-type="float" office:value="311192" table:formula="of:= IF( ROUNDDOWN([.Q38]*[zad_3.$H38]; 0) &lt; 2 * [zad_3.$F38]; ROUNDDOWN([.Q38]*[zad_3.$H38]; 0); [.Q38])" table:style-name="ce2">
            <text:p>311192</text:p>
          </table:table-cell>
          <table:table-cell office:value-type="float" office:value="253870" table:formula="of:= IF( ROUNDDOWN([.R38]*[zad_3.$H38]; 0) &lt; 2 * [zad_3.$F38]; ROUNDDOWN([.R38]*[zad_3.$H38]; 0); [.R38])" table:style-name="ce2">
            <text:p>253870</text:p>
          </table:table-cell>
          <table:table-cell office:value-type="string" office:string-value="nie ma " table:formula="of:= IF([zad_3.$I38] =  [zad_3.$J38]; 2016; IF([zad_3.$J38] = [zad_3.$K38]; 2017; IF([zad_3.$K38] = [zad_3.$L38]; 2018; IF([zad_3.$L38] = [zad_3.$M38]; 2019; IF([zad_3.$M38] = [zad_3.$N38]; 2020; IF([zad_3.$N38] = [zad_3.$O38]; 2021; IF([zad_3.$O38] = [zad_3.$P38]; 2022; IF([zad_3.$P38]=[zad_3.$Q38]; 2023; IF([zad_3.$Q38]=[zad_3.$R38]; 2024; IF([zad_3.$R38]=[zad_3.$S38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38B</text:p>
          </table:table-cell>
          <table:table-cell office:value-type="float" office:value="1598886" table:style-name="ce1">
            <text:p>1598886</text:p>
          </table:table-cell>
          <table:table-cell office:value-type="float" office:value="1687917" table:style-name="ce1">
            <text:p>1687917</text:p>
          </table:table-cell>
          <table:table-cell office:value-type="float" office:value="449788" table:style-name="ce1">
            <text:p>449788</text:p>
          </table:table-cell>
          <table:table-cell office:value-type="float" office:value="427615" table:style-name="ce1">
            <text:p>427615</text:p>
          </table:table-cell>
          <table:table-cell office:value-type="float" office:value="3286803" table:formula="of:=SUM([zad_3.$B39:.$C39])" table:style-name="ce1">
            <text:p>3286803</text:p>
          </table:table-cell>
          <table:table-cell office:value-type="float" office:value="877403" table:formula="of:=[zad_3.$D39]+[zad_3.$E39]" table:style-name="ce1">
            <text:p>877403</text:p>
          </table:table-cell>
          <table:table-cell office:value-type="float" office:value="0.26690000000000003" table:formula="of:=ROUNDDOWN( ([zad_3.$G39] / [zad_3.$F39]); 4)" table:style-name="ce1">
            <text:p>0,2669</text:p>
          </table:table-cell>
          <table:table-cell office:value-type="float" office:value="234178" table:formula="of:= IF(ROUNDDOWN([zad_3.$G39]*[zad_3.$H39]; 0) &lt; 2 *[zad_3.$F39];ROUNDDOWN([zad_3.$G39]*[zad_3.$H39]; 0); [zad_3.$G39])" table:style-name="ce2">
            <text:p>234178</text:p>
          </table:table-cell>
          <table:table-cell office:value-type="float" office:value="62502" table:formula="of:= IF( ROUNDDOWN([.I39]*[zad_3.$H39]; 0) &lt; 2 * [zad_3.$F39]; ROUNDDOWN([.I39]*[zad_3.$H39]; 0); [.I39])" table:style-name="ce2">
            <text:p>62502</text:p>
          </table:table-cell>
          <table:table-cell office:value-type="float" office:value="16681" table:formula="of:= IF( ROUNDDOWN([.J39]*[zad_3.$H39]; 0) &lt; 2 * [zad_3.$F39]; ROUNDDOWN([.J39]*[zad_3.$H39]; 0); [.J39])" table:style-name="ce2">
            <text:p>16681</text:p>
          </table:table-cell>
          <table:table-cell office:value-type="float" office:value="4452" table:formula="of:= IF( ROUNDDOWN([.K39]*[zad_3.$H39]; 0) &lt; 2 * [zad_3.$F39]; ROUNDDOWN([.K39]*[zad_3.$H39]; 0); [.K39])" table:style-name="ce2">
            <text:p>4452</text:p>
          </table:table-cell>
          <table:table-cell office:value-type="float" office:value="1188" table:formula="of:= IF( ROUNDDOWN([.L39]*[zad_3.$H39]; 0) &lt; 2 * [zad_3.$F39]; ROUNDDOWN([.L39]*[zad_3.$H39]; 0); [.L39])" table:style-name="ce2">
            <text:p>1188</text:p>
          </table:table-cell>
          <table:table-cell office:value-type="float" office:value="317" table:formula="of:= IF( ROUNDDOWN([.M39]*[zad_3.$H39]; 0) &lt; 2 * [zad_3.$F39]; ROUNDDOWN([.M39]*[zad_3.$H39]; 0); [.M39])" table:style-name="ce2">
            <text:p>317</text:p>
          </table:table-cell>
          <table:table-cell office:value-type="float" office:value="84" table:formula="of:= IF( ROUNDDOWN([.N39]*[zad_3.$H39]; 0) &lt; 2 * [zad_3.$F39]; ROUNDDOWN([.N39]*[zad_3.$H39]; 0); [.N39])" table:style-name="ce2">
            <text:p>84</text:p>
          </table:table-cell>
          <table:table-cell office:value-type="float" office:value="22" table:formula="of:= IF( ROUNDDOWN([.O39]*[zad_3.$H39]; 0) &lt; 2 * [zad_3.$F39]; ROUNDDOWN([.O39]*[zad_3.$H39]; 0); [.O39])" table:style-name="ce2">
            <text:p>22</text:p>
          </table:table-cell>
          <table:table-cell office:value-type="float" office:value="5" table:formula="of:= IF( ROUNDDOWN([.P39]*[zad_3.$H39]; 0) &lt; 2 * [zad_3.$F39]; ROUNDDOWN([.P39]*[zad_3.$H39]; 0); [.P39])" table:style-name="ce2">
            <text:p>5</text:p>
          </table:table-cell>
          <table:table-cell office:value-type="float" office:value="1" table:formula="of:= IF( ROUNDDOWN([.Q39]*[zad_3.$H39]; 0) &lt; 2 * [zad_3.$F39]; ROUNDDOWN([.Q39]*[zad_3.$H39]; 0); [.Q39])" table:style-name="ce2">
            <text:p>1</text:p>
          </table:table-cell>
          <table:table-cell office:value-type="float" office:value="0" table:formula="of:= IF( ROUNDDOWN([.R39]*[zad_3.$H39]; 0) &lt; 2 * [zad_3.$F39]; ROUNDDOWN([.R39]*[zad_3.$H39]; 0); [.R39])" table:style-name="ce2">
            <text:p>0</text:p>
          </table:table-cell>
          <table:table-cell office:value-type="string" office:string-value="nie ma " table:formula="of:= IF([zad_3.$I39] =  [zad_3.$J39]; 2016; IF([zad_3.$J39] = [zad_3.$K39]; 2017; IF([zad_3.$K39] = [zad_3.$L39]; 2018; IF([zad_3.$L39] = [zad_3.$M39]; 2019; IF([zad_3.$M39] = [zad_3.$N39]; 2020; IF([zad_3.$N39] = [zad_3.$O39]; 2021; IF([zad_3.$O39] = [zad_3.$P39]; 2022; IF([zad_3.$P39]=[zad_3.$Q39]; 2023; IF([zad_3.$Q39]=[zad_3.$R39]; 2024; IF([zad_3.$R39]=[zad_3.$S39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39D</text:p>
          </table:table-cell>
          <table:table-cell office:value-type="float" office:value="548989" table:style-name="ce1">
            <text:p>548989</text:p>
          </table:table-cell>
          <table:table-cell office:value-type="float" office:value="514636" table:style-name="ce1">
            <text:p>514636</text:p>
          </table:table-cell>
          <table:table-cell office:value-type="float" office:value="2770344" table:style-name="ce1">
            <text:p>2770344</text:p>
          </table:table-cell>
          <table:table-cell office:value-type="float" office:value="3187897" table:style-name="ce1">
            <text:p>3187897</text:p>
          </table:table-cell>
          <table:table-cell office:value-type="float" office:value="1063625" table:formula="of:=SUM([zad_3.$B40:.$C40])" table:style-name="ce1">
            <text:p>1063625</text:p>
          </table:table-cell>
          <table:table-cell office:value-type="float" office:value="5958241" table:formula="of:=[zad_3.$D40]+[zad_3.$E40]" table:style-name="ce1">
            <text:p>5958241</text:p>
          </table:table-cell>
          <table:table-cell office:value-type="float" office:value="5.6017999999999999" table:formula="of:=ROUNDDOWN( ([zad_3.$G40] / [zad_3.$F40]); 4)" table:style-name="ce1">
            <text:p>5,6018</text:p>
          </table:table-cell>
          <table:table-cell office:value-type="float" office:value="5958241" table:formula="of:= IF(ROUNDDOWN([zad_3.$G40]*[zad_3.$H40]; 0) &lt; 2 *[zad_3.$F40];ROUNDDOWN([zad_3.$G40]*[zad_3.$H40]; 0); [zad_3.$G40])" table:style-name="ce2">
            <text:p>5958241</text:p>
          </table:table-cell>
          <table:table-cell office:value-type="float" office:value="5958241" table:formula="of:= IF( ROUNDDOWN([.I40]*[zad_3.$H40]; 0) &lt; 2 * [zad_3.$F40]; ROUNDDOWN([.I40]*[zad_3.$H40]; 0); [.I40])" table:style-name="ce2">
            <text:p>5958241</text:p>
          </table:table-cell>
          <table:table-cell office:value-type="float" office:value="5958241" table:formula="of:= IF( ROUNDDOWN([.J40]*[zad_3.$H40]; 0) &lt; 2 * [zad_3.$F40]; ROUNDDOWN([.J40]*[zad_3.$H40]; 0); [.J40])" table:style-name="ce2">
            <text:p>5958241</text:p>
          </table:table-cell>
          <table:table-cell office:value-type="float" office:value="5958241" table:formula="of:= IF( ROUNDDOWN([.K40]*[zad_3.$H40]; 0) &lt; 2 * [zad_3.$F40]; ROUNDDOWN([.K40]*[zad_3.$H40]; 0); [.K40])" table:style-name="ce2">
            <text:p>5958241</text:p>
          </table:table-cell>
          <table:table-cell office:value-type="float" office:value="5958241" table:formula="of:= IF( ROUNDDOWN([.L40]*[zad_3.$H40]; 0) &lt; 2 * [zad_3.$F40]; ROUNDDOWN([.L40]*[zad_3.$H40]; 0); [.L40])" table:style-name="ce2">
            <text:p>5958241</text:p>
          </table:table-cell>
          <table:table-cell office:value-type="float" office:value="5958241" table:formula="of:= IF( ROUNDDOWN([.M40]*[zad_3.$H40]; 0) &lt; 2 * [zad_3.$F40]; ROUNDDOWN([.M40]*[zad_3.$H40]; 0); [.M40])" table:style-name="ce2">
            <text:p>5958241</text:p>
          </table:table-cell>
          <table:table-cell office:value-type="float" office:value="5958241" table:formula="of:= IF( ROUNDDOWN([.N40]*[zad_3.$H40]; 0) &lt; 2 * [zad_3.$F40]; ROUNDDOWN([.N40]*[zad_3.$H40]; 0); [.N40])" table:style-name="ce2">
            <text:p>5958241</text:p>
          </table:table-cell>
          <table:table-cell office:value-type="float" office:value="5958241" table:formula="of:= IF( ROUNDDOWN([.O40]*[zad_3.$H40]; 0) &lt; 2 * [zad_3.$F40]; ROUNDDOWN([.O40]*[zad_3.$H40]; 0); [.O40])" table:style-name="ce2">
            <text:p>5958241</text:p>
          </table:table-cell>
          <table:table-cell office:value-type="float" office:value="5958241" table:formula="of:= IF( ROUNDDOWN([.P40]*[zad_3.$H40]; 0) &lt; 2 * [zad_3.$F40]; ROUNDDOWN([.P40]*[zad_3.$H40]; 0); [.P40])" table:style-name="ce2">
            <text:p>5958241</text:p>
          </table:table-cell>
          <table:table-cell office:value-type="float" office:value="5958241" table:formula="of:= IF( ROUNDDOWN([.Q40]*[zad_3.$H40]; 0) &lt; 2 * [zad_3.$F40]; ROUNDDOWN([.Q40]*[zad_3.$H40]; 0); [.Q40])" table:style-name="ce2">
            <text:p>5958241</text:p>
          </table:table-cell>
          <table:table-cell office:value-type="float" office:value="5958241" table:formula="of:= IF( ROUNDDOWN([.R40]*[zad_3.$H40]; 0) &lt; 2 * [zad_3.$F40]; ROUNDDOWN([.R40]*[zad_3.$H40]; 0); [.R40])" table:style-name="ce2">
            <text:p>5958241</text:p>
          </table:table-cell>
          <table:table-cell office:value-type="float" office:value="2016" table:formula="of:= IF([zad_3.$I40] =  [zad_3.$J40]; 2016; IF([zad_3.$J40] = [zad_3.$K40]; 2017; IF([zad_3.$K40] = [zad_3.$L40]; 2018; IF([zad_3.$L40] = [zad_3.$M40]; 2019; IF([zad_3.$M40] = [zad_3.$N40]; 2020; IF([zad_3.$N40] = [zad_3.$O40]; 2021; IF([zad_3.$O40] = [zad_3.$P40]; 2022; IF([zad_3.$P40]=[zad_3.$Q40]; 2023; IF([zad_3.$Q40]=[zad_3.$R40]; 2024; IF([zad_3.$R40]=[zad_3.$S40]; 2025; &quot;nie ma &quot;))))))))))" table:style-name="ce2">
            <text:p>2016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40A</text:p>
          </table:table-cell>
          <table:table-cell office:value-type="float" office:value="1175198" table:style-name="ce1">
            <text:p>1175198</text:p>
          </table:table-cell>
          <table:table-cell office:value-type="float" office:value="1095440" table:style-name="ce1">
            <text:p>1095440</text:p>
          </table:table-cell>
          <table:table-cell office:value-type="float" office:value="2657174" table:style-name="ce1">
            <text:p>2657174</text:p>
          </table:table-cell>
          <table:table-cell office:value-type="float" office:value="2491947" table:style-name="ce1">
            <text:p>2491947</text:p>
          </table:table-cell>
          <table:table-cell office:value-type="float" office:value="2270638" table:formula="of:=SUM([zad_3.$B41:.$C41])" table:style-name="ce1">
            <text:p>2270638</text:p>
          </table:table-cell>
          <table:table-cell office:value-type="float" office:value="5149121" table:formula="of:=[zad_3.$D41]+[zad_3.$E41]" table:style-name="ce1">
            <text:p>5149121</text:p>
          </table:table-cell>
          <table:table-cell office:value-type="float" office:value="2.2675999999999998" table:formula="of:=ROUNDDOWN( ([zad_3.$G41] / [zad_3.$F41]); 4)" table:style-name="ce1">
            <text:p>2,2676</text:p>
          </table:table-cell>
          <table:table-cell office:value-type="float" office:value="5149121" table:formula="of:= IF(ROUNDDOWN([zad_3.$G41]*[zad_3.$H41]; 0) &lt; 2 *[zad_3.$F41];ROUNDDOWN([zad_3.$G41]*[zad_3.$H41]; 0); [zad_3.$G41])" table:style-name="ce2">
            <text:p>5149121</text:p>
          </table:table-cell>
          <table:table-cell office:value-type="float" office:value="5149121" table:formula="of:= IF( ROUNDDOWN([.I41]*[zad_3.$H41]; 0) &lt; 2 * [zad_3.$F41]; ROUNDDOWN([.I41]*[zad_3.$H41]; 0); [.I41])" table:style-name="ce2">
            <text:p>5149121</text:p>
          </table:table-cell>
          <table:table-cell office:value-type="float" office:value="5149121" table:formula="of:= IF( ROUNDDOWN([.J41]*[zad_3.$H41]; 0) &lt; 2 * [zad_3.$F41]; ROUNDDOWN([.J41]*[zad_3.$H41]; 0); [.J41])" table:style-name="ce2">
            <text:p>5149121</text:p>
          </table:table-cell>
          <table:table-cell office:value-type="float" office:value="5149121" table:formula="of:= IF( ROUNDDOWN([.K41]*[zad_3.$H41]; 0) &lt; 2 * [zad_3.$F41]; ROUNDDOWN([.K41]*[zad_3.$H41]; 0); [.K41])" table:style-name="ce2">
            <text:p>5149121</text:p>
          </table:table-cell>
          <table:table-cell office:value-type="float" office:value="5149121" table:formula="of:= IF( ROUNDDOWN([.L41]*[zad_3.$H41]; 0) &lt; 2 * [zad_3.$F41]; ROUNDDOWN([.L41]*[zad_3.$H41]; 0); [.L41])" table:style-name="ce2">
            <text:p>5149121</text:p>
          </table:table-cell>
          <table:table-cell office:value-type="float" office:value="5149121" table:formula="of:= IF( ROUNDDOWN([.M41]*[zad_3.$H41]; 0) &lt; 2 * [zad_3.$F41]; ROUNDDOWN([.M41]*[zad_3.$H41]; 0); [.M41])" table:style-name="ce2">
            <text:p>5149121</text:p>
          </table:table-cell>
          <table:table-cell office:value-type="float" office:value="5149121" table:formula="of:= IF( ROUNDDOWN([.N41]*[zad_3.$H41]; 0) &lt; 2 * [zad_3.$F41]; ROUNDDOWN([.N41]*[zad_3.$H41]; 0); [.N41])" table:style-name="ce2">
            <text:p>5149121</text:p>
          </table:table-cell>
          <table:table-cell office:value-type="float" office:value="5149121" table:formula="of:= IF( ROUNDDOWN([.O41]*[zad_3.$H41]; 0) &lt; 2 * [zad_3.$F41]; ROUNDDOWN([.O41]*[zad_3.$H41]; 0); [.O41])" table:style-name="ce2">
            <text:p>5149121</text:p>
          </table:table-cell>
          <table:table-cell office:value-type="float" office:value="5149121" table:formula="of:= IF( ROUNDDOWN([.P41]*[zad_3.$H41]; 0) &lt; 2 * [zad_3.$F41]; ROUNDDOWN([.P41]*[zad_3.$H41]; 0); [.P41])" table:style-name="ce2">
            <text:p>5149121</text:p>
          </table:table-cell>
          <table:table-cell office:value-type="float" office:value="5149121" table:formula="of:= IF( ROUNDDOWN([.Q41]*[zad_3.$H41]; 0) &lt; 2 * [zad_3.$F41]; ROUNDDOWN([.Q41]*[zad_3.$H41]; 0); [.Q41])" table:style-name="ce2">
            <text:p>5149121</text:p>
          </table:table-cell>
          <table:table-cell office:value-type="float" office:value="5149121" table:formula="of:= IF( ROUNDDOWN([.R41]*[zad_3.$H41]; 0) &lt; 2 * [zad_3.$F41]; ROUNDDOWN([.R41]*[zad_3.$H41]; 0); [.R41])" table:style-name="ce2">
            <text:p>5149121</text:p>
          </table:table-cell>
          <table:table-cell office:value-type="float" office:value="2016" table:formula="of:= IF([zad_3.$I41] =  [zad_3.$J41]; 2016; IF([zad_3.$J41] = [zad_3.$K41]; 2017; IF([zad_3.$K41] = [zad_3.$L41]; 2018; IF([zad_3.$L41] = [zad_3.$M41]; 2019; IF([zad_3.$M41] = [zad_3.$N41]; 2020; IF([zad_3.$N41] = [zad_3.$O41]; 2021; IF([zad_3.$O41] = [zad_3.$P41]; 2022; IF([zad_3.$P41]=[zad_3.$Q41]; 2023; IF([zad_3.$Q41]=[zad_3.$R41]; 2024; IF([zad_3.$R41]=[zad_3.$S41]; 2025; &quot;nie ma &quot;))))))))))" table:style-name="ce2">
            <text:p>2016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41D</text:p>
          </table:table-cell>
          <table:table-cell office:value-type="float" office:value="2115336" table:style-name="ce1">
            <text:p>2115336</text:p>
          </table:table-cell>
          <table:table-cell office:value-type="float" office:value="2202769" table:style-name="ce1">
            <text:p>2202769</text:p>
          </table:table-cell>
          <table:table-cell office:value-type="float" office:value="15339" table:style-name="ce1">
            <text:p>15339</text:p>
          </table:table-cell>
          <table:table-cell office:value-type="float" office:value="14652" table:style-name="ce1">
            <text:p>14652</text:p>
          </table:table-cell>
          <table:table-cell office:value-type="float" office:value="4318105" table:formula="of:=SUM([zad_3.$B42:.$C42])" table:style-name="ce1">
            <text:p>4318105</text:p>
          </table:table-cell>
          <table:table-cell office:value-type="float" office:value="29991" table:formula="of:=[zad_3.$D42]+[zad_3.$E42]" table:style-name="ce1">
            <text:p>29991</text:p>
          </table:table-cell>
          <table:table-cell office:value-type="float" office:value="6.8999999999999999E-3" table:formula="of:=ROUNDDOWN( ([zad_3.$G42] / [zad_3.$F42]); 4)" table:style-name="ce1">
            <text:p>0,0069</text:p>
          </table:table-cell>
          <table:table-cell office:value-type="float" office:value="206" table:formula="of:= IF(ROUNDDOWN([zad_3.$G42]*[zad_3.$H42]; 0) &lt; 2 *[zad_3.$F42];ROUNDDOWN([zad_3.$G42]*[zad_3.$H42]; 0); [zad_3.$G42])" table:style-name="ce2">
            <text:p>206</text:p>
          </table:table-cell>
          <table:table-cell office:value-type="float" office:value="1" table:formula="of:= IF( ROUNDDOWN([.I42]*[zad_3.$H42]; 0) &lt; 2 * [zad_3.$F42]; ROUNDDOWN([.I42]*[zad_3.$H42]; 0); [.I42])" table:style-name="ce2">
            <text:p>1</text:p>
          </table:table-cell>
          <table:table-cell office:value-type="float" office:value="0" table:formula="of:= IF( ROUNDDOWN([.J42]*[zad_3.$H42]; 0) &lt; 2 * [zad_3.$F42]; ROUNDDOWN([.J42]*[zad_3.$H42]; 0); [.J42])" table:style-name="ce2">
            <text:p>0</text:p>
          </table:table-cell>
          <table:table-cell office:value-type="float" office:value="0" table:formula="of:= IF( ROUNDDOWN([.K42]*[zad_3.$H42]; 0) &lt; 2 * [zad_3.$F42]; ROUNDDOWN([.K42]*[zad_3.$H42]; 0); [.K42])" table:style-name="ce2">
            <text:p>0</text:p>
          </table:table-cell>
          <table:table-cell office:value-type="float" office:value="0" table:formula="of:= IF( ROUNDDOWN([.L42]*[zad_3.$H42]; 0) &lt; 2 * [zad_3.$F42]; ROUNDDOWN([.L42]*[zad_3.$H42]; 0); [.L42])" table:style-name="ce2">
            <text:p>0</text:p>
          </table:table-cell>
          <table:table-cell office:value-type="float" office:value="0" table:formula="of:= IF( ROUNDDOWN([.M42]*[zad_3.$H42]; 0) &lt; 2 * [zad_3.$F42]; ROUNDDOWN([.M42]*[zad_3.$H42]; 0); [.M42])" table:style-name="ce2">
            <text:p>0</text:p>
          </table:table-cell>
          <table:table-cell office:value-type="float" office:value="0" table:formula="of:= IF( ROUNDDOWN([.N42]*[zad_3.$H42]; 0) &lt; 2 * [zad_3.$F42]; ROUNDDOWN([.N42]*[zad_3.$H42]; 0); [.N42])" table:style-name="ce2">
            <text:p>0</text:p>
          </table:table-cell>
          <table:table-cell office:value-type="float" office:value="0" table:formula="of:= IF( ROUNDDOWN([.O42]*[zad_3.$H42]; 0) &lt; 2 * [zad_3.$F42]; ROUNDDOWN([.O42]*[zad_3.$H42]; 0); [.O42])" table:style-name="ce2">
            <text:p>0</text:p>
          </table:table-cell>
          <table:table-cell office:value-type="float" office:value="0" table:formula="of:= IF( ROUNDDOWN([.P42]*[zad_3.$H42]; 0) &lt; 2 * [zad_3.$F42]; ROUNDDOWN([.P42]*[zad_3.$H42]; 0); [.P42])" table:style-name="ce2">
            <text:p>0</text:p>
          </table:table-cell>
          <table:table-cell office:value-type="float" office:value="0" table:formula="of:= IF( ROUNDDOWN([.Q42]*[zad_3.$H42]; 0) &lt; 2 * [zad_3.$F42]; ROUNDDOWN([.Q42]*[zad_3.$H42]; 0); [.Q42])" table:style-name="ce2">
            <text:p>0</text:p>
          </table:table-cell>
          <table:table-cell office:value-type="float" office:value="0" table:formula="of:= IF( ROUNDDOWN([.R42]*[zad_3.$H42]; 0) &lt; 2 * [zad_3.$F42]; ROUNDDOWN([.R42]*[zad_3.$H42]; 0); [.R42])" table:style-name="ce2">
            <text:p>0</text:p>
          </table:table-cell>
          <table:table-cell office:value-type="float" office:value="2018" table:formula="of:= IF([zad_3.$I42] =  [zad_3.$J42]; 2016; IF([zad_3.$J42] = [zad_3.$K42]; 2017; IF([zad_3.$K42] = [zad_3.$L42]; 2018; IF([zad_3.$L42] = [zad_3.$M42]; 2019; IF([zad_3.$M42] = [zad_3.$N42]; 2020; IF([zad_3.$N42] = [zad_3.$O42]; 2021; IF([zad_3.$O42] = [zad_3.$P42]; 2022; IF([zad_3.$P42]=[zad_3.$Q42]; 2023; IF([zad_3.$Q42]=[zad_3.$R42]; 2024; IF([zad_3.$R42]=[zad_3.$S42]; 2025; &quot;nie ma &quot;))))))))))" table:style-name="ce2">
            <text:p>2018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42B</text:p>
          </table:table-cell>
          <table:table-cell office:value-type="float" office:value="2346640" table:style-name="ce1">
            <text:p>2346640</text:p>
          </table:table-cell>
          <table:table-cell office:value-type="float" office:value="2197559" table:style-name="ce1">
            <text:p>2197559</text:p>
          </table:table-cell>
          <table:table-cell office:value-type="float" office:value="373470" table:style-name="ce1">
            <text:p>373470</text:p>
          </table:table-cell>
          <table:table-cell office:value-type="float" office:value="353365" table:style-name="ce1">
            <text:p>353365</text:p>
          </table:table-cell>
          <table:table-cell office:value-type="float" office:value="4544199" table:formula="of:=SUM([zad_3.$B43:.$C43])" table:style-name="ce1">
            <text:p>4544199</text:p>
          </table:table-cell>
          <table:table-cell office:value-type="float" office:value="726835" table:formula="of:=[zad_3.$D43]+[zad_3.$E43]" table:style-name="ce1">
            <text:p>726835</text:p>
          </table:table-cell>
          <table:table-cell office:value-type="float" office:value="0.15989999999999999" table:formula="of:=ROUNDDOWN( ([zad_3.$G43] / [zad_3.$F43]); 4)" table:style-name="ce1">
            <text:p>0,1599</text:p>
          </table:table-cell>
          <table:table-cell office:value-type="float" office:value="116220" table:formula="of:= IF(ROUNDDOWN([zad_3.$G43]*[zad_3.$H43]; 0) &lt; 2 *[zad_3.$F43];ROUNDDOWN([zad_3.$G43]*[zad_3.$H43]; 0); [zad_3.$G43])" table:style-name="ce2">
            <text:p>116220</text:p>
          </table:table-cell>
          <table:table-cell office:value-type="float" office:value="18583" table:formula="of:= IF( ROUNDDOWN([.I43]*[zad_3.$H43]; 0) &lt; 2 * [zad_3.$F43]; ROUNDDOWN([.I43]*[zad_3.$H43]; 0); [.I43])" table:style-name="ce2">
            <text:p>18583</text:p>
          </table:table-cell>
          <table:table-cell office:value-type="float" office:value="2971" table:formula="of:= IF( ROUNDDOWN([.J43]*[zad_3.$H43]; 0) &lt; 2 * [zad_3.$F43]; ROUNDDOWN([.J43]*[zad_3.$H43]; 0); [.J43])" table:style-name="ce2">
            <text:p>2971</text:p>
          </table:table-cell>
          <table:table-cell office:value-type="float" office:value="475" table:formula="of:= IF( ROUNDDOWN([.K43]*[zad_3.$H43]; 0) &lt; 2 * [zad_3.$F43]; ROUNDDOWN([.K43]*[zad_3.$H43]; 0); [.K43])" table:style-name="ce2">
            <text:p>475</text:p>
          </table:table-cell>
          <table:table-cell office:value-type="float" office:value="75" table:formula="of:= IF( ROUNDDOWN([.L43]*[zad_3.$H43]; 0) &lt; 2 * [zad_3.$F43]; ROUNDDOWN([.L43]*[zad_3.$H43]; 0); [.L43])" table:style-name="ce2">
            <text:p>75</text:p>
          </table:table-cell>
          <table:table-cell office:value-type="float" office:value="11" table:formula="of:= IF( ROUNDDOWN([.M43]*[zad_3.$H43]; 0) &lt; 2 * [zad_3.$F43]; ROUNDDOWN([.M43]*[zad_3.$H43]; 0); [.M43])" table:style-name="ce2">
            <text:p>11</text:p>
          </table:table-cell>
          <table:table-cell office:value-type="float" office:value="1" table:formula="of:= IF( ROUNDDOWN([.N43]*[zad_3.$H43]; 0) &lt; 2 * [zad_3.$F43]; ROUNDDOWN([.N43]*[zad_3.$H43]; 0); [.N43])" table:style-name="ce2">
            <text:p>1</text:p>
          </table:table-cell>
          <table:table-cell office:value-type="float" office:value="0" table:formula="of:= IF( ROUNDDOWN([.O43]*[zad_3.$H43]; 0) &lt; 2 * [zad_3.$F43]; ROUNDDOWN([.O43]*[zad_3.$H43]; 0); [.O43])" table:style-name="ce2">
            <text:p>0</text:p>
          </table:table-cell>
          <table:table-cell office:value-type="float" office:value="0" table:formula="of:= IF( ROUNDDOWN([.P43]*[zad_3.$H43]; 0) &lt; 2 * [zad_3.$F43]; ROUNDDOWN([.P43]*[zad_3.$H43]; 0); [.P43])" table:style-name="ce2">
            <text:p>0</text:p>
          </table:table-cell>
          <table:table-cell office:value-type="float" office:value="0" table:formula="of:= IF( ROUNDDOWN([.Q43]*[zad_3.$H43]; 0) &lt; 2 * [zad_3.$F43]; ROUNDDOWN([.Q43]*[zad_3.$H43]; 0); [.Q43])" table:style-name="ce2">
            <text:p>0</text:p>
          </table:table-cell>
          <table:table-cell office:value-type="float" office:value="0" table:formula="of:= IF( ROUNDDOWN([.R43]*[zad_3.$H43]; 0) &lt; 2 * [zad_3.$F43]; ROUNDDOWN([.R43]*[zad_3.$H43]; 0); [.R43])" table:style-name="ce2">
            <text:p>0</text:p>
          </table:table-cell>
          <table:table-cell office:value-type="float" office:value="2023" table:formula="of:= IF([zad_3.$I43] =  [zad_3.$J43]; 2016; IF([zad_3.$J43] = [zad_3.$K43]; 2017; IF([zad_3.$K43] = [zad_3.$L43]; 2018; IF([zad_3.$L43] = [zad_3.$M43]; 2019; IF([zad_3.$M43] = [zad_3.$N43]; 2020; IF([zad_3.$N43] = [zad_3.$O43]; 2021; IF([zad_3.$O43] = [zad_3.$P43]; 2022; IF([zad_3.$P43]=[zad_3.$Q43]; 2023; IF([zad_3.$Q43]=[zad_3.$R43]; 2024; IF([zad_3.$R43]=[zad_3.$S43]; 2025; &quot;nie ma &quot;))))))))))" table:style-name="ce2">
            <text:p>2023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43D</text:p>
          </table:table-cell>
          <table:table-cell office:value-type="float" office:value="2548438" table:style-name="ce1">
            <text:p>2548438</text:p>
          </table:table-cell>
          <table:table-cell office:value-type="float" office:value="2577213" table:style-name="ce1">
            <text:p>2577213</text:p>
          </table:table-cell>
          <table:table-cell office:value-type="float" office:value="37986" table:style-name="ce1">
            <text:p>37986</text:p>
          </table:table-cell>
          <table:table-cell office:value-type="float" office:value="37766" table:style-name="ce1">
            <text:p>37766</text:p>
          </table:table-cell>
          <table:table-cell office:value-type="float" office:value="5125651" table:formula="of:=SUM([zad_3.$B44:.$C44])" table:style-name="ce1">
            <text:p>5125651</text:p>
          </table:table-cell>
          <table:table-cell office:value-type="float" office:value="75752" table:formula="of:=[zad_3.$D44]+[zad_3.$E44]" table:style-name="ce1">
            <text:p>75752</text:p>
          </table:table-cell>
          <table:table-cell office:value-type="float" office:value="1.47E-2" table:formula="of:=ROUNDDOWN( ([zad_3.$G44] / [zad_3.$F44]); 4)" table:style-name="ce1">
            <text:p>0,0147</text:p>
          </table:table-cell>
          <table:table-cell office:value-type="float" office:value="1113" table:formula="of:= IF(ROUNDDOWN([zad_3.$G44]*[zad_3.$H44]; 0) &lt; 2 *[zad_3.$F44];ROUNDDOWN([zad_3.$G44]*[zad_3.$H44]; 0); [zad_3.$G44])" table:style-name="ce2">
            <text:p>1113</text:p>
          </table:table-cell>
          <table:table-cell office:value-type="float" office:value="16" table:formula="of:= IF( ROUNDDOWN([.I44]*[zad_3.$H44]; 0) &lt; 2 * [zad_3.$F44]; ROUNDDOWN([.I44]*[zad_3.$H44]; 0); [.I44])" table:style-name="ce2">
            <text:p>16</text:p>
          </table:table-cell>
          <table:table-cell office:value-type="float" office:value="0" table:formula="of:= IF( ROUNDDOWN([.J44]*[zad_3.$H44]; 0) &lt; 2 * [zad_3.$F44]; ROUNDDOWN([.J44]*[zad_3.$H44]; 0); [.J44])" table:style-name="ce2">
            <text:p>0</text:p>
          </table:table-cell>
          <table:table-cell office:value-type="float" office:value="0" table:formula="of:= IF( ROUNDDOWN([.K44]*[zad_3.$H44]; 0) &lt; 2 * [zad_3.$F44]; ROUNDDOWN([.K44]*[zad_3.$H44]; 0); [.K44])" table:style-name="ce2">
            <text:p>0</text:p>
          </table:table-cell>
          <table:table-cell office:value-type="float" office:value="0" table:formula="of:= IF( ROUNDDOWN([.L44]*[zad_3.$H44]; 0) &lt; 2 * [zad_3.$F44]; ROUNDDOWN([.L44]*[zad_3.$H44]; 0); [.L44])" table:style-name="ce2">
            <text:p>0</text:p>
          </table:table-cell>
          <table:table-cell office:value-type="float" office:value="0" table:formula="of:= IF( ROUNDDOWN([.M44]*[zad_3.$H44]; 0) &lt; 2 * [zad_3.$F44]; ROUNDDOWN([.M44]*[zad_3.$H44]; 0); [.M44])" table:style-name="ce2">
            <text:p>0</text:p>
          </table:table-cell>
          <table:table-cell office:value-type="float" office:value="0" table:formula="of:= IF( ROUNDDOWN([.N44]*[zad_3.$H44]; 0) &lt; 2 * [zad_3.$F44]; ROUNDDOWN([.N44]*[zad_3.$H44]; 0); [.N44])" table:style-name="ce2">
            <text:p>0</text:p>
          </table:table-cell>
          <table:table-cell office:value-type="float" office:value="0" table:formula="of:= IF( ROUNDDOWN([.O44]*[zad_3.$H44]; 0) &lt; 2 * [zad_3.$F44]; ROUNDDOWN([.O44]*[zad_3.$H44]; 0); [.O44])" table:style-name="ce2">
            <text:p>0</text:p>
          </table:table-cell>
          <table:table-cell office:value-type="float" office:value="0" table:formula="of:= IF( ROUNDDOWN([.P44]*[zad_3.$H44]; 0) &lt; 2 * [zad_3.$F44]; ROUNDDOWN([.P44]*[zad_3.$H44]; 0); [.P44])" table:style-name="ce2">
            <text:p>0</text:p>
          </table:table-cell>
          <table:table-cell office:value-type="float" office:value="0" table:formula="of:= IF( ROUNDDOWN([.Q44]*[zad_3.$H44]; 0) &lt; 2 * [zad_3.$F44]; ROUNDDOWN([.Q44]*[zad_3.$H44]; 0); [.Q44])" table:style-name="ce2">
            <text:p>0</text:p>
          </table:table-cell>
          <table:table-cell office:value-type="float" office:value="0" table:formula="of:= IF( ROUNDDOWN([.R44]*[zad_3.$H44]; 0) &lt; 2 * [zad_3.$F44]; ROUNDDOWN([.R44]*[zad_3.$H44]; 0); [.R44])" table:style-name="ce2">
            <text:p>0</text:p>
          </table:table-cell>
          <table:table-cell office:value-type="float" office:value="2018" table:formula="of:= IF([zad_3.$I44] =  [zad_3.$J44]; 2016; IF([zad_3.$J44] = [zad_3.$K44]; 2017; IF([zad_3.$K44] = [zad_3.$L44]; 2018; IF([zad_3.$L44] = [zad_3.$M44]; 2019; IF([zad_3.$M44] = [zad_3.$N44]; 2020; IF([zad_3.$N44] = [zad_3.$O44]; 2021; IF([zad_3.$O44] = [zad_3.$P44]; 2022; IF([zad_3.$P44]=[zad_3.$Q44]; 2023; IF([zad_3.$Q44]=[zad_3.$R44]; 2024; IF([zad_3.$R44]=[zad_3.$S44]; 2025; &quot;nie ma &quot;))))))))))" table:style-name="ce2">
            <text:p>2018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44C</text:p>
          </table:table-cell>
          <table:table-cell office:value-type="float" office:value="835495" table:style-name="ce1">
            <text:p>835495</text:p>
          </table:table-cell>
          <table:table-cell office:value-type="float" office:value="837746" table:style-name="ce1">
            <text:p>837746</text:p>
          </table:table-cell>
          <table:table-cell office:value-type="float" office:value="1106177" table:style-name="ce1">
            <text:p>1106177</text:p>
          </table:table-cell>
          <table:table-cell office:value-type="float" office:value="917781" table:style-name="ce1">
            <text:p>917781</text:p>
          </table:table-cell>
          <table:table-cell office:value-type="float" office:value="1673241" table:formula="of:=SUM([zad_3.$B45:.$C45])" table:style-name="ce1">
            <text:p>1673241</text:p>
          </table:table-cell>
          <table:table-cell office:value-type="float" office:value="2023958" table:formula="of:=[zad_3.$D45]+[zad_3.$E45]" table:style-name="ce1">
            <text:p>2023958</text:p>
          </table:table-cell>
          <table:table-cell office:value-type="float" office:value="1.2096" table:formula="of:=ROUNDDOWN( ([zad_3.$G45] / [zad_3.$F45]); 4)" table:style-name="ce1">
            <text:p>1,2096</text:p>
          </table:table-cell>
          <table:table-cell office:value-type="float" office:value="2448179" table:formula="of:= IF(ROUNDDOWN([zad_3.$G45]*[zad_3.$H45]; 0) &lt; 2 *[zad_3.$F45];ROUNDDOWN([zad_3.$G45]*[zad_3.$H45]; 0); [zad_3.$G45])" table:style-name="ce2">
            <text:p>2448179</text:p>
          </table:table-cell>
          <table:table-cell office:value-type="float" office:value="2961317" table:formula="of:= IF( ROUNDDOWN([.I45]*[zad_3.$H45]; 0) &lt; 2 * [zad_3.$F45]; ROUNDDOWN([.I45]*[zad_3.$H45]; 0); [.I45])" table:style-name="ce2">
            <text:p>2961317</text:p>
          </table:table-cell>
          <table:table-cell office:value-type="float" office:value="2961317" table:formula="of:= IF( ROUNDDOWN([.J45]*[zad_3.$H45]; 0) &lt; 2 * [zad_3.$F45]; ROUNDDOWN([.J45]*[zad_3.$H45]; 0); [.J45])" table:style-name="ce2">
            <text:p>2961317</text:p>
          </table:table-cell>
          <table:table-cell office:value-type="float" office:value="2961317" table:formula="of:= IF( ROUNDDOWN([.K45]*[zad_3.$H45]; 0) &lt; 2 * [zad_3.$F45]; ROUNDDOWN([.K45]*[zad_3.$H45]; 0); [.K45])" table:style-name="ce2">
            <text:p>2961317</text:p>
          </table:table-cell>
          <table:table-cell office:value-type="float" office:value="2961317" table:formula="of:= IF( ROUNDDOWN([.L45]*[zad_3.$H45]; 0) &lt; 2 * [zad_3.$F45]; ROUNDDOWN([.L45]*[zad_3.$H45]; 0); [.L45])" table:style-name="ce2">
            <text:p>2961317</text:p>
          </table:table-cell>
          <table:table-cell office:value-type="float" office:value="2961317" table:formula="of:= IF( ROUNDDOWN([.M45]*[zad_3.$H45]; 0) &lt; 2 * [zad_3.$F45]; ROUNDDOWN([.M45]*[zad_3.$H45]; 0); [.M45])" table:style-name="ce2">
            <text:p>2961317</text:p>
          </table:table-cell>
          <table:table-cell office:value-type="float" office:value="2961317" table:formula="of:= IF( ROUNDDOWN([.N45]*[zad_3.$H45]; 0) &lt; 2 * [zad_3.$F45]; ROUNDDOWN([.N45]*[zad_3.$H45]; 0); [.N45])" table:style-name="ce2">
            <text:p>2961317</text:p>
          </table:table-cell>
          <table:table-cell office:value-type="float" office:value="2961317" table:formula="of:= IF( ROUNDDOWN([.O45]*[zad_3.$H45]; 0) &lt; 2 * [zad_3.$F45]; ROUNDDOWN([.O45]*[zad_3.$H45]; 0); [.O45])" table:style-name="ce2">
            <text:p>2961317</text:p>
          </table:table-cell>
          <table:table-cell office:value-type="float" office:value="2961317" table:formula="of:= IF( ROUNDDOWN([.P45]*[zad_3.$H45]; 0) &lt; 2 * [zad_3.$F45]; ROUNDDOWN([.P45]*[zad_3.$H45]; 0); [.P45])" table:style-name="ce2">
            <text:p>2961317</text:p>
          </table:table-cell>
          <table:table-cell office:value-type="float" office:value="2961317" table:formula="of:= IF( ROUNDDOWN([.Q45]*[zad_3.$H45]; 0) &lt; 2 * [zad_3.$F45]; ROUNDDOWN([.Q45]*[zad_3.$H45]; 0); [.Q45])" table:style-name="ce2">
            <text:p>2961317</text:p>
          </table:table-cell>
          <table:table-cell office:value-type="float" office:value="2961317" table:formula="of:= IF( ROUNDDOWN([.R45]*[zad_3.$H45]; 0) &lt; 2 * [zad_3.$F45]; ROUNDDOWN([.R45]*[zad_3.$H45]; 0); [.R45])" table:style-name="ce2">
            <text:p>2961317</text:p>
          </table:table-cell>
          <table:table-cell office:value-type="float" office:value="2017" table:formula="of:= IF([zad_3.$I45] =  [zad_3.$J45]; 2016; IF([zad_3.$J45] = [zad_3.$K45]; 2017; IF([zad_3.$K45] = [zad_3.$L45]; 2018; IF([zad_3.$L45] = [zad_3.$M45]; 2019; IF([zad_3.$M45] = [zad_3.$N45]; 2020; IF([zad_3.$N45] = [zad_3.$O45]; 2021; IF([zad_3.$O45] = [zad_3.$P45]; 2022; IF([zad_3.$P45]=[zad_3.$Q45]; 2023; IF([zad_3.$Q45]=[zad_3.$R45]; 2024; IF([zad_3.$R45]=[zad_3.$S45]; 2025; &quot;nie ma &quot;))))))))))" table:style-name="ce2">
            <text:p>2017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45B</text:p>
          </table:table-cell>
          <table:table-cell office:value-type="float" office:value="1187448" table:style-name="ce1">
            <text:p>1187448</text:p>
          </table:table-cell>
          <table:table-cell office:value-type="float" office:value="1070426" table:style-name="ce1">
            <text:p>1070426</text:p>
          </table:table-cell>
          <table:table-cell office:value-type="float" office:value="1504608" table:style-name="ce1">
            <text:p>1504608</text:p>
          </table:table-cell>
          <table:table-cell office:value-type="float" office:value="1756990" table:style-name="ce1">
            <text:p>1756990</text:p>
          </table:table-cell>
          <table:table-cell office:value-type="float" office:value="2257874" table:formula="of:=SUM([zad_3.$B46:.$C46])" table:style-name="ce1">
            <text:p>2257874</text:p>
          </table:table-cell>
          <table:table-cell office:value-type="float" office:value="3261598" table:formula="of:=[zad_3.$D46]+[zad_3.$E46]" table:style-name="ce1">
            <text:p>3261598</text:p>
          </table:table-cell>
          <table:table-cell office:value-type="float" office:value="1.4444999999999999" table:formula="of:=ROUNDDOWN( ([zad_3.$G46] / [zad_3.$F46]); 4)" table:style-name="ce1">
            <text:p>1,4445</text:p>
          </table:table-cell>
          <table:table-cell office:value-type="float" office:value="3261598" table:formula="of:= IF(ROUNDDOWN([zad_3.$G46]*[zad_3.$H46]; 0) &lt; 2 *[zad_3.$F46];ROUNDDOWN([zad_3.$G46]*[zad_3.$H46]; 0); [zad_3.$G46])" table:style-name="ce2">
            <text:p>3261598</text:p>
          </table:table-cell>
          <table:table-cell office:value-type="float" office:value="3261598" table:formula="of:= IF( ROUNDDOWN([.I46]*[zad_3.$H46]; 0) &lt; 2 * [zad_3.$F46]; ROUNDDOWN([.I46]*[zad_3.$H46]; 0); [.I46])" table:style-name="ce2">
            <text:p>3261598</text:p>
          </table:table-cell>
          <table:table-cell office:value-type="float" office:value="3261598" table:formula="of:= IF( ROUNDDOWN([.J46]*[zad_3.$H46]; 0) &lt; 2 * [zad_3.$F46]; ROUNDDOWN([.J46]*[zad_3.$H46]; 0); [.J46])" table:style-name="ce2">
            <text:p>3261598</text:p>
          </table:table-cell>
          <table:table-cell office:value-type="float" office:value="3261598" table:formula="of:= IF( ROUNDDOWN([.K46]*[zad_3.$H46]; 0) &lt; 2 * [zad_3.$F46]; ROUNDDOWN([.K46]*[zad_3.$H46]; 0); [.K46])" table:style-name="ce2">
            <text:p>3261598</text:p>
          </table:table-cell>
          <table:table-cell office:value-type="float" office:value="3261598" table:formula="of:= IF( ROUNDDOWN([.L46]*[zad_3.$H46]; 0) &lt; 2 * [zad_3.$F46]; ROUNDDOWN([.L46]*[zad_3.$H46]; 0); [.L46])" table:style-name="ce2">
            <text:p>3261598</text:p>
          </table:table-cell>
          <table:table-cell office:value-type="float" office:value="3261598" table:formula="of:= IF( ROUNDDOWN([.M46]*[zad_3.$H46]; 0) &lt; 2 * [zad_3.$F46]; ROUNDDOWN([.M46]*[zad_3.$H46]; 0); [.M46])" table:style-name="ce2">
            <text:p>3261598</text:p>
          </table:table-cell>
          <table:table-cell office:value-type="float" office:value="3261598" table:formula="of:= IF( ROUNDDOWN([.N46]*[zad_3.$H46]; 0) &lt; 2 * [zad_3.$F46]; ROUNDDOWN([.N46]*[zad_3.$H46]; 0); [.N46])" table:style-name="ce2">
            <text:p>3261598</text:p>
          </table:table-cell>
          <table:table-cell office:value-type="float" office:value="3261598" table:formula="of:= IF( ROUNDDOWN([.O46]*[zad_3.$H46]; 0) &lt; 2 * [zad_3.$F46]; ROUNDDOWN([.O46]*[zad_3.$H46]; 0); [.O46])" table:style-name="ce2">
            <text:p>3261598</text:p>
          </table:table-cell>
          <table:table-cell office:value-type="float" office:value="3261598" table:formula="of:= IF( ROUNDDOWN([.P46]*[zad_3.$H46]; 0) &lt; 2 * [zad_3.$F46]; ROUNDDOWN([.P46]*[zad_3.$H46]; 0); [.P46])" table:style-name="ce2">
            <text:p>3261598</text:p>
          </table:table-cell>
          <table:table-cell office:value-type="float" office:value="3261598" table:formula="of:= IF( ROUNDDOWN([.Q46]*[zad_3.$H46]; 0) &lt; 2 * [zad_3.$F46]; ROUNDDOWN([.Q46]*[zad_3.$H46]; 0); [.Q46])" table:style-name="ce2">
            <text:p>3261598</text:p>
          </table:table-cell>
          <table:table-cell office:value-type="float" office:value="3261598" table:formula="of:= IF( ROUNDDOWN([.R46]*[zad_3.$H46]; 0) &lt; 2 * [zad_3.$F46]; ROUNDDOWN([.R46]*[zad_3.$H46]; 0); [.R46])" table:style-name="ce2">
            <text:p>3261598</text:p>
          </table:table-cell>
          <table:table-cell office:value-type="float" office:value="2016" table:formula="of:= IF([zad_3.$I46] =  [zad_3.$J46]; 2016; IF([zad_3.$J46] = [zad_3.$K46]; 2017; IF([zad_3.$K46] = [zad_3.$L46]; 2018; IF([zad_3.$L46] = [zad_3.$M46]; 2019; IF([zad_3.$M46] = [zad_3.$N46]; 2020; IF([zad_3.$N46] = [zad_3.$O46]; 2021; IF([zad_3.$O46] = [zad_3.$P46]; 2022; IF([zad_3.$P46]=[zad_3.$Q46]; 2023; IF([zad_3.$Q46]=[zad_3.$R46]; 2024; IF([zad_3.$R46]=[zad_3.$S46]; 2025; &quot;nie ma &quot;))))))))))" table:style-name="ce2">
            <text:p>2016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46C</text:p>
          </table:table-cell>
          <table:table-cell office:value-type="float" office:value="140026" table:style-name="ce1">
            <text:p>140026</text:p>
          </table:table-cell>
          <table:table-cell office:value-type="float" office:value="146354" table:style-name="ce1">
            <text:p>146354</text:p>
          </table:table-cell>
          <table:table-cell office:value-type="float" office:value="2759991" table:style-name="ce1">
            <text:p>2759991</text:p>
          </table:table-cell>
          <table:table-cell office:value-type="float" office:value="2742120" table:style-name="ce1">
            <text:p>2742120</text:p>
          </table:table-cell>
          <table:table-cell office:value-type="float" office:value="286380" table:formula="of:=SUM([zad_3.$B47:.$C47])" table:style-name="ce1">
            <text:p>286380</text:p>
          </table:table-cell>
          <table:table-cell office:value-type="float" office:value="5502111" table:formula="of:=[zad_3.$D47]+[zad_3.$E47]" table:style-name="ce1">
            <text:p>5502111</text:p>
          </table:table-cell>
          <table:table-cell office:value-type="float" office:value="19.212599999999998" table:formula="of:=ROUNDDOWN( ([zad_3.$G47] / [zad_3.$F47]); 4)" table:style-name="ce1">
            <text:p>19,2126</text:p>
          </table:table-cell>
          <table:table-cell office:value-type="float" office:value="5502111" table:formula="of:= IF(ROUNDDOWN([zad_3.$G47]*[zad_3.$H47]; 0) &lt; 2 *[zad_3.$F47];ROUNDDOWN([zad_3.$G47]*[zad_3.$H47]; 0); [zad_3.$G47])" table:style-name="ce2">
            <text:p>5502111</text:p>
          </table:table-cell>
          <table:table-cell office:value-type="float" office:value="5502111" table:formula="of:= IF( ROUNDDOWN([.I47]*[zad_3.$H47]; 0) &lt; 2 * [zad_3.$F47]; ROUNDDOWN([.I47]*[zad_3.$H47]; 0); [.I47])" table:style-name="ce2">
            <text:p>5502111</text:p>
          </table:table-cell>
          <table:table-cell office:value-type="float" office:value="5502111" table:formula="of:= IF( ROUNDDOWN([.J47]*[zad_3.$H47]; 0) &lt; 2 * [zad_3.$F47]; ROUNDDOWN([.J47]*[zad_3.$H47]; 0); [.J47])" table:style-name="ce2">
            <text:p>5502111</text:p>
          </table:table-cell>
          <table:table-cell office:value-type="float" office:value="5502111" table:formula="of:= IF( ROUNDDOWN([.K47]*[zad_3.$H47]; 0) &lt; 2 * [zad_3.$F47]; ROUNDDOWN([.K47]*[zad_3.$H47]; 0); [.K47])" table:style-name="ce2">
            <text:p>5502111</text:p>
          </table:table-cell>
          <table:table-cell office:value-type="float" office:value="5502111" table:formula="of:= IF( ROUNDDOWN([.L47]*[zad_3.$H47]; 0) &lt; 2 * [zad_3.$F47]; ROUNDDOWN([.L47]*[zad_3.$H47]; 0); [.L47])" table:style-name="ce2">
            <text:p>5502111</text:p>
          </table:table-cell>
          <table:table-cell office:value-type="float" office:value="5502111" table:formula="of:= IF( ROUNDDOWN([.M47]*[zad_3.$H47]; 0) &lt; 2 * [zad_3.$F47]; ROUNDDOWN([.M47]*[zad_3.$H47]; 0); [.M47])" table:style-name="ce2">
            <text:p>5502111</text:p>
          </table:table-cell>
          <table:table-cell office:value-type="float" office:value="5502111" table:formula="of:= IF( ROUNDDOWN([.N47]*[zad_3.$H47]; 0) &lt; 2 * [zad_3.$F47]; ROUNDDOWN([.N47]*[zad_3.$H47]; 0); [.N47])" table:style-name="ce2">
            <text:p>5502111</text:p>
          </table:table-cell>
          <table:table-cell office:value-type="float" office:value="5502111" table:formula="of:= IF( ROUNDDOWN([.O47]*[zad_3.$H47]; 0) &lt; 2 * [zad_3.$F47]; ROUNDDOWN([.O47]*[zad_3.$H47]; 0); [.O47])" table:style-name="ce2">
            <text:p>5502111</text:p>
          </table:table-cell>
          <table:table-cell office:value-type="float" office:value="5502111" table:formula="of:= IF( ROUNDDOWN([.P47]*[zad_3.$H47]; 0) &lt; 2 * [zad_3.$F47]; ROUNDDOWN([.P47]*[zad_3.$H47]; 0); [.P47])" table:style-name="ce2">
            <text:p>5502111</text:p>
          </table:table-cell>
          <table:table-cell office:value-type="float" office:value="5502111" table:formula="of:= IF( ROUNDDOWN([.Q47]*[zad_3.$H47]; 0) &lt; 2 * [zad_3.$F47]; ROUNDDOWN([.Q47]*[zad_3.$H47]; 0); [.Q47])" table:style-name="ce2">
            <text:p>5502111</text:p>
          </table:table-cell>
          <table:table-cell office:value-type="float" office:value="5502111" table:formula="of:= IF( ROUNDDOWN([.R47]*[zad_3.$H47]; 0) &lt; 2 * [zad_3.$F47]; ROUNDDOWN([.R47]*[zad_3.$H47]; 0); [.R47])" table:style-name="ce2">
            <text:p>5502111</text:p>
          </table:table-cell>
          <table:table-cell office:value-type="float" office:value="2016" table:formula="of:= IF([zad_3.$I47] =  [zad_3.$J47]; 2016; IF([zad_3.$J47] = [zad_3.$K47]; 2017; IF([zad_3.$K47] = [zad_3.$L47]; 2018; IF([zad_3.$L47] = [zad_3.$M47]; 2019; IF([zad_3.$M47] = [zad_3.$N47]; 2020; IF([zad_3.$N47] = [zad_3.$O47]; 2021; IF([zad_3.$O47] = [zad_3.$P47]; 2022; IF([zad_3.$P47]=[zad_3.$Q47]; 2023; IF([zad_3.$Q47]=[zad_3.$R47]; 2024; IF([zad_3.$R47]=[zad_3.$S47]; 2025; &quot;nie ma &quot;))))))))))" table:style-name="ce2">
            <text:p>2016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47B</text:p>
          </table:table-cell>
          <table:table-cell office:value-type="float" office:value="1198765" table:style-name="ce1">
            <text:p>1198765</text:p>
          </table:table-cell>
          <table:table-cell office:value-type="float" office:value="1304945" table:style-name="ce1">
            <text:p>1304945</text:p>
          </table:table-cell>
          <table:table-cell office:value-type="float" office:value="2786493" table:style-name="ce1">
            <text:p>2786493</text:p>
          </table:table-cell>
          <table:table-cell office:value-type="float" office:value="2602643" table:style-name="ce1">
            <text:p>2602643</text:p>
          </table:table-cell>
          <table:table-cell office:value-type="float" office:value="2503710" table:formula="of:=SUM([zad_3.$B48:.$C48])" table:style-name="ce1">
            <text:p>2503710</text:p>
          </table:table-cell>
          <table:table-cell office:value-type="float" office:value="5389136" table:formula="of:=[zad_3.$D48]+[zad_3.$E48]" table:style-name="ce1">
            <text:p>5389136</text:p>
          </table:table-cell>
          <table:table-cell office:value-type="float" office:value="2.1524000000000001" table:formula="of:=ROUNDDOWN( ([zad_3.$G48] / [zad_3.$F48]); 4)" table:style-name="ce1">
            <text:p>2,1524</text:p>
          </table:table-cell>
          <table:table-cell office:value-type="float" office:value="5389136" table:formula="of:= IF(ROUNDDOWN([zad_3.$G48]*[zad_3.$H48]; 0) &lt; 2 *[zad_3.$F48];ROUNDDOWN([zad_3.$G48]*[zad_3.$H48]; 0); [zad_3.$G48])" table:style-name="ce2">
            <text:p>5389136</text:p>
          </table:table-cell>
          <table:table-cell office:value-type="float" office:value="5389136" table:formula="of:= IF( ROUNDDOWN([.I48]*[zad_3.$H48]; 0) &lt; 2 * [zad_3.$F48]; ROUNDDOWN([.I48]*[zad_3.$H48]; 0); [.I48])" table:style-name="ce2">
            <text:p>5389136</text:p>
          </table:table-cell>
          <table:table-cell office:value-type="float" office:value="5389136" table:formula="of:= IF( ROUNDDOWN([.J48]*[zad_3.$H48]; 0) &lt; 2 * [zad_3.$F48]; ROUNDDOWN([.J48]*[zad_3.$H48]; 0); [.J48])" table:style-name="ce2">
            <text:p>5389136</text:p>
          </table:table-cell>
          <table:table-cell office:value-type="float" office:value="5389136" table:formula="of:= IF( ROUNDDOWN([.K48]*[zad_3.$H48]; 0) &lt; 2 * [zad_3.$F48]; ROUNDDOWN([.K48]*[zad_3.$H48]; 0); [.K48])" table:style-name="ce2">
            <text:p>5389136</text:p>
          </table:table-cell>
          <table:table-cell office:value-type="float" office:value="5389136" table:formula="of:= IF( ROUNDDOWN([.L48]*[zad_3.$H48]; 0) &lt; 2 * [zad_3.$F48]; ROUNDDOWN([.L48]*[zad_3.$H48]; 0); [.L48])" table:style-name="ce2">
            <text:p>5389136</text:p>
          </table:table-cell>
          <table:table-cell office:value-type="float" office:value="5389136" table:formula="of:= IF( ROUNDDOWN([.M48]*[zad_3.$H48]; 0) &lt; 2 * [zad_3.$F48]; ROUNDDOWN([.M48]*[zad_3.$H48]; 0); [.M48])" table:style-name="ce2">
            <text:p>5389136</text:p>
          </table:table-cell>
          <table:table-cell office:value-type="float" office:value="5389136" table:formula="of:= IF( ROUNDDOWN([.N48]*[zad_3.$H48]; 0) &lt; 2 * [zad_3.$F48]; ROUNDDOWN([.N48]*[zad_3.$H48]; 0); [.N48])" table:style-name="ce2">
            <text:p>5389136</text:p>
          </table:table-cell>
          <table:table-cell office:value-type="float" office:value="5389136" table:formula="of:= IF( ROUNDDOWN([.O48]*[zad_3.$H48]; 0) &lt; 2 * [zad_3.$F48]; ROUNDDOWN([.O48]*[zad_3.$H48]; 0); [.O48])" table:style-name="ce2">
            <text:p>5389136</text:p>
          </table:table-cell>
          <table:table-cell office:value-type="float" office:value="5389136" table:formula="of:= IF( ROUNDDOWN([.P48]*[zad_3.$H48]; 0) &lt; 2 * [zad_3.$F48]; ROUNDDOWN([.P48]*[zad_3.$H48]; 0); [.P48])" table:style-name="ce2">
            <text:p>5389136</text:p>
          </table:table-cell>
          <table:table-cell office:value-type="float" office:value="5389136" table:formula="of:= IF( ROUNDDOWN([.Q48]*[zad_3.$H48]; 0) &lt; 2 * [zad_3.$F48]; ROUNDDOWN([.Q48]*[zad_3.$H48]; 0); [.Q48])" table:style-name="ce2">
            <text:p>5389136</text:p>
          </table:table-cell>
          <table:table-cell office:value-type="float" office:value="5389136" table:formula="of:= IF( ROUNDDOWN([.R48]*[zad_3.$H48]; 0) &lt; 2 * [zad_3.$F48]; ROUNDDOWN([.R48]*[zad_3.$H48]; 0); [.R48])" table:style-name="ce2">
            <text:p>5389136</text:p>
          </table:table-cell>
          <table:table-cell office:value-type="float" office:value="2016" table:formula="of:= IF([zad_3.$I48] =  [zad_3.$J48]; 2016; IF([zad_3.$J48] = [zad_3.$K48]; 2017; IF([zad_3.$K48] = [zad_3.$L48]; 2018; IF([zad_3.$L48] = [zad_3.$M48]; 2019; IF([zad_3.$M48] = [zad_3.$N48]; 2020; IF([zad_3.$N48] = [zad_3.$O48]; 2021; IF([zad_3.$O48] = [zad_3.$P48]; 2022; IF([zad_3.$P48]=[zad_3.$Q48]; 2023; IF([zad_3.$Q48]=[zad_3.$R48]; 2024; IF([zad_3.$R48]=[zad_3.$S48]; 2025; &quot;nie ma &quot;))))))))))" table:style-name="ce2">
            <text:p>2016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48C</text:p>
          </table:table-cell>
          <table:table-cell office:value-type="float" office:value="2619776" table:style-name="ce1">
            <text:p>2619776</text:p>
          </table:table-cell>
          <table:table-cell office:value-type="float" office:value="2749623" table:style-name="ce1">
            <text:p>2749623</text:p>
          </table:table-cell>
          <table:table-cell office:value-type="float" office:value="2888215" table:style-name="ce1">
            <text:p>2888215</text:p>
          </table:table-cell>
          <table:table-cell office:value-type="float" office:value="2800174" table:style-name="ce1">
            <text:p>2800174</text:p>
          </table:table-cell>
          <table:table-cell office:value-type="float" office:value="5369399" table:formula="of:=SUM([zad_3.$B49:.$C49])" table:style-name="ce1">
            <text:p>5369399</text:p>
          </table:table-cell>
          <table:table-cell office:value-type="float" office:value="5688389" table:formula="of:=[zad_3.$D49]+[zad_3.$E49]" table:style-name="ce1">
            <text:p>5688389</text:p>
          </table:table-cell>
          <table:table-cell office:value-type="float" office:value="1.0593999999999999" table:formula="of:=ROUNDDOWN( ([zad_3.$G49] / [zad_3.$F49]); 4)" table:style-name="ce1">
            <text:p>1,0594</text:p>
          </table:table-cell>
          <table:table-cell office:value-type="float" office:value="6026279" table:formula="of:= IF(ROUNDDOWN([zad_3.$G49]*[zad_3.$H49]; 0) &lt; 2 *[zad_3.$F49];ROUNDDOWN([zad_3.$G49]*[zad_3.$H49]; 0); [zad_3.$G49])" table:style-name="ce2">
            <text:p>6026279</text:p>
          </table:table-cell>
          <table:table-cell office:value-type="float" office:value="6384239" table:formula="of:= IF( ROUNDDOWN([.I49]*[zad_3.$H49]; 0) &lt; 2 * [zad_3.$F49]; ROUNDDOWN([.I49]*[zad_3.$H49]; 0); [.I49])" table:style-name="ce2">
            <text:p>6384239</text:p>
          </table:table-cell>
          <table:table-cell office:value-type="float" office:value="6763462" table:formula="of:= IF( ROUNDDOWN([.J49]*[zad_3.$H49]; 0) &lt; 2 * [zad_3.$F49]; ROUNDDOWN([.J49]*[zad_3.$H49]; 0); [.J49])" table:style-name="ce2">
            <text:p>6763462</text:p>
          </table:table-cell>
          <table:table-cell office:value-type="float" office:value="7165211" table:formula="of:= IF( ROUNDDOWN([.K49]*[zad_3.$H49]; 0) &lt; 2 * [zad_3.$F49]; ROUNDDOWN([.K49]*[zad_3.$H49]; 0); [.K49])" table:style-name="ce2">
            <text:p>7165211</text:p>
          </table:table-cell>
          <table:table-cell office:value-type="float" office:value="7590824" table:formula="of:= IF( ROUNDDOWN([.L49]*[zad_3.$H49]; 0) &lt; 2 * [zad_3.$F49]; ROUNDDOWN([.L49]*[zad_3.$H49]; 0); [.L49])" table:style-name="ce2">
            <text:p>7590824</text:p>
          </table:table-cell>
          <table:table-cell office:value-type="float" office:value="8041718" table:formula="of:= IF( ROUNDDOWN([.M49]*[zad_3.$H49]; 0) &lt; 2 * [zad_3.$F49]; ROUNDDOWN([.M49]*[zad_3.$H49]; 0); [.M49])" table:style-name="ce2">
            <text:p>8041718</text:p>
          </table:table-cell>
          <table:table-cell office:value-type="float" office:value="8519396" table:formula="of:= IF( ROUNDDOWN([.N49]*[zad_3.$H49]; 0) &lt; 2 * [zad_3.$F49]; ROUNDDOWN([.N49]*[zad_3.$H49]; 0); [.N49])" table:style-name="ce2">
            <text:p>8519396</text:p>
          </table:table-cell>
          <table:table-cell office:value-type="float" office:value="9025448" table:formula="of:= IF( ROUNDDOWN([.O49]*[zad_3.$H49]; 0) &lt; 2 * [zad_3.$F49]; ROUNDDOWN([.O49]*[zad_3.$H49]; 0); [.O49])" table:style-name="ce2">
            <text:p>9025448</text:p>
          </table:table-cell>
          <table:table-cell office:value-type="float" office:value="9561559" table:formula="of:= IF( ROUNDDOWN([.P49]*[zad_3.$H49]; 0) &lt; 2 * [zad_3.$F49]; ROUNDDOWN([.P49]*[zad_3.$H49]; 0); [.P49])" table:style-name="ce2">
            <text:p>9561559</text:p>
          </table:table-cell>
          <table:table-cell office:value-type="float" office:value="10129515" table:formula="of:= IF( ROUNDDOWN([.Q49]*[zad_3.$H49]; 0) &lt; 2 * [zad_3.$F49]; ROUNDDOWN([.Q49]*[zad_3.$H49]; 0); [.Q49])" table:style-name="ce2">
            <text:p>10129515</text:p>
          </table:table-cell>
          <table:table-cell office:value-type="float" office:value="10731208" table:formula="of:= IF( ROUNDDOWN([.R49]*[zad_3.$H49]; 0) &lt; 2 * [zad_3.$F49]; ROUNDDOWN([.R49]*[zad_3.$H49]; 0); [.R49])" table:style-name="ce2">
            <text:p>10731208</text:p>
          </table:table-cell>
          <table:table-cell office:value-type="string" office:string-value="nie ma " table:formula="of:= IF([zad_3.$I49] =  [zad_3.$J49]; 2016; IF([zad_3.$J49] = [zad_3.$K49]; 2017; IF([zad_3.$K49] = [zad_3.$L49]; 2018; IF([zad_3.$L49] = [zad_3.$M49]; 2019; IF([zad_3.$M49] = [zad_3.$N49]; 2020; IF([zad_3.$N49] = [zad_3.$O49]; 2021; IF([zad_3.$O49] = [zad_3.$P49]; 2022; IF([zad_3.$P49]=[zad_3.$Q49]; 2023; IF([zad_3.$Q49]=[zad_3.$R49]; 2024; IF([zad_3.$R49]=[zad_3.$S49]; 2025; &quot;nie ma &quot;))))))))))" table:style-name="ce2">
            <text:p>nie ma<text:s/>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49C</text:p>
          </table:table-cell>
          <table:table-cell office:value-type="float" office:value="248398" table:style-name="ce1">
            <text:p>248398</text:p>
          </table:table-cell>
          <table:table-cell office:value-type="float" office:value="268511" table:style-name="ce1">
            <text:p>268511</text:p>
          </table:table-cell>
          <table:table-cell office:value-type="float" office:value="3110853" table:style-name="ce1">
            <text:p>3110853</text:p>
          </table:table-cell>
          <table:table-cell office:value-type="float" office:value="2986411" table:style-name="ce1">
            <text:p>2986411</text:p>
          </table:table-cell>
          <table:table-cell office:value-type="float" office:value="516909" table:formula="of:=SUM([zad_3.$B50:.$C50])" table:style-name="ce1">
            <text:p>516909</text:p>
          </table:table-cell>
          <table:table-cell office:value-type="float" office:value="6097264" table:formula="of:=[zad_3.$D50]+[zad_3.$E50]" table:style-name="ce1">
            <text:p>6097264</text:p>
          </table:table-cell>
          <table:table-cell office:value-type="float" office:value="11.7956" table:formula="of:=ROUNDDOWN( ([zad_3.$G50] / [zad_3.$F50]); 4)" table:style-name="ce1">
            <text:p>11,7956</text:p>
          </table:table-cell>
          <table:table-cell office:value-type="float" office:value="6097264" table:formula="of:= IF(ROUNDDOWN([zad_3.$G50]*[zad_3.$H50]; 0) &lt; 2 *[zad_3.$F50];ROUNDDOWN([zad_3.$G50]*[zad_3.$H50]; 0); [zad_3.$G50])" table:style-name="ce2">
            <text:p>6097264</text:p>
          </table:table-cell>
          <table:table-cell office:value-type="float" office:value="6097264" table:formula="of:= IF( ROUNDDOWN([.I50]*[zad_3.$H50]; 0) &lt; 2 * [zad_3.$F50]; ROUNDDOWN([.I50]*[zad_3.$H50]; 0); [.I50])" table:style-name="ce2">
            <text:p>6097264</text:p>
          </table:table-cell>
          <table:table-cell office:value-type="float" office:value="6097264" table:formula="of:= IF( ROUNDDOWN([.J50]*[zad_3.$H50]; 0) &lt; 2 * [zad_3.$F50]; ROUNDDOWN([.J50]*[zad_3.$H50]; 0); [.J50])" table:style-name="ce2">
            <text:p>6097264</text:p>
          </table:table-cell>
          <table:table-cell office:value-type="float" office:value="6097264" table:formula="of:= IF( ROUNDDOWN([.K50]*[zad_3.$H50]; 0) &lt; 2 * [zad_3.$F50]; ROUNDDOWN([.K50]*[zad_3.$H50]; 0); [.K50])" table:style-name="ce2">
            <text:p>6097264</text:p>
          </table:table-cell>
          <table:table-cell office:value-type="float" office:value="6097264" table:formula="of:= IF( ROUNDDOWN([.L50]*[zad_3.$H50]; 0) &lt; 2 * [zad_3.$F50]; ROUNDDOWN([.L50]*[zad_3.$H50]; 0); [.L50])" table:style-name="ce2">
            <text:p>6097264</text:p>
          </table:table-cell>
          <table:table-cell office:value-type="float" office:value="6097264" table:formula="of:= IF( ROUNDDOWN([.M50]*[zad_3.$H50]; 0) &lt; 2 * [zad_3.$F50]; ROUNDDOWN([.M50]*[zad_3.$H50]; 0); [.M50])" table:style-name="ce2">
            <text:p>6097264</text:p>
          </table:table-cell>
          <table:table-cell office:value-type="float" office:value="6097264" table:formula="of:= IF( ROUNDDOWN([.N50]*[zad_3.$H50]; 0) &lt; 2 * [zad_3.$F50]; ROUNDDOWN([.N50]*[zad_3.$H50]; 0); [.N50])" table:style-name="ce2">
            <text:p>6097264</text:p>
          </table:table-cell>
          <table:table-cell office:value-type="float" office:value="6097264" table:formula="of:= IF( ROUNDDOWN([.O50]*[zad_3.$H50]; 0) &lt; 2 * [zad_3.$F50]; ROUNDDOWN([.O50]*[zad_3.$H50]; 0); [.O50])" table:style-name="ce2">
            <text:p>6097264</text:p>
          </table:table-cell>
          <table:table-cell office:value-type="float" office:value="6097264" table:formula="of:= IF( ROUNDDOWN([.P50]*[zad_3.$H50]; 0) &lt; 2 * [zad_3.$F50]; ROUNDDOWN([.P50]*[zad_3.$H50]; 0); [.P50])" table:style-name="ce2">
            <text:p>6097264</text:p>
          </table:table-cell>
          <table:table-cell office:value-type="float" office:value="6097264" table:formula="of:= IF( ROUNDDOWN([.Q50]*[zad_3.$H50]; 0) &lt; 2 * [zad_3.$F50]; ROUNDDOWN([.Q50]*[zad_3.$H50]; 0); [.Q50])" table:style-name="ce2">
            <text:p>6097264</text:p>
          </table:table-cell>
          <table:table-cell office:value-type="float" office:value="6097264" table:formula="of:= IF( ROUNDDOWN([.R50]*[zad_3.$H50]; 0) &lt; 2 * [zad_3.$F50]; ROUNDDOWN([.R50]*[zad_3.$H50]; 0); [.R50])" table:style-name="ce2">
            <text:p>6097264</text:p>
          </table:table-cell>
          <table:table-cell office:value-type="float" office:value="2016" table:formula="of:= IF([zad_3.$I50] =  [zad_3.$J50]; 2016; IF([zad_3.$J50] = [zad_3.$K50]; 2017; IF([zad_3.$K50] = [zad_3.$L50]; 2018; IF([zad_3.$L50] = [zad_3.$M50]; 2019; IF([zad_3.$M50] = [zad_3.$N50]; 2020; IF([zad_3.$N50] = [zad_3.$O50]; 2021; IF([zad_3.$O50] = [zad_3.$P50]; 2022; IF([zad_3.$P50]=[zad_3.$Q50]; 2023; IF([zad_3.$Q50]=[zad_3.$R50]; 2024; IF([zad_3.$R50]=[zad_3.$S50]; 2025; &quot;nie ma &quot;))))))))))" table:style-name="ce2">
            <text:p>2016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w50B</text:p>
          </table:table-cell>
          <table:table-cell office:value-type="float" office:value="2494207" table:style-name="ce1">
            <text:p>2494207</text:p>
          </table:table-cell>
          <table:table-cell office:value-type="float" office:value="2625207" table:style-name="ce1">
            <text:p>2625207</text:p>
          </table:table-cell>
          <table:table-cell office:value-type="float" office:value="1796293" table:style-name="ce1">
            <text:p>1796293</text:p>
          </table:table-cell>
          <table:table-cell office:value-type="float" office:value="1853602" table:style-name="ce1">
            <text:p>1853602</text:p>
          </table:table-cell>
          <table:table-cell office:value-type="float" office:value="5119414" table:formula="of:=SUM([zad_3.$B51:.$C51])" table:style-name="ce1">
            <text:p>5119414</text:p>
          </table:table-cell>
          <table:table-cell office:value-type="float" office:value="3649895" table:formula="of:=[zad_3.$D51]+[zad_3.$E51]" table:style-name="ce1">
            <text:p>3649895</text:p>
          </table:table-cell>
          <table:table-cell office:value-type="float" office:value="0.71289999999999998" table:formula="of:=ROUNDDOWN( ([zad_3.$G51] / [zad_3.$F51]); 4)" table:style-name="ce1">
            <text:p>0,7129</text:p>
          </table:table-cell>
          <table:table-cell office:value-type="float" office:value="2602010" table:formula="of:= IF(ROUNDDOWN([zad_3.$G51]*[zad_3.$H51]; 0) &lt; 2 *[zad_3.$F51];ROUNDDOWN([zad_3.$G51]*[zad_3.$H51]; 0); [zad_3.$G51])" table:style-name="ce2">
            <text:p>2602010</text:p>
          </table:table-cell>
          <table:table-cell office:value-type="float" office:value="1854972" table:formula="of:= IF( ROUNDDOWN([.I51]*[zad_3.$H51]; 0) &lt; 2 * [zad_3.$F51]; ROUNDDOWN([.I51]*[zad_3.$H51]; 0); [.I51])" table:style-name="ce2">
            <text:p>1854972</text:p>
          </table:table-cell>
          <table:table-cell office:value-type="float" office:value="1322409" table:formula="of:= IF( ROUNDDOWN([.J51]*[zad_3.$H51]; 0) &lt; 2 * [zad_3.$F51]; ROUNDDOWN([.J51]*[zad_3.$H51]; 0); [.J51])" table:style-name="ce2">
            <text:p>1322409</text:p>
          </table:table-cell>
          <table:table-cell office:value-type="float" office:value="942745" table:formula="of:= IF( ROUNDDOWN([.K51]*[zad_3.$H51]; 0) &lt; 2 * [zad_3.$F51]; ROUNDDOWN([.K51]*[zad_3.$H51]; 0); [.K51])" table:style-name="ce2">
            <text:p>942745</text:p>
          </table:table-cell>
          <table:table-cell office:value-type="float" office:value="672082" table:formula="of:= IF( ROUNDDOWN([.L51]*[zad_3.$H51]; 0) &lt; 2 * [zad_3.$F51]; ROUNDDOWN([.L51]*[zad_3.$H51]; 0); [.L51])" table:style-name="ce2">
            <text:p>672082</text:p>
          </table:table-cell>
          <table:table-cell office:value-type="float" office:value="479127" table:formula="of:= IF( ROUNDDOWN([.M51]*[zad_3.$H51]; 0) &lt; 2 * [zad_3.$F51]; ROUNDDOWN([.M51]*[zad_3.$H51]; 0); [.M51])" table:style-name="ce2">
            <text:p>479127</text:p>
          </table:table-cell>
          <table:table-cell office:value-type="float" office:value="341569" table:formula="of:= IF( ROUNDDOWN([.N51]*[zad_3.$H51]; 0) &lt; 2 * [zad_3.$F51]; ROUNDDOWN([.N51]*[zad_3.$H51]; 0); [.N51])" table:style-name="ce2">
            <text:p>341569</text:p>
          </table:table-cell>
          <table:table-cell office:value-type="float" office:value="243504" table:formula="of:= IF( ROUNDDOWN([.O51]*[zad_3.$H51]; 0) &lt; 2 * [zad_3.$F51]; ROUNDDOWN([.O51]*[zad_3.$H51]; 0); [.O51])" table:style-name="ce2">
            <text:p>243504</text:p>
          </table:table-cell>
          <table:table-cell office:value-type="float" office:value="173594" table:formula="of:= IF( ROUNDDOWN([.P51]*[zad_3.$H51]; 0) &lt; 2 * [zad_3.$F51]; ROUNDDOWN([.P51]*[zad_3.$H51]; 0); [.P51])" table:style-name="ce2">
            <text:p>173594</text:p>
          </table:table-cell>
          <table:table-cell office:value-type="float" office:value="123755" table:formula="of:= IF( ROUNDDOWN([.Q51]*[zad_3.$H51]; 0) &lt; 2 * [zad_3.$F51]; ROUNDDOWN([.Q51]*[zad_3.$H51]; 0); [.Q51])" table:style-name="ce2">
            <text:p>123755</text:p>
          </table:table-cell>
          <table:table-cell office:value-type="float" office:value="88224" table:formula="of:= IF( ROUNDDOWN([.R51]*[zad_3.$H51]; 0) &lt; 2 * [zad_3.$F51]; ROUNDDOWN([.R51]*[zad_3.$H51]; 0); [.R51])" table:style-name="ce2">
            <text:p>88224</text:p>
          </table:table-cell>
          <table:table-cell office:value-type="string" office:string-value="nie ma " table:formula="of:= IF([zad_3.$I51] =  [zad_3.$J51]; 2016; IF([zad_3.$J51] = [zad_3.$K51]; 2017; IF([zad_3.$K51] = [zad_3.$L51]; 2018; IF([zad_3.$L51] = [zad_3.$M51]; 2019; IF([zad_3.$M51] = [zad_3.$N51]; 2020; IF([zad_3.$N51] = [zad_3.$O51]; 2021; IF([zad_3.$O51] = [zad_3.$P51]; 2022; IF([zad_3.$P51]=[zad_3.$Q51]; 2023; IF([zad_3.$Q51]=[zad_3.$R51]; 2024; IF([zad_3.$R51]=[zad_3.$S51]; 2025; &quot;nie ma &quot;))))))))))" table:style-name="ce2">
            <text:p>nie ma<text:s/></text:p>
          </table:table-cell>
          <table:table-cell table:number-columns-repeated="16364"/>
        </table:table-row>
        <table:table-row table:number-rows-repeated="1048525" table:style-name="ro1">
          <table:table-cell table:number-columns-repeated="16384"/>
        </table:table-row>
      </table:table>
      <table:table table:name="zad_3_-_1" table:style-name="ta1">
        <table:table-column table:style-name="co9" table:default-cell-style-name="ce1"/>
        <table:table-column table:style-name="co32" table:default-cell-style-name="ce1"/>
        <table:table-column table:style-name="co8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Etykiety wierszy</text:p>
          </table:table-cell>
          <table:table-cell office:value-type="string" table:style-name="ce5">
            <text:p>Suma z 202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w01D</text:p>
          </table:table-cell>
          <table:table-cell office:value-type="float" office:value="5321949" table:style-name="ce7">
            <text:p>532194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02D</text:p>
          </table:table-cell>
          <table:table-cell office:value-type="float" office:value="1528022" table:style-name="ce9">
            <text:p>152802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03C</text:p>
          </table:table-cell>
          <table:table-cell office:value-type="float" office:value="3081288" table:style-name="ce9">
            <text:p>308128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04D</text:p>
          </table:table-cell>
          <table:table-cell office:value-type="float" office:value="34964" table:style-name="ce9">
            <text:p>3496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05A</text:p>
          </table:table-cell>
          <table:table-cell office:value-type="float" office:value="388418" table:style-name="ce9">
            <text:p>38841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06D</text:p>
          </table:table-cell>
          <table:table-cell office:value-type="float" office:value="6608665" table:style-name="ce9">
            <text:p>660866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07B</text:p>
          </table:table-cell>
          <table:table-cell office:value-type="float" office:value="1521565" table:style-name="ce9">
            <text:p>152156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08A</text:p>
          </table:table-cell>
          <table:table-cell office:value-type="float" office:value="2079034" table:style-name="ce9">
            <text:p>207903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09C</text:p>
          </table:table-cell>
          <table:table-cell office:value-type="float" office:value="27666" table:style-name="ce9">
            <text:p>2766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10C</text:p>
          </table:table-cell>
          <table:table-cell office:value-type="float" office:value="39252" table:style-name="ce9">
            <text:p>39252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11D</text:p>
          </table:table-cell>
          <table:table-cell office:value-type="float" office:value="1937317" table:style-name="ce9">
            <text:p>193731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12C</text:p>
          </table:table-cell>
          <table:table-cell office:value-type="float" office:value="14299969" table:style-name="ce9">
            <text:p>1429996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13A</text:p>
          </table:table-cell>
          <table:table-cell office:value-type="float" office:value="3637093" table:style-name="ce9">
            <text:p>363709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14A</text:p>
          </table:table-cell>
          <table:table-cell office:value-type="float" office:value="176035" table:style-name="ce9">
            <text:p>17603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15A</text:p>
          </table:table-cell>
          <table:table-cell office:value-type="float" office:value="344988" table:style-name="ce9">
            <text:p>34498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16C</text:p>
          </table:table-cell>
          <table:table-cell office:value-type="float" office:value="5319087" table:style-name="ce9">
            <text:p>531908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17A</text:p>
          </table:table-cell>
          <table:table-cell office:value-type="float" office:value="11576" table:style-name="ce9">
            <text:p>1157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18D</text:p>
          </table:table-cell>
          <table:table-cell office:value-type="float" office:value="246" table:style-name="ce9">
            <text:p>24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19C</text:p>
          </table:table-cell>
          <table:table-cell office:value-type="float" office:value="5229" table:style-name="ce9">
            <text:p>522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20C</text:p>
          </table:table-cell>
          <table:table-cell office:value-type="float" office:value="1156451" table:style-name="ce9">
            <text:p>115645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21A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22B</text:p>
          </table:table-cell>
          <table:table-cell office:value-type="float" office:value="5519227" table:style-name="ce9">
            <text:p>551922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23B</text:p>
          </table:table-cell>
          <table:table-cell office:value-type="float" office:value="97567" table:style-name="ce9">
            <text:p>9756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24C</text:p>
          </table:table-cell>
          <table:table-cell office:value-type="float" office:value="2615598" table:style-name="ce9">
            <text:p>261559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25B</text:p>
          </table:table-cell>
          <table:table-cell office:value-type="float" office:value="3347446" table:style-name="ce9">
            <text:p>334744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26C</text:p>
          </table:table-cell>
          <table:table-cell office:value-type="float" office:value="395195" table:style-name="ce9">
            <text:p>39519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27C</text:p>
          </table:table-cell>
          <table:table-cell office:value-type="float" office:value="565" table:style-name="ce9">
            <text:p>56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28D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29A</text:p>
          </table:table-cell>
          <table:table-cell office:value-type="float" office:value="353503" table:style-name="ce9">
            <text:p>353503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30C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31C</text:p>
          </table:table-cell>
          <table:table-cell office:value-type="float" office:value="1494556" table:style-name="ce9">
            <text:p>149455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32D</text:p>
          </table:table-cell>
          <table:table-cell office:value-type="float" office:value="3855970" table:style-name="ce9">
            <text:p>385597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33B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34C</text:p>
          </table:table-cell>
          <table:table-cell office:value-type="float" office:value="2754275" table:style-name="ce9">
            <text:p>2754275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35C</text:p>
          </table:table-cell>
          <table:table-cell office:value-type="float" office:value="79" table:style-name="ce9">
            <text:p>79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36B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37A</text:p>
          </table:table-cell>
          <table:table-cell office:value-type="float" office:value="253870" table:style-name="ce9">
            <text:p>25387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38B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39D</text:p>
          </table:table-cell>
          <table:table-cell office:value-type="float" office:value="5958241" table:style-name="ce9">
            <text:p>595824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40A</text:p>
          </table:table-cell>
          <table:table-cell office:value-type="float" office:value="5149121" table:style-name="ce9">
            <text:p>514912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41D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42B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43D</text:p>
          </table:table-cell>
          <table:table-cell office:value-type="float" office:value="0" table:style-name="ce9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44C</text:p>
          </table:table-cell>
          <table:table-cell office:value-type="float" office:value="2961317" table:style-name="ce9">
            <text:p>2961317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45B</text:p>
          </table:table-cell>
          <table:table-cell office:value-type="float" office:value="3261598" table:style-name="ce9">
            <text:p>326159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46C</text:p>
          </table:table-cell>
          <table:table-cell office:value-type="float" office:value="5502111" table:style-name="ce9">
            <text:p>5502111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47B</text:p>
          </table:table-cell>
          <table:table-cell office:value-type="float" office:value="5389136" table:style-name="ce9">
            <text:p>5389136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48C</text:p>
          </table:table-cell>
          <table:table-cell office:value-type="float" office:value="10731208" table:style-name="ce9">
            <text:p>10731208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49C</text:p>
          </table:table-cell>
          <table:table-cell office:value-type="float" office:value="6097264" table:style-name="ce9">
            <text:p>609726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w50B</text:p>
          </table:table-cell>
          <table:table-cell office:value-type="float" office:value="88224" table:style-name="ce9">
            <text:p>88224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(puste)</text:p>
          </table:table-cell>
          <table:table-cell table:style-name="ce9"/>
          <table:table-cell table:number-columns-repeated="16382"/>
        </table:table-row>
        <table:table-row table:style-name="ro1">
          <table:table-cell office:value-type="string" table:style-name="ce10">
            <text:p>Suma końcowa</text:p>
          </table:table-cell>
          <table:table-cell office:value-type="float" office:value="113344885" table:style-name="ce11">
            <text:p>113344885</text:p>
          </table:table-cell>
          <table:table-cell table:number-columns-repeated="16382"/>
        </table:table-row>
        <table:table-row table:number-rows-repeated="1048521" table:style-name="ro1">
          <table:table-cell table:number-columns-repeated="16384"/>
        </table:table-row>
      </table:table>
      <table:table table:name="zad3_-_2" table:style-name="ta1">
        <table:table-column table:style-name="co33" table:default-cell-style-name="ce1"/>
        <table:table-column table:style-name="co13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20">
            <text:p>rok przeludnienia</text:p>
          </table:table-cell>
          <table:table-cell office:value-type="string" table:style-name="ce21">
            <text:p>(Wiele elementów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iczba z rok przeludnienia</text:p>
          </table:table-cell>
          <table:table-cell table:number-columns-repeated="16383" table:style-name="ce1"/>
        </table:table-row>
        <table:table-row table:style-name="ro1">
          <table:table-cell office:value-type="float" office:value="26" table:style-name="ce11">
            <text:p>26</text:p>
          </table:table-cell>
          <table:table-cell table:number-columns-repeated="16383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Arkusz1" table:style-name="ta2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zad.A1:zad.G51" table:name="kraina" table:display-filter-buttons="true" table:on-update-keep-size="false" table:on-update-keep-styles="true" table:refresh-delay="false">
          <table:database-source-sql table:database-name="Provider=Microsoft.Mashup.OleDb.1;Data Source=$Workbook$;Location=kraina;Extended Properties=&quot;&quot;" table:sql-statement="SELECT * FROM [kraina]"/>
        </table:database-range>
        <table:database-range table:target-range-address="zad_2.A1:zad_2.H51" table:name="kraina3" table:display-filter-buttons="true" table:on-update-keep-size="false" table:on-update-keep-styles="true" table:refresh-delay="false">
          <table:database-source-sql table:database-name="Provider=Microsoft.Mashup.OleDb.1;Data Source=$Workbook$;Location=&quot;kraina (2)&quot;;Extended Properties=&quot;&quot;" table:sql-statement="SELECT * FROM [kraina (2)]"/>
          <table:sort>
            <table:sort-by table:field-number="6" table:order="descending"/>
          </table:sort>
        </table:database-range>
        <table:database-range table:target-range-address="zad_3.A1:zad_3.T51" table:name="kraina4" table:display-filter-buttons="true" table:on-update-keep-size="false" table:on-update-keep-styles="true" table:refresh-delay="false">
          <table:database-source-sql table:database-name="Provider=Microsoft.Mashup.OleDb.1;Data Source=$Workbook$;Location=&quot;kraina (3)&quot;;Extended Properties=&quot;&quot;" table:sql-statement="SELECT * FROM [kraina (3)]"/>
        </table:database-range>
      </table:database-ranges>
      <table:data-pilot-tables>
        <table:data-pilot-table table:name="Tabela przestawna2" table:target-range-address="zad1.A3:zad1.B9" table:show-filter-button="false" table:buttons="zad1.A3">
          <table:source-cell-range table:cell-range-address="zad.A1:zad.G1048576"/>
          <table:data-pilot-field table:source-field-name="regi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13 suma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zwa wojewodztw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ba kobiet w 201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ba mężczyzn w 201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ba kobiet w 201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ba mężczyzn w 201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5" table:target-range-address="zad_2_-_1.A3:zad_2_-_1.C27" table:show-filter-button="false" table:buttons="zad_2_-_1.A3">
          <table:source-cell-range table:cell-range-address="zad_2.A1:zad_2.H1048576"/>
          <table:data-pilot-field table:source-field-name="Wartości" table:orientation="column" table:is-data-layout-field="true">
            <table:data-pilot-level table:show-empty="true"/>
          </table:data-pilot-field>
          <table:data-pilot-field table:source-field-name="regi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azwa wojewodztwa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óżnica mężczyzn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óżnica kobie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ba kobiet w 201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ba mężczyzn w 201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ba kobiet w 201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ba mężczyzn w 201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6" table:target-range-address="zad_3_-_1.A3:zad_3_-_1.B55" table:show-filter-button="false" table:buttons="zad_3_-_1.A3">
          <table:source-cell-range table:cell-range-address="zad_3.A1:zad_3.S1048576"/>
          <table:data-pilot-field table:source-field-name="nazwa wojewodztwa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25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ba kobiet w 201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ba mężczyzn w 201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ba kobiet w 201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iczba mężczyzn w 201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13 sum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14 sum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lor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1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16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17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18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19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20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2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2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2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202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7" table:target-range-address="zad3_-_2.A1:zad3_-_2.A4" table:show-filter-button="false" table:buttons="zad3_-_2.A1">
          <table:source-cell-range table:cell-range-address="zad_3.T1:zad_3.T1048576"/>
          <table:data-pilot-field table:source-field-name="rok przeludnienia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nie ma 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k przeludnienia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Weronika</meta:initial-creator>
    <dc:creator>Weronika</dc:creator>
    <meta:creation-date>2019-10-20T16:08:26Z</meta:creation-date>
    <dc:date>2019-10-20T17:20:3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uma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uma</text:p>
              </table:table-cell>
            </table:table-row>
          </table:table-header-rows>
          <table:table-row>
            <table:table-cell office:value-type="string">
              <text:p>A</text:p>
            </table:table-cell>
            <table:table-cell office:value-type="float" office:value="33929579"/>
          </table:table-row>
          <table:table-row>
            <table:table-cell office:value-type="string">
              <text:p>B</text:p>
            </table:table-cell>
            <table:table-cell office:value-type="float" office:value="41736619"/>
          </table:table-row>
          <table:table-row>
            <table:table-cell office:value-type="string">
              <text:p>C</text:p>
            </table:table-cell>
            <table:table-cell office:value-type="float" office:value="57649017"/>
          </table:table-row>
          <table:table-row>
            <table:table-cell office:value-type="string">
              <text:p>D</text:p>
            </table:table-cell>
            <table:table-cell office:value-type="float" office:value="36530387"/>
          </table:table-row>
          <table:table-row>
            <table:table-cell office:value-type="string">
              <text:p>(puste)</text:p>
            </table:table-cell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